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37.6mm" svg:height="89.79mm" svg:x="30.83mm" svg:y="46.23mm">
            <loext:p draw:notify-on-update-of-ranges="Sheet1.A1:Sheet1.A503 Sheet1.B1:Sheet1.B503 Sheet1.C1:Sheet1.C503 Sheet1.D1:Sheet1.D503 Sheet1.E1:Sheet1.E503 Sheet1.F1:Sheet1.F503 Sheet1.G1:Sheet1.G5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400" calcext:value-type="float">
            <text:p>400</text:p>
          </table:table-cell>
          <table:table-cell office:value-type="float" office:value="498" calcext:value-type="float">
            <text:p>498</text:p>
          </table:table-cell>
          <table:table-cell office:value-type="float" office:value="581" calcext:value-type="float">
            <text:p>581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372" calcext:value-type="float">
            <text:p>372</text:p>
          </table:table-cell>
          <table:table-cell office:value-type="float" office:value="808" calcext:value-type="float">
            <text:p>808</text:p>
          </table:table-cell>
          <table:table-cell office:value-type="float" office:value="902" calcext:value-type="float">
            <text:p>902</text:p>
          </table:table-cell>
          <table:table-cell office:value-type="float" office:value="1107" calcext:value-type="float">
            <text:p>1107</text:p>
          </table:table-cell>
          <table:table-cell office:value-type="float" office:value="1363" calcext:value-type="float">
            <text:p>1363</text:p>
          </table:table-cell>
        </table:table-row>
        <table:table-row table:style-name="ro2">
          <table:table-cell table:number-columns-repeated="2" office:value-type="float" office:value="301" calcext:value-type="float">
            <text:p>301</text:p>
          </table:table-cell>
          <table:table-cell office:value-type="float" office:value="579" calcext:value-type="float">
            <text:p>579</text:p>
          </table:table-cell>
          <table:table-cell office:value-type="float" office:value="1320" calcext:value-type="float">
            <text:p>1320</text:p>
          </table:table-cell>
          <table:table-cell office:value-type="float" office:value="1379" calcext:value-type="float">
            <text:p>1379</text:p>
          </table:table-cell>
          <table:table-cell office:value-type="float" office:value="1732" calcext:value-type="float">
            <text:p>1732</text:p>
          </table:table-cell>
          <table:table-cell office:value-type="float" office:value="1926" calcext:value-type="float">
            <text:p>1926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07" calcext:value-type="float">
            <text:p>407</text:p>
          </table:table-cell>
          <table:table-cell office:value-type="float" office:value="763" calcext:value-type="float">
            <text:p>763</text:p>
          </table:table-cell>
          <table:table-cell office:value-type="float" office:value="1659" calcext:value-type="float">
            <text:p>1659</text:p>
          </table:table-cell>
          <table:table-cell office:value-type="float" office:value="2023" calcext:value-type="float">
            <text:p>2023</text:p>
          </table:table-cell>
          <table:table-cell office:value-type="float" office:value="2279" calcext:value-type="float">
            <text:p>2279</text:p>
          </table:table-cell>
          <table:table-cell office:value-type="float" office:value="2599" calcext:value-type="float">
            <text:p>2599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995" calcext:value-type="float">
            <text:p>995</text:p>
          </table:table-cell>
          <table:table-cell office:value-type="float" office:value="2245" calcext:value-type="float">
            <text:p>2245</text:p>
          </table:table-cell>
          <table:table-cell office:value-type="float" office:value="2650" calcext:value-type="float">
            <text:p>2650</text:p>
          </table:table-cell>
          <table:table-cell office:value-type="float" office:value="3034" calcext:value-type="float">
            <text:p>3034</text:p>
          </table:table-cell>
          <table:table-cell office:value-type="float" office:value="3295" calcext:value-type="float">
            <text:p>3295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1197" calcext:value-type="float">
            <text:p>1197</text:p>
          </table:table-cell>
          <table:table-cell office:value-type="float" office:value="2346" calcext:value-type="float">
            <text:p>2346</text:p>
          </table:table-cell>
          <table:table-cell office:value-type="float" office:value="3307" calcext:value-type="float">
            <text:p>3307</text:p>
          </table:table-cell>
          <table:table-cell office:value-type="float" office:value="3610" calcext:value-type="float">
            <text:p>3610</text:p>
          </table:table-cell>
          <table:table-cell office:value-type="float" office:value="3897" calcext:value-type="float">
            <text:p>3897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721" calcext:value-type="float">
            <text:p>721</text:p>
          </table:table-cell>
          <table:table-cell office:value-type="float" office:value="1423" calcext:value-type="float">
            <text:p>1423</text:p>
          </table:table-cell>
          <table:table-cell office:value-type="float" office:value="3151" calcext:value-type="float">
            <text:p>3151</text:p>
          </table:table-cell>
          <table:table-cell office:value-type="float" office:value="3247" calcext:value-type="float">
            <text:p>3247</text:p>
          </table:table-cell>
          <table:table-cell office:value-type="float" office:value="4037" calcext:value-type="float">
            <text:p>4037</text:p>
          </table:table-cell>
          <table:table-cell office:value-type="float" office:value="4493" calcext:value-type="float">
            <text:p>4493</text:p>
          </table:table-cell>
        </table:table-row>
        <table:table-row table:style-name="ro2">
          <table:table-cell table:number-columns-repeated="2" office:value-type="float" office:value="801" calcext:value-type="float">
            <text:p>801</text:p>
          </table:table-cell>
          <table:table-cell office:value-type="float" office:value="1521" calcext:value-type="float">
            <text:p>1521</text:p>
          </table:table-cell>
          <table:table-cell office:value-type="float" office:value="2667" calcext:value-type="float">
            <text:p>2667</text:p>
          </table:table-cell>
          <table:table-cell office:value-type="float" office:value="3647" calcext:value-type="float">
            <text:p>3647</text:p>
          </table:table-cell>
          <table:table-cell office:value-type="float" office:value="4617" calcext:value-type="float">
            <text:p>4617</text:p>
          </table:table-cell>
          <table:table-cell office:value-type="float" office:value="5130" calcext:value-type="float">
            <text:p>5130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1788" calcext:value-type="float">
            <text:p>1788</text:p>
          </table:table-cell>
          <table:table-cell office:value-type="float" office:value="3858" calcext:value-type="float">
            <text:p>3858</text:p>
          </table:table-cell>
          <table:table-cell office:value-type="float" office:value="4624" calcext:value-type="float">
            <text:p>4624</text:p>
          </table:table-cell>
          <table:table-cell office:value-type="float" office:value="5277" calcext:value-type="float">
            <text:p>5277</text:p>
          </table:table-cell>
          <table:table-cell office:value-type="float" office:value="5699" calcext:value-type="float">
            <text:p>5699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017" calcext:value-type="float">
            <text:p>1017</text:p>
          </table:table-cell>
          <table:table-cell office:value-type="float" office:value="1972" calcext:value-type="float">
            <text:p>1972</text:p>
          </table:table-cell>
          <table:table-cell office:value-type="float" office:value="5198" calcext:value-type="float">
            <text:p>5198</text:p>
          </table:table-cell>
          <table:table-cell office:value-type="float" office:value="5017" calcext:value-type="float">
            <text:p>5017</text:p>
          </table:table-cell>
          <table:table-cell office:value-type="float" office:value="5876" calcext:value-type="float">
            <text:p>5876</text:p>
          </table:table-cell>
          <table:table-cell office:value-type="float" office:value="6412" calcext:value-type="float">
            <text:p>6412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1100" calcext:value-type="float">
            <text:p>1100</text:p>
          </table:table-cell>
          <table:table-cell office:value-type="float" office:value="2174" calcext:value-type="float">
            <text:p>2174</text:p>
          </table:table-cell>
          <table:table-cell office:value-type="float" office:value="4201" calcext:value-type="float">
            <text:p>4201</text:p>
          </table:table-cell>
          <table:table-cell office:value-type="float" office:value="6007" calcext:value-type="float">
            <text:p>6007</text:p>
          </table:table-cell>
          <table:table-cell office:value-type="float" office:value="6543" calcext:value-type="float">
            <text:p>6543</text:p>
          </table:table-cell>
          <table:table-cell office:value-type="float" office:value="6969" calcext:value-type="float">
            <text:p>6969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290" calcext:value-type="float">
            <text:p>1290</text:p>
          </table:table-cell>
          <table:table-cell office:value-type="float" office:value="2398" calcext:value-type="float">
            <text:p>2398</text:p>
          </table:table-cell>
          <table:table-cell office:value-type="float" office:value="4123" calcext:value-type="float">
            <text:p>4123</text:p>
          </table:table-cell>
          <table:table-cell office:value-type="float" office:value="5988" calcext:value-type="float">
            <text:p>5988</text:p>
          </table:table-cell>
          <table:table-cell office:value-type="float" office:value="7252" calcext:value-type="float">
            <text:p>7252</text:p>
          </table:table-cell>
          <table:table-cell office:value-type="float" office:value="7667" calcext:value-type="float">
            <text:p>7667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1331" calcext:value-type="float">
            <text:p>1331</text:p>
          </table:table-cell>
          <table:table-cell office:value-type="float" office:value="2685" calcext:value-type="float">
            <text:p>2685</text:p>
          </table:table-cell>
          <table:table-cell office:value-type="float" office:value="6091" calcext:value-type="float">
            <text:p>6091</text:p>
          </table:table-cell>
          <table:table-cell office:value-type="float" office:value="6321" calcext:value-type="float">
            <text:p>6321</text:p>
          </table:table-cell>
          <table:table-cell office:value-type="float" office:value="7718" calcext:value-type="float">
            <text:p>7718</text:p>
          </table:table-cell>
          <table:table-cell office:value-type="float" office:value="8647" calcext:value-type="float">
            <text:p>8647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1400" calcext:value-type="float">
            <text:p>1400</text:p>
          </table:table-cell>
          <table:table-cell office:value-type="float" office:value="2728" calcext:value-type="float">
            <text:p>2728</text:p>
          </table:table-cell>
          <table:table-cell office:value-type="float" office:value="5773" calcext:value-type="float">
            <text:p>5773</text:p>
          </table:table-cell>
          <table:table-cell office:value-type="float" office:value="7082" calcext:value-type="float">
            <text:p>7082</text:p>
          </table:table-cell>
          <table:table-cell office:value-type="float" office:value="8308" calcext:value-type="float">
            <text:p>8308</text:p>
          </table:table-cell>
          <table:table-cell office:value-type="float" office:value="8920" calcext:value-type="float">
            <text:p>8920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1546" calcext:value-type="float">
            <text:p>1546</text:p>
          </table:table-cell>
          <table:table-cell office:value-type="float" office:value="3008" calcext:value-type="float">
            <text:p>3008</text:p>
          </table:table-cell>
          <table:table-cell office:value-type="float" office:value="6273" calcext:value-type="float">
            <text:p>6273</text:p>
          </table:table-cell>
          <table:table-cell office:value-type="float" office:value="7451" calcext:value-type="float">
            <text:p>7451</text:p>
          </table:table-cell>
          <table:table-cell office:value-type="float" office:value="9039" calcext:value-type="float">
            <text:p>9039</text:p>
          </table:table-cell>
          <table:table-cell office:value-type="float" office:value="9991" calcext:value-type="float">
            <text:p>9991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3090" calcext:value-type="float">
            <text:p>3090</text:p>
          </table:table-cell>
          <table:table-cell office:value-type="float" office:value="5896" calcext:value-type="float">
            <text:p>5896</text:p>
          </table:table-cell>
          <table:table-cell office:value-type="float" office:value="8322" calcext:value-type="float">
            <text:p>8322</text:p>
          </table:table-cell>
          <table:table-cell office:value-type="float" office:value="9595" calcext:value-type="float">
            <text:p>9595</text:p>
          </table:table-cell>
          <table:table-cell office:value-type="float" office:value="10445" calcext:value-type="float">
            <text:p>10445</text:p>
          </table:table-cell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 office:value-type="float" office:value="3389" calcext:value-type="float">
            <text:p>3389</text:p>
          </table:table-cell>
          <table:table-cell office:value-type="float" office:value="6187" calcext:value-type="float">
            <text:p>6187</text:p>
          </table:table-cell>
          <table:table-cell office:value-type="float" office:value="8421" calcext:value-type="float">
            <text:p>8421</text:p>
          </table:table-cell>
          <table:table-cell office:value-type="float" office:value="10248" calcext:value-type="float">
            <text:p>10248</text:p>
          </table:table-cell>
          <table:table-cell office:value-type="float" office:value="11002" calcext:value-type="float">
            <text:p>11002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1800" calcext:value-type="float">
            <text:p>1800</text:p>
          </table:table-cell>
          <table:table-cell office:value-type="float" office:value="3502" calcext:value-type="float">
            <text:p>3502</text:p>
          </table:table-cell>
          <table:table-cell office:value-type="float" office:value="7314" calcext:value-type="float">
            <text:p>7314</text:p>
          </table:table-cell>
          <table:table-cell office:value-type="float" office:value="10132" calcext:value-type="float">
            <text:p>10132</text:p>
          </table:table-cell>
          <table:table-cell office:value-type="float" office:value="11025" calcext:value-type="float">
            <text:p>11025</text:p>
          </table:table-cell>
          <table:table-cell office:value-type="float" office:value="11707" calcext:value-type="float">
            <text:p>11707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1929" calcext:value-type="float">
            <text:p>1929</text:p>
          </table:table-cell>
          <table:table-cell office:value-type="float" office:value="3560" calcext:value-type="float">
            <text:p>3560</text:p>
          </table:table-cell>
          <table:table-cell office:value-type="float" office:value="6411" calcext:value-type="float">
            <text:p>6411</text:p>
          </table:table-cell>
          <table:table-cell office:value-type="float" office:value="10545" calcext:value-type="float">
            <text:p>10545</text:p>
          </table:table-cell>
          <table:table-cell office:value-type="float" office:value="11463" calcext:value-type="float">
            <text:p>11463</text:p>
          </table:table-cell>
          <table:table-cell office:value-type="float" office:value="12329" calcext:value-type="float">
            <text:p>12329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  <table:table-cell office:value-type="float" office:value="4110" calcext:value-type="float">
            <text:p>4110</text:p>
          </table:table-cell>
          <table:table-cell office:value-type="float" office:value="9325" calcext:value-type="float">
            <text:p>9325</text:p>
          </table:table-cell>
          <table:table-cell office:value-type="float" office:value="10994" calcext:value-type="float">
            <text:p>10994</text:p>
          </table:table-cell>
          <table:table-cell office:value-type="float" office:value="12048" calcext:value-type="float">
            <text:p>12048</text:p>
          </table:table-cell>
          <table:table-cell office:value-type="float" office:value="13013" calcext:value-type="float">
            <text:p>13013</text:p>
          </table:table-cell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float" office:value="2105" calcext:value-type="float">
            <text:p>2105</text:p>
          </table:table-cell>
          <table:table-cell office:value-type="float" office:value="3989" calcext:value-type="float">
            <text:p>3989</text:p>
          </table:table-cell>
          <table:table-cell office:value-type="float" office:value="7915" calcext:value-type="float">
            <text:p>7915</text:p>
          </table:table-cell>
          <table:table-cell office:value-type="float" office:value="11825" calcext:value-type="float">
            <text:p>11825</text:p>
          </table:table-cell>
          <table:table-cell office:value-type="float" office:value="12750" calcext:value-type="float">
            <text:p>12750</text:p>
          </table:table-cell>
          <table:table-cell office:value-type="float" office:value="13390" calcext:value-type="float">
            <text:p>13390</text:p>
          </table:table-cell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float" office:value="2256" calcext:value-type="float">
            <text:p>2256</text:p>
          </table:table-cell>
          <table:table-cell office:value-type="float" office:value="4433" calcext:value-type="float">
            <text:p>4433</text:p>
          </table:table-cell>
          <table:table-cell office:value-type="float" office:value="8273" calcext:value-type="float">
            <text:p>8273</text:p>
          </table:table-cell>
          <table:table-cell office:value-type="float" office:value="12680" calcext:value-type="float">
            <text:p>12680</text:p>
          </table:table-cell>
          <table:table-cell office:value-type="float" office:value="13440" calcext:value-type="float">
            <text:p>13440</text:p>
          </table:table-cell>
          <table:table-cell office:value-type="float" office:value="14325" calcext:value-type="float">
            <text:p>14325</text:p>
          </table:table-cell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float" office:value="2321" calcext:value-type="float">
            <text:p>2321</text:p>
          </table:table-cell>
          <table:table-cell office:value-type="float" office:value="4314" calcext:value-type="float">
            <text:p>4314</text:p>
          </table:table-cell>
          <table:table-cell office:value-type="float" office:value="8654" calcext:value-type="float">
            <text:p>8654</text:p>
          </table:table-cell>
          <table:table-cell office:value-type="float" office:value="13158" calcext:value-type="float">
            <text:p>13158</text:p>
          </table:table-cell>
          <table:table-cell office:value-type="float" office:value="14012" calcext:value-type="float">
            <text:p>14012</text:p>
          </table:table-cell>
          <table:table-cell office:value-type="float" office:value="14935" calcext:value-type="float">
            <text:p>14935</text:p>
          </table:table-cell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float" office:value="2454" calcext:value-type="float">
            <text:p>2454</text:p>
          </table:table-cell>
          <table:table-cell office:value-type="float" office:value="4769" calcext:value-type="float">
            <text:p>4769</text:p>
          </table:table-cell>
          <table:table-cell office:value-type="float" office:value="8530" calcext:value-type="float">
            <text:p>8530</text:p>
          </table:table-cell>
          <table:table-cell office:value-type="float" office:value="13749" calcext:value-type="float">
            <text:p>13749</text:p>
          </table:table-cell>
          <table:table-cell office:value-type="float" office:value="14751" calcext:value-type="float">
            <text:p>14751</text:p>
          </table:table-cell>
          <table:table-cell office:value-type="float" office:value="15610" calcext:value-type="float">
            <text:p>15610</text:p>
          </table:table-cell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float" office:value="2529" calcext:value-type="float">
            <text:p>2529</text:p>
          </table:table-cell>
          <table:table-cell office:value-type="float" office:value="5011" calcext:value-type="float">
            <text:p>5011</text:p>
          </table:table-cell>
          <table:table-cell office:value-type="float" office:value="11245" calcext:value-type="float">
            <text:p>11245</text:p>
          </table:table-cell>
          <table:table-cell office:value-type="float" office:value="14597" calcext:value-type="float">
            <text:p>14597</text:p>
          </table:table-cell>
          <table:table-cell office:value-type="float" office:value="15480" calcext:value-type="float">
            <text:p>15480</text:p>
          </table:table-cell>
          <table:table-cell office:value-type="float" office:value="16397" calcext:value-type="float">
            <text:p>16397</text:p>
          </table:table-cell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float" office:value="2617" calcext:value-type="float">
            <text:p>2617</text:p>
          </table:table-cell>
          <table:table-cell office:value-type="float" office:value="5273" calcext:value-type="float">
            <text:p>5273</text:p>
          </table:table-cell>
          <table:table-cell office:value-type="float" office:value="9672" calcext:value-type="float">
            <text:p>9672</text:p>
          </table:table-cell>
          <table:table-cell office:value-type="float" office:value="14580" calcext:value-type="float">
            <text:p>14580</text:p>
          </table:table-cell>
          <table:table-cell office:value-type="float" office:value="16020" calcext:value-type="float">
            <text:p>16020</text:p>
          </table:table-cell>
          <table:table-cell office:value-type="float" office:value="16985" calcext:value-type="float">
            <text:p>16985</text:p>
          </table:table-cell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float" office:value="2727" calcext:value-type="float">
            <text:p>2727</text:p>
          </table:table-cell>
          <table:table-cell office:value-type="float" office:value="5543" calcext:value-type="float">
            <text:p>5543</text:p>
          </table:table-cell>
          <table:table-cell office:value-type="float" office:value="11406" calcext:value-type="float">
            <text:p>11406</text:p>
          </table:table-cell>
          <table:table-cell office:value-type="float" office:value="14836" calcext:value-type="float">
            <text:p>14836</text:p>
          </table:table-cell>
          <table:table-cell office:value-type="float" office:value="16513" calcext:value-type="float">
            <text:p>16513</text:p>
          </table:table-cell>
          <table:table-cell office:value-type="float" office:value="17710" calcext:value-type="float">
            <text:p>17710</text:p>
          </table:table-cell>
        </table:table-row>
        <table:table-row table:style-name="ro2">
          <table:table-cell table:number-columns-repeated="2" office:value-type="float" office:value="2801" calcext:value-type="float">
            <text:p>2801</text:p>
          </table:table-cell>
          <table:table-cell office:value-type="float" office:value="5393" calcext:value-type="float">
            <text:p>5393</text:p>
          </table:table-cell>
          <table:table-cell office:value-type="float" office:value="11559" calcext:value-type="float">
            <text:p>11559</text:p>
          </table:table-cell>
          <table:table-cell office:value-type="float" office:value="15317" calcext:value-type="float">
            <text:p>15317</text:p>
          </table:table-cell>
          <table:table-cell office:value-type="float" office:value="17315" calcext:value-type="float">
            <text:p>17315</text:p>
          </table:table-cell>
          <table:table-cell office:value-type="float" office:value="18455" calcext:value-type="float">
            <text:p>18455</text:p>
          </table:table-cell>
        </table:table-row>
        <table:table-row table:style-name="ro2">
          <table:table-cell office:value-type="float" office:value="2901" calcext:value-type="float">
            <text:p>2901</text:p>
          </table:table-cell>
          <table:table-cell office:value-type="float" office:value="2945" calcext:value-type="float">
            <text:p>2945</text:p>
          </table:table-cell>
          <table:table-cell office:value-type="float" office:value="5651" calcext:value-type="float">
            <text:p>5651</text:p>
          </table:table-cell>
          <table:table-cell office:value-type="float" office:value="12558" calcext:value-type="float">
            <text:p>12558</text:p>
          </table:table-cell>
          <table:table-cell office:value-type="float" office:value="16440" calcext:value-type="float">
            <text:p>16440</text:p>
          </table:table-cell>
          <table:table-cell office:value-type="float" office:value="17820" calcext:value-type="float">
            <text:p>17820</text:p>
          </table:table-cell>
          <table:table-cell office:value-type="float" office:value="18732" calcext:value-type="float">
            <text:p>18732</text:p>
          </table:table-cell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float" office:value="3016" calcext:value-type="float">
            <text:p>3016</text:p>
          </table:table-cell>
          <table:table-cell office:value-type="float" office:value="5594" calcext:value-type="float">
            <text:p>5594</text:p>
          </table:table-cell>
          <table:table-cell office:value-type="float" office:value="12383" calcext:value-type="float">
            <text:p>12383</text:p>
          </table:table-cell>
          <table:table-cell office:value-type="float" office:value="16981" calcext:value-type="float">
            <text:p>16981</text:p>
          </table:table-cell>
          <table:table-cell office:value-type="float" office:value="18462" calcext:value-type="float">
            <text:p>18462</text:p>
          </table:table-cell>
          <table:table-cell office:value-type="float" office:value="19642" calcext:value-type="float">
            <text:p>19642</text:p>
          </table:table-cell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float" office:value="3136" calcext:value-type="float">
            <text:p>3136</text:p>
          </table:table-cell>
          <table:table-cell office:value-type="float" office:value="6508" calcext:value-type="float">
            <text:p>6508</text:p>
          </table:table-cell>
          <table:table-cell office:value-type="float" office:value="13625" calcext:value-type="float">
            <text:p>13625</text:p>
          </table:table-cell>
          <table:table-cell office:value-type="float" office:value="17953" calcext:value-type="float">
            <text:p>17953</text:p>
          </table:table-cell>
          <table:table-cell office:value-type="float" office:value="19083" calcext:value-type="float">
            <text:p>19083</text:p>
          </table:table-cell>
          <table:table-cell office:value-type="float" office:value="20063" calcext:value-type="float">
            <text:p>20063</text:p>
          </table:table-cell>
        </table:table-row>
        <table:table-row table:style-name="ro2">
          <table:table-cell office:value-type="float" office:value="3201" calcext:value-type="float">
            <text:p>3201</text:p>
          </table:table-cell>
          <table:table-cell office:value-type="float" office:value="3241" calcext:value-type="float">
            <text:p>3241</text:p>
          </table:table-cell>
          <table:table-cell office:value-type="float" office:value="6609" calcext:value-type="float">
            <text:p>6609</text:p>
          </table:table-cell>
          <table:table-cell office:value-type="float" office:value="15957" calcext:value-type="float">
            <text:p>15957</text:p>
          </table:table-cell>
          <table:table-cell office:value-type="float" office:value="14803" calcext:value-type="float">
            <text:p>14803</text:p>
          </table:table-cell>
          <table:table-cell office:value-type="float" office:value="18716" calcext:value-type="float">
            <text:p>18716</text:p>
          </table:table-cell>
          <table:table-cell office:value-type="float" office:value="20698" calcext:value-type="float">
            <text:p>20698</text:p>
          </table:table-cell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float" office:value="3343" calcext:value-type="float">
            <text:p>3343</text:p>
          </table:table-cell>
          <table:table-cell office:value-type="float" office:value="6530" calcext:value-type="float">
            <text:p>6530</text:p>
          </table:table-cell>
          <table:table-cell office:value-type="float" office:value="15656" calcext:value-type="float">
            <text:p>15656</text:p>
          </table:table-cell>
          <table:table-cell office:value-type="float" office:value="15672" calcext:value-type="float">
            <text:p>15672</text:p>
          </table:table-cell>
          <table:table-cell office:value-type="float" office:value="19304" calcext:value-type="float">
            <text:p>19304</text:p>
          </table:table-cell>
          <table:table-cell office:value-type="float" office:value="21140" calcext:value-type="float">
            <text:p>21140</text:p>
          </table:table-cell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float" office:value="3453" calcext:value-type="float">
            <text:p>3453</text:p>
          </table:table-cell>
          <table:table-cell office:value-type="float" office:value="6729" calcext:value-type="float">
            <text:p>6729</text:p>
          </table:table-cell>
          <table:table-cell office:value-type="float" office:value="15531" calcext:value-type="float">
            <text:p>15531</text:p>
          </table:table-cell>
          <table:table-cell office:value-type="float" office:value="17773" calcext:value-type="float">
            <text:p>17773</text:p>
          </table:table-cell>
          <table:table-cell office:value-type="float" office:value="20437" calcext:value-type="float">
            <text:p>20437</text:p>
          </table:table-cell>
          <table:table-cell office:value-type="float" office:value="22289" calcext:value-type="float">
            <text:p>22289</text:p>
          </table:table-cell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3617" calcext:value-type="float">
            <text:p>3617</text:p>
          </table:table-cell>
          <table:table-cell office:value-type="float" office:value="7221" calcext:value-type="float">
            <text:p>7221</text:p>
          </table:table-cell>
          <table:table-cell office:value-type="float" office:value="13274" calcext:value-type="float">
            <text:p>13274</text:p>
          </table:table-cell>
          <table:table-cell office:value-type="float" office:value="18173" calcext:value-type="float">
            <text:p>18173</text:p>
          </table:table-cell>
          <table:table-cell office:value-type="float" office:value="21005" calcext:value-type="float">
            <text:p>21005</text:p>
          </table:table-cell>
          <table:table-cell office:value-type="float" office:value="22828" calcext:value-type="float">
            <text:p>22828</text:p>
          </table:table-cell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3620" calcext:value-type="float">
            <text:p>3620</text:p>
          </table:table-cell>
          <table:table-cell office:value-type="float" office:value="7350" calcext:value-type="float">
            <text:p>7350</text:p>
          </table:table-cell>
          <table:table-cell office:value-type="float" office:value="14555" calcext:value-type="float">
            <text:p>14555</text:p>
          </table:table-cell>
          <table:table-cell office:value-type="float" office:value="19543" calcext:value-type="float">
            <text:p>19543</text:p>
          </table:table-cell>
          <table:table-cell office:value-type="float" office:value="21748" calcext:value-type="float">
            <text:p>21748</text:p>
          </table:table-cell>
          <table:table-cell office:value-type="float" office:value="22943" calcext:value-type="float">
            <text:p>22943</text:p>
          </table:table-cell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3739" calcext:value-type="float">
            <text:p>3739</text:p>
          </table:table-cell>
          <table:table-cell office:value-type="float" office:value="7328" calcext:value-type="float">
            <text:p>7328</text:p>
          </table:table-cell>
          <table:table-cell office:value-type="float" office:value="17481" calcext:value-type="float">
            <text:p>17481</text:p>
          </table:table-cell>
          <table:table-cell office:value-type="float" office:value="21027" calcext:value-type="float">
            <text:p>21027</text:p>
          </table:table-cell>
          <table:table-cell office:value-type="float" office:value="22529" calcext:value-type="float">
            <text:p>22529</text:p>
          </table:table-cell>
          <table:table-cell office:value-type="float" office:value="23823" calcext:value-type="float">
            <text:p>23823</text:p>
          </table:table-cell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3898" calcext:value-type="float">
            <text:p>3898</text:p>
          </table:table-cell>
          <table:table-cell office:value-type="float" office:value="7624" calcext:value-type="float">
            <text:p>7624</text:p>
          </table:table-cell>
          <table:table-cell office:value-type="float" office:value="16457" calcext:value-type="float">
            <text:p>16457</text:p>
          </table:table-cell>
          <table:table-cell office:value-type="float" office:value="17959" calcext:value-type="float">
            <text:p>17959</text:p>
          </table:table-cell>
          <table:table-cell office:value-type="float" office:value="22512" calcext:value-type="float">
            <text:p>22512</text:p>
          </table:table-cell>
          <table:table-cell office:value-type="float" office:value="24678" calcext:value-type="float">
            <text:p>24678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4003" calcext:value-type="float">
            <text:p>4003</text:p>
          </table:table-cell>
          <table:table-cell office:value-type="float" office:value="7921" calcext:value-type="float">
            <text:p>7921</text:p>
          </table:table-cell>
          <table:table-cell office:value-type="float" office:value="18392" calcext:value-type="float">
            <text:p>18392</text:p>
          </table:table-cell>
          <table:table-cell office:value-type="float" office:value="13023" calcext:value-type="float">
            <text:p>13023</text:p>
          </table:table-cell>
          <table:table-cell office:value-type="float" office:value="20435" calcext:value-type="float">
            <text:p>20435</text:p>
          </table:table-cell>
          <table:table-cell office:value-type="float" office:value="24765" calcext:value-type="float">
            <text:p>24765</text:p>
          </table:table-cell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4114" calcext:value-type="float">
            <text:p>4114</text:p>
          </table:table-cell>
          <table:table-cell office:value-type="float" office:value="7934" calcext:value-type="float">
            <text:p>7934</text:p>
          </table:table-cell>
          <table:table-cell office:value-type="float" office:value="16824" calcext:value-type="float">
            <text:p>16824</text:p>
          </table:table-cell>
          <table:table-cell office:value-type="float" office:value="20304" calcext:value-type="float">
            <text:p>20304</text:p>
          </table:table-cell>
          <table:table-cell office:value-type="float" office:value="24070" calcext:value-type="float">
            <text:p>24070</text:p>
          </table:table-cell>
          <table:table-cell office:value-type="float" office:value="25490" calcext:value-type="float">
            <text:p>25490</text:p>
          </table:table-cell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4100" calcext:value-type="float">
            <text:p>4100</text:p>
          </table:table-cell>
          <table:table-cell office:value-type="float" office:value="8182" calcext:value-type="float">
            <text:p>8182</text:p>
          </table:table-cell>
          <table:table-cell office:value-type="float" office:value="22664" calcext:value-type="float">
            <text:p>22664</text:p>
          </table:table-cell>
          <table:table-cell office:value-type="float" office:value="22762" calcext:value-type="float">
            <text:p>22762</text:p>
          </table:table-cell>
          <table:table-cell office:value-type="float" office:value="24799" calcext:value-type="float">
            <text:p>24799</text:p>
          </table:table-cell>
          <table:table-cell office:value-type="float" office:value="26136" calcext:value-type="float">
            <text:p>26136</text:p>
          </table:table-cell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4371" calcext:value-type="float">
            <text:p>4371</text:p>
          </table:table-cell>
          <table:table-cell office:value-type="float" office:value="8783" calcext:value-type="float">
            <text:p>8783</text:p>
          </table:table-cell>
          <table:table-cell office:value-type="float" office:value="18089" calcext:value-type="float">
            <text:p>18089</text:p>
          </table:table-cell>
          <table:table-cell office:value-type="float" office:value="22329" calcext:value-type="float">
            <text:p>22329</text:p>
          </table:table-cell>
          <table:table-cell office:value-type="float" office:value="24951" calcext:value-type="float">
            <text:p>24951</text:p>
          </table:table-cell>
          <table:table-cell office:value-type="float" office:value="26816" calcext:value-type="float">
            <text:p>26816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4353" calcext:value-type="float">
            <text:p>4353</text:p>
          </table:table-cell>
          <table:table-cell office:value-type="float" office:value="8302" calcext:value-type="float">
            <text:p>8302</text:p>
          </table:table-cell>
          <table:table-cell office:value-type="float" office:value="17916" calcext:value-type="float">
            <text:p>17916</text:p>
          </table:table-cell>
          <table:table-cell office:value-type="float" office:value="24088" calcext:value-type="float">
            <text:p>24088</text:p>
          </table:table-cell>
          <table:table-cell office:value-type="float" office:value="26061" calcext:value-type="float">
            <text:p>26061</text:p>
          </table:table-cell>
          <table:table-cell office:value-type="float" office:value="27787" calcext:value-type="float">
            <text:p>27787</text:p>
          </table:table-cell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4464" calcext:value-type="float">
            <text:p>4464</text:p>
          </table:table-cell>
          <table:table-cell office:value-type="float" office:value="8550" calcext:value-type="float">
            <text:p>8550</text:p>
          </table:table-cell>
          <table:table-cell office:value-type="float" office:value="18460" calcext:value-type="float">
            <text:p>18460</text:p>
          </table:table-cell>
          <table:table-cell office:value-type="float" office:value="24933" calcext:value-type="float">
            <text:p>24933</text:p>
          </table:table-cell>
          <table:table-cell office:value-type="float" office:value="26839" calcext:value-type="float">
            <text:p>26839</text:p>
          </table:table-cell>
          <table:table-cell office:value-type="float" office:value="28669" calcext:value-type="float">
            <text:p>28669</text:p>
          </table:table-cell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4512" calcext:value-type="float">
            <text:p>4512</text:p>
          </table:table-cell>
          <table:table-cell office:value-type="float" office:value="9110" calcext:value-type="float">
            <text:p>9110</text:p>
          </table:table-cell>
          <table:table-cell office:value-type="float" office:value="22342" calcext:value-type="float">
            <text:p>22342</text:p>
          </table:table-cell>
          <table:table-cell office:value-type="float" office:value="25994" calcext:value-type="float">
            <text:p>25994</text:p>
          </table:table-cell>
          <table:table-cell office:value-type="float" office:value="27492" calcext:value-type="float">
            <text:p>27492</text:p>
          </table:table-cell>
          <table:table-cell office:value-type="float" office:value="28976" calcext:value-type="float">
            <text:p>28976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4674" calcext:value-type="float">
            <text:p>4674</text:p>
          </table:table-cell>
          <table:table-cell office:value-type="float" office:value="9149" calcext:value-type="float">
            <text:p>9149</text:p>
          </table:table-cell>
          <table:table-cell office:value-type="float" office:value="18424" calcext:value-type="float">
            <text:p>18424</text:p>
          </table:table-cell>
          <table:table-cell office:value-type="float" office:value="26186" calcext:value-type="float">
            <text:p>26186</text:p>
          </table:table-cell>
          <table:table-cell office:value-type="float" office:value="28193" calcext:value-type="float">
            <text:p>28193</text:p>
          </table:table-cell>
          <table:table-cell office:value-type="float" office:value="29557" calcext:value-type="float">
            <text:p>29557</text:p>
          </table:table-cell>
        </table:table-row>
        <table:table-row table:style-name="ro2">
          <table:table-cell office:value-type="float" office:value="4701" calcext:value-type="float">
            <text:p>4701</text:p>
          </table:table-cell>
          <table:table-cell office:value-type="float" office:value="4886" calcext:value-type="float">
            <text:p>4886</text:p>
          </table:table-cell>
          <table:table-cell office:value-type="float" office:value="9287" calcext:value-type="float">
            <text:p>9287</text:p>
          </table:table-cell>
          <table:table-cell office:value-type="float" office:value="20036" calcext:value-type="float">
            <text:p>20036</text:p>
          </table:table-cell>
          <table:table-cell office:value-type="float" office:value="27570" calcext:value-type="float">
            <text:p>27570</text:p>
          </table:table-cell>
          <table:table-cell office:value-type="float" office:value="28907" calcext:value-type="float">
            <text:p>28907</text:p>
          </table:table-cell>
          <table:table-cell office:value-type="float" office:value="29847" calcext:value-type="float">
            <text:p>29847</text:p>
          </table:table-cell>
        </table:table-row>
        <table:table-row table:style-name="ro2">
          <table:table-cell office:value-type="float" office:value="4801" calcext:value-type="float">
            <text:p>4801</text:p>
          </table:table-cell>
          <table:table-cell office:value-type="float" office:value="4826" calcext:value-type="float">
            <text:p>4826</text:p>
          </table:table-cell>
          <table:table-cell office:value-type="float" office:value="8870" calcext:value-type="float">
            <text:p>8870</text:p>
          </table:table-cell>
          <table:table-cell office:value-type="float" office:value="22339" calcext:value-type="float">
            <text:p>22339</text:p>
          </table:table-cell>
          <table:table-cell office:value-type="float" office:value="28137" calcext:value-type="float">
            <text:p>28137</text:p>
          </table:table-cell>
          <table:table-cell office:value-type="float" office:value="29464" calcext:value-type="float">
            <text:p>29464</text:p>
          </table:table-cell>
          <table:table-cell office:value-type="float" office:value="31240" calcext:value-type="float">
            <text:p>31240</text:p>
          </table:table-cell>
        </table:table-row>
        <table:table-row table:style-name="ro2">
          <table:table-cell office:value-type="float" office:value="4901" calcext:value-type="float">
            <text:p>4901</text:p>
          </table:table-cell>
          <table:table-cell office:value-type="float" office:value="5038" calcext:value-type="float">
            <text:p>5038</text:p>
          </table:table-cell>
          <table:table-cell office:value-type="float" office:value="10059" calcext:value-type="float">
            <text:p>10059</text:p>
          </table:table-cell>
          <table:table-cell office:value-type="float" office:value="23152" calcext:value-type="float">
            <text:p>23152</text:p>
          </table:table-cell>
          <table:table-cell office:value-type="float" office:value="28989" calcext:value-type="float">
            <text:p>28989</text:p>
          </table:table-cell>
          <table:table-cell office:value-type="float" office:value="30296" calcext:value-type="float">
            <text:p>30296</text:p>
          </table:table-cell>
          <table:table-cell office:value-type="float" office:value="32167" calcext:value-type="float">
            <text:p>32167</text:p>
          </table:table-cell>
        </table:table-row>
        <table:table-row table:style-name="ro2">
          <table:table-cell office:value-type="float" office:value="5001" calcext:value-type="float">
            <text:p>5001</text:p>
          </table:table-cell>
          <table:table-cell office:value-type="float" office:value="5005" calcext:value-type="float">
            <text:p>5005</text:p>
          </table:table-cell>
          <table:table-cell office:value-type="float" office:value="9704" calcext:value-type="float">
            <text:p>9704</text:p>
          </table:table-cell>
          <table:table-cell office:value-type="float" office:value="21226" calcext:value-type="float">
            <text:p>21226</text:p>
          </table:table-cell>
          <table:table-cell office:value-type="float" office:value="29024" calcext:value-type="float">
            <text:p>29024</text:p>
          </table:table-cell>
          <table:table-cell office:value-type="float" office:value="30638" calcext:value-type="float">
            <text:p>30638</text:p>
          </table:table-cell>
          <table:table-cell office:value-type="float" office:value="32218" calcext:value-type="float">
            <text:p>32218</text:p>
          </table:table-cell>
        </table:table-row>
        <table:table-row table:style-name="ro2">
          <table:table-cell office:value-type="float" office:value="5101" calcext:value-type="float">
            <text:p>5101</text:p>
          </table:table-cell>
          <table:table-cell office:value-type="float" office:value="5386" calcext:value-type="float">
            <text:p>5386</text:p>
          </table:table-cell>
          <table:table-cell office:value-type="float" office:value="10376" calcext:value-type="float">
            <text:p>10376</text:p>
          </table:table-cell>
          <table:table-cell office:value-type="float" office:value="20654" calcext:value-type="float">
            <text:p>20654</text:p>
          </table:table-cell>
          <table:table-cell office:value-type="float" office:value="29139" calcext:value-type="float">
            <text:p>29139</text:p>
          </table:table-cell>
          <table:table-cell office:value-type="float" office:value="31323" calcext:value-type="float">
            <text:p>31323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2">
          <table:table-cell office:value-type="float" office:value="5201" calcext:value-type="float">
            <text:p>5201</text:p>
          </table:table-cell>
          <table:table-cell office:value-type="float" office:value="5256" calcext:value-type="float">
            <text:p>5256</text:p>
          </table:table-cell>
          <table:table-cell office:value-type="float" office:value="10146" calcext:value-type="float">
            <text:p>10146</text:p>
          </table:table-cell>
          <table:table-cell office:value-type="float" office:value="20744" calcext:value-type="float">
            <text:p>20744</text:p>
          </table:table-cell>
          <table:table-cell office:value-type="float" office:value="29246" calcext:value-type="float">
            <text:p>29246</text:p>
          </table:table-cell>
          <table:table-cell office:value-type="float" office:value="31707" calcext:value-type="float">
            <text:p>31707</text:p>
          </table:table-cell>
          <table:table-cell office:value-type="float" office:value="33449" calcext:value-type="float">
            <text:p>33449</text:p>
          </table:table-cell>
        </table:table-row>
        <table:table-row table:style-name="ro2">
          <table:table-cell office:value-type="float" office:value="5301" calcext:value-type="float">
            <text:p>5301</text:p>
          </table:table-cell>
          <table:table-cell office:value-type="float" office:value="5477" calcext:value-type="float">
            <text:p>5477</text:p>
          </table:table-cell>
          <table:table-cell office:value-type="float" office:value="11082" calcext:value-type="float">
            <text:p>11082</text:p>
          </table:table-cell>
          <table:table-cell office:value-type="float" office:value="20897" calcext:value-type="float">
            <text:p>20897</text:p>
          </table:table-cell>
          <table:table-cell office:value-type="float" office:value="30292" calcext:value-type="float">
            <text:p>30292</text:p>
          </table:table-cell>
          <table:table-cell office:value-type="float" office:value="32591" calcext:value-type="float">
            <text:p>32591</text:p>
          </table:table-cell>
          <table:table-cell office:value-type="float" office:value="34125" calcext:value-type="float">
            <text:p>34125</text:p>
          </table:table-cell>
        </table:table-row>
        <table:table-row table:style-name="ro2">
          <table:table-cell office:value-type="float" office:value="5401" calcext:value-type="float">
            <text:p>5401</text:p>
          </table:table-cell>
          <table:table-cell office:value-type="float" office:value="5492" calcext:value-type="float">
            <text:p>5492</text:p>
          </table:table-cell>
          <table:table-cell office:value-type="float" office:value="11029" calcext:value-type="float">
            <text:p>11029</text:p>
          </table:table-cell>
          <table:table-cell office:value-type="float" office:value="22910" calcext:value-type="float">
            <text:p>22910</text:p>
          </table:table-cell>
          <table:table-cell office:value-type="float" office:value="31391" calcext:value-type="float">
            <text:p>31391</text:p>
          </table:table-cell>
          <table:table-cell office:value-type="float" office:value="33040" calcext:value-type="float">
            <text:p>33040</text:p>
          </table:table-cell>
          <table:table-cell office:value-type="float" office:value="34364" calcext:value-type="float">
            <text:p>34364</text:p>
          </table:table-cell>
        </table:table-row>
        <table:table-row table:style-name="ro2">
          <table:table-cell office:value-type="float" office:value="5501" calcext:value-type="float">
            <text:p>5501</text:p>
          </table:table-cell>
          <table:table-cell office:value-type="float" office:value="5552" calcext:value-type="float">
            <text:p>5552</text:p>
          </table:table-cell>
          <table:table-cell office:value-type="float" office:value="11096" calcext:value-type="float">
            <text:p>11096</text:p>
          </table:table-cell>
          <table:table-cell office:value-type="float" office:value="23293" calcext:value-type="float">
            <text:p>23293</text:p>
          </table:table-cell>
          <table:table-cell office:value-type="float" office:value="32522" calcext:value-type="float">
            <text:p>32522</text:p>
          </table:table-cell>
          <table:table-cell office:value-type="float" office:value="33822" calcext:value-type="float">
            <text:p>33822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2">
          <table:table-cell table:number-columns-repeated="2" office:value-type="float" office:value="5601" calcext:value-type="float">
            <text:p>5601</text:p>
          </table:table-cell>
          <table:table-cell office:value-type="float" office:value="11608" calcext:value-type="float">
            <text:p>11608</text:p>
          </table:table-cell>
          <table:table-cell office:value-type="float" office:value="27570" calcext:value-type="float">
            <text:p>27570</text:p>
          </table:table-cell>
          <table:table-cell office:value-type="float" office:value="32625" calcext:value-type="float">
            <text:p>32625</text:p>
          </table:table-cell>
          <table:table-cell office:value-type="float" office:value="34495" calcext:value-type="float">
            <text:p>34495</text:p>
          </table:table-cell>
          <table:table-cell office:value-type="float" office:value="35904" calcext:value-type="float">
            <text:p>35904</text:p>
          </table:table-cell>
        </table:table-row>
        <table:table-row table:style-name="ro2">
          <table:table-cell office:value-type="float" office:value="5701" calcext:value-type="float">
            <text:p>5701</text:p>
          </table:table-cell>
          <table:table-cell office:value-type="float" office:value="5784" calcext:value-type="float">
            <text:p>5784</text:p>
          </table:table-cell>
          <table:table-cell office:value-type="float" office:value="11466" calcext:value-type="float">
            <text:p>11466</text:p>
          </table:table-cell>
          <table:table-cell office:value-type="float" office:value="29195" calcext:value-type="float">
            <text:p>29195</text:p>
          </table:table-cell>
          <table:table-cell office:value-type="float" office:value="33182" calcext:value-type="float">
            <text:p>33182</text:p>
          </table:table-cell>
          <table:table-cell office:value-type="float" office:value="35316" calcext:value-type="float">
            <text:p>35316</text:p>
          </table:table-cell>
          <table:table-cell office:value-type="float" office:value="36517" calcext:value-type="float">
            <text:p>36517</text:p>
          </table:table-cell>
        </table:table-row>
        <table:table-row table:style-name="ro2">
          <table:table-cell office:value-type="float" office:value="5801" calcext:value-type="float">
            <text:p>5801</text:p>
          </table:table-cell>
          <table:table-cell office:value-type="float" office:value="5940" calcext:value-type="float">
            <text:p>5940</text:p>
          </table:table-cell>
          <table:table-cell office:value-type="float" office:value="11655" calcext:value-type="float">
            <text:p>11655</text:p>
          </table:table-cell>
          <table:table-cell office:value-type="float" office:value="23968" calcext:value-type="float">
            <text:p>23968</text:p>
          </table:table-cell>
          <table:table-cell office:value-type="float" office:value="33906" calcext:value-type="float">
            <text:p>33906</text:p>
          </table:table-cell>
          <table:table-cell office:value-type="float" office:value="35740" calcext:value-type="float">
            <text:p>35740</text:p>
          </table:table-cell>
          <table:table-cell office:value-type="float" office:value="38083" calcext:value-type="float">
            <text:p>38083</text:p>
          </table:table-cell>
        </table:table-row>
        <table:table-row table:style-name="ro2">
          <table:table-cell office:value-type="float" office:value="5901" calcext:value-type="float">
            <text:p>5901</text:p>
          </table:table-cell>
          <table:table-cell office:value-type="float" office:value="5923" calcext:value-type="float">
            <text:p>5923</text:p>
          </table:table-cell>
          <table:table-cell office:value-type="float" office:value="12397" calcext:value-type="float">
            <text:p>12397</text:p>
          </table:table-cell>
          <table:table-cell office:value-type="float" office:value="24824" calcext:value-type="float">
            <text:p>24824</text:p>
          </table:table-cell>
          <table:table-cell office:value-type="float" office:value="34784" calcext:value-type="float">
            <text:p>34784</text:p>
          </table:table-cell>
          <table:table-cell office:value-type="float" office:value="36484" calcext:value-type="float">
            <text:p>36484</text:p>
          </table:table-cell>
          <table:table-cell office:value-type="float" office:value="37659" calcext:value-type="float">
            <text:p>37659</text:p>
          </table:table-cell>
        </table:table-row>
        <table:table-row table:style-name="ro2">
          <table:table-cell office:value-type="float" office:value="6001" calcext:value-type="float">
            <text:p>6001</text:p>
          </table:table-cell>
          <table:table-cell office:value-type="float" office:value="6114" calcext:value-type="float">
            <text:p>6114</text:p>
          </table:table-cell>
          <table:table-cell office:value-type="float" office:value="12211" calcext:value-type="float">
            <text:p>12211</text:p>
          </table:table-cell>
          <table:table-cell office:value-type="float" office:value="32178" calcext:value-type="float">
            <text:p>32178</text:p>
          </table:table-cell>
          <table:table-cell office:value-type="float" office:value="35264" calcext:value-type="float">
            <text:p>35264</text:p>
          </table:table-cell>
          <table:table-cell office:value-type="float" office:value="36972" calcext:value-type="float">
            <text:p>36972</text:p>
          </table:table-cell>
          <table:table-cell office:value-type="float" office:value="38447" calcext:value-type="float">
            <text:p>38447</text:p>
          </table:table-cell>
        </table:table-row>
        <table:table-row table:style-name="ro2">
          <table:table-cell office:value-type="float" office:value="6101" calcext:value-type="float">
            <text:p>6101</text:p>
          </table:table-cell>
          <table:table-cell office:value-type="float" office:value="6169" calcext:value-type="float">
            <text:p>6169</text:p>
          </table:table-cell>
          <table:table-cell office:value-type="float" office:value="11923" calcext:value-type="float">
            <text:p>11923</text:p>
          </table:table-cell>
          <table:table-cell office:value-type="float" office:value="31169" calcext:value-type="float">
            <text:p>31169</text:p>
          </table:table-cell>
          <table:table-cell office:value-type="float" office:value="35951" calcext:value-type="float">
            <text:p>35951</text:p>
          </table:table-cell>
          <table:table-cell office:value-type="float" office:value="37655" calcext:value-type="float">
            <text:p>37655</text:p>
          </table:table-cell>
          <table:table-cell office:value-type="float" office:value="39179" calcext:value-type="float">
            <text:p>39179</text:p>
          </table:table-cell>
        </table:table-row>
        <table:table-row table:style-name="ro2">
          <table:table-cell office:value-type="float" office:value="6201" calcext:value-type="float">
            <text:p>6201</text:p>
          </table:table-cell>
          <table:table-cell office:value-type="float" office:value="6221" calcext:value-type="float">
            <text:p>6221</text:p>
          </table:table-cell>
          <table:table-cell office:value-type="float" office:value="11970" calcext:value-type="float">
            <text:p>11970</text:p>
          </table:table-cell>
          <table:table-cell office:value-type="float" office:value="22874" calcext:value-type="float">
            <text:p>22874</text:p>
          </table:table-cell>
          <table:table-cell office:value-type="float" office:value="32796" calcext:value-type="float">
            <text:p>32796</text:p>
          </table:table-cell>
          <table:table-cell office:value-type="float" office:value="38190" calcext:value-type="float">
            <text:p>38190</text:p>
          </table:table-cell>
          <table:table-cell office:value-type="float" office:value="40154" calcext:value-type="float">
            <text:p>40154</text:p>
          </table:table-cell>
        </table:table-row>
        <table:table-row table:style-name="ro2">
          <table:table-cell office:value-type="float" office:value="6301" calcext:value-type="float">
            <text:p>6301</text:p>
          </table:table-cell>
          <table:table-cell office:value-type="float" office:value="6398" calcext:value-type="float">
            <text:p>6398</text:p>
          </table:table-cell>
          <table:table-cell office:value-type="float" office:value="12995" calcext:value-type="float">
            <text:p>12995</text:p>
          </table:table-cell>
          <table:table-cell office:value-type="float" office:value="26335" calcext:value-type="float">
            <text:p>26335</text:p>
          </table:table-cell>
          <table:table-cell office:value-type="float" office:value="32867" calcext:value-type="float">
            <text:p>32867</text:p>
          </table:table-cell>
          <table:table-cell office:value-type="float" office:value="38464" calcext:value-type="float">
            <text:p>38464</text:p>
          </table:table-cell>
          <table:table-cell office:value-type="float" office:value="40424" calcext:value-type="float">
            <text:p>40424</text:p>
          </table:table-cell>
        </table:table-row>
        <table:table-row table:style-name="ro2">
          <table:table-cell office:value-type="float" office:value="6401" calcext:value-type="float">
            <text:p>6401</text:p>
          </table:table-cell>
          <table:table-cell office:value-type="float" office:value="6647" calcext:value-type="float">
            <text:p>6647</text:p>
          </table:table-cell>
          <table:table-cell office:value-type="float" office:value="12763" calcext:value-type="float">
            <text:p>12763</text:p>
          </table:table-cell>
          <table:table-cell office:value-type="float" office:value="23510" calcext:value-type="float">
            <text:p>23510</text:p>
          </table:table-cell>
          <table:table-cell office:value-type="float" office:value="33989" calcext:value-type="float">
            <text:p>33989</text:p>
          </table:table-cell>
          <table:table-cell office:value-type="float" office:value="39041" calcext:value-type="float">
            <text:p>39041</text:p>
          </table:table-cell>
          <table:table-cell office:value-type="float" office:value="41384" calcext:value-type="float">
            <text:p>41384</text:p>
          </table:table-cell>
        </table:table-row>
        <table:table-row table:style-name="ro2">
          <table:table-cell office:value-type="float" office:value="6501" calcext:value-type="float">
            <text:p>6501</text:p>
          </table:table-cell>
          <table:table-cell office:value-type="float" office:value="6646" calcext:value-type="float">
            <text:p>6646</text:p>
          </table:table-cell>
          <table:table-cell office:value-type="float" office:value="13021" calcext:value-type="float">
            <text:p>13021</text:p>
          </table:table-cell>
          <table:table-cell office:value-type="float" office:value="30018" calcext:value-type="float">
            <text:p>30018</text:p>
          </table:table-cell>
          <table:table-cell office:value-type="float" office:value="34189" calcext:value-type="float">
            <text:p>34189</text:p>
          </table:table-cell>
          <table:table-cell office:value-type="float" office:value="39545" calcext:value-type="float">
            <text:p>39545</text:p>
          </table:table-cell>
          <table:table-cell office:value-type="float" office:value="42441" calcext:value-type="float">
            <text:p>42441</text:p>
          </table:table-cell>
        </table:table-row>
        <table:table-row table:style-name="ro2">
          <table:table-cell office:value-type="float" office:value="6601" calcext:value-type="float">
            <text:p>6601</text:p>
          </table:table-cell>
          <table:table-cell office:value-type="float" office:value="6735" calcext:value-type="float">
            <text:p>6735</text:p>
          </table:table-cell>
          <table:table-cell office:value-type="float" office:value="13000" calcext:value-type="float">
            <text:p>13000</text:p>
          </table:table-cell>
          <table:table-cell office:value-type="float" office:value="32558" calcext:value-type="float">
            <text:p>32558</text:p>
          </table:table-cell>
          <table:table-cell office:value-type="float" office:value="33532" calcext:value-type="float">
            <text:p>33532</text:p>
          </table:table-cell>
          <table:table-cell office:value-type="float" office:value="40244" calcext:value-type="float">
            <text:p>40244</text:p>
          </table:table-cell>
          <table:table-cell office:value-type="float" office:value="43041" calcext:value-type="float">
            <text:p>43041</text:p>
          </table:table-cell>
        </table:table-row>
        <table:table-row table:style-name="ro2">
          <table:table-cell office:value-type="float" office:value="6701" calcext:value-type="float">
            <text:p>6701</text:p>
          </table:table-cell>
          <table:table-cell office:value-type="float" office:value="6728" calcext:value-type="float">
            <text:p>6728</text:p>
          </table:table-cell>
          <table:table-cell office:value-type="float" office:value="13117" calcext:value-type="float">
            <text:p>13117</text:p>
          </table:table-cell>
          <table:table-cell office:value-type="float" office:value="29218" calcext:value-type="float">
            <text:p>29218</text:p>
          </table:table-cell>
          <table:table-cell office:value-type="float" office:value="37332" calcext:value-type="float">
            <text:p>37332</text:p>
          </table:table-cell>
          <table:table-cell office:value-type="float" office:value="40830" calcext:value-type="float">
            <text:p>40830</text:p>
          </table:table-cell>
          <table:table-cell office:value-type="float" office:value="43112" calcext:value-type="float">
            <text:p>43112</text:p>
          </table:table-cell>
        </table:table-row>
        <table:table-row table:style-name="ro2">
          <table:table-cell office:value-type="float" office:value="6801" calcext:value-type="float">
            <text:p>6801</text:p>
          </table:table-cell>
          <table:table-cell office:value-type="float" office:value="6869" calcext:value-type="float">
            <text:p>6869</text:p>
          </table:table-cell>
          <table:table-cell office:value-type="float" office:value="13586" calcext:value-type="float">
            <text:p>13586</text:p>
          </table:table-cell>
          <table:table-cell office:value-type="float" office:value="28940" calcext:value-type="float">
            <text:p>28940</text:p>
          </table:table-cell>
          <table:table-cell office:value-type="float" office:value="38043" calcext:value-type="float">
            <text:p>38043</text:p>
          </table:table-cell>
          <table:table-cell office:value-type="float" office:value="41914" calcext:value-type="float">
            <text:p>41914</text:p>
          </table:table-cell>
          <table:table-cell office:value-type="float" office:value="44392" calcext:value-type="float">
            <text:p>44392</text:p>
          </table:table-cell>
        </table:table-row>
        <table:table-row table:style-name="ro2">
          <table:table-cell office:value-type="float" office:value="6901" calcext:value-type="float">
            <text:p>6901</text:p>
          </table:table-cell>
          <table:table-cell office:value-type="float" office:value="7033" calcext:value-type="float">
            <text:p>7033</text:p>
          </table:table-cell>
          <table:table-cell office:value-type="float" office:value="14225" calcext:value-type="float">
            <text:p>14225</text:p>
          </table:table-cell>
          <table:table-cell office:value-type="float" office:value="25249" calcext:value-type="float">
            <text:p>25249</text:p>
          </table:table-cell>
          <table:table-cell office:value-type="float" office:value="35449" calcext:value-type="float">
            <text:p>35449</text:p>
          </table:table-cell>
          <table:table-cell office:value-type="float" office:value="42175" calcext:value-type="float">
            <text:p>42175</text:p>
          </table:table-cell>
          <table:table-cell office:value-type="float" office:value="44822" calcext:value-type="float">
            <text:p>44822</text:p>
          </table:table-cell>
        </table:table-row>
        <table:table-row table:style-name="ro2">
          <table:table-cell office:value-type="float" office:value="7001" calcext:value-type="float">
            <text:p>7001</text:p>
          </table:table-cell>
          <table:table-cell office:value-type="float" office:value="7067" calcext:value-type="float">
            <text:p>7067</text:p>
          </table:table-cell>
          <table:table-cell office:value-type="float" office:value="13326" calcext:value-type="float">
            <text:p>13326</text:p>
          </table:table-cell>
          <table:table-cell office:value-type="float" office:value="25373" calcext:value-type="float">
            <text:p>25373</text:p>
          </table:table-cell>
          <table:table-cell office:value-type="float" office:value="39710" calcext:value-type="float">
            <text:p>39710</text:p>
          </table:table-cell>
          <table:table-cell office:value-type="float" office:value="43021" calcext:value-type="float">
            <text:p>43021</text:p>
          </table:table-cell>
          <table:table-cell office:value-type="float" office:value="45122" calcext:value-type="float">
            <text:p>45122</text:p>
          </table:table-cell>
        </table:table-row>
        <table:table-row table:style-name="ro2">
          <table:table-cell office:value-type="float" office:value="7101" calcext:value-type="float">
            <text:p>7101</text:p>
          </table:table-cell>
          <table:table-cell office:value-type="float" office:value="7177" calcext:value-type="float">
            <text:p>7177</text:p>
          </table:table-cell>
          <table:table-cell office:value-type="float" office:value="14203" calcext:value-type="float">
            <text:p>14203</text:p>
          </table:table-cell>
          <table:table-cell office:value-type="float" office:value="36139" calcext:value-type="float">
            <text:p>36139</text:p>
          </table:table-cell>
          <table:table-cell office:value-type="float" office:value="36358" calcext:value-type="float">
            <text:p>36358</text:p>
          </table:table-cell>
          <table:table-cell office:value-type="float" office:value="43348" calcext:value-type="float">
            <text:p>43348</text:p>
          </table:table-cell>
          <table:table-cell office:value-type="float" office:value="45427" calcext:value-type="float">
            <text:p>45427</text:p>
          </table:table-cell>
        </table:table-row>
        <table:table-row table:style-name="ro2">
          <table:table-cell office:value-type="float" office:value="7201" calcext:value-type="float">
            <text:p>7201</text:p>
          </table:table-cell>
          <table:table-cell office:value-type="float" office:value="7260" calcext:value-type="float">
            <text:p>7260</text:p>
          </table:table-cell>
          <table:table-cell office:value-type="float" office:value="14966" calcext:value-type="float">
            <text:p>14966</text:p>
          </table:table-cell>
          <table:table-cell office:value-type="float" office:value="33767" calcext:value-type="float">
            <text:p>33767</text:p>
          </table:table-cell>
          <table:table-cell office:value-type="float" office:value="40871" calcext:value-type="float">
            <text:p>40871</text:p>
          </table:table-cell>
          <table:table-cell office:value-type="float" office:value="44110" calcext:value-type="float">
            <text:p>44110</text:p>
          </table:table-cell>
          <table:table-cell office:value-type="float" office:value="46172" calcext:value-type="float">
            <text:p>46172</text:p>
          </table:table-cell>
        </table:table-row>
        <table:table-row table:style-name="ro2">
          <table:table-cell office:value-type="float" office:value="7301" calcext:value-type="float">
            <text:p>7301</text:p>
          </table:table-cell>
          <table:table-cell office:value-type="float" office:value="7744" calcext:value-type="float">
            <text:p>7744</text:p>
          </table:table-cell>
          <table:table-cell office:value-type="float" office:value="15251" calcext:value-type="float">
            <text:p>15251</text:p>
          </table:table-cell>
          <table:table-cell office:value-type="float" office:value="32048" calcext:value-type="float">
            <text:p>32048</text:p>
          </table:table-cell>
          <table:table-cell office:value-type="float" office:value="42612" calcext:value-type="float">
            <text:p>42612</text:p>
          </table:table-cell>
          <table:table-cell office:value-type="float" office:value="44926" calcext:value-type="float">
            <text:p>44926</text:p>
          </table:table-cell>
          <table:table-cell office:value-type="float" office:value="47653" calcext:value-type="float">
            <text:p>47653</text:p>
          </table:table-cell>
        </table:table-row>
        <table:table-row table:style-name="ro2">
          <table:table-cell office:value-type="float" office:value="7401" calcext:value-type="float">
            <text:p>7401</text:p>
          </table:table-cell>
          <table:table-cell office:value-type="float" office:value="7517" calcext:value-type="float">
            <text:p>7517</text:p>
          </table:table-cell>
          <table:table-cell office:value-type="float" office:value="15146" calcext:value-type="float">
            <text:p>15146</text:p>
          </table:table-cell>
          <table:table-cell office:value-type="float" office:value="34042" calcext:value-type="float">
            <text:p>34042</text:p>
          </table:table-cell>
          <table:table-cell office:value-type="float" office:value="39126" calcext:value-type="float">
            <text:p>39126</text:p>
          </table:table-cell>
          <table:table-cell office:value-type="float" office:value="45575" calcext:value-type="float">
            <text:p>45575</text:p>
          </table:table-cell>
          <table:table-cell office:value-type="float" office:value="47581" calcext:value-type="float">
            <text:p>47581</text:p>
          </table:table-cell>
        </table:table-row>
        <table:table-row table:style-name="ro2">
          <table:table-cell office:value-type="float" office:value="7501" calcext:value-type="float">
            <text:p>7501</text:p>
          </table:table-cell>
          <table:table-cell office:value-type="float" office:value="7633" calcext:value-type="float">
            <text:p>7633</text:p>
          </table:table-cell>
          <table:table-cell office:value-type="float" office:value="15043" calcext:value-type="float">
            <text:p>15043</text:p>
          </table:table-cell>
          <table:table-cell office:value-type="float" office:value="29646" calcext:value-type="float">
            <text:p>29646</text:p>
          </table:table-cell>
          <table:table-cell office:value-type="float" office:value="37477" calcext:value-type="float">
            <text:p>37477</text:p>
          </table:table-cell>
          <table:table-cell office:value-type="float" office:value="45798" calcext:value-type="float">
            <text:p>45798</text:p>
          </table:table-cell>
          <table:table-cell office:value-type="float" office:value="48387" calcext:value-type="float">
            <text:p>48387</text:p>
          </table:table-cell>
        </table:table-row>
        <table:table-row table:style-name="ro2">
          <table:table-cell office:value-type="float" office:value="7601" calcext:value-type="float">
            <text:p>7601</text:p>
          </table:table-cell>
          <table:table-cell office:value-type="float" office:value="7794" calcext:value-type="float">
            <text:p>7794</text:p>
          </table:table-cell>
          <table:table-cell office:value-type="float" office:value="15104" calcext:value-type="float">
            <text:p>15104</text:p>
          </table:table-cell>
          <table:table-cell office:value-type="float" office:value="35574" calcext:value-type="float">
            <text:p>35574</text:p>
          </table:table-cell>
          <table:table-cell office:value-type="float" office:value="38554" calcext:value-type="float">
            <text:p>38554</text:p>
          </table:table-cell>
          <table:table-cell office:value-type="float" office:value="46564" calcext:value-type="float">
            <text:p>46564</text:p>
          </table:table-cell>
          <table:table-cell office:value-type="float" office:value="49926" calcext:value-type="float">
            <text:p>49926</text:p>
          </table:table-cell>
        </table:table-row>
        <table:table-row table:style-name="ro2">
          <table:table-cell office:value-type="float" office:value="7701" calcext:value-type="float">
            <text:p>7701</text:p>
          </table:table-cell>
          <table:table-cell office:value-type="float" office:value="7899" calcext:value-type="float">
            <text:p>7899</text:p>
          </table:table-cell>
          <table:table-cell office:value-type="float" office:value="15428" calcext:value-type="float">
            <text:p>15428</text:p>
          </table:table-cell>
          <table:table-cell office:value-type="float" office:value="33432" calcext:value-type="float">
            <text:p>33432</text:p>
          </table:table-cell>
          <table:table-cell office:value-type="float" office:value="37192" calcext:value-type="float">
            <text:p>37192</text:p>
          </table:table-cell>
          <table:table-cell office:value-type="float" office:value="46781" calcext:value-type="float">
            <text:p>46781</text:p>
          </table:table-cell>
          <table:table-cell office:value-type="float" office:value="49262" calcext:value-type="float">
            <text:p>49262</text:p>
          </table:table-cell>
        </table:table-row>
        <table:table-row table:style-name="ro2">
          <table:table-cell office:value-type="float" office:value="7801" calcext:value-type="float">
            <text:p>7801</text:p>
          </table:table-cell>
          <table:table-cell office:value-type="float" office:value="7945" calcext:value-type="float">
            <text:p>7945</text:p>
          </table:table-cell>
          <table:table-cell office:value-type="float" office:value="15113" calcext:value-type="float">
            <text:p>15113</text:p>
          </table:table-cell>
          <table:table-cell office:value-type="float" office:value="30414" calcext:value-type="float">
            <text:p>30414</text:p>
          </table:table-cell>
          <table:table-cell office:value-type="float" office:value="40893" calcext:value-type="float">
            <text:p>40893</text:p>
          </table:table-cell>
          <table:table-cell office:value-type="float" office:value="47640" calcext:value-type="float">
            <text:p>47640</text:p>
          </table:table-cell>
          <table:table-cell office:value-type="float" office:value="50541" calcext:value-type="float">
            <text:p>50541</text:p>
          </table:table-cell>
        </table:table-row>
        <table:table-row table:style-name="ro2">
          <table:table-cell office:value-type="float" office:value="7901" calcext:value-type="float">
            <text:p>7901</text:p>
          </table:table-cell>
          <table:table-cell office:value-type="float" office:value="8007" calcext:value-type="float">
            <text:p>8007</text:p>
          </table:table-cell>
          <table:table-cell office:value-type="float" office:value="16060" calcext:value-type="float">
            <text:p>16060</text:p>
          </table:table-cell>
          <table:table-cell office:value-type="float" office:value="30621" calcext:value-type="float">
            <text:p>30621</text:p>
          </table:table-cell>
          <table:table-cell office:value-type="float" office:value="37857" calcext:value-type="float">
            <text:p>37857</text:p>
          </table:table-cell>
          <table:table-cell office:value-type="float" office:value="47848" calcext:value-type="float">
            <text:p>47848</text:p>
          </table:table-cell>
          <table:table-cell office:value-type="float" office:value="51021" calcext:value-type="float">
            <text:p>51021</text:p>
          </table:table-cell>
        </table:table-row>
        <table:table-row table:style-name="ro2">
          <table:table-cell office:value-type="float" office:value="8001" calcext:value-type="float">
            <text:p>8001</text:p>
          </table:table-cell>
          <table:table-cell office:value-type="float" office:value="8091" calcext:value-type="float">
            <text:p>8091</text:p>
          </table:table-cell>
          <table:table-cell office:value-type="float" office:value="16210" calcext:value-type="float">
            <text:p>16210</text:p>
          </table:table-cell>
          <table:table-cell office:value-type="float" office:value="36015" calcext:value-type="float">
            <text:p>36015</text:p>
          </table:table-cell>
          <table:table-cell office:value-type="float" office:value="45252" calcext:value-type="float">
            <text:p>45252</text:p>
          </table:table-cell>
          <table:table-cell office:value-type="float" office:value="49320" calcext:value-type="float">
            <text:p>49320</text:p>
          </table:table-cell>
          <table:table-cell office:value-type="float" office:value="51399" calcext:value-type="float">
            <text:p>51399</text:p>
          </table:table-cell>
        </table:table-row>
        <table:table-row table:style-name="ro2">
          <table:table-cell office:value-type="float" office:value="8101" calcext:value-type="float">
            <text:p>8101</text:p>
          </table:table-cell>
          <table:table-cell office:value-type="float" office:value="8448" calcext:value-type="float">
            <text:p>8448</text:p>
          </table:table-cell>
          <table:table-cell office:value-type="float" office:value="16455" calcext:value-type="float">
            <text:p>16455</text:p>
          </table:table-cell>
          <table:table-cell office:value-type="float" office:value="40773" calcext:value-type="float">
            <text:p>40773</text:p>
          </table:table-cell>
          <table:table-cell office:value-type="float" office:value="44049" calcext:value-type="float">
            <text:p>44049</text:p>
          </table:table-cell>
          <table:table-cell office:value-type="float" office:value="49851" calcext:value-type="float">
            <text:p>49851</text:p>
          </table:table-cell>
          <table:table-cell office:value-type="float" office:value="51788" calcext:value-type="float">
            <text:p>51788</text:p>
          </table:table-cell>
        </table:table-row>
        <table:table-row table:style-name="ro2">
          <table:table-cell office:value-type="float" office:value="8201" calcext:value-type="float">
            <text:p>8201</text:p>
          </table:table-cell>
          <table:table-cell office:value-type="float" office:value="8384" calcext:value-type="float">
            <text:p>8384</text:p>
          </table:table-cell>
          <table:table-cell office:value-type="float" office:value="17299" calcext:value-type="float">
            <text:p>17299</text:p>
          </table:table-cell>
          <table:table-cell office:value-type="float" office:value="33346" calcext:value-type="float">
            <text:p>33346</text:p>
          </table:table-cell>
          <table:table-cell office:value-type="float" office:value="46436" calcext:value-type="float">
            <text:p>46436</text:p>
          </table:table-cell>
          <table:table-cell office:value-type="float" office:value="50155" calcext:value-type="float">
            <text:p>50155</text:p>
          </table:table-cell>
          <table:table-cell office:value-type="float" office:value="52788" calcext:value-type="float">
            <text:p>52788</text:p>
          </table:table-cell>
        </table:table-row>
        <table:table-row table:style-name="ro2">
          <table:table-cell office:value-type="float" office:value="8301" calcext:value-type="float">
            <text:p>8301</text:p>
          </table:table-cell>
          <table:table-cell office:value-type="float" office:value="8698" calcext:value-type="float">
            <text:p>8698</text:p>
          </table:table-cell>
          <table:table-cell office:value-type="float" office:value="17189" calcext:value-type="float">
            <text:p>17189</text:p>
          </table:table-cell>
          <table:table-cell office:value-type="float" office:value="30494" calcext:value-type="float">
            <text:p>30494</text:p>
          </table:table-cell>
          <table:table-cell office:value-type="float" office:value="47050" calcext:value-type="float">
            <text:p>47050</text:p>
          </table:table-cell>
          <table:table-cell office:value-type="float" office:value="50953" calcext:value-type="float">
            <text:p>50953</text:p>
          </table:table-cell>
          <table:table-cell office:value-type="float" office:value="52832" calcext:value-type="float">
            <text:p>52832</text:p>
          </table:table-cell>
        </table:table-row>
        <table:table-row table:style-name="ro2">
          <table:table-cell office:value-type="float" office:value="8401" calcext:value-type="float">
            <text:p>8401</text:p>
          </table:table-cell>
          <table:table-cell office:value-type="float" office:value="8500" calcext:value-type="float">
            <text:p>8500</text:p>
          </table:table-cell>
          <table:table-cell office:value-type="float" office:value="15911" calcext:value-type="float">
            <text:p>15911</text:p>
          </table:table-cell>
          <table:table-cell office:value-type="float" office:value="36635" calcext:value-type="float">
            <text:p>36635</text:p>
          </table:table-cell>
          <table:table-cell office:value-type="float" office:value="48177" calcext:value-type="float">
            <text:p>48177</text:p>
          </table:table-cell>
          <table:table-cell office:value-type="float" office:value="51816" calcext:value-type="float">
            <text:p>51816</text:p>
          </table:table-cell>
          <table:table-cell office:value-type="float" office:value="54550" calcext:value-type="float">
            <text:p>54550</text:p>
          </table:table-cell>
        </table:table-row>
        <table:table-row table:style-name="ro2">
          <table:table-cell office:value-type="float" office:value="8501" calcext:value-type="float">
            <text:p>8501</text:p>
          </table:table-cell>
          <table:table-cell office:value-type="float" office:value="8516" calcext:value-type="float">
            <text:p>8516</text:p>
          </table:table-cell>
          <table:table-cell office:value-type="float" office:value="16590" calcext:value-type="float">
            <text:p>16590</text:p>
          </table:table-cell>
          <table:table-cell office:value-type="float" office:value="37868" calcext:value-type="float">
            <text:p>37868</text:p>
          </table:table-cell>
          <table:table-cell office:value-type="float" office:value="49500" calcext:value-type="float">
            <text:p>49500</text:p>
          </table:table-cell>
          <table:table-cell office:value-type="float" office:value="52368" calcext:value-type="float">
            <text:p>52368</text:p>
          </table:table-cell>
          <table:table-cell office:value-type="float" office:value="54676" calcext:value-type="float">
            <text:p>54676</text:p>
          </table:table-cell>
        </table:table-row>
        <table:table-row table:style-name="ro2">
          <table:table-cell office:value-type="float" office:value="8601" calcext:value-type="float">
            <text:p>8601</text:p>
          </table:table-cell>
          <table:table-cell office:value-type="float" office:value="8959" calcext:value-type="float">
            <text:p>8959</text:p>
          </table:table-cell>
          <table:table-cell office:value-type="float" office:value="16676" calcext:value-type="float">
            <text:p>16676</text:p>
          </table:table-cell>
          <table:table-cell office:value-type="float" office:value="32330" calcext:value-type="float">
            <text:p>32330</text:p>
          </table:table-cell>
          <table:table-cell office:value-type="float" office:value="49612" calcext:value-type="float">
            <text:p>49612</text:p>
          </table:table-cell>
          <table:table-cell office:value-type="float" office:value="53132" calcext:value-type="float">
            <text:p>53132</text:p>
          </table:table-cell>
          <table:table-cell office:value-type="float" office:value="55279" calcext:value-type="float">
            <text:p>55279</text:p>
          </table:table-cell>
        </table:table-row>
        <table:table-row table:style-name="ro2">
          <table:table-cell office:value-type="float" office:value="8701" calcext:value-type="float">
            <text:p>8701</text:p>
          </table:table-cell>
          <table:table-cell office:value-type="float" office:value="8792" calcext:value-type="float">
            <text:p>8792</text:p>
          </table:table-cell>
          <table:table-cell office:value-type="float" office:value="17078" calcext:value-type="float">
            <text:p>17078</text:p>
          </table:table-cell>
          <table:table-cell office:value-type="float" office:value="39339" calcext:value-type="float">
            <text:p>39339</text:p>
          </table:table-cell>
          <table:table-cell office:value-type="float" office:value="51322" calcext:value-type="float">
            <text:p>51322</text:p>
          </table:table-cell>
          <table:table-cell office:value-type="float" office:value="53686" calcext:value-type="float">
            <text:p>53686</text:p>
          </table:table-cell>
          <table:table-cell office:value-type="float" office:value="56021" calcext:value-type="float">
            <text:p>56021</text:p>
          </table:table-cell>
        </table:table-row>
        <table:table-row table:style-name="ro2">
          <table:table-cell office:value-type="float" office:value="8801" calcext:value-type="float">
            <text:p>8801</text:p>
          </table:table-cell>
          <table:table-cell office:value-type="float" office:value="8804" calcext:value-type="float">
            <text:p>8804</text:p>
          </table:table-cell>
          <table:table-cell office:value-type="float" office:value="17488" calcext:value-type="float">
            <text:p>17488</text:p>
          </table:table-cell>
          <table:table-cell office:value-type="float" office:value="36719" calcext:value-type="float">
            <text:p>36719</text:p>
          </table:table-cell>
          <table:table-cell office:value-type="float" office:value="52294" calcext:value-type="float">
            <text:p>52294</text:p>
          </table:table-cell>
          <table:table-cell office:value-type="float" office:value="54883" calcext:value-type="float">
            <text:p>54883</text:p>
          </table:table-cell>
          <table:table-cell office:value-type="float" office:value="57124" calcext:value-type="float">
            <text:p>57124</text:p>
          </table:table-cell>
        </table:table-row>
        <table:table-row table:style-name="ro2">
          <table:table-cell office:value-type="float" office:value="8901" calcext:value-type="float">
            <text:p>8901</text:p>
          </table:table-cell>
          <table:table-cell office:value-type="float" office:value="9336" calcext:value-type="float">
            <text:p>9336</text:p>
          </table:table-cell>
          <table:table-cell office:value-type="float" office:value="18528" calcext:value-type="float">
            <text:p>18528</text:p>
          </table:table-cell>
          <table:table-cell office:value-type="float" office:value="46085" calcext:value-type="float">
            <text:p>46085</text:p>
          </table:table-cell>
          <table:table-cell office:value-type="float" office:value="52278" calcext:value-type="float">
            <text:p>52278</text:p>
          </table:table-cell>
          <table:table-cell office:value-type="float" office:value="55256" calcext:value-type="float">
            <text:p>55256</text:p>
          </table:table-cell>
          <table:table-cell office:value-type="float" office:value="57062" calcext:value-type="float">
            <text:p>57062</text:p>
          </table:table-cell>
        </table:table-row>
        <table:table-row table:style-name="ro2">
          <table:table-cell office:value-type="float" office:value="9001" calcext:value-type="float">
            <text:p>9001</text:p>
          </table:table-cell>
          <table:table-cell office:value-type="float" office:value="9487" calcext:value-type="float">
            <text:p>9487</text:p>
          </table:table-cell>
          <table:table-cell office:value-type="float" office:value="18175" calcext:value-type="float">
            <text:p>18175</text:p>
          </table:table-cell>
          <table:table-cell office:value-type="float" office:value="37083" calcext:value-type="float">
            <text:p>37083</text:p>
          </table:table-cell>
          <table:table-cell office:value-type="float" office:value="54237" calcext:value-type="float">
            <text:p>54237</text:p>
          </table:table-cell>
          <table:table-cell office:value-type="float" office:value="56181" calcext:value-type="float">
            <text:p>56181</text:p>
          </table:table-cell>
          <table:table-cell office:value-type="float" office:value="58083" calcext:value-type="float">
            <text:p>58083</text:p>
          </table:table-cell>
        </table:table-row>
        <table:table-row table:style-name="ro2">
          <table:table-cell office:value-type="float" office:value="9101" calcext:value-type="float">
            <text:p>9101</text:p>
          </table:table-cell>
          <table:table-cell office:value-type="float" office:value="9264" calcext:value-type="float">
            <text:p>9264</text:p>
          </table:table-cell>
          <table:table-cell office:value-type="float" office:value="17773" calcext:value-type="float">
            <text:p>17773</text:p>
          </table:table-cell>
          <table:table-cell office:value-type="float" office:value="34927" calcext:value-type="float">
            <text:p>34927</text:p>
          </table:table-cell>
          <table:table-cell office:value-type="float" office:value="54755" calcext:value-type="float">
            <text:p>54755</text:p>
          </table:table-cell>
          <table:table-cell office:value-type="float" office:value="56722" calcext:value-type="float">
            <text:p>56722</text:p>
          </table:table-cell>
          <table:table-cell office:value-type="float" office:value="59247" calcext:value-type="float">
            <text:p>59247</text:p>
          </table:table-cell>
        </table:table-row>
        <table:table-row table:style-name="ro2">
          <table:table-cell office:value-type="float" office:value="9201" calcext:value-type="float">
            <text:p>9201</text:p>
          </table:table-cell>
          <table:table-cell office:value-type="float" office:value="9283" calcext:value-type="float">
            <text:p>9283</text:p>
          </table:table-cell>
          <table:table-cell office:value-type="float" office:value="17854" calcext:value-type="float">
            <text:p>17854</text:p>
          </table:table-cell>
          <table:table-cell office:value-type="float" office:value="56847" calcext:value-type="float">
            <text:p>56847</text:p>
          </table:table-cell>
          <table:table-cell office:value-type="float" office:value="55540" calcext:value-type="float">
            <text:p>55540</text:p>
          </table:table-cell>
          <table:table-cell office:value-type="float" office:value="57412" calcext:value-type="float">
            <text:p>57412</text:p>
          </table:table-cell>
          <table:table-cell office:value-type="float" office:value="59299" calcext:value-type="float">
            <text:p>59299</text:p>
          </table:table-cell>
        </table:table-row>
        <table:table-row table:style-name="ro2">
          <table:table-cell office:value-type="float" office:value="9301" calcext:value-type="float">
            <text:p>9301</text:p>
          </table:table-cell>
          <table:table-cell office:value-type="float" office:value="9342" calcext:value-type="float">
            <text:p>9342</text:p>
          </table:table-cell>
          <table:table-cell office:value-type="float" office:value="19271" calcext:value-type="float">
            <text:p>19271</text:p>
          </table:table-cell>
          <table:table-cell office:value-type="float" office:value="38860" calcext:value-type="float">
            <text:p>38860</text:p>
          </table:table-cell>
          <table:table-cell office:value-type="float" office:value="55242" calcext:value-type="float">
            <text:p>55242</text:p>
          </table:table-cell>
          <table:table-cell office:value-type="float" office:value="58078" calcext:value-type="float">
            <text:p>58078</text:p>
          </table:table-cell>
          <table:table-cell office:value-type="float" office:value="59810" calcext:value-type="float">
            <text:p>59810</text:p>
          </table:table-cell>
        </table:table-row>
        <table:table-row table:style-name="ro2">
          <table:table-cell office:value-type="float" office:value="9401" calcext:value-type="float">
            <text:p>9401</text:p>
          </table:table-cell>
          <table:table-cell office:value-type="float" office:value="9492" calcext:value-type="float">
            <text:p>9492</text:p>
          </table:table-cell>
          <table:table-cell office:value-type="float" office:value="18840" calcext:value-type="float">
            <text:p>18840</text:p>
          </table:table-cell>
          <table:table-cell office:value-type="float" office:value="36903" calcext:value-type="float">
            <text:p>36903</text:p>
          </table:table-cell>
          <table:table-cell office:value-type="float" office:value="55133" calcext:value-type="float">
            <text:p>55133</text:p>
          </table:table-cell>
          <table:table-cell office:value-type="float" office:value="58201" calcext:value-type="float">
            <text:p>58201</text:p>
          </table:table-cell>
          <table:table-cell office:value-type="float" office:value="60187" calcext:value-type="float">
            <text:p>60187</text:p>
          </table:table-cell>
        </table:table-row>
        <table:table-row table:style-name="ro2">
          <table:table-cell table:number-columns-repeated="2" office:value-type="float" office:value="9501" calcext:value-type="float">
            <text:p>9501</text:p>
          </table:table-cell>
          <table:table-cell office:value-type="float" office:value="18665" calcext:value-type="float">
            <text:p>18665</text:p>
          </table:table-cell>
          <table:table-cell office:value-type="float" office:value="41032" calcext:value-type="float">
            <text:p>41032</text:p>
          </table:table-cell>
          <table:table-cell office:value-type="float" office:value="56434" calcext:value-type="float">
            <text:p>56434</text:p>
          </table:table-cell>
          <table:table-cell office:value-type="float" office:value="58791" calcext:value-type="float">
            <text:p>58791</text:p>
          </table:table-cell>
          <table:table-cell office:value-type="float" office:value="60929" calcext:value-type="float">
            <text:p>60929</text:p>
          </table:table-cell>
        </table:table-row>
        <table:table-row table:style-name="ro2">
          <table:table-cell office:value-type="float" office:value="9601" calcext:value-type="float">
            <text:p>9601</text:p>
          </table:table-cell>
          <table:table-cell office:value-type="float" office:value="9890" calcext:value-type="float">
            <text:p>9890</text:p>
          </table:table-cell>
          <table:table-cell office:value-type="float" office:value="19656" calcext:value-type="float">
            <text:p>19656</text:p>
          </table:table-cell>
          <table:table-cell office:value-type="float" office:value="48587" calcext:value-type="float">
            <text:p>48587</text:p>
          </table:table-cell>
          <table:table-cell office:value-type="float" office:value="56819" calcext:value-type="float">
            <text:p>56819</text:p>
          </table:table-cell>
          <table:table-cell office:value-type="float" office:value="59440" calcext:value-type="float">
            <text:p>59440</text:p>
          </table:table-cell>
          <table:table-cell office:value-type="float" office:value="61918" calcext:value-type="float">
            <text:p>61918</text:p>
          </table:table-cell>
        </table:table-row>
        <table:table-row table:style-name="ro2">
          <table:table-cell office:value-type="float" office:value="9701" calcext:value-type="float">
            <text:p>9701</text:p>
          </table:table-cell>
          <table:table-cell office:value-type="float" office:value="9827" calcext:value-type="float">
            <text:p>9827</text:p>
          </table:table-cell>
          <table:table-cell office:value-type="float" office:value="18516" calcext:value-type="float">
            <text:p>18516</text:p>
          </table:table-cell>
          <table:table-cell office:value-type="float" office:value="39852" calcext:value-type="float">
            <text:p>39852</text:p>
          </table:table-cell>
          <table:table-cell office:value-type="float" office:value="57999" calcext:value-type="float">
            <text:p>57999</text:p>
          </table:table-cell>
          <table:table-cell office:value-type="float" office:value="60122" calcext:value-type="float">
            <text:p>60122</text:p>
          </table:table-cell>
          <table:table-cell office:value-type="float" office:value="62451" calcext:value-type="float">
            <text:p>62451</text:p>
          </table:table-cell>
        </table:table-row>
        <table:table-row table:style-name="ro2">
          <table:table-cell office:value-type="float" office:value="9801" calcext:value-type="float">
            <text:p>9801</text:p>
          </table:table-cell>
          <table:table-cell office:value-type="float" office:value="9913" calcext:value-type="float">
            <text:p>9913</text:p>
          </table:table-cell>
          <table:table-cell office:value-type="float" office:value="18787" calcext:value-type="float">
            <text:p>18787</text:p>
          </table:table-cell>
          <table:table-cell office:value-type="float" office:value="45315" calcext:value-type="float">
            <text:p>45315</text:p>
          </table:table-cell>
          <table:table-cell office:value-type="float" office:value="58647" calcext:value-type="float">
            <text:p>58647</text:p>
          </table:table-cell>
          <table:table-cell office:value-type="float" office:value="60940" calcext:value-type="float">
            <text:p>60940</text:p>
          </table:table-cell>
          <table:table-cell office:value-type="float" office:value="63329" calcext:value-type="float">
            <text:p>63329</text:p>
          </table:table-cell>
        </table:table-row>
        <table:table-row table:style-name="ro2">
          <table:table-cell office:value-type="float" office:value="9901" calcext:value-type="float">
            <text:p>9901</text:p>
          </table:table-cell>
          <table:table-cell office:value-type="float" office:value="10122" calcext:value-type="float">
            <text:p>10122</text:p>
          </table:table-cell>
          <table:table-cell office:value-type="float" office:value="19630" calcext:value-type="float">
            <text:p>19630</text:p>
          </table:table-cell>
          <table:table-cell office:value-type="float" office:value="57748" calcext:value-type="float">
            <text:p>57748</text:p>
          </table:table-cell>
          <table:table-cell office:value-type="float" office:value="59831" calcext:value-type="float">
            <text:p>59831</text:p>
          </table:table-cell>
          <table:table-cell office:value-type="float" office:value="61490" calcext:value-type="float">
            <text:p>61490</text:p>
          </table:table-cell>
          <table:table-cell office:value-type="float" office:value="64033" calcext:value-type="float">
            <text:p>64033</text:p>
          </table:table-cell>
        </table:table-row>
        <table:table-row table:style-name="ro2">
          <table:table-cell office:value-type="float" office:value="10001" calcext:value-type="float">
            <text:p>10001</text:p>
          </table:table-cell>
          <table:table-cell office:value-type="float" office:value="10073" calcext:value-type="float">
            <text:p>10073</text:p>
          </table:table-cell>
          <table:table-cell office:value-type="float" office:value="20769" calcext:value-type="float">
            <text:p>20769</text:p>
          </table:table-cell>
          <table:table-cell office:value-type="float" office:value="49880" calcext:value-type="float">
            <text:p>49880</text:p>
          </table:table-cell>
          <table:table-cell office:value-type="float" office:value="59448" calcext:value-type="float">
            <text:p>59448</text:p>
          </table:table-cell>
          <table:table-cell office:value-type="float" office:value="61878" calcext:value-type="float">
            <text:p>61878</text:p>
          </table:table-cell>
          <table:table-cell office:value-type="float" office:value="64102" calcext:value-type="float">
            <text:p>64102</text:p>
          </table:table-cell>
        </table:table-row>
        <table:table-row table:style-name="ro2">
          <table:table-cell office:value-type="float" office:value="10101" calcext:value-type="float">
            <text:p>10101</text:p>
          </table:table-cell>
          <table:table-cell office:value-type="float" office:value="10159" calcext:value-type="float">
            <text:p>10159</text:p>
          </table:table-cell>
          <table:table-cell office:value-type="float" office:value="18856" calcext:value-type="float">
            <text:p>18856</text:p>
          </table:table-cell>
          <table:table-cell office:value-type="float" office:value="38208" calcext:value-type="float">
            <text:p>38208</text:p>
          </table:table-cell>
          <table:table-cell office:value-type="float" office:value="60512" calcext:value-type="float">
            <text:p>60512</text:p>
          </table:table-cell>
          <table:table-cell office:value-type="float" office:value="62769" calcext:value-type="float">
            <text:p>62769</text:p>
          </table:table-cell>
          <table:table-cell office:value-type="float" office:value="65216" calcext:value-type="float">
            <text:p>65216</text:p>
          </table:table-cell>
        </table:table-row>
        <table:table-row table:style-name="ro2">
          <table:table-cell office:value-type="float" office:value="10201" calcext:value-type="float">
            <text:p>10201</text:p>
          </table:table-cell>
          <table:table-cell office:value-type="float" office:value="10335" calcext:value-type="float">
            <text:p>10335</text:p>
          </table:table-cell>
          <table:table-cell office:value-type="float" office:value="19381" calcext:value-type="float">
            <text:p>19381</text:p>
          </table:table-cell>
          <table:table-cell office:value-type="float" office:value="39998" calcext:value-type="float">
            <text:p>39998</text:p>
          </table:table-cell>
          <table:table-cell office:value-type="float" office:value="60745" calcext:value-type="float">
            <text:p>60745</text:p>
          </table:table-cell>
          <table:table-cell office:value-type="float" office:value="62904" calcext:value-type="float">
            <text:p>62904</text:p>
          </table:table-cell>
          <table:table-cell office:value-type="float" office:value="65346" calcext:value-type="float">
            <text:p>65346</text:p>
          </table:table-cell>
        </table:table-row>
        <table:table-row table:style-name="ro2">
          <table:table-cell office:value-type="float" office:value="10301" calcext:value-type="float">
            <text:p>10301</text:p>
          </table:table-cell>
          <table:table-cell office:value-type="float" office:value="10518" calcext:value-type="float">
            <text:p>10518</text:p>
          </table:table-cell>
          <table:table-cell office:value-type="float" office:value="19850" calcext:value-type="float">
            <text:p>19850</text:p>
          </table:table-cell>
          <table:table-cell office:value-type="float" office:value="45108" calcext:value-type="float">
            <text:p>45108</text:p>
          </table:table-cell>
          <table:table-cell office:value-type="float" office:value="61240" calcext:value-type="float">
            <text:p>61240</text:p>
          </table:table-cell>
          <table:table-cell office:value-type="float" office:value="63638" calcext:value-type="float">
            <text:p>63638</text:p>
          </table:table-cell>
          <table:table-cell office:value-type="float" office:value="65486" calcext:value-type="float">
            <text:p>65486</text:p>
          </table:table-cell>
        </table:table-row>
        <table:table-row table:style-name="ro2">
          <table:table-cell office:value-type="float" office:value="10401" calcext:value-type="float">
            <text:p>10401</text:p>
          </table:table-cell>
          <table:table-cell office:value-type="float" office:value="10490" calcext:value-type="float">
            <text:p>10490</text:p>
          </table:table-cell>
          <table:table-cell office:value-type="float" office:value="21552" calcext:value-type="float">
            <text:p>21552</text:p>
          </table:table-cell>
          <table:table-cell office:value-type="float" office:value="50266" calcext:value-type="float">
            <text:p>50266</text:p>
          </table:table-cell>
          <table:table-cell office:value-type="float" office:value="61354" calcext:value-type="float">
            <text:p>61354</text:p>
          </table:table-cell>
          <table:table-cell office:value-type="float" office:value="64142" calcext:value-type="float">
            <text:p>64142</text:p>
          </table:table-cell>
          <table:table-cell office:value-type="float" office:value="66236" calcext:value-type="float">
            <text:p>66236</text:p>
          </table:table-cell>
        </table:table-row>
        <table:table-row table:style-name="ro2">
          <table:table-cell office:value-type="float" office:value="10501" calcext:value-type="float">
            <text:p>10501</text:p>
          </table:table-cell>
          <table:table-cell office:value-type="float" office:value="10810" calcext:value-type="float">
            <text:p>10810</text:p>
          </table:table-cell>
          <table:table-cell office:value-type="float" office:value="20173" calcext:value-type="float">
            <text:p>20173</text:p>
          </table:table-cell>
          <table:table-cell office:value-type="float" office:value="44524" calcext:value-type="float">
            <text:p>44524</text:p>
          </table:table-cell>
          <table:table-cell office:value-type="float" office:value="63097" calcext:value-type="float">
            <text:p>63097</text:p>
          </table:table-cell>
          <table:table-cell office:value-type="float" office:value="65076" calcext:value-type="float">
            <text:p>65076</text:p>
          </table:table-cell>
          <table:table-cell office:value-type="float" office:value="67022" calcext:value-type="float">
            <text:p>67022</text:p>
          </table:table-cell>
        </table:table-row>
        <table:table-row table:style-name="ro2">
          <table:table-cell office:value-type="float" office:value="10601" calcext:value-type="float">
            <text:p>10601</text:p>
          </table:table-cell>
          <table:table-cell office:value-type="float" office:value="10749" calcext:value-type="float">
            <text:p>10749</text:p>
          </table:table-cell>
          <table:table-cell office:value-type="float" office:value="19877" calcext:value-type="float">
            <text:p>19877</text:p>
          </table:table-cell>
          <table:table-cell office:value-type="float" office:value="45677" calcext:value-type="float">
            <text:p>45677</text:p>
          </table:table-cell>
          <table:table-cell office:value-type="float" office:value="62796" calcext:value-type="float">
            <text:p>62796</text:p>
          </table:table-cell>
          <table:table-cell office:value-type="float" office:value="65428" calcext:value-type="float">
            <text:p>65428</text:p>
          </table:table-cell>
          <table:table-cell office:value-type="float" office:value="67116" calcext:value-type="float">
            <text:p>67116</text:p>
          </table:table-cell>
        </table:table-row>
        <table:table-row table:style-name="ro2">
          <table:table-cell office:value-type="float" office:value="10701" calcext:value-type="float">
            <text:p>10701</text:p>
          </table:table-cell>
          <table:table-cell office:value-type="float" office:value="10821" calcext:value-type="float">
            <text:p>10821</text:p>
          </table:table-cell>
          <table:table-cell office:value-type="float" office:value="21130" calcext:value-type="float">
            <text:p>21130</text:p>
          </table:table-cell>
          <table:table-cell office:value-type="float" office:value="48026" calcext:value-type="float">
            <text:p>48026</text:p>
          </table:table-cell>
          <table:table-cell office:value-type="float" office:value="62365" calcext:value-type="float">
            <text:p>62365</text:p>
          </table:table-cell>
          <table:table-cell office:value-type="float" office:value="66396" calcext:value-type="float">
            <text:p>66396</text:p>
          </table:table-cell>
          <table:table-cell office:value-type="float" office:value="68936" calcext:value-type="float">
            <text:p>68936</text:p>
          </table:table-cell>
        </table:table-row>
        <table:table-row table:style-name="ro2">
          <table:table-cell office:value-type="float" office:value="10801" calcext:value-type="float">
            <text:p>10801</text:p>
          </table:table-cell>
          <table:table-cell office:value-type="float" office:value="11072" calcext:value-type="float">
            <text:p>11072</text:p>
          </table:table-cell>
          <table:table-cell office:value-type="float" office:value="24151" calcext:value-type="float">
            <text:p>24151</text:p>
          </table:table-cell>
          <table:table-cell office:value-type="float" office:value="39260" calcext:value-type="float">
            <text:p>39260</text:p>
          </table:table-cell>
          <table:table-cell office:value-type="float" office:value="65011" calcext:value-type="float">
            <text:p>65011</text:p>
          </table:table-cell>
          <table:table-cell office:value-type="float" office:value="67032" calcext:value-type="float">
            <text:p>67032</text:p>
          </table:table-cell>
          <table:table-cell office:value-type="float" office:value="69373" calcext:value-type="float">
            <text:p>69373</text:p>
          </table:table-cell>
        </table:table-row>
        <table:table-row table:style-name="ro2">
          <table:table-cell office:value-type="float" office:value="10901" calcext:value-type="float">
            <text:p>10901</text:p>
          </table:table-cell>
          <table:table-cell office:value-type="float" office:value="11043" calcext:value-type="float">
            <text:p>11043</text:p>
          </table:table-cell>
          <table:table-cell office:value-type="float" office:value="21913" calcext:value-type="float">
            <text:p>21913</text:p>
          </table:table-cell>
          <table:table-cell office:value-type="float" office:value="55067" calcext:value-type="float">
            <text:p>55067</text:p>
          </table:table-cell>
          <table:table-cell office:value-type="float" office:value="65043" calcext:value-type="float">
            <text:p>65043</text:p>
          </table:table-cell>
          <table:table-cell office:value-type="float" office:value="67758" calcext:value-type="float">
            <text:p>67758</text:p>
          </table:table-cell>
          <table:table-cell office:value-type="float" office:value="70099" calcext:value-type="float">
            <text:p>70099</text:p>
          </table:table-cell>
        </table:table-row>
        <table:table-row table:style-name="ro2">
          <table:table-cell office:value-type="float" office:value="11001" calcext:value-type="float">
            <text:p>11001</text:p>
          </table:table-cell>
          <table:table-cell office:value-type="float" office:value="11048" calcext:value-type="float">
            <text:p>11048</text:p>
          </table:table-cell>
          <table:table-cell office:value-type="float" office:value="22851" calcext:value-type="float">
            <text:p>22851</text:p>
          </table:table-cell>
          <table:table-cell office:value-type="float" office:value="45515" calcext:value-type="float">
            <text:p>45515</text:p>
          </table:table-cell>
          <table:table-cell office:value-type="float" office:value="66407" calcext:value-type="float">
            <text:p>66407</text:p>
          </table:table-cell>
          <table:table-cell office:value-type="float" office:value="68350" calcext:value-type="float">
            <text:p>68350</text:p>
          </table:table-cell>
          <table:table-cell office:value-type="float" office:value="70802" calcext:value-type="float">
            <text:p>70802</text:p>
          </table:table-cell>
        </table:table-row>
        <table:table-row table:style-name="ro2">
          <table:table-cell office:value-type="float" office:value="11101" calcext:value-type="float">
            <text:p>11101</text:p>
          </table:table-cell>
          <table:table-cell office:value-type="float" office:value="11653" calcext:value-type="float">
            <text:p>11653</text:p>
          </table:table-cell>
          <table:table-cell office:value-type="float" office:value="23360" calcext:value-type="float">
            <text:p>23360</text:p>
          </table:table-cell>
          <table:table-cell office:value-type="float" office:value="45977" calcext:value-type="float">
            <text:p>45977</text:p>
          </table:table-cell>
          <table:table-cell office:value-type="float" office:value="66191" calcext:value-type="float">
            <text:p>66191</text:p>
          </table:table-cell>
          <table:table-cell office:value-type="float" office:value="68863" calcext:value-type="float">
            <text:p>68863</text:p>
          </table:table-cell>
          <table:table-cell office:value-type="float" office:value="71325" calcext:value-type="float">
            <text:p>71325</text:p>
          </table:table-cell>
        </table:table-row>
        <table:table-row table:style-name="ro2">
          <table:table-cell office:value-type="float" office:value="11201" calcext:value-type="float">
            <text:p>11201</text:p>
          </table:table-cell>
          <table:table-cell office:value-type="float" office:value="11244" calcext:value-type="float">
            <text:p>11244</text:p>
          </table:table-cell>
          <table:table-cell office:value-type="float" office:value="21667" calcext:value-type="float">
            <text:p>21667</text:p>
          </table:table-cell>
          <table:table-cell office:value-type="float" office:value="55558" calcext:value-type="float">
            <text:p>55558</text:p>
          </table:table-cell>
          <table:table-cell office:value-type="float" office:value="67550" calcext:value-type="float">
            <text:p>67550</text:p>
          </table:table-cell>
          <table:table-cell office:value-type="float" office:value="69559" calcext:value-type="float">
            <text:p>69559</text:p>
          </table:table-cell>
          <table:table-cell office:value-type="float" office:value="71864" calcext:value-type="float">
            <text:p>71864</text:p>
          </table:table-cell>
        </table:table-row>
        <table:table-row table:style-name="ro2">
          <table:table-cell office:value-type="float" office:value="11301" calcext:value-type="float">
            <text:p>11301</text:p>
          </table:table-cell>
          <table:table-cell office:value-type="float" office:value="11300" calcext:value-type="float">
            <text:p>11300</text:p>
          </table:table-cell>
          <table:table-cell office:value-type="float" office:value="22776" calcext:value-type="float">
            <text:p>22776</text:p>
          </table:table-cell>
          <table:table-cell office:value-type="float" office:value="43679" calcext:value-type="float">
            <text:p>43679</text:p>
          </table:table-cell>
          <table:table-cell office:value-type="float" office:value="66144" calcext:value-type="float">
            <text:p>66144</text:p>
          </table:table-cell>
          <table:table-cell office:value-type="float" office:value="70140" calcext:value-type="float">
            <text:p>70140</text:p>
          </table:table-cell>
          <table:table-cell office:value-type="float" office:value="72921" calcext:value-type="float">
            <text:p>72921</text:p>
          </table:table-cell>
        </table:table-row>
        <table:table-row table:style-name="ro2">
          <table:table-cell office:value-type="float" office:value="11401" calcext:value-type="float">
            <text:p>11401</text:p>
          </table:table-cell>
          <table:table-cell office:value-type="float" office:value="11881" calcext:value-type="float">
            <text:p>11881</text:p>
          </table:table-cell>
          <table:table-cell office:value-type="float" office:value="23577" calcext:value-type="float">
            <text:p>23577</text:p>
          </table:table-cell>
          <table:table-cell office:value-type="float" office:value="58311" calcext:value-type="float">
            <text:p>58311</text:p>
          </table:table-cell>
          <table:table-cell office:value-type="float" office:value="68102" calcext:value-type="float">
            <text:p>68102</text:p>
          </table:table-cell>
          <table:table-cell office:value-type="float" office:value="70426" calcext:value-type="float">
            <text:p>70426</text:p>
          </table:table-cell>
          <table:table-cell office:value-type="float" office:value="72908" calcext:value-type="float">
            <text:p>72908</text:p>
          </table:table-cell>
        </table:table-row>
        <table:table-row table:style-name="ro2">
          <table:table-cell office:value-type="float" office:value="11501" calcext:value-type="float">
            <text:p>11501</text:p>
          </table:table-cell>
          <table:table-cell office:value-type="float" office:value="11766" calcext:value-type="float">
            <text:p>11766</text:p>
          </table:table-cell>
          <table:table-cell office:value-type="float" office:value="24322" calcext:value-type="float">
            <text:p>24322</text:p>
          </table:table-cell>
          <table:table-cell office:value-type="float" office:value="50148" calcext:value-type="float">
            <text:p>50148</text:p>
          </table:table-cell>
          <table:table-cell office:value-type="float" office:value="68695" calcext:value-type="float">
            <text:p>68695</text:p>
          </table:table-cell>
          <table:table-cell office:value-type="float" office:value="71425" calcext:value-type="float">
            <text:p>71425</text:p>
          </table:table-cell>
          <table:table-cell office:value-type="float" office:value="74247" calcext:value-type="float">
            <text:p>74247</text:p>
          </table:table-cell>
        </table:table-row>
        <table:table-row table:style-name="ro2">
          <table:table-cell office:value-type="float" office:value="11601" calcext:value-type="float">
            <text:p>11601</text:p>
          </table:table-cell>
          <table:table-cell office:value-type="float" office:value="11643" calcext:value-type="float">
            <text:p>11643</text:p>
          </table:table-cell>
          <table:table-cell office:value-type="float" office:value="23472" calcext:value-type="float">
            <text:p>23472</text:p>
          </table:table-cell>
          <table:table-cell office:value-type="float" office:value="46546" calcext:value-type="float">
            <text:p>46546</text:p>
          </table:table-cell>
          <table:table-cell office:value-type="float" office:value="69703" calcext:value-type="float">
            <text:p>69703</text:p>
          </table:table-cell>
          <table:table-cell office:value-type="float" office:value="72059" calcext:value-type="float">
            <text:p>72059</text:p>
          </table:table-cell>
          <table:table-cell office:value-type="float" office:value="75121" calcext:value-type="float">
            <text:p>75121</text:p>
          </table:table-cell>
        </table:table-row>
        <table:table-row table:style-name="ro2">
          <table:table-cell office:value-type="float" office:value="11701" calcext:value-type="float">
            <text:p>11701</text:p>
          </table:table-cell>
          <table:table-cell office:value-type="float" office:value="12255" calcext:value-type="float">
            <text:p>12255</text:p>
          </table:table-cell>
          <table:table-cell office:value-type="float" office:value="23151" calcext:value-type="float">
            <text:p>23151</text:p>
          </table:table-cell>
          <table:table-cell office:value-type="float" office:value="43060" calcext:value-type="float">
            <text:p>43060</text:p>
          </table:table-cell>
          <table:table-cell office:value-type="float" office:value="69478" calcext:value-type="float">
            <text:p>69478</text:p>
          </table:table-cell>
          <table:table-cell office:value-type="float" office:value="72869" calcext:value-type="float">
            <text:p>72869</text:p>
          </table:table-cell>
          <table:table-cell office:value-type="float" office:value="75100" calcext:value-type="float">
            <text:p>75100</text:p>
          </table:table-cell>
        </table:table-row>
        <table:table-row table:style-name="ro2">
          <table:table-cell office:value-type="float" office:value="11801" calcext:value-type="float">
            <text:p>11801</text:p>
          </table:table-cell>
          <table:table-cell office:value-type="float" office:value="11833" calcext:value-type="float">
            <text:p>11833</text:p>
          </table:table-cell>
          <table:table-cell office:value-type="float" office:value="23051" calcext:value-type="float">
            <text:p>23051</text:p>
          </table:table-cell>
          <table:table-cell office:value-type="float" office:value="44933" calcext:value-type="float">
            <text:p>4493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91" calcext:value-type="float">
            <text:p>73391</text:p>
          </table:table-cell>
          <table:table-cell office:value-type="float" office:value="75498" calcext:value-type="float">
            <text:p>75498</text:p>
          </table:table-cell>
        </table:table-row>
        <table:table-row table:style-name="ro2">
          <table:table-cell office:value-type="float" office:value="11901" calcext:value-type="float">
            <text:p>11901</text:p>
          </table:table-cell>
          <table:table-cell office:value-type="float" office:value="12190" calcext:value-type="float">
            <text:p>12190</text:p>
          </table:table-cell>
          <table:table-cell office:value-type="float" office:value="22308" calcext:value-type="float">
            <text:p>22308</text:p>
          </table:table-cell>
          <table:table-cell office:value-type="float" office:value="51635" calcext:value-type="float">
            <text:p>51635</text:p>
          </table:table-cell>
          <table:table-cell office:value-type="float" office:value="71266" calcext:value-type="float">
            <text:p>71266</text:p>
          </table:table-cell>
          <table:table-cell office:value-type="float" office:value="74057" calcext:value-type="float">
            <text:p>74057</text:p>
          </table:table-cell>
          <table:table-cell office:value-type="float" office:value="77196" calcext:value-type="float">
            <text:p>77196</text:p>
          </table:table-cell>
        </table:table-row>
        <table:table-row table:style-name="ro2">
          <table:table-cell office:value-type="float" office:value="12001" calcext:value-type="float">
            <text:p>12001</text:p>
          </table:table-cell>
          <table:table-cell office:value-type="float" office:value="12016" calcext:value-type="float">
            <text:p>12016</text:p>
          </table:table-cell>
          <table:table-cell office:value-type="float" office:value="24667" calcext:value-type="float">
            <text:p>24667</text:p>
          </table:table-cell>
          <table:table-cell office:value-type="float" office:value="54203" calcext:value-type="float">
            <text:p>54203</text:p>
          </table:table-cell>
          <table:table-cell office:value-type="float" office:value="72167" calcext:value-type="float">
            <text:p>72167</text:p>
          </table:table-cell>
          <table:table-cell office:value-type="float" office:value="74868" calcext:value-type="float">
            <text:p>74868</text:p>
          </table:table-cell>
          <table:table-cell office:value-type="float" office:value="76688" calcext:value-type="float">
            <text:p>76688</text:p>
          </table:table-cell>
        </table:table-row>
        <table:table-row table:style-name="ro2">
          <table:table-cell office:value-type="float" office:value="12101" calcext:value-type="float">
            <text:p>12101</text:p>
          </table:table-cell>
          <table:table-cell office:value-type="float" office:value="12143" calcext:value-type="float">
            <text:p>12143</text:p>
          </table:table-cell>
          <table:table-cell office:value-type="float" office:value="25070" calcext:value-type="float">
            <text:p>25070</text:p>
          </table:table-cell>
          <table:table-cell office:value-type="float" office:value="47410" calcext:value-type="float">
            <text:p>47410</text:p>
          </table:table-cell>
          <table:table-cell office:value-type="float" office:value="73614" calcext:value-type="float">
            <text:p>73614</text:p>
          </table:table-cell>
          <table:table-cell office:value-type="float" office:value="75489" calcext:value-type="float">
            <text:p>75489</text:p>
          </table:table-cell>
          <table:table-cell office:value-type="float" office:value="77692" calcext:value-type="float">
            <text:p>77692</text:p>
          </table:table-cell>
        </table:table-row>
        <table:table-row table:style-name="ro2">
          <table:table-cell office:value-type="float" office:value="12201" calcext:value-type="float">
            <text:p>12201</text:p>
          </table:table-cell>
          <table:table-cell office:value-type="float" office:value="12424" calcext:value-type="float">
            <text:p>12424</text:p>
          </table:table-cell>
          <table:table-cell office:value-type="float" office:value="24283" calcext:value-type="float">
            <text:p>24283</text:p>
          </table:table-cell>
          <table:table-cell office:value-type="float" office:value="60798" calcext:value-type="float">
            <text:p>60798</text:p>
          </table:table-cell>
          <table:table-cell office:value-type="float" office:value="72709" calcext:value-type="float">
            <text:p>72709</text:p>
          </table:table-cell>
          <table:table-cell office:value-type="float" office:value="76023" calcext:value-type="float">
            <text:p>76023</text:p>
          </table:table-cell>
          <table:table-cell office:value-type="float" office:value="78088" calcext:value-type="float">
            <text:p>78088</text:p>
          </table:table-cell>
        </table:table-row>
        <table:table-row table:style-name="ro2">
          <table:table-cell office:value-type="float" office:value="12301" calcext:value-type="float">
            <text:p>12301</text:p>
          </table:table-cell>
          <table:table-cell office:value-type="float" office:value="12862" calcext:value-type="float">
            <text:p>12862</text:p>
          </table:table-cell>
          <table:table-cell office:value-type="float" office:value="24764" calcext:value-type="float">
            <text:p>24764</text:p>
          </table:table-cell>
          <table:table-cell office:value-type="float" office:value="51070" calcext:value-type="float">
            <text:p>51070</text:p>
          </table:table-cell>
          <table:table-cell office:value-type="float" office:value="74067" calcext:value-type="float">
            <text:p>74067</text:p>
          </table:table-cell>
          <table:table-cell office:value-type="float" office:value="76484" calcext:value-type="float">
            <text:p>76484</text:p>
          </table:table-cell>
          <table:table-cell office:value-type="float" office:value="78419" calcext:value-type="float">
            <text:p>78419</text:p>
          </table:table-cell>
        </table:table-row>
        <table:table-row table:style-name="ro2">
          <table:table-cell office:value-type="float" office:value="12401" calcext:value-type="float">
            <text:p>12401</text:p>
          </table:table-cell>
          <table:table-cell office:value-type="float" office:value="12425" calcext:value-type="float">
            <text:p>12425</text:p>
          </table:table-cell>
          <table:table-cell office:value-type="float" office:value="23922" calcext:value-type="float">
            <text:p>23922</text:p>
          </table:table-cell>
          <table:table-cell office:value-type="float" office:value="56620" calcext:value-type="float">
            <text:p>56620</text:p>
          </table:table-cell>
          <table:table-cell office:value-type="float" office:value="72819" calcext:value-type="float">
            <text:p>72819</text:p>
          </table:table-cell>
          <table:table-cell office:value-type="float" office:value="77281" calcext:value-type="float">
            <text:p>77281</text:p>
          </table:table-cell>
          <table:table-cell office:value-type="float" office:value="79790" calcext:value-type="float">
            <text:p>79790</text:p>
          </table:table-cell>
        </table:table-row>
        <table:table-row table:style-name="ro2">
          <table:table-cell office:value-type="float" office:value="12501" calcext:value-type="float">
            <text:p>12501</text:p>
          </table:table-cell>
          <table:table-cell office:value-type="float" office:value="12646" calcext:value-type="float">
            <text:p>12646</text:p>
          </table:table-cell>
          <table:table-cell office:value-type="float" office:value="24489" calcext:value-type="float">
            <text:p>24489</text:p>
          </table:table-cell>
          <table:table-cell office:value-type="float" office:value="51468" calcext:value-type="float">
            <text:p>51468</text:p>
          </table:table-cell>
          <table:table-cell office:value-type="float" office:value="73623" calcext:value-type="float">
            <text:p>73623</text:p>
          </table:table-cell>
          <table:table-cell office:value-type="float" office:value="77953" calcext:value-type="float">
            <text:p>77953</text:p>
          </table:table-cell>
          <table:table-cell office:value-type="float" office:value="81345" calcext:value-type="float">
            <text:p>81345</text:p>
          </table:table-cell>
        </table:table-row>
        <table:table-row table:style-name="ro2">
          <table:table-cell office:value-type="float" office:value="12601" calcext:value-type="float">
            <text:p>12601</text:p>
          </table:table-cell>
          <table:table-cell office:value-type="float" office:value="13328" calcext:value-type="float">
            <text:p>13328</text:p>
          </table:table-cell>
          <table:table-cell office:value-type="float" office:value="24726" calcext:value-type="float">
            <text:p>24726</text:p>
          </table:table-cell>
          <table:table-cell office:value-type="float" office:value="52476" calcext:value-type="float">
            <text:p>52476</text:p>
          </table:table-cell>
          <table:table-cell office:value-type="float" office:value="71454" calcext:value-type="float">
            <text:p>71454</text:p>
          </table:table-cell>
          <table:table-cell office:value-type="float" office:value="78457" calcext:value-type="float">
            <text:p>78457</text:p>
          </table:table-cell>
          <table:table-cell office:value-type="float" office:value="81030" calcext:value-type="float">
            <text:p>81030</text:p>
          </table:table-cell>
        </table:table-row>
        <table:table-row table:style-name="ro2">
          <table:table-cell office:value-type="float" office:value="12701" calcext:value-type="float">
            <text:p>12701</text:p>
          </table:table-cell>
          <table:table-cell office:value-type="float" office:value="12740" calcext:value-type="float">
            <text:p>12740</text:p>
          </table:table-cell>
          <table:table-cell office:value-type="float" office:value="26085" calcext:value-type="float">
            <text:p>26085</text:p>
          </table:table-cell>
          <table:table-cell office:value-type="float" office:value="57957" calcext:value-type="float">
            <text:p>57957</text:p>
          </table:table-cell>
          <table:table-cell office:value-type="float" office:value="71364" calcext:value-type="float">
            <text:p>71364</text:p>
          </table:table-cell>
          <table:table-cell office:value-type="float" office:value="78756" calcext:value-type="float">
            <text:p>78756</text:p>
          </table:table-cell>
          <table:table-cell office:value-type="float" office:value="82046" calcext:value-type="float">
            <text:p>82046</text:p>
          </table:table-cell>
        </table:table-row>
        <table:table-row table:style-name="ro2">
          <table:table-cell office:value-type="float" office:value="12801" calcext:value-type="float">
            <text:p>12801</text:p>
          </table:table-cell>
          <table:table-cell office:value-type="float" office:value="13060" calcext:value-type="float">
            <text:p>13060</text:p>
          </table:table-cell>
          <table:table-cell office:value-type="float" office:value="26051" calcext:value-type="float">
            <text:p>26051</text:p>
          </table:table-cell>
          <table:table-cell office:value-type="float" office:value="57235" calcext:value-type="float">
            <text:p>57235</text:p>
          </table:table-cell>
          <table:table-cell office:value-type="float" office:value="74311" calcext:value-type="float">
            <text:p>74311</text:p>
          </table:table-cell>
          <table:table-cell office:value-type="float" office:value="79677" calcext:value-type="float">
            <text:p>79677</text:p>
          </table:table-cell>
          <table:table-cell office:value-type="float" office:value="83208" calcext:value-type="float">
            <text:p>83208</text:p>
          </table:table-cell>
        </table:table-row>
        <table:table-row table:style-name="ro2">
          <table:table-cell office:value-type="float" office:value="12901" calcext:value-type="float">
            <text:p>12901</text:p>
          </table:table-cell>
          <table:table-cell office:value-type="float" office:value="12949" calcext:value-type="float">
            <text:p>12949</text:p>
          </table:table-cell>
          <table:table-cell office:value-type="float" office:value="26008" calcext:value-type="float">
            <text:p>26008</text:p>
          </table:table-cell>
          <table:table-cell office:value-type="float" office:value="52852" calcext:value-type="float">
            <text:p>52852</text:p>
          </table:table-cell>
          <table:table-cell office:value-type="float" office:value="74887" calcext:value-type="float">
            <text:p>74887</text:p>
          </table:table-cell>
          <table:table-cell office:value-type="float" office:value="80186" calcext:value-type="float">
            <text:p>80186</text:p>
          </table:table-cell>
          <table:table-cell office:value-type="float" office:value="82375" calcext:value-type="float">
            <text:p>82375</text:p>
          </table:table-cell>
        </table:table-row>
        <table:table-row table:style-name="ro2">
          <table:table-cell table:number-columns-repeated="2" office:value-type="float" office:value="13001" calcext:value-type="float">
            <text:p>13001</text:p>
          </table:table-cell>
          <table:table-cell office:value-type="float" office:value="26135" calcext:value-type="float">
            <text:p>26135</text:p>
          </table:table-cell>
          <table:table-cell office:value-type="float" office:value="63276" calcext:value-type="float">
            <text:p>63276</text:p>
          </table:table-cell>
          <table:table-cell office:value-type="float" office:value="72139" calcext:value-type="float">
            <text:p>72139</text:p>
          </table:table-cell>
          <table:table-cell office:value-type="float" office:value="80775" calcext:value-type="float">
            <text:p>80775</text:p>
          </table:table-cell>
          <table:table-cell office:value-type="float" office:value="84099" calcext:value-type="float">
            <text:p>84099</text:p>
          </table:table-cell>
        </table:table-row>
        <table:table-row table:style-name="ro2">
          <table:table-cell office:value-type="float" office:value="13101" calcext:value-type="float">
            <text:p>13101</text:p>
          </table:table-cell>
          <table:table-cell office:value-type="float" office:value="13287" calcext:value-type="float">
            <text:p>13287</text:p>
          </table:table-cell>
          <table:table-cell office:value-type="float" office:value="26196" calcext:value-type="float">
            <text:p>26196</text:p>
          </table:table-cell>
          <table:table-cell office:value-type="float" office:value="54962" calcext:value-type="float">
            <text:p>54962</text:p>
          </table:table-cell>
          <table:table-cell office:value-type="float" office:value="75736" calcext:value-type="float">
            <text:p>75736</text:p>
          </table:table-cell>
          <table:table-cell office:value-type="float" office:value="81448" calcext:value-type="float">
            <text:p>81448</text:p>
          </table:table-cell>
          <table:table-cell office:value-type="float" office:value="84896" calcext:value-type="float">
            <text:p>84896</text:p>
          </table:table-cell>
        </table:table-row>
        <table:table-row table:style-name="ro2">
          <table:table-cell office:value-type="float" office:value="13201" calcext:value-type="float">
            <text:p>13201</text:p>
          </table:table-cell>
          <table:table-cell office:value-type="float" office:value="13297" calcext:value-type="float">
            <text:p>13297</text:p>
          </table:table-cell>
          <table:table-cell office:value-type="float" office:value="26235" calcext:value-type="float">
            <text:p>26235</text:p>
          </table:table-cell>
          <table:table-cell office:value-type="float" office:value="69288" calcext:value-type="float">
            <text:p>69288</text:p>
          </table:table-cell>
          <table:table-cell office:value-type="float" office:value="75813" calcext:value-type="float">
            <text:p>75813</text:p>
          </table:table-cell>
          <table:table-cell office:value-type="float" office:value="81770" calcext:value-type="float">
            <text:p>81770</text:p>
          </table:table-cell>
          <table:table-cell office:value-type="float" office:value="84318" calcext:value-type="float">
            <text:p>84318</text:p>
          </table:table-cell>
        </table:table-row>
        <table:table-row table:style-name="ro2">
          <table:table-cell office:value-type="float" office:value="13301" calcext:value-type="float">
            <text:p>13301</text:p>
          </table:table-cell>
          <table:table-cell office:value-type="float" office:value="14778" calcext:value-type="float">
            <text:p>14778</text:p>
          </table:table-cell>
          <table:table-cell office:value-type="float" office:value="25880" calcext:value-type="float">
            <text:p>25880</text:p>
          </table:table-cell>
          <table:table-cell office:value-type="float" office:value="51660" calcext:value-type="float">
            <text:p>51660</text:p>
          </table:table-cell>
          <table:table-cell office:value-type="float" office:value="77893" calcext:value-type="float">
            <text:p>77893</text:p>
          </table:table-cell>
          <table:table-cell office:value-type="float" office:value="82686" calcext:value-type="float">
            <text:p>82686</text:p>
          </table:table-cell>
          <table:table-cell office:value-type="float" office:value="85588" calcext:value-type="float">
            <text:p>85588</text:p>
          </table:table-cell>
        </table:table-row>
        <table:table-row table:style-name="ro2">
          <table:table-cell office:value-type="float" office:value="13401" calcext:value-type="float">
            <text:p>13401</text:p>
          </table:table-cell>
          <table:table-cell office:value-type="float" office:value="13551" calcext:value-type="float">
            <text:p>13551</text:p>
          </table:table-cell>
          <table:table-cell office:value-type="float" office:value="28291" calcext:value-type="float">
            <text:p>28291</text:p>
          </table:table-cell>
          <table:table-cell office:value-type="float" office:value="68783" calcext:value-type="float">
            <text:p>68783</text:p>
          </table:table-cell>
          <table:table-cell office:value-type="float" office:value="76983" calcext:value-type="float">
            <text:p>76983</text:p>
          </table:table-cell>
          <table:table-cell office:value-type="float" office:value="82972" calcext:value-type="float">
            <text:p>82972</text:p>
          </table:table-cell>
          <table:table-cell office:value-type="float" office:value="86506" calcext:value-type="float">
            <text:p>86506</text:p>
          </table:table-cell>
        </table:table-row>
        <table:table-row table:style-name="ro2">
          <table:table-cell office:value-type="float" office:value="13501" calcext:value-type="float">
            <text:p>13501</text:p>
          </table:table-cell>
          <table:table-cell office:value-type="float" office:value="13547" calcext:value-type="float">
            <text:p>13547</text:p>
          </table:table-cell>
          <table:table-cell office:value-type="float" office:value="26685" calcext:value-type="float">
            <text:p>26685</text:p>
          </table:table-cell>
          <table:table-cell office:value-type="float" office:value="51104" calcext:value-type="float">
            <text:p>51104</text:p>
          </table:table-cell>
          <table:table-cell office:value-type="float" office:value="75631" calcext:value-type="float">
            <text:p>75631</text:p>
          </table:table-cell>
          <table:table-cell office:value-type="float" office:value="83696" calcext:value-type="float">
            <text:p>83696</text:p>
          </table:table-cell>
          <table:table-cell office:value-type="float" office:value="87007" calcext:value-type="float">
            <text:p>87007</text:p>
          </table:table-cell>
        </table:table-row>
        <table:table-row table:style-name="ro2">
          <table:table-cell office:value-type="float" office:value="13601" calcext:value-type="float">
            <text:p>13601</text:p>
          </table:table-cell>
          <table:table-cell office:value-type="float" office:value="13803" calcext:value-type="float">
            <text:p>13803</text:p>
          </table:table-cell>
          <table:table-cell office:value-type="float" office:value="27950" calcext:value-type="float">
            <text:p>27950</text:p>
          </table:table-cell>
          <table:table-cell office:value-type="float" office:value="60098" calcext:value-type="float">
            <text:p>60098</text:p>
          </table:table-cell>
          <table:table-cell office:value-type="float" office:value="77454" calcext:value-type="float">
            <text:p>77454</text:p>
          </table:table-cell>
          <table:table-cell office:value-type="float" office:value="84324" calcext:value-type="float">
            <text:p>84324</text:p>
          </table:table-cell>
          <table:table-cell office:value-type="float" office:value="88144" calcext:value-type="float">
            <text:p>88144</text:p>
          </table:table-cell>
        </table:table-row>
        <table:table-row table:style-name="ro2">
          <table:table-cell office:value-type="float" office:value="13701" calcext:value-type="float">
            <text:p>13701</text:p>
          </table:table-cell>
          <table:table-cell office:value-type="float" office:value="14177" calcext:value-type="float">
            <text:p>14177</text:p>
          </table:table-cell>
          <table:table-cell office:value-type="float" office:value="27954" calcext:value-type="float">
            <text:p>27954</text:p>
          </table:table-cell>
          <table:table-cell office:value-type="float" office:value="62485" calcext:value-type="float">
            <text:p>62485</text:p>
          </table:table-cell>
          <table:table-cell office:value-type="float" office:value="77733" calcext:value-type="float">
            <text:p>77733</text:p>
          </table:table-cell>
          <table:table-cell office:value-type="float" office:value="84987" calcext:value-type="float">
            <text:p>84987</text:p>
          </table:table-cell>
          <table:table-cell office:value-type="float" office:value="87674" calcext:value-type="float">
            <text:p>87674</text:p>
          </table:table-cell>
        </table:table-row>
        <table:table-row table:style-name="ro2">
          <table:table-cell office:value-type="float" office:value="13801" calcext:value-type="float">
            <text:p>13801</text:p>
          </table:table-cell>
          <table:table-cell office:value-type="float" office:value="13829" calcext:value-type="float">
            <text:p>13829</text:p>
          </table:table-cell>
          <table:table-cell office:value-type="float" office:value="28344" calcext:value-type="float">
            <text:p>28344</text:p>
          </table:table-cell>
          <table:table-cell office:value-type="float" office:value="66141" calcext:value-type="float">
            <text:p>66141</text:p>
          </table:table-cell>
          <table:table-cell office:value-type="float" office:value="80470" calcext:value-type="float">
            <text:p>80470</text:p>
          </table:table-cell>
          <table:table-cell office:value-type="float" office:value="86309" calcext:value-type="float">
            <text:p>86309</text:p>
          </table:table-cell>
          <table:table-cell office:value-type="float" office:value="89007" calcext:value-type="float">
            <text:p>89007</text:p>
          </table:table-cell>
        </table:table-row>
        <table:table-row table:style-name="ro2">
          <table:table-cell office:value-type="float" office:value="13901" calcext:value-type="float">
            <text:p>13901</text:p>
          </table:table-cell>
          <table:table-cell office:value-type="float" office:value="14016" calcext:value-type="float">
            <text:p>14016</text:p>
          </table:table-cell>
          <table:table-cell office:value-type="float" office:value="26880" calcext:value-type="float">
            <text:p>26880</text:p>
          </table:table-cell>
          <table:table-cell office:value-type="float" office:value="55679" calcext:value-type="float">
            <text:p>55679</text:p>
          </table:table-cell>
          <table:table-cell office:value-type="float" office:value="80855" calcext:value-type="float">
            <text:p>80855</text:p>
          </table:table-cell>
          <table:table-cell office:value-type="float" office:value="86438" calcext:value-type="float">
            <text:p>86438</text:p>
          </table:table-cell>
          <table:table-cell office:value-type="float" office:value="89820" calcext:value-type="float">
            <text:p>89820</text:p>
          </table:table-cell>
        </table:table-row>
        <table:table-row table:style-name="ro2">
          <table:table-cell office:value-type="float" office:value="14001" calcext:value-type="float">
            <text:p>14001</text:p>
          </table:table-cell>
          <table:table-cell office:value-type="float" office:value="14183" calcext:value-type="float">
            <text:p>14183</text:p>
          </table:table-cell>
          <table:table-cell office:value-type="float" office:value="28274" calcext:value-type="float">
            <text:p>28274</text:p>
          </table:table-cell>
          <table:table-cell office:value-type="float" office:value="67454" calcext:value-type="float">
            <text:p>67454</text:p>
          </table:table-cell>
          <table:table-cell office:value-type="float" office:value="81466" calcext:value-type="float">
            <text:p>81466</text:p>
          </table:table-cell>
          <table:table-cell office:value-type="float" office:value="87181" calcext:value-type="float">
            <text:p>87181</text:p>
          </table:table-cell>
          <table:table-cell office:value-type="float" office:value="90485" calcext:value-type="float">
            <text:p>90485</text:p>
          </table:table-cell>
        </table:table-row>
        <table:table-row table:style-name="ro2">
          <table:table-cell office:value-type="float" office:value="14101" calcext:value-type="float">
            <text:p>14101</text:p>
          </table:table-cell>
          <table:table-cell office:value-type="float" office:value="14103" calcext:value-type="float">
            <text:p>14103</text:p>
          </table:table-cell>
          <table:table-cell office:value-type="float" office:value="26431" calcext:value-type="float">
            <text:p>26431</text:p>
          </table:table-cell>
          <table:table-cell office:value-type="float" office:value="58297" calcext:value-type="float">
            <text:p>58297</text:p>
          </table:table-cell>
          <table:table-cell office:value-type="float" office:value="81753" calcext:value-type="float">
            <text:p>81753</text:p>
          </table:table-cell>
          <table:table-cell office:value-type="float" office:value="88116" calcext:value-type="float">
            <text:p>88116</text:p>
          </table:table-cell>
          <table:table-cell office:value-type="float" office:value="91464" calcext:value-type="float">
            <text:p>91464</text:p>
          </table:table-cell>
        </table:table-row>
        <table:table-row table:style-name="ro2">
          <table:table-cell office:value-type="float" office:value="14201" calcext:value-type="float">
            <text:p>14201</text:p>
          </table:table-cell>
          <table:table-cell office:value-type="float" office:value="14220" calcext:value-type="float">
            <text:p>14220</text:p>
          </table:table-cell>
          <table:table-cell office:value-type="float" office:value="29496" calcext:value-type="float">
            <text:p>29496</text:p>
          </table:table-cell>
          <table:table-cell office:value-type="float" office:value="63700" calcext:value-type="float">
            <text:p>63700</text:p>
          </table:table-cell>
          <table:table-cell office:value-type="float" office:value="83255" calcext:value-type="float">
            <text:p>83255</text:p>
          </table:table-cell>
          <table:table-cell office:value-type="float" office:value="88629" calcext:value-type="float">
            <text:p>88629</text:p>
          </table:table-cell>
          <table:table-cell office:value-type="float" office:value="91449" calcext:value-type="float">
            <text:p>91449</text:p>
          </table:table-cell>
        </table:table-row>
        <table:table-row table:style-name="ro2">
          <table:table-cell office:value-type="float" office:value="14301" calcext:value-type="float">
            <text:p>14301</text:p>
          </table:table-cell>
          <table:table-cell office:value-type="float" office:value="14333" calcext:value-type="float">
            <text:p>14333</text:p>
          </table:table-cell>
          <table:table-cell office:value-type="float" office:value="27681" calcext:value-type="float">
            <text:p>27681</text:p>
          </table:table-cell>
          <table:table-cell office:value-type="float" office:value="55868" calcext:value-type="float">
            <text:p>55868</text:p>
          </table:table-cell>
          <table:table-cell office:value-type="float" office:value="84914" calcext:value-type="float">
            <text:p>84914</text:p>
          </table:table-cell>
          <table:table-cell office:value-type="float" office:value="89261" calcext:value-type="float">
            <text:p>89261</text:p>
          </table:table-cell>
          <table:table-cell office:value-type="float" office:value="92342" calcext:value-type="float">
            <text:p>92342</text:p>
          </table:table-cell>
        </table:table-row>
        <table:table-row table:style-name="ro2">
          <table:table-cell office:value-type="float" office:value="14401" calcext:value-type="float">
            <text:p>14401</text:p>
          </table:table-cell>
          <table:table-cell office:value-type="float" office:value="14660" calcext:value-type="float">
            <text:p>14660</text:p>
          </table:table-cell>
          <table:table-cell office:value-type="float" office:value="28660" calcext:value-type="float">
            <text:p>28660</text:p>
          </table:table-cell>
          <table:table-cell office:value-type="float" office:value="74753" calcext:value-type="float">
            <text:p>74753</text:p>
          </table:table-cell>
          <table:table-cell office:value-type="float" office:value="85618" calcext:value-type="float">
            <text:p>85618</text:p>
          </table:table-cell>
          <table:table-cell office:value-type="float" office:value="89643" calcext:value-type="float">
            <text:p>89643</text:p>
          </table:table-cell>
          <table:table-cell office:value-type="float" office:value="93116" calcext:value-type="float">
            <text:p>93116</text:p>
          </table:table-cell>
        </table:table-row>
        <table:table-row table:style-name="ro2">
          <table:table-cell office:value-type="float" office:value="14501" calcext:value-type="float">
            <text:p>14501</text:p>
          </table:table-cell>
          <table:table-cell office:value-type="float" office:value="14969" calcext:value-type="float">
            <text:p>14969</text:p>
          </table:table-cell>
          <table:table-cell office:value-type="float" office:value="28659" calcext:value-type="float">
            <text:p>28659</text:p>
          </table:table-cell>
          <table:table-cell office:value-type="float" office:value="55420" calcext:value-type="float">
            <text:p>55420</text:p>
          </table:table-cell>
          <table:table-cell office:value-type="float" office:value="83142" calcext:value-type="float">
            <text:p>83142</text:p>
          </table:table-cell>
          <table:table-cell office:value-type="float" office:value="90356" calcext:value-type="float">
            <text:p>90356</text:p>
          </table:table-cell>
          <table:table-cell office:value-type="float" office:value="93416" calcext:value-type="float">
            <text:p>93416</text:p>
          </table:table-cell>
        </table:table-row>
        <table:table-row table:style-name="ro2">
          <table:table-cell office:value-type="float" office:value="14601" calcext:value-type="float">
            <text:p>14601</text:p>
          </table:table-cell>
          <table:table-cell office:value-type="float" office:value="14689" calcext:value-type="float">
            <text:p>14689</text:p>
          </table:table-cell>
          <table:table-cell office:value-type="float" office:value="28535" calcext:value-type="float">
            <text:p>28535</text:p>
          </table:table-cell>
          <table:table-cell office:value-type="float" office:value="54700" calcext:value-type="float">
            <text:p>54700</text:p>
          </table:table-cell>
          <table:table-cell office:value-type="float" office:value="84243" calcext:value-type="float">
            <text:p>84243</text:p>
          </table:table-cell>
          <table:table-cell office:value-type="float" office:value="90863" calcext:value-type="float">
            <text:p>90863</text:p>
          </table:table-cell>
          <table:table-cell office:value-type="float" office:value="93359" calcext:value-type="float">
            <text:p>93359</text:p>
          </table:table-cell>
        </table:table-row>
        <table:table-row table:style-name="ro2">
          <table:table-cell office:value-type="float" office:value="14701" calcext:value-type="float">
            <text:p>14701</text:p>
          </table:table-cell>
          <table:table-cell office:value-type="float" office:value="14726" calcext:value-type="float">
            <text:p>14726</text:p>
          </table:table-cell>
          <table:table-cell office:value-type="float" office:value="26483" calcext:value-type="float">
            <text:p>26483</text:p>
          </table:table-cell>
          <table:table-cell office:value-type="float" office:value="64652" calcext:value-type="float">
            <text:p>64652</text:p>
          </table:table-cell>
          <table:table-cell office:value-type="float" office:value="88768" calcext:value-type="float">
            <text:p>88768</text:p>
          </table:table-cell>
          <table:table-cell office:value-type="float" office:value="91703" calcext:value-type="float">
            <text:p>91703</text:p>
          </table:table-cell>
          <table:table-cell office:value-type="float" office:value="94529" calcext:value-type="float">
            <text:p>94529</text:p>
          </table:table-cell>
        </table:table-row>
        <table:table-row table:style-name="ro2">
          <table:table-cell office:value-type="float" office:value="14801" calcext:value-type="float">
            <text:p>14801</text:p>
          </table:table-cell>
          <table:table-cell office:value-type="float" office:value="14988" calcext:value-type="float">
            <text:p>14988</text:p>
          </table:table-cell>
          <table:table-cell office:value-type="float" office:value="30873" calcext:value-type="float">
            <text:p>30873</text:p>
          </table:table-cell>
          <table:table-cell office:value-type="float" office:value="69635" calcext:value-type="float">
            <text:p>69635</text:p>
          </table:table-cell>
          <table:table-cell office:value-type="float" office:value="88803" calcext:value-type="float">
            <text:p>88803</text:p>
          </table:table-cell>
          <table:table-cell office:value-type="float" office:value="92286" calcext:value-type="float">
            <text:p>92286</text:p>
          </table:table-cell>
          <table:table-cell office:value-type="float" office:value="95384" calcext:value-type="float">
            <text:p>95384</text:p>
          </table:table-cell>
        </table:table-row>
        <table:table-row table:style-name="ro2">
          <table:table-cell office:value-type="float" office:value="14901" calcext:value-type="float">
            <text:p>14901</text:p>
          </table:table-cell>
          <table:table-cell office:value-type="float" office:value="15023" calcext:value-type="float">
            <text:p>15023</text:p>
          </table:table-cell>
          <table:table-cell office:value-type="float" office:value="30291" calcext:value-type="float">
            <text:p>30291</text:p>
          </table:table-cell>
          <table:table-cell office:value-type="float" office:value="58890" calcext:value-type="float">
            <text:p>58890</text:p>
          </table:table-cell>
          <table:table-cell office:value-type="float" office:value="85039" calcext:value-type="float">
            <text:p>85039</text:p>
          </table:table-cell>
          <table:table-cell office:value-type="float" office:value="92897" calcext:value-type="float">
            <text:p>92897</text:p>
          </table:table-cell>
          <table:table-cell office:value-type="float" office:value="97080" calcext:value-type="float">
            <text:p>97080</text:p>
          </table:table-cell>
        </table:table-row>
        <table:table-row table:style-name="ro2">
          <table:table-cell office:value-type="float" office:value="15001" calcext:value-type="float">
            <text:p>15001</text:p>
          </table:table-cell>
          <table:table-cell office:value-type="float" office:value="16114" calcext:value-type="float">
            <text:p>16114</text:p>
          </table:table-cell>
          <table:table-cell office:value-type="float" office:value="31765" calcext:value-type="float">
            <text:p>31765</text:p>
          </table:table-cell>
          <table:table-cell office:value-type="float" office:value="63599" calcext:value-type="float">
            <text:p>63599</text:p>
          </table:table-cell>
          <table:table-cell office:value-type="float" office:value="88244" calcext:value-type="float">
            <text:p>88244</text:p>
          </table:table-cell>
          <table:table-cell office:value-type="float" office:value="93685" calcext:value-type="float">
            <text:p>93685</text:p>
          </table:table-cell>
          <table:table-cell office:value-type="float" office:value="97616" calcext:value-type="float">
            <text:p>97616</text:p>
          </table:table-cell>
        </table:table-row>
        <table:table-row table:style-name="ro2">
          <table:table-cell office:value-type="float" office:value="15101" calcext:value-type="float">
            <text:p>15101</text:p>
          </table:table-cell>
          <table:table-cell office:value-type="float" office:value="15504" calcext:value-type="float">
            <text:p>15504</text:p>
          </table:table-cell>
          <table:table-cell office:value-type="float" office:value="29455" calcext:value-type="float">
            <text:p>29455</text:p>
          </table:table-cell>
          <table:table-cell office:value-type="float" office:value="68404" calcext:value-type="float">
            <text:p>68404</text:p>
          </table:table-cell>
          <table:table-cell office:value-type="float" office:value="88471" calcext:value-type="float">
            <text:p>88471</text:p>
          </table:table-cell>
          <table:table-cell office:value-type="float" office:value="94227" calcext:value-type="float">
            <text:p>94227</text:p>
          </table:table-cell>
          <table:table-cell office:value-type="float" office:value="96983" calcext:value-type="float">
            <text:p>96983</text:p>
          </table:table-cell>
        </table:table-row>
        <table:table-row table:style-name="ro2">
          <table:table-cell office:value-type="float" office:value="15201" calcext:value-type="float">
            <text:p>15201</text:p>
          </table:table-cell>
          <table:table-cell office:value-type="float" office:value="15987" calcext:value-type="float">
            <text:p>15987</text:p>
          </table:table-cell>
          <table:table-cell office:value-type="float" office:value="30521" calcext:value-type="float">
            <text:p>30521</text:p>
          </table:table-cell>
          <table:table-cell office:value-type="float" office:value="63230" calcext:value-type="float">
            <text:p>63230</text:p>
          </table:table-cell>
          <table:table-cell office:value-type="float" office:value="85661" calcext:value-type="float">
            <text:p>85661</text:p>
          </table:table-cell>
          <table:table-cell office:value-type="float" office:value="94558" calcext:value-type="float">
            <text:p>94558</text:p>
          </table:table-cell>
          <table:table-cell office:value-type="float" office:value="97899" calcext:value-type="float">
            <text:p>97899</text:p>
          </table:table-cell>
        </table:table-row>
        <table:table-row table:style-name="ro2">
          <table:table-cell office:value-type="float" office:value="15301" calcext:value-type="float">
            <text:p>15301</text:p>
          </table:table-cell>
          <table:table-cell office:value-type="float" office:value="17082" calcext:value-type="float">
            <text:p>17082</text:p>
          </table:table-cell>
          <table:table-cell office:value-type="float" office:value="31477" calcext:value-type="float">
            <text:p>31477</text:p>
          </table:table-cell>
          <table:table-cell office:value-type="float" office:value="78029" calcext:value-type="float">
            <text:p>78029</text:p>
          </table:table-cell>
          <table:table-cell office:value-type="float" office:value="86414" calcext:value-type="float">
            <text:p>86414</text:p>
          </table:table-cell>
          <table:table-cell office:value-type="float" office:value="95025" calcext:value-type="float">
            <text:p>95025</text:p>
          </table:table-cell>
          <table:table-cell office:value-type="float" office:value="98971" calcext:value-type="float">
            <text:p>98971</text:p>
          </table:table-cell>
        </table:table-row>
        <table:table-row table:style-name="ro2">
          <table:table-cell office:value-type="float" office:value="15401" calcext:value-type="float">
            <text:p>15401</text:p>
          </table:table-cell>
          <table:table-cell office:value-type="float" office:value="15734" calcext:value-type="float">
            <text:p>15734</text:p>
          </table:table-cell>
          <table:table-cell office:value-type="float" office:value="29894" calcext:value-type="float">
            <text:p>29894</text:p>
          </table:table-cell>
          <table:table-cell office:value-type="float" office:value="54809" calcext:value-type="float">
            <text:p>54809</text:p>
          </table:table-cell>
          <table:table-cell office:value-type="float" office:value="91138" calcext:value-type="float">
            <text:p>91138</text:p>
          </table:table-cell>
          <table:table-cell office:value-type="float" office:value="95777" calcext:value-type="float">
            <text:p>95777</text:p>
          </table:table-cell>
          <table:table-cell office:value-type="float" office:value="99357" calcext:value-type="float">
            <text:p>99357</text:p>
          </table:table-cell>
        </table:table-row>
        <table:table-row table:style-name="ro2">
          <table:table-cell office:value-type="float" office:value="15501" calcext:value-type="float">
            <text:p>15501</text:p>
          </table:table-cell>
          <table:table-cell office:value-type="float" office:value="15850" calcext:value-type="float">
            <text:p>15850</text:p>
          </table:table-cell>
          <table:table-cell office:value-type="float" office:value="30411" calcext:value-type="float">
            <text:p>30411</text:p>
          </table:table-cell>
          <table:table-cell office:value-type="float" office:value="60277" calcext:value-type="float">
            <text:p>60277</text:p>
          </table:table-cell>
          <table:table-cell office:value-type="float" office:value="89155" calcext:value-type="float">
            <text:p>89155</text:p>
          </table:table-cell>
          <table:table-cell office:value-type="float" office:value="96728" calcext:value-type="float">
            <text:p>96728</text:p>
          </table:table-cell>
          <table:table-cell office:value-type="float" office:value="99996" calcext:value-type="float">
            <text:p>99996</text:p>
          </table:table-cell>
        </table:table-row>
        <table:table-row table:style-name="ro2">
          <table:table-cell office:value-type="float" office:value="15601" calcext:value-type="float">
            <text:p>15601</text:p>
          </table:table-cell>
          <table:table-cell office:value-type="float" office:value="15684" calcext:value-type="float">
            <text:p>15684</text:p>
          </table:table-cell>
          <table:table-cell office:value-type="float" office:value="32400" calcext:value-type="float">
            <text:p>32400</text:p>
          </table:table-cell>
          <table:table-cell office:value-type="float" office:value="64881" calcext:value-type="float">
            <text:p>64881</text:p>
          </table:table-cell>
          <table:table-cell office:value-type="float" office:value="87799" calcext:value-type="float">
            <text:p>87799</text:p>
          </table:table-cell>
          <table:table-cell office:value-type="float" office:value="96503" calcext:value-type="float">
            <text:p>96503</text:p>
          </table:table-cell>
          <table:table-cell office:value-type="float" office:value="99973" calcext:value-type="float">
            <text:p>99973</text:p>
          </table:table-cell>
        </table:table-row>
        <table:table-row table:style-name="ro2">
          <table:table-cell office:value-type="float" office:value="15701" calcext:value-type="float">
            <text:p>15701</text:p>
          </table:table-cell>
          <table:table-cell office:value-type="float" office:value="16086" calcext:value-type="float">
            <text:p>16086</text:p>
          </table:table-cell>
          <table:table-cell office:value-type="float" office:value="31019" calcext:value-type="float">
            <text:p>31019</text:p>
          </table:table-cell>
          <table:table-cell office:value-type="float" office:value="58000" calcext:value-type="float">
            <text:p>58000</text:p>
          </table:table-cell>
          <table:table-cell office:value-type="float" office:value="75355" calcext:value-type="float">
            <text:p>75355</text:p>
          </table:table-cell>
          <table:table-cell office:value-type="float" office:value="92149" calcext:value-type="float">
            <text:p>92149</text:p>
          </table:table-cell>
          <table:table-cell office:value-type="float" office:value="100270" calcext:value-type="float">
            <text:p>100270</text:p>
          </table:table-cell>
        </table:table-row>
        <table:table-row table:style-name="ro2">
          <table:table-cell office:value-type="float" office:value="15801" calcext:value-type="float">
            <text:p>15801</text:p>
          </table:table-cell>
          <table:table-cell office:value-type="float" office:value="15855" calcext:value-type="float">
            <text:p>15855</text:p>
          </table:table-cell>
          <table:table-cell office:value-type="float" office:value="30281" calcext:value-type="float">
            <text:p>30281</text:p>
          </table:table-cell>
          <table:table-cell office:value-type="float" office:value="65563" calcext:value-type="float">
            <text:p>65563</text:p>
          </table:table-cell>
          <table:table-cell office:value-type="float" office:value="70897" calcext:value-type="float">
            <text:p>70897</text:p>
          </table:table-cell>
          <table:table-cell office:value-type="float" office:value="94486" calcext:value-type="float">
            <text:p>94486</text:p>
          </table:table-cell>
          <table:table-cell office:value-type="float" office:value="100535" calcext:value-type="float">
            <text:p>100535</text:p>
          </table:table-cell>
        </table:table-row>
        <table:table-row table:style-name="ro2">
          <table:table-cell office:value-type="float" office:value="15901" calcext:value-type="float">
            <text:p>15901</text:p>
          </table:table-cell>
          <table:table-cell office:value-type="float" office:value="16323" calcext:value-type="float">
            <text:p>16323</text:p>
          </table:table-cell>
          <table:table-cell office:value-type="float" office:value="33440" calcext:value-type="float">
            <text:p>33440</text:p>
          </table:table-cell>
          <table:table-cell office:value-type="float" office:value="83547" calcext:value-type="float">
            <text:p>83547</text:p>
          </table:table-cell>
          <table:table-cell office:value-type="float" office:value="86799" calcext:value-type="float">
            <text:p>86799</text:p>
          </table:table-cell>
          <table:table-cell office:value-type="float" office:value="96121" calcext:value-type="float">
            <text:p>96121</text:p>
          </table:table-cell>
          <table:table-cell office:value-type="float" office:value="101683" calcext:value-type="float">
            <text:p>101683</text:p>
          </table:table-cell>
        </table:table-row>
        <table:table-row table:style-name="ro2">
          <table:table-cell office:value-type="float" office:value="16001" calcext:value-type="float">
            <text:p>16001</text:p>
          </table:table-cell>
          <table:table-cell office:value-type="float" office:value="16210" calcext:value-type="float">
            <text:p>16210</text:p>
          </table:table-cell>
          <table:table-cell office:value-type="float" office:value="30700" calcext:value-type="float">
            <text:p>30700</text:p>
          </table:table-cell>
          <table:table-cell office:value-type="float" office:value="61395" calcext:value-type="float">
            <text:p>61395</text:p>
          </table:table-cell>
          <table:table-cell office:value-type="float" office:value="85622" calcext:value-type="float">
            <text:p>85622</text:p>
          </table:table-cell>
          <table:table-cell office:value-type="float" office:value="96890" calcext:value-type="float">
            <text:p>96890</text:p>
          </table:table-cell>
          <table:table-cell office:value-type="float" office:value="103126" calcext:value-type="float">
            <text:p>103126</text:p>
          </table:table-cell>
        </table:table-row>
        <table:table-row table:style-name="ro2">
          <table:table-cell office:value-type="float" office:value="16101" calcext:value-type="float">
            <text:p>16101</text:p>
          </table:table-cell>
          <table:table-cell office:value-type="float" office:value="16242" calcext:value-type="float">
            <text:p>16242</text:p>
          </table:table-cell>
          <table:table-cell office:value-type="float" office:value="31376" calcext:value-type="float">
            <text:p>31376</text:p>
          </table:table-cell>
          <table:table-cell office:value-type="float" office:value="64737" calcext:value-type="float">
            <text:p>64737</text:p>
          </table:table-cell>
          <table:table-cell office:value-type="float" office:value="90080" calcext:value-type="float">
            <text:p>90080</text:p>
          </table:table-cell>
          <table:table-cell office:value-type="float" office:value="98303" calcext:value-type="float">
            <text:p>98303</text:p>
          </table:table-cell>
          <table:table-cell office:value-type="float" office:value="102695" calcext:value-type="float">
            <text:p>102695</text:p>
          </table:table-cell>
        </table:table-row>
        <table:table-row table:style-name="ro2">
          <table:table-cell office:value-type="float" office:value="16201" calcext:value-type="float">
            <text:p>16201</text:p>
          </table:table-cell>
          <table:table-cell office:value-type="float" office:value="17266" calcext:value-type="float">
            <text:p>17266</text:p>
          </table:table-cell>
          <table:table-cell office:value-type="float" office:value="31198" calcext:value-type="float">
            <text:p>31198</text:p>
          </table:table-cell>
          <table:table-cell office:value-type="float" office:value="63363" calcext:value-type="float">
            <text:p>63363</text:p>
          </table:table-cell>
          <table:table-cell office:value-type="float" office:value="91473" calcext:value-type="float">
            <text:p>91473</text:p>
          </table:table-cell>
          <table:table-cell office:value-type="float" office:value="99044" calcext:value-type="float">
            <text:p>99044</text:p>
          </table:table-cell>
          <table:table-cell office:value-type="float" office:value="103415" calcext:value-type="float">
            <text:p>103415</text:p>
          </table:table-cell>
        </table:table-row>
        <table:table-row table:style-name="ro2">
          <table:table-cell office:value-type="float" office:value="16301" calcext:value-type="float">
            <text:p>16301</text:p>
          </table:table-cell>
          <table:table-cell office:value-type="float" office:value="16606" calcext:value-type="float">
            <text:p>16606</text:p>
          </table:table-cell>
          <table:table-cell office:value-type="float" office:value="33477" calcext:value-type="float">
            <text:p>33477</text:p>
          </table:table-cell>
          <table:table-cell office:value-type="float" office:value="63225" calcext:value-type="float">
            <text:p>63225</text:p>
          </table:table-cell>
          <table:table-cell office:value-type="float" office:value="79579" calcext:value-type="float">
            <text:p>79579</text:p>
          </table:table-cell>
          <table:table-cell office:value-type="float" office:value="98076" calcext:value-type="float">
            <text:p>98076</text:p>
          </table:table-cell>
          <table:table-cell office:value-type="float" office:value="104202" calcext:value-type="float">
            <text:p>104202</text:p>
          </table:table-cell>
        </table:table-row>
        <table:table-row table:style-name="ro2">
          <table:table-cell office:value-type="float" office:value="16401" calcext:value-type="float">
            <text:p>16401</text:p>
          </table:table-cell>
          <table:table-cell office:value-type="float" office:value="16527" calcext:value-type="float">
            <text:p>16527</text:p>
          </table:table-cell>
          <table:table-cell office:value-type="float" office:value="33267" calcext:value-type="float">
            <text:p>33267</text:p>
          </table:table-cell>
          <table:table-cell office:value-type="float" office:value="80834" calcext:value-type="float">
            <text:p>80834</text:p>
          </table:table-cell>
          <table:table-cell office:value-type="float" office:value="53575" calcext:value-type="float">
            <text:p>53575</text:p>
          </table:table-cell>
          <table:table-cell office:value-type="float" office:value="87576" calcext:value-type="float">
            <text:p>87576</text:p>
          </table:table-cell>
          <table:table-cell office:value-type="float" office:value="103383" calcext:value-type="float">
            <text:p>103383</text:p>
          </table:table-cell>
        </table:table-row>
        <table:table-row table:style-name="ro2">
          <table:table-cell office:value-type="float" office:value="16501" calcext:value-type="float">
            <text:p>16501</text:p>
          </table:table-cell>
          <table:table-cell office:value-type="float" office:value="16792" calcext:value-type="float">
            <text:p>16792</text:p>
          </table:table-cell>
          <table:table-cell office:value-type="float" office:value="32959" calcext:value-type="float">
            <text:p>32959</text:p>
          </table:table-cell>
          <table:table-cell office:value-type="float" office:value="91790" calcext:value-type="float">
            <text:p>91790</text:p>
          </table:table-cell>
          <table:table-cell office:value-type="float" office:value="89247" calcext:value-type="float">
            <text:p>89247</text:p>
          </table:table-cell>
          <table:table-cell office:value-type="float" office:value="100572" calcext:value-type="float">
            <text:p>100572</text:p>
          </table:table-cell>
          <table:table-cell office:value-type="float" office:value="105244" calcext:value-type="float">
            <text:p>105244</text:p>
          </table:table-cell>
        </table:table-row>
        <table:table-row table:style-name="ro2">
          <table:table-cell office:value-type="float" office:value="16601" calcext:value-type="float">
            <text:p>16601</text:p>
          </table:table-cell>
          <table:table-cell office:value-type="float" office:value="17118" calcext:value-type="float">
            <text:p>17118</text:p>
          </table:table-cell>
          <table:table-cell office:value-type="float" office:value="33590" calcext:value-type="float">
            <text:p>33590</text:p>
          </table:table-cell>
          <table:table-cell office:value-type="float" office:value="64252" calcext:value-type="float">
            <text:p>64252</text:p>
          </table:table-cell>
          <table:table-cell office:value-type="float" office:value="93425" calcext:value-type="float">
            <text:p>93425</text:p>
          </table:table-cell>
          <table:table-cell office:value-type="float" office:value="100874" calcext:value-type="float">
            <text:p>100874</text:p>
          </table:table-cell>
          <table:table-cell office:value-type="float" office:value="106052" calcext:value-type="float">
            <text:p>106052</text:p>
          </table:table-cell>
        </table:table-row>
        <table:table-row table:style-name="ro2">
          <table:table-cell office:value-type="float" office:value="16701" calcext:value-type="float">
            <text:p>16701</text:p>
          </table:table-cell>
          <table:table-cell office:value-type="float" office:value="16931" calcext:value-type="float">
            <text:p>16931</text:p>
          </table:table-cell>
          <table:table-cell office:value-type="float" office:value="32471" calcext:value-type="float">
            <text:p>32471</text:p>
          </table:table-cell>
          <table:table-cell office:value-type="float" office:value="58772" calcext:value-type="float">
            <text:p>58772</text:p>
          </table:table-cell>
          <table:table-cell office:value-type="float" office:value="90655" calcext:value-type="float">
            <text:p>90655</text:p>
          </table:table-cell>
          <table:table-cell office:value-type="float" office:value="100256" calcext:value-type="float">
            <text:p>100256</text:p>
          </table:table-cell>
          <table:table-cell office:value-type="float" office:value="106472" calcext:value-type="float">
            <text:p>106472</text:p>
          </table:table-cell>
        </table:table-row>
        <table:table-row table:style-name="ro2">
          <table:table-cell office:value-type="float" office:value="16801" calcext:value-type="float">
            <text:p>16801</text:p>
          </table:table-cell>
          <table:table-cell office:value-type="float" office:value="17146" calcext:value-type="float">
            <text:p>17146</text:p>
          </table:table-cell>
          <table:table-cell office:value-type="float" office:value="32674" calcext:value-type="float">
            <text:p>32674</text:p>
          </table:table-cell>
          <table:table-cell office:value-type="float" office:value="85929" calcext:value-type="float">
            <text:p>85929</text:p>
          </table:table-cell>
          <table:table-cell office:value-type="float" office:value="92826" calcext:value-type="float">
            <text:p>92826</text:p>
          </table:table-cell>
          <table:table-cell office:value-type="float" office:value="102833" calcext:value-type="float">
            <text:p>102833</text:p>
          </table:table-cell>
          <table:table-cell office:value-type="float" office:value="108264" calcext:value-type="float">
            <text:p>108264</text:p>
          </table:table-cell>
        </table:table-row>
        <table:table-row table:style-name="ro2">
          <table:table-cell office:value-type="float" office:value="16901" calcext:value-type="float">
            <text:p>16901</text:p>
          </table:table-cell>
          <table:table-cell office:value-type="float" office:value="16907" calcext:value-type="float">
            <text:p>16907</text:p>
          </table:table-cell>
          <table:table-cell office:value-type="float" office:value="34737" calcext:value-type="float">
            <text:p>34737</text:p>
          </table:table-cell>
          <table:table-cell office:value-type="float" office:value="73339" calcext:value-type="float">
            <text:p>73339</text:p>
          </table:table-cell>
          <table:table-cell office:value-type="float" office:value="93107" calcext:value-type="float">
            <text:p>93107</text:p>
          </table:table-cell>
          <table:table-cell office:value-type="float" office:value="103767" calcext:value-type="float">
            <text:p>103767</text:p>
          </table:table-cell>
          <table:table-cell office:value-type="float" office:value="108977" calcext:value-type="float">
            <text:p>108977</text:p>
          </table:table-cell>
        </table:table-row>
        <table:table-row table:style-name="ro2">
          <table:table-cell office:value-type="float" office:value="17001" calcext:value-type="float">
            <text:p>17001</text:p>
          </table:table-cell>
          <table:table-cell office:value-type="float" office:value="17043" calcext:value-type="float">
            <text:p>17043</text:p>
          </table:table-cell>
          <table:table-cell office:value-type="float" office:value="34053" calcext:value-type="float">
            <text:p>34053</text:p>
          </table:table-cell>
          <table:table-cell office:value-type="float" office:value="69003" calcext:value-type="float">
            <text:p>69003</text:p>
          </table:table-cell>
          <table:table-cell office:value-type="float" office:value="96304" calcext:value-type="float">
            <text:p>96304</text:p>
          </table:table-cell>
          <table:table-cell office:value-type="float" office:value="104859" calcext:value-type="float">
            <text:p>104859</text:p>
          </table:table-cell>
          <table:table-cell office:value-type="float" office:value="109362" calcext:value-type="float">
            <text:p>109362</text:p>
          </table:table-cell>
        </table:table-row>
        <table:table-row table:style-name="ro2">
          <table:table-cell office:value-type="float" office:value="17101" calcext:value-type="float">
            <text:p>17101</text:p>
          </table:table-cell>
          <table:table-cell office:value-type="float" office:value="17300" calcext:value-type="float">
            <text:p>17300</text:p>
          </table:table-cell>
          <table:table-cell office:value-type="float" office:value="35951" calcext:value-type="float">
            <text:p>35951</text:p>
          </table:table-cell>
          <table:table-cell office:value-type="float" office:value="75948" calcext:value-type="float">
            <text:p>75948</text:p>
          </table:table-cell>
          <table:table-cell office:value-type="float" office:value="94830" calcext:value-type="float">
            <text:p>94830</text:p>
          </table:table-cell>
          <table:table-cell office:value-type="float" office:value="104898" calcext:value-type="float">
            <text:p>104898</text:p>
          </table:table-cell>
          <table:table-cell office:value-type="float" office:value="110101" calcext:value-type="float">
            <text:p>110101</text:p>
          </table:table-cell>
        </table:table-row>
        <table:table-row table:style-name="ro2">
          <table:table-cell office:value-type="float" office:value="17201" calcext:value-type="float">
            <text:p>17201</text:p>
          </table:table-cell>
          <table:table-cell office:value-type="float" office:value="17372" calcext:value-type="float">
            <text:p>17372</text:p>
          </table:table-cell>
          <table:table-cell office:value-type="float" office:value="33979" calcext:value-type="float">
            <text:p>33979</text:p>
          </table:table-cell>
          <table:table-cell office:value-type="float" office:value="65963" calcext:value-type="float">
            <text:p>65963</text:p>
          </table:table-cell>
          <table:table-cell office:value-type="float" office:value="100017" calcext:value-type="float">
            <text:p>100017</text:p>
          </table:table-cell>
          <table:table-cell office:value-type="float" office:value="106740" calcext:value-type="float">
            <text:p>106740</text:p>
          </table:table-cell>
          <table:table-cell office:value-type="float" office:value="110479" calcext:value-type="float">
            <text:p>110479</text:p>
          </table:table-cell>
        </table:table-row>
        <table:table-row table:style-name="ro2">
          <table:table-cell office:value-type="float" office:value="17301" calcext:value-type="float">
            <text:p>17301</text:p>
          </table:table-cell>
          <table:table-cell office:value-type="float" office:value="17365" calcext:value-type="float">
            <text:p>17365</text:p>
          </table:table-cell>
          <table:table-cell office:value-type="float" office:value="32752" calcext:value-type="float">
            <text:p>32752</text:p>
          </table:table-cell>
          <table:table-cell office:value-type="float" office:value="69300" calcext:value-type="float">
            <text:p>69300</text:p>
          </table:table-cell>
          <table:table-cell office:value-type="float" office:value="99087" calcext:value-type="float">
            <text:p>99087</text:p>
          </table:table-cell>
          <table:table-cell office:value-type="float" office:value="106365" calcext:value-type="float">
            <text:p>106365</text:p>
          </table:table-cell>
          <table:table-cell office:value-type="float" office:value="111143" calcext:value-type="float">
            <text:p>111143</text:p>
          </table:table-cell>
        </table:table-row>
        <table:table-row table:style-name="ro2">
          <table:table-cell office:value-type="float" office:value="17401" calcext:value-type="float">
            <text:p>17401</text:p>
          </table:table-cell>
          <table:table-cell office:value-type="float" office:value="17637" calcext:value-type="float">
            <text:p>17637</text:p>
          </table:table-cell>
          <table:table-cell office:value-type="float" office:value="34976" calcext:value-type="float">
            <text:p>34976</text:p>
          </table:table-cell>
          <table:table-cell office:value-type="float" office:value="73471" calcext:value-type="float">
            <text:p>73471</text:p>
          </table:table-cell>
          <table:table-cell office:value-type="float" office:value="101660" calcext:value-type="float">
            <text:p>101660</text:p>
          </table:table-cell>
          <table:table-cell office:value-type="float" office:value="108271" calcext:value-type="float">
            <text:p>108271</text:p>
          </table:table-cell>
          <table:table-cell office:value-type="float" office:value="111685" calcext:value-type="float">
            <text:p>111685</text:p>
          </table:table-cell>
        </table:table-row>
        <table:table-row table:style-name="ro2">
          <table:table-cell office:value-type="float" office:value="17501" calcext:value-type="float">
            <text:p>17501</text:p>
          </table:table-cell>
          <table:table-cell office:value-type="float" office:value="17505" calcext:value-type="float">
            <text:p>17505</text:p>
          </table:table-cell>
          <table:table-cell office:value-type="float" office:value="34814" calcext:value-type="float">
            <text:p>34814</text:p>
          </table:table-cell>
          <table:table-cell office:value-type="float" office:value="68662" calcext:value-type="float">
            <text:p>68662</text:p>
          </table:table-cell>
          <table:table-cell office:value-type="float" office:value="94798" calcext:value-type="float">
            <text:p>94798</text:p>
          </table:table-cell>
          <table:table-cell office:value-type="float" office:value="107515" calcext:value-type="float">
            <text:p>10751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2">
          <table:table-cell office:value-type="float" office:value="17601" calcext:value-type="float">
            <text:p>17601</text:p>
          </table:table-cell>
          <table:table-cell office:value-type="float" office:value="17600" calcext:value-type="float">
            <text:p>17600</text:p>
          </table:table-cell>
          <table:table-cell office:value-type="float" office:value="36507" calcext:value-type="float">
            <text:p>36507</text:p>
          </table:table-cell>
          <table:table-cell office:value-type="float" office:value="70175" calcext:value-type="float">
            <text:p>70175</text:p>
          </table:table-cell>
          <table:table-cell office:value-type="float" office:value="98399" calcext:value-type="float">
            <text:p>98399</text:p>
          </table:table-cell>
          <table:table-cell office:value-type="float" office:value="108495" calcext:value-type="float">
            <text:p>108495</text:p>
          </table:table-cell>
          <table:table-cell office:value-type="float" office:value="113520" calcext:value-type="float">
            <text:p>113520</text:p>
          </table:table-cell>
        </table:table-row>
        <table:table-row table:style-name="ro2">
          <table:table-cell office:value-type="float" office:value="17701" calcext:value-type="float">
            <text:p>17701</text:p>
          </table:table-cell>
          <table:table-cell office:value-type="float" office:value="17796" calcext:value-type="float">
            <text:p>17796</text:p>
          </table:table-cell>
          <table:table-cell office:value-type="float" office:value="36124" calcext:value-type="float">
            <text:p>36124</text:p>
          </table:table-cell>
          <table:table-cell office:value-type="float" office:value="77972" calcext:value-type="float">
            <text:p>77972</text:p>
          </table:table-cell>
          <table:table-cell office:value-type="float" office:value="101521" calcext:value-type="float">
            <text:p>101521</text:p>
          </table:table-cell>
          <table:table-cell office:value-type="float" office:value="108173" calcext:value-type="float">
            <text:p>108173</text:p>
          </table:table-cell>
          <table:table-cell office:value-type="float" office:value="112638" calcext:value-type="float">
            <text:p>112638</text:p>
          </table:table-cell>
        </table:table-row>
        <table:table-row table:style-name="ro2">
          <table:table-cell office:value-type="float" office:value="17801" calcext:value-type="float">
            <text:p>17801</text:p>
          </table:table-cell>
          <table:table-cell office:value-type="float" office:value="17806" calcext:value-type="float">
            <text:p>17806</text:p>
          </table:table-cell>
          <table:table-cell office:value-type="float" office:value="34325" calcext:value-type="float">
            <text:p>34325</text:p>
          </table:table-cell>
          <table:table-cell office:value-type="float" office:value="88279" calcext:value-type="float">
            <text:p>88279</text:p>
          </table:table-cell>
          <table:table-cell office:value-type="float" office:value="104718" calcext:value-type="float">
            <text:p>104718</text:p>
          </table:table-cell>
          <table:table-cell office:value-type="float" office:value="109710" calcext:value-type="float">
            <text:p>109710</text:p>
          </table:table-cell>
          <table:table-cell office:value-type="float" office:value="113352" calcext:value-type="float">
            <text:p>113352</text:p>
          </table:table-cell>
        </table:table-row>
        <table:table-row table:style-name="ro2">
          <table:table-cell office:value-type="float" office:value="17901" calcext:value-type="float">
            <text:p>17901</text:p>
          </table:table-cell>
          <table:table-cell office:value-type="float" office:value="17944" calcext:value-type="float">
            <text:p>17944</text:p>
          </table:table-cell>
          <table:table-cell office:value-type="float" office:value="35893" calcext:value-type="float">
            <text:p>35893</text:p>
          </table:table-cell>
          <table:table-cell office:value-type="float" office:value="72644" calcext:value-type="float">
            <text:p>72644</text:p>
          </table:table-cell>
          <table:table-cell office:value-type="float" office:value="102587" calcext:value-type="float">
            <text:p>102587</text:p>
          </table:table-cell>
          <table:table-cell office:value-type="float" office:value="110301" calcext:value-type="float">
            <text:p>110301</text:p>
          </table:table-cell>
          <table:table-cell office:value-type="float" office:value="115000" calcext:value-type="float">
            <text:p>115000</text:p>
          </table:table-cell>
        </table:table-row>
        <table:table-row table:style-name="ro2">
          <table:table-cell office:value-type="float" office:value="18001" calcext:value-type="float">
            <text:p>18001</text:p>
          </table:table-cell>
          <table:table-cell office:value-type="float" office:value="18573" calcext:value-type="float">
            <text:p>18573</text:p>
          </table:table-cell>
          <table:table-cell office:value-type="float" office:value="35930" calcext:value-type="float">
            <text:p>35930</text:p>
          </table:table-cell>
          <table:table-cell office:value-type="float" office:value="79434" calcext:value-type="float">
            <text:p>79434</text:p>
          </table:table-cell>
          <table:table-cell office:value-type="float" office:value="97474" calcext:value-type="float">
            <text:p>97474</text:p>
          </table:table-cell>
          <table:table-cell office:value-type="float" office:value="111508" calcext:value-type="float">
            <text:p>111508</text:p>
          </table:table-cell>
          <table:table-cell office:value-type="float" office:value="115563" calcext:value-type="float">
            <text:p>115563</text:p>
          </table:table-cell>
        </table:table-row>
        <table:table-row table:style-name="ro2">
          <table:table-cell office:value-type="float" office:value="18101" calcext:value-type="float">
            <text:p>18101</text:p>
          </table:table-cell>
          <table:table-cell office:value-type="float" office:value="18304" calcext:value-type="float">
            <text:p>18304</text:p>
          </table:table-cell>
          <table:table-cell office:value-type="float" office:value="35292" calcext:value-type="float">
            <text:p>35292</text:p>
          </table:table-cell>
          <table:table-cell office:value-type="float" office:value="65624" calcext:value-type="float">
            <text:p>65624</text:p>
          </table:table-cell>
          <table:table-cell office:value-type="float" office:value="107399" calcext:value-type="float">
            <text:p>107399</text:p>
          </table:table-cell>
          <table:table-cell office:value-type="float" office:value="111976" calcext:value-type="float">
            <text:p>111976</text:p>
          </table:table-cell>
          <table:table-cell office:value-type="float" office:value="115815" calcext:value-type="float">
            <text:p>115815</text:p>
          </table:table-cell>
        </table:table-row>
        <table:table-row table:style-name="ro2">
          <table:table-cell office:value-type="float" office:value="18201" calcext:value-type="float">
            <text:p>18201</text:p>
          </table:table-cell>
          <table:table-cell office:value-type="float" office:value="18758" calcext:value-type="float">
            <text:p>18758</text:p>
          </table:table-cell>
          <table:table-cell office:value-type="float" office:value="35372" calcext:value-type="float">
            <text:p>35372</text:p>
          </table:table-cell>
          <table:table-cell office:value-type="float" office:value="71157" calcext:value-type="float">
            <text:p>71157</text:p>
          </table:table-cell>
          <table:table-cell office:value-type="float" office:value="106408" calcext:value-type="float">
            <text:p>106408</text:p>
          </table:table-cell>
          <table:table-cell office:value-type="float" office:value="113117" calcext:value-type="float">
            <text:p>113117</text:p>
          </table:table-cell>
          <table:table-cell office:value-type="float" office:value="116166" calcext:value-type="float">
            <text:p>116166</text:p>
          </table:table-cell>
        </table:table-row>
        <table:table-row table:style-name="ro2">
          <table:table-cell office:value-type="float" office:value="18301" calcext:value-type="float">
            <text:p>18301</text:p>
          </table:table-cell>
          <table:table-cell office:value-type="float" office:value="18412" calcext:value-type="float">
            <text:p>18412</text:p>
          </table:table-cell>
          <table:table-cell office:value-type="float" office:value="38003" calcext:value-type="float">
            <text:p>38003</text:p>
          </table:table-cell>
          <table:table-cell office:value-type="float" office:value="77092" calcext:value-type="float">
            <text:p>77092</text:p>
          </table:table-cell>
          <table:table-cell office:value-type="float" office:value="109821" calcext:value-type="float">
            <text:p>109821</text:p>
          </table:table-cell>
          <table:table-cell office:value-type="float" office:value="113980" calcext:value-type="float">
            <text:p>113980</text:p>
          </table:table-cell>
          <table:table-cell office:value-type="float" office:value="117614" calcext:value-type="float">
            <text:p>117614</text:p>
          </table:table-cell>
        </table:table-row>
        <table:table-row table:style-name="ro2">
          <table:table-cell office:value-type="float" office:value="18401" calcext:value-type="float">
            <text:p>18401</text:p>
          </table:table-cell>
          <table:table-cell office:value-type="float" office:value="18969" calcext:value-type="float">
            <text:p>18969</text:p>
          </table:table-cell>
          <table:table-cell office:value-type="float" office:value="37462" calcext:value-type="float">
            <text:p>37462</text:p>
          </table:table-cell>
          <table:table-cell office:value-type="float" office:value="69239" calcext:value-type="float">
            <text:p>69239</text:p>
          </table:table-cell>
          <table:table-cell office:value-type="float" office:value="109386" calcext:value-type="float">
            <text:p>109386</text:p>
          </table:table-cell>
          <table:table-cell office:value-type="float" office:value="114946" calcext:value-type="float">
            <text:p>114946</text:p>
          </table:table-cell>
          <table:table-cell office:value-type="float" office:value="119359" calcext:value-type="float">
            <text:p>119359</text:p>
          </table:table-cell>
        </table:table-row>
        <table:table-row table:style-name="ro2">
          <table:table-cell office:value-type="float" office:value="18501" calcext:value-type="float">
            <text:p>18501</text:p>
          </table:table-cell>
          <table:table-cell office:value-type="float" office:value="20730" calcext:value-type="float">
            <text:p>20730</text:p>
          </table:table-cell>
          <table:table-cell office:value-type="float" office:value="38018" calcext:value-type="float">
            <text:p>38018</text:p>
          </table:table-cell>
          <table:table-cell office:value-type="float" office:value="75074" calcext:value-type="float">
            <text:p>75074</text:p>
          </table:table-cell>
          <table:table-cell office:value-type="float" office:value="109123" calcext:value-type="float">
            <text:p>109123</text:p>
          </table:table-cell>
          <table:table-cell office:value-type="float" office:value="115254" calcext:value-type="float">
            <text:p>115254</text:p>
          </table:table-cell>
          <table:table-cell office:value-type="float" office:value="119667" calcext:value-type="float">
            <text:p>119667</text:p>
          </table:table-cell>
        </table:table-row>
        <table:table-row table:style-name="ro2">
          <table:table-cell office:value-type="float" office:value="18601" calcext:value-type="float">
            <text:p>18601</text:p>
          </table:table-cell>
          <table:table-cell office:value-type="float" office:value="19849" calcext:value-type="float">
            <text:p>19849</text:p>
          </table:table-cell>
          <table:table-cell office:value-type="float" office:value="36872" calcext:value-type="float">
            <text:p>36872</text:p>
          </table:table-cell>
          <table:table-cell office:value-type="float" office:value="90463" calcext:value-type="float">
            <text:p>90463</text:p>
          </table:table-cell>
          <table:table-cell office:value-type="float" office:value="111168" calcext:value-type="float">
            <text:p>111168</text:p>
          </table:table-cell>
          <table:table-cell office:value-type="float" office:value="116041" calcext:value-type="float">
            <text:p>116041</text:p>
          </table:table-cell>
          <table:table-cell office:value-type="float" office:value="118663" calcext:value-type="float">
            <text:p>118663</text:p>
          </table:table-cell>
        </table:table-row>
        <table:table-row table:style-name="ro2">
          <table:table-cell office:value-type="float" office:value="18701" calcext:value-type="float">
            <text:p>18701</text:p>
          </table:table-cell>
          <table:table-cell office:value-type="float" office:value="18758" calcext:value-type="float">
            <text:p>18758</text:p>
          </table:table-cell>
          <table:table-cell office:value-type="float" office:value="36791" calcext:value-type="float">
            <text:p>36791</text:p>
          </table:table-cell>
          <table:table-cell office:value-type="float" office:value="76176" calcext:value-type="float">
            <text:p>76176</text:p>
          </table:table-cell>
          <table:table-cell office:value-type="float" office:value="111469" calcext:value-type="float">
            <text:p>111469</text:p>
          </table:table-cell>
          <table:table-cell office:value-type="float" office:value="116563" calcext:value-type="float">
            <text:p>116563</text:p>
          </table:table-cell>
          <table:table-cell office:value-type="float" office:value="119462" calcext:value-type="float">
            <text:p>119462</text:p>
          </table:table-cell>
        </table:table-row>
        <table:table-row table:style-name="ro2">
          <table:table-cell office:value-type="float" office:value="18801" calcext:value-type="float">
            <text:p>18801</text:p>
          </table:table-cell>
          <table:table-cell office:value-type="float" office:value="19708" calcext:value-type="float">
            <text:p>19708</text:p>
          </table:table-cell>
          <table:table-cell office:value-type="float" office:value="36656" calcext:value-type="float">
            <text:p>36656</text:p>
          </table:table-cell>
          <table:table-cell office:value-type="float" office:value="74171" calcext:value-type="float">
            <text:p>74171</text:p>
          </table:table-cell>
          <table:table-cell office:value-type="float" office:value="92847" calcext:value-type="float">
            <text:p>92847</text:p>
          </table:table-cell>
          <table:table-cell office:value-type="float" office:value="113721" calcext:value-type="float">
            <text:p>113721</text:p>
          </table:table-cell>
          <table:table-cell office:value-type="float" office:value="119674" calcext:value-type="float">
            <text:p>119674</text:p>
          </table:table-cell>
        </table:table-row>
        <table:table-row table:style-name="ro2">
          <table:table-cell office:value-type="float" office:value="18901" calcext:value-type="float">
            <text:p>18901</text:p>
          </table:table-cell>
          <table:table-cell office:value-type="float" office:value="18965" calcext:value-type="float">
            <text:p>18965</text:p>
          </table:table-cell>
          <table:table-cell office:value-type="float" office:value="38887" calcext:value-type="float">
            <text:p>38887</text:p>
          </table:table-cell>
          <table:table-cell office:value-type="float" office:value="106933" calcext:value-type="float">
            <text:p>106933</text:p>
          </table:table-cell>
          <table:table-cell office:value-type="float" office:value="61481" calcext:value-type="float">
            <text:p>61481</text:p>
          </table:table-cell>
          <table:table-cell office:value-type="float" office:value="100822" calcext:value-type="float">
            <text:p>100822</text:p>
          </table:table-cell>
          <table:table-cell office:value-type="float" office:value="120184" calcext:value-type="float">
            <text:p>120184</text:p>
          </table:table-cell>
        </table:table-row>
        <table:table-row table:style-name="ro2">
          <table:table-cell office:value-type="float" office:value="19001" calcext:value-type="float">
            <text:p>19001</text:p>
          </table:table-cell>
          <table:table-cell office:value-type="float" office:value="19875" calcext:value-type="float">
            <text:p>19875</text:p>
          </table:table-cell>
          <table:table-cell office:value-type="float" office:value="39273" calcext:value-type="float">
            <text:p>39273</text:p>
          </table:table-cell>
          <table:table-cell office:value-type="float" office:value="82936" calcext:value-type="float">
            <text:p>82936</text:p>
          </table:table-cell>
          <table:table-cell office:value-type="float" office:value="102830" calcext:value-type="float">
            <text:p>102830</text:p>
          </table:table-cell>
          <table:table-cell office:value-type="float" office:value="116723" calcext:value-type="float">
            <text:p>116723</text:p>
          </table:table-cell>
          <table:table-cell office:value-type="float" office:value="122270" calcext:value-type="float">
            <text:p>122270</text:p>
          </table:table-cell>
        </table:table-row>
        <table:table-row table:style-name="ro2">
          <table:table-cell office:value-type="float" office:value="19101" calcext:value-type="float">
            <text:p>19101</text:p>
          </table:table-cell>
          <table:table-cell office:value-type="float" office:value="19272" calcext:value-type="float">
            <text:p>19272</text:p>
          </table:table-cell>
          <table:table-cell office:value-type="float" office:value="38635" calcext:value-type="float">
            <text:p>38635</text:p>
          </table:table-cell>
          <table:table-cell office:value-type="float" office:value="102552" calcext:value-type="float">
            <text:p>102552</text:p>
          </table:table-cell>
          <table:table-cell office:value-type="float" office:value="105002" calcext:value-type="float">
            <text:p>105002</text:p>
          </table:table-cell>
          <table:table-cell office:value-type="float" office:value="117371" calcext:value-type="float">
            <text:p>117371</text:p>
          </table:table-cell>
          <table:table-cell office:value-type="float" office:value="121992" calcext:value-type="float">
            <text:p>121992</text:p>
          </table:table-cell>
        </table:table-row>
        <table:table-row table:style-name="ro2">
          <table:table-cell office:value-type="float" office:value="19201" calcext:value-type="float">
            <text:p>19201</text:p>
          </table:table-cell>
          <table:table-cell office:value-type="float" office:value="19769" calcext:value-type="float">
            <text:p>19769</text:p>
          </table:table-cell>
          <table:table-cell office:value-type="float" office:value="39256" calcext:value-type="float">
            <text:p>39256</text:p>
          </table:table-cell>
          <table:table-cell office:value-type="float" office:value="78090" calcext:value-type="float">
            <text:p>78090</text:p>
          </table:table-cell>
          <table:table-cell office:value-type="float" office:value="104277" calcext:value-type="float">
            <text:p>104277</text:p>
          </table:table-cell>
          <table:table-cell office:value-type="float" office:value="116304" calcext:value-type="float">
            <text:p>116304</text:p>
          </table:table-cell>
          <table:table-cell office:value-type="float" office:value="122893" calcext:value-type="float">
            <text:p>122893</text:p>
          </table:table-cell>
        </table:table-row>
        <table:table-row table:style-name="ro2">
          <table:table-cell office:value-type="float" office:value="19301" calcext:value-type="float">
            <text:p>19301</text:p>
          </table:table-cell>
          <table:table-cell office:value-type="float" office:value="19320" calcext:value-type="float">
            <text:p>19320</text:p>
          </table:table-cell>
          <table:table-cell office:value-type="float" office:value="38624" calcext:value-type="float">
            <text:p>38624</text:p>
          </table:table-cell>
          <table:table-cell office:value-type="float" office:value="75399" calcext:value-type="float">
            <text:p>75399</text:p>
          </table:table-cell>
          <table:table-cell office:value-type="float" office:value="107312" calcext:value-type="float">
            <text:p>107312</text:p>
          </table:table-cell>
          <table:table-cell office:value-type="float" office:value="118928" calcext:value-type="float">
            <text:p>118928</text:p>
          </table:table-cell>
          <table:table-cell office:value-type="float" office:value="122733" calcext:value-type="float">
            <text:p>122733</text:p>
          </table:table-cell>
        </table:table-row>
        <table:table-row table:style-name="ro2">
          <table:table-cell office:value-type="float" office:value="19401" calcext:value-type="float">
            <text:p>19401</text:p>
          </table:table-cell>
          <table:table-cell office:value-type="float" office:value="20193" calcext:value-type="float">
            <text:p>20193</text:p>
          </table:table-cell>
          <table:table-cell office:value-type="float" office:value="42061" calcext:value-type="float">
            <text:p>42061</text:p>
          </table:table-cell>
          <table:table-cell office:value-type="float" office:value="104225" calcext:value-type="float">
            <text:p>104225</text:p>
          </table:table-cell>
          <table:table-cell office:value-type="float" office:value="63950" calcext:value-type="float">
            <text:p>63950</text:p>
          </table:table-cell>
          <table:table-cell office:value-type="float" office:value="99996" calcext:value-type="float">
            <text:p>99996</text:p>
          </table:table-cell>
          <table:table-cell office:value-type="float" office:value="122358" calcext:value-type="float">
            <text:p>122358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float" office:value="19653" calcext:value-type="float">
            <text:p>19653</text:p>
          </table:table-cell>
          <table:table-cell office:value-type="float" office:value="39598" calcext:value-type="float">
            <text:p>39598</text:p>
          </table:table-cell>
          <table:table-cell office:value-type="float" office:value="93012" calcext:value-type="float">
            <text:p>93012</text:p>
          </table:table-cell>
          <table:table-cell office:value-type="float" office:value="63696" calcext:value-type="float">
            <text:p>63696</text:p>
          </table:table-cell>
          <table:table-cell office:value-type="float" office:value="106157" calcext:value-type="float">
            <text:p>106157</text:p>
          </table:table-cell>
          <table:table-cell office:value-type="float" office:value="123554" calcext:value-type="float">
            <text:p>123554</text:p>
          </table:table-cell>
        </table:table-row>
        <table:table-row table:style-name="ro2">
          <table:table-cell office:value-type="float" office:value="19601" calcext:value-type="float">
            <text:p>19601</text:p>
          </table:table-cell>
          <table:table-cell office:value-type="float" office:value="19840" calcext:value-type="float">
            <text:p>19840</text:p>
          </table:table-cell>
          <table:table-cell office:value-type="float" office:value="36837" calcext:value-type="float">
            <text:p>36837</text:p>
          </table:table-cell>
          <table:table-cell office:value-type="float" office:value="75192" calcext:value-type="float">
            <text:p>75192</text:p>
          </table:table-cell>
          <table:table-cell office:value-type="float" office:value="100967" calcext:value-type="float">
            <text:p>100967</text:p>
          </table:table-cell>
          <table:table-cell office:value-type="float" office:value="117061" calcext:value-type="float">
            <text:p>117061</text:p>
          </table:table-cell>
          <table:table-cell office:value-type="float" office:value="125048" calcext:value-type="float">
            <text:p>125048</text:p>
          </table:table-cell>
        </table:table-row>
        <table:table-row table:style-name="ro2">
          <table:table-cell office:value-type="float" office:value="19701" calcext:value-type="float">
            <text:p>19701</text:p>
          </table:table-cell>
          <table:table-cell office:value-type="float" office:value="19968" calcext:value-type="float">
            <text:p>19968</text:p>
          </table:table-cell>
          <table:table-cell office:value-type="float" office:value="40599" calcext:value-type="float">
            <text:p>40599</text:p>
          </table:table-cell>
          <table:table-cell office:value-type="float" office:value="81763" calcext:value-type="float">
            <text:p>81763</text:p>
          </table:table-cell>
          <table:table-cell office:value-type="float" office:value="112031" calcext:value-type="float">
            <text:p>112031</text:p>
          </table:table-cell>
          <table:table-cell office:value-type="float" office:value="119643" calcext:value-type="float">
            <text:p>119643</text:p>
          </table:table-cell>
          <table:table-cell office:value-type="float" office:value="125324" calcext:value-type="float">
            <text:p>125324</text:p>
          </table:table-cell>
        </table:table-row>
        <table:table-row table:style-name="ro2">
          <table:table-cell office:value-type="float" office:value="19801" calcext:value-type="float">
            <text:p>19801</text:p>
          </table:table-cell>
          <table:table-cell office:value-type="float" office:value="19985" calcext:value-type="float">
            <text:p>19985</text:p>
          </table:table-cell>
          <table:table-cell office:value-type="float" office:value="42075" calcext:value-type="float">
            <text:p>42075</text:p>
          </table:table-cell>
          <table:table-cell office:value-type="float" office:value="92800" calcext:value-type="float">
            <text:p>92800</text:p>
          </table:table-cell>
          <table:table-cell office:value-type="float" office:value="109839" calcext:value-type="float">
            <text:p>109839</text:p>
          </table:table-cell>
          <table:table-cell office:value-type="float" office:value="120331" calcext:value-type="float">
            <text:p>120331</text:p>
          </table:table-cell>
          <table:table-cell office:value-type="float" office:value="124744" calcext:value-type="float">
            <text:p>124744</text:p>
          </table:table-cell>
        </table:table-row>
        <table:table-row table:style-name="ro2">
          <table:table-cell office:value-type="float" office:value="19901" calcext:value-type="float">
            <text:p>19901</text:p>
          </table:table-cell>
          <table:table-cell office:value-type="float" office:value="19900" calcext:value-type="float">
            <text:p>19900</text:p>
          </table:table-cell>
          <table:table-cell office:value-type="float" office:value="40923" calcext:value-type="float">
            <text:p>40923</text:p>
          </table:table-cell>
          <table:table-cell office:value-type="float" office:value="90728" calcext:value-type="float">
            <text:p>90728</text:p>
          </table:table-cell>
          <table:table-cell office:value-type="float" office:value="113583" calcext:value-type="float">
            <text:p>113583</text:p>
          </table:table-cell>
          <table:table-cell office:value-type="float" office:value="121491" calcext:value-type="float">
            <text:p>121491</text:p>
          </table:table-cell>
          <table:table-cell office:value-type="float" office:value="126816" calcext:value-type="float">
            <text:p>126816</text:p>
          </table:table-cell>
        </table:table-row>
        <table:table-row table:style-name="ro2">
          <table:table-cell office:value-type="float" office:value="20001" calcext:value-type="float">
            <text:p>20001</text:p>
          </table:table-cell>
          <table:table-cell office:value-type="float" office:value="20012" calcext:value-type="float">
            <text:p>20012</text:p>
          </table:table-cell>
          <table:table-cell office:value-type="float" office:value="38485" calcext:value-type="float">
            <text:p>38485</text:p>
          </table:table-cell>
          <table:table-cell office:value-type="float" office:value="82090" calcext:value-type="float">
            <text:p>82090</text:p>
          </table:table-cell>
          <table:table-cell office:value-type="float" office:value="115594" calcext:value-type="float">
            <text:p>115594</text:p>
          </table:table-cell>
          <table:table-cell office:value-type="float" office:value="122988" calcext:value-type="float">
            <text:p>122988</text:p>
          </table:table-cell>
          <table:table-cell office:value-type="float" office:value="127685" calcext:value-type="float">
            <text:p>127685</text:p>
          </table:table-cell>
        </table:table-row>
        <table:table-row table:style-name="ro2">
          <table:table-cell office:value-type="float" office:value="20101" calcext:value-type="float">
            <text:p>20101</text:p>
          </table:table-cell>
          <table:table-cell office:value-type="float" office:value="20144" calcext:value-type="float">
            <text:p>20144</text:p>
          </table:table-cell>
          <table:table-cell office:value-type="float" office:value="39607" calcext:value-type="float">
            <text:p>39607</text:p>
          </table:table-cell>
          <table:table-cell office:value-type="float" office:value="77755" calcext:value-type="float">
            <text:p>77755</text:p>
          </table:table-cell>
          <table:table-cell office:value-type="float" office:value="117095" calcext:value-type="float">
            <text:p>117095</text:p>
          </table:table-cell>
          <table:table-cell office:value-type="float" office:value="124482" calcext:value-type="float">
            <text:p>124482</text:p>
          </table:table-cell>
          <table:table-cell office:value-type="float" office:value="128011" calcext:value-type="float">
            <text:p>128011</text:p>
          </table:table-cell>
        </table:table-row>
        <table:table-row table:style-name="ro2">
          <table:table-cell office:value-type="float" office:value="20201" calcext:value-type="float">
            <text:p>20201</text:p>
          </table:table-cell>
          <table:table-cell office:value-type="float" office:value="20246" calcext:value-type="float">
            <text:p>20246</text:p>
          </table:table-cell>
          <table:table-cell office:value-type="float" office:value="38548" calcext:value-type="float">
            <text:p>38548</text:p>
          </table:table-cell>
          <table:table-cell office:value-type="float" office:value="83230" calcext:value-type="float">
            <text:p>83230</text:p>
          </table:table-cell>
          <table:table-cell office:value-type="float" office:value="117710" calcext:value-type="float">
            <text:p>117710</text:p>
          </table:table-cell>
          <table:table-cell office:value-type="float" office:value="124412" calcext:value-type="float">
            <text:p>124412</text:p>
          </table:table-cell>
          <table:table-cell office:value-type="float" office:value="128456" calcext:value-type="float">
            <text:p>128456</text:p>
          </table:table-cell>
        </table:table-row>
        <table:table-row table:style-name="ro2">
          <table:table-cell office:value-type="float" office:value="20301" calcext:value-type="float">
            <text:p>20301</text:p>
          </table:table-cell>
          <table:table-cell office:value-type="float" office:value="20406" calcext:value-type="float">
            <text:p>20406</text:p>
          </table:table-cell>
          <table:table-cell office:value-type="float" office:value="40454" calcext:value-type="float">
            <text:p>40454</text:p>
          </table:table-cell>
          <table:table-cell office:value-type="float" office:value="79331" calcext:value-type="float">
            <text:p>79331</text:p>
          </table:table-cell>
          <table:table-cell office:value-type="float" office:value="120993" calcext:value-type="float">
            <text:p>120993</text:p>
          </table:table-cell>
          <table:table-cell office:value-type="float" office:value="125370" calcext:value-type="float">
            <text:p>125370</text:p>
          </table:table-cell>
          <table:table-cell office:value-type="float" office:value="128996" calcext:value-type="float">
            <text:p>128996</text:p>
          </table:table-cell>
        </table:table-row>
        <table:table-row table:style-name="ro2">
          <table:table-cell office:value-type="float" office:value="20401" calcext:value-type="float">
            <text:p>20401</text:p>
          </table:table-cell>
          <table:table-cell office:value-type="float" office:value="20638" calcext:value-type="float">
            <text:p>20638</text:p>
          </table:table-cell>
          <table:table-cell office:value-type="float" office:value="38667" calcext:value-type="float">
            <text:p>38667</text:p>
          </table:table-cell>
          <table:table-cell office:value-type="float" office:value="80401" calcext:value-type="float">
            <text:p>80401</text:p>
          </table:table-cell>
          <table:table-cell office:value-type="float" office:value="120917" calcext:value-type="float">
            <text:p>120917</text:p>
          </table:table-cell>
          <table:table-cell office:value-type="float" office:value="125904" calcext:value-type="float">
            <text:p>125904</text:p>
          </table:table-cell>
          <table:table-cell office:value-type="float" office:value="129223" calcext:value-type="float">
            <text:p>129223</text:p>
          </table:table-cell>
        </table:table-row>
        <table:table-row table:style-name="ro2">
          <table:table-cell office:value-type="float" office:value="20501" calcext:value-type="float">
            <text:p>20501</text:p>
          </table:table-cell>
          <table:table-cell office:value-type="float" office:value="21158" calcext:value-type="float">
            <text:p>21158</text:p>
          </table:table-cell>
          <table:table-cell office:value-type="float" office:value="44512" calcext:value-type="float">
            <text:p>44512</text:p>
          </table:table-cell>
          <table:table-cell office:value-type="float" office:value="77490" calcext:value-type="float">
            <text:p>77490</text:p>
          </table:table-cell>
          <table:table-cell office:value-type="float" office:value="119519" calcext:value-type="float">
            <text:p>119519</text:p>
          </table:table-cell>
          <table:table-cell office:value-type="float" office:value="126845" calcext:value-type="float">
            <text:p>126845</text:p>
          </table:table-cell>
          <table:table-cell office:value-type="float" office:value="131180" calcext:value-type="float">
            <text:p>131180</text:p>
          </table:table-cell>
        </table:table-row>
        <table:table-row table:style-name="ro2">
          <table:table-cell office:value-type="float" office:value="20601" calcext:value-type="float">
            <text:p>20601</text:p>
          </table:table-cell>
          <table:table-cell office:value-type="float" office:value="21181" calcext:value-type="float">
            <text:p>21181</text:p>
          </table:table-cell>
          <table:table-cell office:value-type="float" office:value="43863" calcext:value-type="float">
            <text:p>43863</text:p>
          </table:table-cell>
          <table:table-cell office:value-type="float" office:value="92578" calcext:value-type="float">
            <text:p>92578</text:p>
          </table:table-cell>
          <table:table-cell office:value-type="float" office:value="122619" calcext:value-type="float">
            <text:p>122619</text:p>
          </table:table-cell>
          <table:table-cell office:value-type="float" office:value="127430" calcext:value-type="float">
            <text:p>127430</text:p>
          </table:table-cell>
          <table:table-cell office:value-type="float" office:value="131746" calcext:value-type="float">
            <text:p>131746</text:p>
          </table:table-cell>
        </table:table-row>
        <table:table-row table:style-name="ro2">
          <table:table-cell office:value-type="float" office:value="20701" calcext:value-type="float">
            <text:p>20701</text:p>
          </table:table-cell>
          <table:table-cell office:value-type="float" office:value="20730" calcext:value-type="float">
            <text:p>20730</text:p>
          </table:table-cell>
          <table:table-cell office:value-type="float" office:value="42473" calcext:value-type="float">
            <text:p>42473</text:p>
          </table:table-cell>
          <table:table-cell office:value-type="float" office:value="109037" calcext:value-type="float">
            <text:p>109037</text:p>
          </table:table-cell>
          <table:table-cell office:value-type="float" office:value="117637" calcext:value-type="float">
            <text:p>117637</text:p>
          </table:table-cell>
          <table:table-cell office:value-type="float" office:value="126840" calcext:value-type="float">
            <text:p>126840</text:p>
          </table:table-cell>
          <table:table-cell office:value-type="float" office:value="130909" calcext:value-type="float">
            <text:p>130909</text:p>
          </table:table-cell>
        </table:table-row>
        <table:table-row table:style-name="ro2">
          <table:table-cell office:value-type="float" office:value="20801" calcext:value-type="float">
            <text:p>20801</text:p>
          </table:table-cell>
          <table:table-cell office:value-type="float" office:value="20850" calcext:value-type="float">
            <text:p>20850</text:p>
          </table:table-cell>
          <table:table-cell office:value-type="float" office:value="40427" calcext:value-type="float">
            <text:p>40427</text:p>
          </table:table-cell>
          <table:table-cell office:value-type="float" office:value="89557" calcext:value-type="float">
            <text:p>89557</text:p>
          </table:table-cell>
          <table:table-cell office:value-type="float" office:value="123418" calcext:value-type="float">
            <text:p>123418</text:p>
          </table:table-cell>
          <table:table-cell office:value-type="float" office:value="128050" calcext:value-type="float">
            <text:p>128050</text:p>
          </table:table-cell>
          <table:table-cell office:value-type="float" office:value="132323" calcext:value-type="float">
            <text:p>132323</text:p>
          </table:table-cell>
        </table:table-row>
        <table:table-row table:style-name="ro2">
          <table:table-cell office:value-type="float" office:value="20901" calcext:value-type="float">
            <text:p>20901</text:p>
          </table:table-cell>
          <table:table-cell office:value-type="float" office:value="21193" calcext:value-type="float">
            <text:p>21193</text:p>
          </table:table-cell>
          <table:table-cell office:value-type="float" office:value="42567" calcext:value-type="float">
            <text:p>42567</text:p>
          </table:table-cell>
          <table:table-cell office:value-type="float" office:value="81282" calcext:value-type="float">
            <text:p>81282</text:p>
          </table:table-cell>
          <table:table-cell office:value-type="float" office:value="122725" calcext:value-type="float">
            <text:p>122725</text:p>
          </table:table-cell>
          <table:table-cell office:value-type="float" office:value="128635" calcext:value-type="float">
            <text:p>128635</text:p>
          </table:table-cell>
          <table:table-cell office:value-type="float" office:value="132454" calcext:value-type="float">
            <text:p>132454</text:p>
          </table:table-cell>
        </table:table-row>
        <table:table-row table:style-name="ro2">
          <table:table-cell office:value-type="float" office:value="21001" calcext:value-type="float">
            <text:p>21001</text:p>
          </table:table-cell>
          <table:table-cell office:value-type="float" office:value="21263" calcext:value-type="float">
            <text:p>21263</text:p>
          </table:table-cell>
          <table:table-cell office:value-type="float" office:value="41242" calcext:value-type="float">
            <text:p>41242</text:p>
          </table:table-cell>
          <table:table-cell office:value-type="float" office:value="96139" calcext:value-type="float">
            <text:p>96139</text:p>
          </table:table-cell>
          <table:table-cell office:value-type="float" office:value="120011" calcext:value-type="float">
            <text:p>120011</text:p>
          </table:table-cell>
          <table:table-cell office:value-type="float" office:value="128530" calcext:value-type="float">
            <text:p>128530</text:p>
          </table:table-cell>
          <table:table-cell office:value-type="float" office:value="133249" calcext:value-type="float">
            <text:p>133249</text:p>
          </table:table-cell>
        </table:table-row>
        <table:table-row table:style-name="ro2">
          <table:table-cell office:value-type="float" office:value="21101" calcext:value-type="float">
            <text:p>21101</text:p>
          </table:table-cell>
          <table:table-cell office:value-type="float" office:value="21362" calcext:value-type="float">
            <text:p>21362</text:p>
          </table:table-cell>
          <table:table-cell office:value-type="float" office:value="43198" calcext:value-type="float">
            <text:p>43198</text:p>
          </table:table-cell>
          <table:table-cell office:value-type="float" office:value="98492" calcext:value-type="float">
            <text:p>98492</text:p>
          </table:table-cell>
          <table:table-cell office:value-type="float" office:value="121384" calcext:value-type="float">
            <text:p>121384</text:p>
          </table:table-cell>
          <table:table-cell office:value-type="float" office:value="129274" calcext:value-type="float">
            <text:p>129274</text:p>
          </table:table-cell>
          <table:table-cell office:value-type="float" office:value="133810" calcext:value-type="float">
            <text:p>133810</text:p>
          </table:table-cell>
        </table:table-row>
        <table:table-row table:style-name="ro2">
          <table:table-cell office:value-type="float" office:value="21201" calcext:value-type="float">
            <text:p>21201</text:p>
          </table:table-cell>
          <table:table-cell office:value-type="float" office:value="21667" calcext:value-type="float">
            <text:p>21667</text:p>
          </table:table-cell>
          <table:table-cell office:value-type="float" office:value="43456" calcext:value-type="float">
            <text:p>43456</text:p>
          </table:table-cell>
          <table:table-cell office:value-type="float" office:value="99337" calcext:value-type="float">
            <text:p>99337</text:p>
          </table:table-cell>
          <table:table-cell office:value-type="float" office:value="124934" calcext:value-type="float">
            <text:p>124934</text:p>
          </table:table-cell>
          <table:table-cell office:value-type="float" office:value="130535" calcext:value-type="float">
            <text:p>130535</text:p>
          </table:table-cell>
          <table:table-cell office:value-type="float" office:value="134010" calcext:value-type="float">
            <text:p>134010</text:p>
          </table:table-cell>
        </table:table-row>
        <table:table-row table:style-name="ro2">
          <table:table-cell office:value-type="float" office:value="21301" calcext:value-type="float">
            <text:p>21301</text:p>
          </table:table-cell>
          <table:table-cell office:value-type="float" office:value="21319" calcext:value-type="float">
            <text:p>21319</text:p>
          </table:table-cell>
          <table:table-cell office:value-type="float" office:value="42874" calcext:value-type="float">
            <text:p>42874</text:p>
          </table:table-cell>
          <table:table-cell office:value-type="float" office:value="93398" calcext:value-type="float">
            <text:p>93398</text:p>
          </table:table-cell>
          <table:table-cell office:value-type="float" office:value="127490" calcext:value-type="float">
            <text:p>127490</text:p>
          </table:table-cell>
          <table:table-cell office:value-type="float" office:value="131731" calcext:value-type="float">
            <text:p>131731</text:p>
          </table:table-cell>
          <table:table-cell office:value-type="float" office:value="135392" calcext:value-type="float">
            <text:p>135392</text:p>
          </table:table-cell>
        </table:table-row>
        <table:table-row table:style-name="ro2">
          <table:table-cell office:value-type="float" office:value="21401" calcext:value-type="float">
            <text:p>21401</text:p>
          </table:table-cell>
          <table:table-cell office:value-type="float" office:value="21798" calcext:value-type="float">
            <text:p>21798</text:p>
          </table:table-cell>
          <table:table-cell office:value-type="float" office:value="43691" calcext:value-type="float">
            <text:p>43691</text:p>
          </table:table-cell>
          <table:table-cell office:value-type="float" office:value="98057" calcext:value-type="float">
            <text:p>98057</text:p>
          </table:table-cell>
          <table:table-cell office:value-type="float" office:value="127709" calcext:value-type="float">
            <text:p>127709</text:p>
          </table:table-cell>
          <table:table-cell office:value-type="float" office:value="132101" calcext:value-type="float">
            <text:p>132101</text:p>
          </table:table-cell>
          <table:table-cell office:value-type="float" office:value="136716" calcext:value-type="float">
            <text:p>136716</text:p>
          </table:table-cell>
        </table:table-row>
        <table:table-row table:style-name="ro2">
          <table:table-cell office:value-type="float" office:value="21501" calcext:value-type="float">
            <text:p>21501</text:p>
          </table:table-cell>
          <table:table-cell office:value-type="float" office:value="21500" calcext:value-type="float">
            <text:p>21500</text:p>
          </table:table-cell>
          <table:table-cell office:value-type="float" office:value="45293" calcext:value-type="float">
            <text:p>45293</text:p>
          </table:table-cell>
          <table:table-cell office:value-type="float" office:value="94392" calcext:value-type="float">
            <text:p>94392</text:p>
          </table:table-cell>
          <table:table-cell office:value-type="float" office:value="128524" calcext:value-type="float">
            <text:p>128524</text:p>
          </table:table-cell>
          <table:table-cell office:value-type="float" office:value="133502" calcext:value-type="float">
            <text:p>133502</text:p>
          </table:table-cell>
          <table:table-cell office:value-type="float" office:value="138387" calcext:value-type="float">
            <text:p>138387</text:p>
          </table:table-cell>
        </table:table-row>
        <table:table-row table:style-name="ro2">
          <table:table-cell office:value-type="float" office:value="21601" calcext:value-type="float">
            <text:p>21601</text:p>
          </table:table-cell>
          <table:table-cell office:value-type="float" office:value="22096" calcext:value-type="float">
            <text:p>22096</text:p>
          </table:table-cell>
          <table:table-cell office:value-type="float" office:value="46407" calcext:value-type="float">
            <text:p>46407</text:p>
          </table:table-cell>
          <table:table-cell office:value-type="float" office:value="101230" calcext:value-type="float">
            <text:p>101230</text:p>
          </table:table-cell>
          <table:table-cell office:value-type="float" office:value="129739" calcext:value-type="float">
            <text:p>129739</text:p>
          </table:table-cell>
          <table:table-cell office:value-type="float" office:value="133985" calcext:value-type="float">
            <text:p>133985</text:p>
          </table:table-cell>
          <table:table-cell office:value-type="float" office:value="137012" calcext:value-type="float">
            <text:p>137012</text:p>
          </table:table-cell>
        </table:table-row>
        <table:table-row table:style-name="ro2">
          <table:table-cell office:value-type="float" office:value="21701" calcext:value-type="float">
            <text:p>21701</text:p>
          </table:table-cell>
          <table:table-cell office:value-type="float" office:value="23186" calcext:value-type="float">
            <text:p>23186</text:p>
          </table:table-cell>
          <table:table-cell office:value-type="float" office:value="43976" calcext:value-type="float">
            <text:p>43976</text:p>
          </table:table-cell>
          <table:table-cell office:value-type="float" office:value="93289" calcext:value-type="float">
            <text:p>93289</text:p>
          </table:table-cell>
          <table:table-cell office:value-type="float" office:value="129506" calcext:value-type="float">
            <text:p>129506</text:p>
          </table:table-cell>
          <table:table-cell office:value-type="float" office:value="134188" calcext:value-type="float">
            <text:p>134188</text:p>
          </table:table-cell>
          <table:table-cell office:value-type="float" office:value="137849" calcext:value-type="float">
            <text:p>137849</text:p>
          </table:table-cell>
        </table:table-row>
        <table:table-row table:style-name="ro2">
          <table:table-cell office:value-type="float" office:value="21801" calcext:value-type="float">
            <text:p>21801</text:p>
          </table:table-cell>
          <table:table-cell office:value-type="float" office:value="22906" calcext:value-type="float">
            <text:p>22906</text:p>
          </table:table-cell>
          <table:table-cell office:value-type="float" office:value="44927" calcext:value-type="float">
            <text:p>44927</text:p>
          </table:table-cell>
          <table:table-cell office:value-type="float" office:value="94121" calcext:value-type="float">
            <text:p>94121</text:p>
          </table:table-cell>
          <table:table-cell office:value-type="float" office:value="130091" calcext:value-type="float">
            <text:p>130091</text:p>
          </table:table-cell>
          <table:table-cell office:value-type="float" office:value="135148" calcext:value-type="float">
            <text:p>135148</text:p>
          </table:table-cell>
          <table:table-cell office:value-type="float" office:value="139282" calcext:value-type="float">
            <text:p>139282</text:p>
          </table:table-cell>
        </table:table-row>
        <table:table-row table:style-name="ro2">
          <table:table-cell office:value-type="float" office:value="21901" calcext:value-type="float">
            <text:p>21901</text:p>
          </table:table-cell>
          <table:table-cell office:value-type="float" office:value="22661" calcext:value-type="float">
            <text:p>22661</text:p>
          </table:table-cell>
          <table:table-cell office:value-type="float" office:value="43670" calcext:value-type="float">
            <text:p>43670</text:p>
          </table:table-cell>
          <table:table-cell office:value-type="float" office:value="130897" calcext:value-type="float">
            <text:p>130897</text:p>
          </table:table-cell>
          <table:table-cell office:value-type="float" office:value="131461" calcext:value-type="float">
            <text:p>131461</text:p>
          </table:table-cell>
          <table:table-cell office:value-type="float" office:value="136413" calcext:value-type="float">
            <text:p>136413</text:p>
          </table:table-cell>
          <table:table-cell office:value-type="float" office:value="140060" calcext:value-type="float">
            <text:p>140060</text:p>
          </table:table-cell>
        </table:table-row>
        <table:table-row table:style-name="ro2">
          <table:table-cell office:value-type="float" office:value="22001" calcext:value-type="float">
            <text:p>22001</text:p>
          </table:table-cell>
          <table:table-cell office:value-type="float" office:value="22989" calcext:value-type="float">
            <text:p>22989</text:p>
          </table:table-cell>
          <table:table-cell office:value-type="float" office:value="44893" calcext:value-type="float">
            <text:p>44893</text:p>
          </table:table-cell>
          <table:table-cell office:value-type="float" office:value="131065" calcext:value-type="float">
            <text:p>131065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6588" calcext:value-type="float">
            <text:p>136588</text:p>
          </table:table-cell>
          <table:table-cell office:value-type="float" office:value="140172" calcext:value-type="float">
            <text:p>140172</text:p>
          </table:table-cell>
        </table:table-row>
        <table:table-row table:style-name="ro2">
          <table:table-cell office:value-type="float" office:value="22101" calcext:value-type="float">
            <text:p>22101</text:p>
          </table:table-cell>
          <table:table-cell office:value-type="float" office:value="22901" calcext:value-type="float">
            <text:p>22901</text:p>
          </table:table-cell>
          <table:table-cell office:value-type="float" office:value="44164" calcext:value-type="float">
            <text:p>44164</text:p>
          </table:table-cell>
          <table:table-cell office:value-type="float" office:value="97692" calcext:value-type="float">
            <text:p>97692</text:p>
          </table:table-cell>
          <table:table-cell office:value-type="float" office:value="133441" calcext:value-type="float">
            <text:p>133441</text:p>
          </table:table-cell>
          <table:table-cell office:value-type="float" office:value="137573" calcext:value-type="float">
            <text:p>137573</text:p>
          </table:table-cell>
          <table:table-cell office:value-type="float" office:value="141018" calcext:value-type="float">
            <text:p>141018</text:p>
          </table:table-cell>
        </table:table-row>
        <table:table-row table:style-name="ro2">
          <table:table-cell office:value-type="float" office:value="22201" calcext:value-type="float">
            <text:p>22201</text:p>
          </table:table-cell>
          <table:table-cell office:value-type="float" office:value="22488" calcext:value-type="float">
            <text:p>22488</text:p>
          </table:table-cell>
          <table:table-cell office:value-type="float" office:value="41405" calcext:value-type="float">
            <text:p>41405</text:p>
          </table:table-cell>
          <table:table-cell office:value-type="float" office:value="81369" calcext:value-type="float">
            <text:p>81369</text:p>
          </table:table-cell>
          <table:table-cell office:value-type="float" office:value="132693" calcext:value-type="float">
            <text:p>132693</text:p>
          </table:table-cell>
          <table:table-cell office:value-type="float" office:value="138312" calcext:value-type="float">
            <text:p>138312</text:p>
          </table:table-cell>
          <table:table-cell office:value-type="float" office:value="142344" calcext:value-type="float">
            <text:p>142344</text:p>
          </table:table-cell>
        </table:table-row>
        <table:table-row table:style-name="ro2">
          <table:table-cell office:value-type="float" office:value="22301" calcext:value-type="float">
            <text:p>22301</text:p>
          </table:table-cell>
          <table:table-cell office:value-type="float" office:value="23708" calcext:value-type="float">
            <text:p>23708</text:p>
          </table:table-cell>
          <table:table-cell office:value-type="float" office:value="45467" calcext:value-type="float">
            <text:p>45467</text:p>
          </table:table-cell>
          <table:table-cell office:value-type="float" office:value="91090" calcext:value-type="float">
            <text:p>91090</text:p>
          </table:table-cell>
          <table:table-cell office:value-type="float" office:value="133054" calcext:value-type="float">
            <text:p>133054</text:p>
          </table:table-cell>
          <table:table-cell office:value-type="float" office:value="138920" calcext:value-type="float">
            <text:p>138920</text:p>
          </table:table-cell>
          <table:table-cell office:value-type="float" office:value="142598" calcext:value-type="float">
            <text:p>142598</text:p>
          </table:table-cell>
        </table:table-row>
        <table:table-row table:style-name="ro2">
          <table:table-cell office:value-type="float" office:value="22401" calcext:value-type="float">
            <text:p>22401</text:p>
          </table:table-cell>
          <table:table-cell office:value-type="float" office:value="22400" calcext:value-type="float">
            <text:p>22400</text:p>
          </table:table-cell>
          <table:table-cell office:value-type="float" office:value="45466" calcext:value-type="float">
            <text:p>45466</text:p>
          </table:table-cell>
          <table:table-cell office:value-type="float" office:value="103686" calcext:value-type="float">
            <text:p>103686</text:p>
          </table:table-cell>
          <table:table-cell office:value-type="float" office:value="135285" calcext:value-type="float">
            <text:p>135285</text:p>
          </table:table-cell>
          <table:table-cell office:value-type="float" office:value="139474" calcext:value-type="float">
            <text:p>139474</text:p>
          </table:table-cell>
          <table:table-cell office:value-type="float" office:value="142975" calcext:value-type="float">
            <text:p>142975</text:p>
          </table:table-cell>
        </table:table-row>
        <table:table-row table:style-name="ro2">
          <table:table-cell office:value-type="float" office:value="22501" calcext:value-type="float">
            <text:p>22501</text:p>
          </table:table-cell>
          <table:table-cell office:value-type="float" office:value="22586" calcext:value-type="float">
            <text:p>22586</text:p>
          </table:table-cell>
          <table:table-cell office:value-type="float" office:value="45498" calcext:value-type="float">
            <text:p>45498</text:p>
          </table:table-cell>
          <table:table-cell office:value-type="float" office:value="109917" calcext:value-type="float">
            <text:p>109917</text:p>
          </table:table-cell>
          <table:table-cell office:value-type="float" office:value="136149" calcext:value-type="float">
            <text:p>136149</text:p>
          </table:table-cell>
          <table:table-cell office:value-type="float" office:value="140284" calcext:value-type="float">
            <text:p>140284</text:p>
          </table:table-cell>
          <table:table-cell office:value-type="float" office:value="143719" calcext:value-type="float">
            <text:p>143719</text:p>
          </table:table-cell>
        </table:table-row>
        <table:table-row table:style-name="ro2">
          <table:table-cell office:value-type="float" office:value="22601" calcext:value-type="float">
            <text:p>22601</text:p>
          </table:table-cell>
          <table:table-cell office:value-type="float" office:value="23291" calcext:value-type="float">
            <text:p>23291</text:p>
          </table:table-cell>
          <table:table-cell office:value-type="float" office:value="45282" calcext:value-type="float">
            <text:p>45282</text:p>
          </table:table-cell>
          <table:table-cell office:value-type="float" office:value="97590" calcext:value-type="float">
            <text:p>97590</text:p>
          </table:table-cell>
          <table:table-cell office:value-type="float" office:value="134669" calcext:value-type="float">
            <text:p>134669</text:p>
          </table:table-cell>
          <table:table-cell office:value-type="float" office:value="140679" calcext:value-type="float">
            <text:p>140679</text:p>
          </table:table-cell>
          <table:table-cell office:value-type="float" office:value="143662" calcext:value-type="float">
            <text:p>143662</text:p>
          </table:table-cell>
        </table:table-row>
        <table:table-row table:style-name="ro2">
          <table:table-cell office:value-type="float" office:value="22701" calcext:value-type="float">
            <text:p>22701</text:p>
          </table:table-cell>
          <table:table-cell office:value-type="float" office:value="23078" calcext:value-type="float">
            <text:p>23078</text:p>
          </table:table-cell>
          <table:table-cell office:value-type="float" office:value="46423" calcext:value-type="float">
            <text:p>46423</text:p>
          </table:table-cell>
          <table:table-cell office:value-type="float" office:value="106595" calcext:value-type="float">
            <text:p>106595</text:p>
          </table:table-cell>
          <table:table-cell office:value-type="float" office:value="136344" calcext:value-type="float">
            <text:p>136344</text:p>
          </table:table-cell>
          <table:table-cell office:value-type="float" office:value="141248" calcext:value-type="float">
            <text:p>141248</text:p>
          </table:table-cell>
          <table:table-cell office:value-type="float" office:value="145953" calcext:value-type="float">
            <text:p>145953</text:p>
          </table:table-cell>
        </table:table-row>
        <table:table-row table:style-name="ro2">
          <table:table-cell office:value-type="float" office:value="22801" calcext:value-type="float">
            <text:p>22801</text:p>
          </table:table-cell>
          <table:table-cell office:value-type="float" office:value="23764" calcext:value-type="float">
            <text:p>23764</text:p>
          </table:table-cell>
          <table:table-cell office:value-type="float" office:value="45215" calcext:value-type="float">
            <text:p>45215</text:p>
          </table:table-cell>
          <table:table-cell office:value-type="float" office:value="88594" calcext:value-type="float">
            <text:p>88594</text:p>
          </table:table-cell>
          <table:table-cell office:value-type="float" office:value="138385" calcext:value-type="float">
            <text:p>138385</text:p>
          </table:table-cell>
          <table:table-cell office:value-type="float" office:value="142405" calcext:value-type="float">
            <text:p>142405</text:p>
          </table:table-cell>
          <table:table-cell office:value-type="float" office:value="145833" calcext:value-type="float">
            <text:p>145833</text:p>
          </table:table-cell>
        </table:table-row>
        <table:table-row table:style-name="ro2">
          <table:table-cell office:value-type="float" office:value="22901" calcext:value-type="float">
            <text:p>22901</text:p>
          </table:table-cell>
          <table:table-cell office:value-type="float" office:value="23262" calcext:value-type="float">
            <text:p>23262</text:p>
          </table:table-cell>
          <table:table-cell office:value-type="float" office:value="44488" calcext:value-type="float">
            <text:p>44488</text:p>
          </table:table-cell>
          <table:table-cell office:value-type="float" office:value="83612" calcext:value-type="float">
            <text:p>83612</text:p>
          </table:table-cell>
          <table:table-cell office:value-type="float" office:value="136558" calcext:value-type="float">
            <text:p>136558</text:p>
          </table:table-cell>
          <table:table-cell office:value-type="float" office:value="141940" calcext:value-type="float">
            <text:p>141940</text:p>
          </table:table-cell>
          <table:table-cell office:value-type="float" office:value="146106" calcext:value-type="float">
            <text:p>146106</text:p>
          </table:table-cell>
        </table:table-row>
        <table:table-row table:style-name="ro2">
          <table:table-cell office:value-type="float" office:value="23001" calcext:value-type="float">
            <text:p>23001</text:p>
          </table:table-cell>
          <table:table-cell office:value-type="float" office:value="23308" calcext:value-type="float">
            <text:p>23308</text:p>
          </table:table-cell>
          <table:table-cell office:value-type="float" office:value="44979" calcext:value-type="float">
            <text:p>44979</text:p>
          </table:table-cell>
          <table:table-cell office:value-type="float" office:value="102901" calcext:value-type="float">
            <text:p>102901</text:p>
          </table:table-cell>
          <table:table-cell office:value-type="float" office:value="140399" calcext:value-type="float">
            <text:p>140399</text:p>
          </table:table-cell>
          <table:table-cell office:value-type="float" office:value="143449" calcext:value-type="float">
            <text:p>143449</text:p>
          </table:table-cell>
          <table:table-cell office:value-type="float" office:value="147774" calcext:value-type="float">
            <text:p>147774</text:p>
          </table:table-cell>
        </table:table-row>
        <table:table-row table:style-name="ro2">
          <table:table-cell office:value-type="float" office:value="23101" calcext:value-type="float">
            <text:p>23101</text:p>
          </table:table-cell>
          <table:table-cell office:value-type="float" office:value="23641" calcext:value-type="float">
            <text:p>23641</text:p>
          </table:table-cell>
          <table:table-cell office:value-type="float" office:value="47270" calcext:value-type="float">
            <text:p>47270</text:p>
          </table:table-cell>
          <table:table-cell office:value-type="float" office:value="108840" calcext:value-type="float">
            <text:p>108840</text:p>
          </table:table-cell>
          <table:table-cell office:value-type="float" office:value="140443" calcext:value-type="float">
            <text:p>140443</text:p>
          </table:table-cell>
          <table:table-cell office:value-type="float" office:value="144087" calcext:value-type="float">
            <text:p>144087</text:p>
          </table:table-cell>
          <table:table-cell office:value-type="float" office:value="149008" calcext:value-type="float">
            <text:p>149008</text:p>
          </table:table-cell>
        </table:table-row>
        <table:table-row table:style-name="ro2">
          <table:table-cell office:value-type="float" office:value="23201" calcext:value-type="float">
            <text:p>23201</text:p>
          </table:table-cell>
          <table:table-cell office:value-type="float" office:value="23272" calcext:value-type="float">
            <text:p>23272</text:p>
          </table:table-cell>
          <table:table-cell office:value-type="float" office:value="44838" calcext:value-type="float">
            <text:p>44838</text:p>
          </table:table-cell>
          <table:table-cell office:value-type="float" office:value="90765" calcext:value-type="float">
            <text:p>90765</text:p>
          </table:table-cell>
          <table:table-cell office:value-type="float" office:value="139998" calcext:value-type="float">
            <text:p>139998</text:p>
          </table:table-cell>
          <table:table-cell office:value-type="float" office:value="144515" calcext:value-type="float">
            <text:p>144515</text:p>
          </table:table-cell>
          <table:table-cell office:value-type="float" office:value="149442" calcext:value-type="float">
            <text:p>149442</text:p>
          </table:table-cell>
        </table:table-row>
        <table:table-row table:style-name="ro2">
          <table:table-cell office:value-type="float" office:value="23301" calcext:value-type="float">
            <text:p>23301</text:p>
          </table:table-cell>
          <table:table-cell office:value-type="float" office:value="24201" calcext:value-type="float">
            <text:p>24201</text:p>
          </table:table-cell>
          <table:table-cell office:value-type="float" office:value="45383" calcext:value-type="float">
            <text:p>45383</text:p>
          </table:table-cell>
          <table:table-cell office:value-type="float" office:value="99148" calcext:value-type="float">
            <text:p>99148</text:p>
          </table:table-cell>
          <table:table-cell office:value-type="float" office:value="140550" calcext:value-type="float">
            <text:p>140550</text:p>
          </table:table-cell>
          <table:table-cell office:value-type="float" office:value="145498" calcext:value-type="float">
            <text:p>145498</text:p>
          </table:table-cell>
          <table:table-cell office:value-type="float" office:value="149454" calcext:value-type="float">
            <text:p>149454</text:p>
          </table:table-cell>
        </table:table-row>
        <table:table-row table:style-name="ro2">
          <table:table-cell office:value-type="float" office:value="23401" calcext:value-type="float">
            <text:p>23401</text:p>
          </table:table-cell>
          <table:table-cell office:value-type="float" office:value="23462" calcext:value-type="float">
            <text:p>23462</text:p>
          </table:table-cell>
          <table:table-cell office:value-type="float" office:value="47633" calcext:value-type="float">
            <text:p>47633</text:p>
          </table:table-cell>
          <table:table-cell office:value-type="float" office:value="86899" calcext:value-type="float">
            <text:p>86899</text:p>
          </table:table-cell>
          <table:table-cell office:value-type="float" office:value="141739" calcext:value-type="float">
            <text:p>141739</text:p>
          </table:table-cell>
          <table:table-cell office:value-type="float" office:value="145973" calcext:value-type="float">
            <text:p>145973</text:p>
          </table:table-cell>
          <table:table-cell office:value-type="float" office:value="149316" calcext:value-type="float">
            <text:p>149316</text:p>
          </table:table-cell>
        </table:table-row>
        <table:table-row table:style-name="ro2">
          <table:table-cell office:value-type="float" office:value="23501" calcext:value-type="float">
            <text:p>23501</text:p>
          </table:table-cell>
          <table:table-cell office:value-type="float" office:value="23513" calcext:value-type="float">
            <text:p>23513</text:p>
          </table:table-cell>
          <table:table-cell office:value-type="float" office:value="43952" calcext:value-type="float">
            <text:p>43952</text:p>
          </table:table-cell>
          <table:table-cell office:value-type="float" office:value="115246" calcext:value-type="float">
            <text:p>115246</text:p>
          </table:table-cell>
          <table:table-cell office:value-type="float" office:value="139916" calcext:value-type="float">
            <text:p>139916</text:p>
          </table:table-cell>
          <table:table-cell office:value-type="float" office:value="146765" calcext:value-type="float">
            <text:p>146765</text:p>
          </table:table-cell>
          <table:table-cell office:value-type="float" office:value="151616" calcext:value-type="float">
            <text:p>151616</text:p>
          </table:table-cell>
        </table:table-row>
        <table:table-row table:style-name="ro2">
          <table:table-cell office:value-type="float" office:value="23601" calcext:value-type="float">
            <text:p>23601</text:p>
          </table:table-cell>
          <table:table-cell office:value-type="float" office:value="24280" calcext:value-type="float">
            <text:p>24280</text:p>
          </table:table-cell>
          <table:table-cell office:value-type="float" office:value="48474" calcext:value-type="float">
            <text:p>48474</text:p>
          </table:table-cell>
          <table:table-cell office:value-type="float" office:value="90631" calcext:value-type="float">
            <text:p>90631</text:p>
          </table:table-cell>
          <table:table-cell office:value-type="float" office:value="140575" calcext:value-type="float">
            <text:p>140575</text:p>
          </table:table-cell>
          <table:table-cell office:value-type="float" office:value="147431" calcext:value-type="float">
            <text:p>147431</text:p>
          </table:table-cell>
          <table:table-cell office:value-type="float" office:value="151024" calcext:value-type="float">
            <text:p>151024</text:p>
          </table:table-cell>
        </table:table-row>
        <table:table-row table:style-name="ro2">
          <table:table-cell office:value-type="float" office:value="23701" calcext:value-type="float">
            <text:p>23701</text:p>
          </table:table-cell>
          <table:table-cell office:value-type="float" office:value="23937" calcext:value-type="float">
            <text:p>23937</text:p>
          </table:table-cell>
          <table:table-cell office:value-type="float" office:value="44291" calcext:value-type="float">
            <text:p>44291</text:p>
          </table:table-cell>
          <table:table-cell office:value-type="float" office:value="111922" calcext:value-type="float">
            <text:p>111922</text:p>
          </table:table-cell>
          <table:table-cell office:value-type="float" office:value="144629" calcext:value-type="float">
            <text:p>144629</text:p>
          </table:table-cell>
          <table:table-cell office:value-type="float" office:value="148266" calcext:value-type="float">
            <text:p>148266</text:p>
          </table:table-cell>
          <table:table-cell office:value-type="float" office:value="151352" calcext:value-type="float">
            <text:p>151352</text:p>
          </table:table-cell>
        </table:table-row>
        <table:table-row table:style-name="ro2">
          <table:table-cell office:value-type="float" office:value="23801" calcext:value-type="float">
            <text:p>23801</text:p>
          </table:table-cell>
          <table:table-cell office:value-type="float" office:value="24238" calcext:value-type="float">
            <text:p>24238</text:p>
          </table:table-cell>
          <table:table-cell office:value-type="float" office:value="47136" calcext:value-type="float">
            <text:p>47136</text:p>
          </table:table-cell>
          <table:table-cell office:value-type="float" office:value="111354" calcext:value-type="float">
            <text:p>111354</text:p>
          </table:table-cell>
          <table:table-cell office:value-type="float" office:value="143894" calcext:value-type="float">
            <text:p>143894</text:p>
          </table:table-cell>
          <table:table-cell office:value-type="float" office:value="148480" calcext:value-type="float">
            <text:p>148480</text:p>
          </table:table-cell>
          <table:table-cell office:value-type="float" office:value="153110" calcext:value-type="float">
            <text:p>153110</text:p>
          </table:table-cell>
        </table:table-row>
        <table:table-row table:style-name="ro2">
          <table:table-cell office:value-type="float" office:value="23901" calcext:value-type="float">
            <text:p>23901</text:p>
          </table:table-cell>
          <table:table-cell office:value-type="float" office:value="24578" calcext:value-type="float">
            <text:p>24578</text:p>
          </table:table-cell>
          <table:table-cell office:value-type="float" office:value="49164" calcext:value-type="float">
            <text:p>49164</text:p>
          </table:table-cell>
          <table:table-cell office:value-type="float" office:value="141986" calcext:value-type="float">
            <text:p>141986</text:p>
          </table:table-cell>
          <table:table-cell office:value-type="float" office:value="144742" calcext:value-type="float">
            <text:p>144742</text:p>
          </table:table-cell>
          <table:table-cell office:value-type="float" office:value="149251" calcext:value-type="float">
            <text:p>149251</text:p>
          </table:table-cell>
          <table:table-cell office:value-type="float" office:value="153329" calcext:value-type="float">
            <text:p>153329</text:p>
          </table:table-cell>
        </table:table-row>
        <table:table-row table:style-name="ro2">
          <table:table-cell office:value-type="float" office:value="24001" calcext:value-type="float">
            <text:p>24001</text:p>
          </table:table-cell>
          <table:table-cell office:value-type="float" office:value="24350" calcext:value-type="float">
            <text:p>24350</text:p>
          </table:table-cell>
          <table:table-cell office:value-type="float" office:value="44534" calcext:value-type="float">
            <text:p>44534</text:p>
          </table:table-cell>
          <table:table-cell office:value-type="float" office:value="94753" calcext:value-type="float">
            <text:p>94753</text:p>
          </table:table-cell>
          <table:table-cell office:value-type="float" office:value="145677" calcext:value-type="float">
            <text:p>145677</text:p>
          </table:table-cell>
          <table:table-cell office:value-type="float" office:value="149827" calcext:value-type="float">
            <text:p>149827</text:p>
          </table:table-cell>
          <table:table-cell office:value-type="float" office:value="153748" calcext:value-type="float">
            <text:p>153748</text:p>
          </table:table-cell>
        </table:table-row>
        <table:table-row table:style-name="ro2">
          <table:table-cell office:value-type="float" office:value="24101" calcext:value-type="float">
            <text:p>24101</text:p>
          </table:table-cell>
          <table:table-cell office:value-type="float" office:value="24323" calcext:value-type="float">
            <text:p>24323</text:p>
          </table:table-cell>
          <table:table-cell office:value-type="float" office:value="49257" calcext:value-type="float">
            <text:p>49257</text:p>
          </table:table-cell>
          <table:table-cell office:value-type="float" office:value="105319" calcext:value-type="float">
            <text:p>105319</text:p>
          </table:table-cell>
          <table:table-cell office:value-type="float" office:value="145325" calcext:value-type="float">
            <text:p>145325</text:p>
          </table:table-cell>
          <table:table-cell office:value-type="float" office:value="150448" calcext:value-type="float">
            <text:p>150448</text:p>
          </table:table-cell>
          <table:table-cell office:value-type="float" office:value="154019" calcext:value-type="float">
            <text:p>154019</text:p>
          </table:table-cell>
        </table:table-row>
        <table:table-row table:style-name="ro2">
          <table:table-cell office:value-type="float" office:value="24201" calcext:value-type="float">
            <text:p>24201</text:p>
          </table:table-cell>
          <table:table-cell office:value-type="float" office:value="24274" calcext:value-type="float">
            <text:p>24274</text:p>
          </table:table-cell>
          <table:table-cell office:value-type="float" office:value="48769" calcext:value-type="float">
            <text:p>48769</text:p>
          </table:table-cell>
          <table:table-cell office:value-type="float" office:value="101565" calcext:value-type="float">
            <text:p>101565</text:p>
          </table:table-cell>
          <table:table-cell office:value-type="float" office:value="145372" calcext:value-type="float">
            <text:p>145372</text:p>
          </table:table-cell>
          <table:table-cell office:value-type="float" office:value="151103" calcext:value-type="float">
            <text:p>151103</text:p>
          </table:table-cell>
          <table:table-cell office:value-type="float" office:value="155259" calcext:value-type="float">
            <text:p>155259</text:p>
          </table:table-cell>
        </table:table-row>
        <table:table-row table:style-name="ro2">
          <table:table-cell office:value-type="float" office:value="24301" calcext:value-type="float">
            <text:p>24301</text:p>
          </table:table-cell>
          <table:table-cell office:value-type="float" office:value="24462" calcext:value-type="float">
            <text:p>24462</text:p>
          </table:table-cell>
          <table:table-cell office:value-type="float" office:value="48931" calcext:value-type="float">
            <text:p>48931</text:p>
          </table:table-cell>
          <table:table-cell office:value-type="float" office:value="99803" calcext:value-type="float">
            <text:p>99803</text:p>
          </table:table-cell>
          <table:table-cell office:value-type="float" office:value="147513" calcext:value-type="float">
            <text:p>147513</text:p>
          </table:table-cell>
          <table:table-cell office:value-type="float" office:value="151929" calcext:value-type="float">
            <text:p>151929</text:p>
          </table:table-cell>
          <table:table-cell office:value-type="float" office:value="155409" calcext:value-type="float">
            <text:p>155409</text:p>
          </table:table-cell>
        </table:table-row>
        <table:table-row table:style-name="ro2">
          <table:table-cell office:value-type="float" office:value="24401" calcext:value-type="float">
            <text:p>24401</text:p>
          </table:table-cell>
          <table:table-cell office:value-type="float" office:value="24853" calcext:value-type="float">
            <text:p>24853</text:p>
          </table:table-cell>
          <table:table-cell office:value-type="float" office:value="49878" calcext:value-type="float">
            <text:p>49878</text:p>
          </table:table-cell>
          <table:table-cell office:value-type="float" office:value="114836" calcext:value-type="float">
            <text:p>114836</text:p>
          </table:table-cell>
          <table:table-cell office:value-type="float" office:value="148547" calcext:value-type="float">
            <text:p>148547</text:p>
          </table:table-cell>
          <table:table-cell office:value-type="float" office:value="152363" calcext:value-type="float">
            <text:p>152363</text:p>
          </table:table-cell>
          <table:table-cell office:value-type="float" office:value="156645" calcext:value-type="float">
            <text:p>156645</text:p>
          </table:table-cell>
        </table:table-row>
        <table:table-row table:style-name="ro2">
          <table:table-cell office:value-type="float" office:value="24501" calcext:value-type="float">
            <text:p>24501</text:p>
          </table:table-cell>
          <table:table-cell office:value-type="float" office:value="25674" calcext:value-type="float">
            <text:p>25674</text:p>
          </table:table-cell>
          <table:table-cell office:value-type="float" office:value="49514" calcext:value-type="float">
            <text:p>49514</text:p>
          </table:table-cell>
          <table:table-cell office:value-type="float" office:value="102851" calcext:value-type="float">
            <text:p>102851</text:p>
          </table:table-cell>
          <table:table-cell office:value-type="float" office:value="147837" calcext:value-type="float">
            <text:p>147837</text:p>
          </table:table-cell>
          <table:table-cell office:value-type="float" office:value="153131" calcext:value-type="float">
            <text:p>153131</text:p>
          </table:table-cell>
          <table:table-cell office:value-type="float" office:value="156826" calcext:value-type="float">
            <text:p>156826</text:p>
          </table:table-cell>
        </table:table-row>
        <table:table-row table:style-name="ro2">
          <table:table-cell office:value-type="float" office:value="24601" calcext:value-type="float">
            <text:p>24601</text:p>
          </table:table-cell>
          <table:table-cell office:value-type="float" office:value="24852" calcext:value-type="float">
            <text:p>24852</text:p>
          </table:table-cell>
          <table:table-cell office:value-type="float" office:value="49097" calcext:value-type="float">
            <text:p>49097</text:p>
          </table:table-cell>
          <table:table-cell office:value-type="float" office:value="105072" calcext:value-type="float">
            <text:p>105072</text:p>
          </table:table-cell>
          <table:table-cell office:value-type="float" office:value="149229" calcext:value-type="float">
            <text:p>149229</text:p>
          </table:table-cell>
          <table:table-cell office:value-type="float" office:value="154099" calcext:value-type="float">
            <text:p>154099</text:p>
          </table:table-cell>
          <table:table-cell office:value-type="float" office:value="157465" calcext:value-type="float">
            <text:p>157465</text:p>
          </table:table-cell>
        </table:table-row>
        <table:table-row table:style-name="ro2">
          <table:table-cell office:value-type="float" office:value="24701" calcext:value-type="float">
            <text:p>24701</text:p>
          </table:table-cell>
          <table:table-cell office:value-type="float" office:value="25555" calcext:value-type="float">
            <text:p>25555</text:p>
          </table:table-cell>
          <table:table-cell office:value-type="float" office:value="47332" calcext:value-type="float">
            <text:p>47332</text:p>
          </table:table-cell>
          <table:table-cell office:value-type="float" office:value="93703" calcext:value-type="float">
            <text:p>93703</text:p>
          </table:table-cell>
          <table:table-cell office:value-type="float" office:value="150772" calcext:value-type="float">
            <text:p>150772</text:p>
          </table:table-cell>
          <table:table-cell office:value-type="float" office:value="154566" calcext:value-type="float">
            <text:p>154566</text:p>
          </table:table-cell>
          <table:table-cell office:value-type="float" office:value="158587" calcext:value-type="float">
            <text:p>158587</text:p>
          </table:table-cell>
        </table:table-row>
        <table:table-row table:style-name="ro2">
          <table:table-cell office:value-type="float" office:value="24801" calcext:value-type="float">
            <text:p>24801</text:p>
          </table:table-cell>
          <table:table-cell office:value-type="float" office:value="25592" calcext:value-type="float">
            <text:p>25592</text:p>
          </table:table-cell>
          <table:table-cell office:value-type="float" office:value="47731" calcext:value-type="float">
            <text:p>47731</text:p>
          </table:table-cell>
          <table:table-cell office:value-type="float" office:value="109900" calcext:value-type="float">
            <text:p>109900</text:p>
          </table:table-cell>
          <table:table-cell office:value-type="float" office:value="149309" calcext:value-type="float">
            <text:p>149309</text:p>
          </table:table-cell>
          <table:table-cell office:value-type="float" office:value="154929" calcext:value-type="float">
            <text:p>154929</text:p>
          </table:table-cell>
          <table:table-cell office:value-type="float" office:value="158894" calcext:value-type="float">
            <text:p>158894</text:p>
          </table:table-cell>
        </table:table-row>
        <table:table-row table:style-name="ro2">
          <table:table-cell office:value-type="float" office:value="24901" calcext:value-type="float">
            <text:p>24901</text:p>
          </table:table-cell>
          <table:table-cell office:value-type="float" office:value="25144" calcext:value-type="float">
            <text:p>25144</text:p>
          </table:table-cell>
          <table:table-cell office:value-type="float" office:value="50709" calcext:value-type="float">
            <text:p>50709</text:p>
          </table:table-cell>
          <table:table-cell office:value-type="float" office:value="103452" calcext:value-type="float">
            <text:p>103452</text:p>
          </table:table-cell>
          <table:table-cell office:value-type="float" office:value="150962" calcext:value-type="float">
            <text:p>150962</text:p>
          </table:table-cell>
          <table:table-cell office:value-type="float" office:value="155608" calcext:value-type="float">
            <text:p>155608</text:p>
          </table:table-cell>
          <table:table-cell office:value-type="float" office:value="159605" calcext:value-type="float">
            <text:p>159605</text:p>
          </table:table-cell>
        </table:table-row>
        <table:table-row table:style-name="ro2">
          <table:table-cell office:value-type="float" office:value="25001" calcext:value-type="float">
            <text:p>25001</text:p>
          </table:table-cell>
          <table:table-cell office:value-type="float" office:value="25158" calcext:value-type="float">
            <text:p>25158</text:p>
          </table:table-cell>
          <table:table-cell office:value-type="float" office:value="49039" calcext:value-type="float">
            <text:p>4903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8643" calcext:value-type="float">
            <text:p>148643</text:p>
          </table:table-cell>
          <table:table-cell office:value-type="float" office:value="155428" calcext:value-type="float">
            <text:p>155428</text:p>
          </table:table-cell>
          <table:table-cell office:value-type="float" office:value="160188" calcext:value-type="float">
            <text:p>160188</text:p>
          </table:table-cell>
        </table:table-row>
        <table:table-row table:style-name="ro2">
          <table:table-cell office:value-type="float" office:value="25101" calcext:value-type="float">
            <text:p>25101</text:p>
          </table:table-cell>
          <table:table-cell office:value-type="float" office:value="26269" calcext:value-type="float">
            <text:p>26269</text:p>
          </table:table-cell>
          <table:table-cell office:value-type="float" office:value="50144" calcext:value-type="float">
            <text:p>50144</text:p>
          </table:table-cell>
          <table:table-cell office:value-type="float" office:value="99939" calcext:value-type="float">
            <text:p>99939</text:p>
          </table:table-cell>
          <table:table-cell office:value-type="float" office:value="151390" calcext:value-type="float">
            <text:p>151390</text:p>
          </table:table-cell>
          <table:table-cell office:value-type="float" office:value="156807" calcext:value-type="float">
            <text:p>156807</text:p>
          </table:table-cell>
          <table:table-cell office:value-type="float" office:value="161332" calcext:value-type="float">
            <text:p>161332</text:p>
          </table:table-cell>
        </table:table-row>
        <table:table-row table:style-name="ro2">
          <table:table-cell office:value-type="float" office:value="25201" calcext:value-type="float">
            <text:p>25201</text:p>
          </table:table-cell>
          <table:table-cell office:value-type="float" office:value="25436" calcext:value-type="float">
            <text:p>25436</text:p>
          </table:table-cell>
          <table:table-cell office:value-type="float" office:value="48594" calcext:value-type="float">
            <text:p>48594</text:p>
          </table:table-cell>
          <table:table-cell office:value-type="float" office:value="92032" calcext:value-type="float">
            <text:p>92032</text:p>
          </table:table-cell>
          <table:table-cell office:value-type="float" office:value="149584" calcext:value-type="float">
            <text:p>149584</text:p>
          </table:table-cell>
          <table:table-cell office:value-type="float" office:value="156588" calcext:value-type="float">
            <text:p>156588</text:p>
          </table:table-cell>
          <table:table-cell office:value-type="float" office:value="159987" calcext:value-type="float">
            <text:p>159987</text:p>
          </table:table-cell>
        </table:table-row>
        <table:table-row table:style-name="ro2">
          <table:table-cell office:value-type="float" office:value="25301" calcext:value-type="float">
            <text:p>25301</text:p>
          </table:table-cell>
          <table:table-cell office:value-type="float" office:value="25769" calcext:value-type="float">
            <text:p>25769</text:p>
          </table:table-cell>
          <table:table-cell office:value-type="float" office:value="51669" calcext:value-type="float">
            <text:p>51669</text:p>
          </table:table-cell>
          <table:table-cell office:value-type="float" office:value="106784" calcext:value-type="float">
            <text:p>106784</text:p>
          </table:table-cell>
          <table:table-cell office:value-type="float" office:value="152108" calcext:value-type="float">
            <text:p>152108</text:p>
          </table:table-cell>
          <table:table-cell office:value-type="float" office:value="157688" calcext:value-type="float">
            <text:p>157688</text:p>
          </table:table-cell>
          <table:table-cell office:value-type="float" office:value="161410" calcext:value-type="float">
            <text:p>161410</text:p>
          </table:table-cell>
        </table:table-row>
        <table:table-row table:style-name="ro2">
          <table:table-cell office:value-type="float" office:value="25401" calcext:value-type="float">
            <text:p>25401</text:p>
          </table:table-cell>
          <table:table-cell office:value-type="float" office:value="25426" calcext:value-type="float">
            <text:p>25426</text:p>
          </table:table-cell>
          <table:table-cell office:value-type="float" office:value="50951" calcext:value-type="float">
            <text:p>50951</text:p>
          </table:table-cell>
          <table:table-cell office:value-type="float" office:value="125864" calcext:value-type="float">
            <text:p>125864</text:p>
          </table:table-cell>
          <table:table-cell office:value-type="float" office:value="152810" calcext:value-type="float">
            <text:p>152810</text:p>
          </table:table-cell>
          <table:table-cell office:value-type="float" office:value="157951" calcext:value-type="float">
            <text:p>157951</text:p>
          </table:table-cell>
          <table:table-cell office:value-type="float" office:value="162840" calcext:value-type="float">
            <text:p>162840</text:p>
          </table:table-cell>
        </table:table-row>
        <table:table-row table:style-name="ro2">
          <table:table-cell office:value-type="float" office:value="25501" calcext:value-type="float">
            <text:p>25501</text:p>
          </table:table-cell>
          <table:table-cell office:value-type="float" office:value="25533" calcext:value-type="float">
            <text:p>25533</text:p>
          </table:table-cell>
          <table:table-cell office:value-type="float" office:value="55617" calcext:value-type="float">
            <text:p>55617</text:p>
          </table:table-cell>
          <table:table-cell office:value-type="float" office:value="110618" calcext:value-type="float">
            <text:p>110618</text:p>
          </table:table-cell>
          <table:table-cell office:value-type="float" office:value="153360" calcext:value-type="float">
            <text:p>153360</text:p>
          </table:table-cell>
          <table:table-cell office:value-type="float" office:value="158797" calcext:value-type="float">
            <text:p>158797</text:p>
          </table:table-cell>
          <table:table-cell office:value-type="float" office:value="162877" calcext:value-type="float">
            <text:p>162877</text:p>
          </table:table-cell>
        </table:table-row>
        <table:table-row table:style-name="ro2">
          <table:table-cell office:value-type="float" office:value="25601" calcext:value-type="float">
            <text:p>25601</text:p>
          </table:table-cell>
          <table:table-cell office:value-type="float" office:value="25890" calcext:value-type="float">
            <text:p>25890</text:p>
          </table:table-cell>
          <table:table-cell office:value-type="float" office:value="49683" calcext:value-type="float">
            <text:p>49683</text:p>
          </table:table-cell>
          <table:table-cell office:value-type="float" office:value="120624" calcext:value-type="float">
            <text:p>120624</text:p>
          </table:table-cell>
          <table:table-cell office:value-type="float" office:value="156408" calcext:value-type="float">
            <text:p>156408</text:p>
          </table:table-cell>
          <table:table-cell office:value-type="float" office:value="159756" calcext:value-type="float">
            <text:p>159756</text:p>
          </table:table-cell>
          <table:table-cell office:value-type="float" office:value="164079" calcext:value-type="float">
            <text:p>164079</text:p>
          </table:table-cell>
        </table:table-row>
        <table:table-row table:style-name="ro2">
          <table:table-cell office:value-type="float" office:value="25701" calcext:value-type="float">
            <text:p>25701</text:p>
          </table:table-cell>
          <table:table-cell office:value-type="float" office:value="26054" calcext:value-type="float">
            <text:p>26054</text:p>
          </table:table-cell>
          <table:table-cell office:value-type="float" office:value="51208" calcext:value-type="float">
            <text:p>51208</text:p>
          </table:table-cell>
          <table:table-cell office:value-type="float" office:value="109572" calcext:value-type="float">
            <text:p>109572</text:p>
          </table:table-cell>
          <table:table-cell office:value-type="float" office:value="152522" calcext:value-type="float">
            <text:p>152522</text:p>
          </table:table-cell>
          <table:table-cell office:value-type="float" office:value="159756" calcext:value-type="float">
            <text:p>159756</text:p>
          </table:table-cell>
          <table:table-cell office:value-type="float" office:value="164105" calcext:value-type="float">
            <text:p>164105</text:p>
          </table:table-cell>
        </table:table-row>
        <table:table-row table:style-name="ro2">
          <table:table-cell office:value-type="float" office:value="25801" calcext:value-type="float">
            <text:p>25801</text:p>
          </table:table-cell>
          <table:table-cell office:value-type="float" office:value="25993" calcext:value-type="float">
            <text:p>25993</text:p>
          </table:table-cell>
          <table:table-cell office:value-type="float" office:value="56109" calcext:value-type="float">
            <text:p>56109</text:p>
          </table:table-cell>
          <table:table-cell office:value-type="float" office:value="115567" calcext:value-type="float">
            <text:p>115567</text:p>
          </table:table-cell>
          <table:table-cell office:value-type="float" office:value="151040" calcext:value-type="float">
            <text:p>151040</text:p>
          </table:table-cell>
          <table:table-cell office:value-type="float" office:value="160278" calcext:value-type="float">
            <text:p>160278</text:p>
          </table:table-cell>
          <table:table-cell office:value-type="float" office:value="164228" calcext:value-type="float">
            <text:p>164228</text:p>
          </table:table-cell>
        </table:table-row>
        <table:table-row table:style-name="ro2">
          <table:table-cell office:value-type="float" office:value="25901" calcext:value-type="float">
            <text:p>25901</text:p>
          </table:table-cell>
          <table:table-cell office:value-type="float" office:value="26447" calcext:value-type="float">
            <text:p>26447</text:p>
          </table:table-cell>
          <table:table-cell office:value-type="float" office:value="53276" calcext:value-type="float">
            <text:p>53276</text:p>
          </table:table-cell>
          <table:table-cell office:value-type="float" office:value="104887" calcext:value-type="float">
            <text:p>104887</text:p>
          </table:table-cell>
          <table:table-cell office:value-type="float" office:value="154501" calcext:value-type="float">
            <text:p>154501</text:p>
          </table:table-cell>
          <table:table-cell office:value-type="float" office:value="160961" calcext:value-type="float">
            <text:p>160961</text:p>
          </table:table-cell>
          <table:table-cell office:value-type="float" office:value="164177" calcext:value-type="float">
            <text:p>164177</text:p>
          </table:table-cell>
        </table:table-row>
        <table:table-row table:style-name="ro2">
          <table:table-cell office:value-type="float" office:value="26001" calcext:value-type="float">
            <text:p>26001</text:p>
          </table:table-cell>
          <table:table-cell office:value-type="float" office:value="26091" calcext:value-type="float">
            <text:p>26091</text:p>
          </table:table-cell>
          <table:table-cell office:value-type="float" office:value="51388" calcext:value-type="float">
            <text:p>51388</text:p>
          </table:table-cell>
          <table:table-cell office:value-type="float" office:value="97201" calcext:value-type="float">
            <text:p>97201</text:p>
          </table:table-cell>
          <table:table-cell office:value-type="float" office:value="155727" calcext:value-type="float">
            <text:p>155727</text:p>
          </table:table-cell>
          <table:table-cell office:value-type="float" office:value="161398" calcext:value-type="float">
            <text:p>161398</text:p>
          </table:table-cell>
          <table:table-cell office:value-type="float" office:value="166395" calcext:value-type="float">
            <text:p>166395</text:p>
          </table:table-cell>
        </table:table-row>
        <table:table-row table:style-name="ro2">
          <table:table-cell office:value-type="float" office:value="26101" calcext:value-type="float">
            <text:p>26101</text:p>
          </table:table-cell>
          <table:table-cell office:value-type="float" office:value="26245" calcext:value-type="float">
            <text:p>26245</text:p>
          </table:table-cell>
          <table:table-cell office:value-type="float" office:value="51550" calcext:value-type="float">
            <text:p>51550</text:p>
          </table:table-cell>
          <table:table-cell office:value-type="float" office:value="117079" calcext:value-type="float">
            <text:p>117079</text:p>
          </table:table-cell>
          <table:table-cell office:value-type="float" office:value="156451" calcext:value-type="float">
            <text:p>156451</text:p>
          </table:table-cell>
          <table:table-cell office:value-type="float" office:value="162401" calcext:value-type="float">
            <text:p>162401</text:p>
          </table:table-cell>
          <table:table-cell office:value-type="float" office:value="166231" calcext:value-type="float">
            <text:p>166231</text:p>
          </table:table-cell>
        </table:table-row>
        <table:table-row table:style-name="ro2">
          <table:table-cell office:value-type="float" office:value="26201" calcext:value-type="float">
            <text:p>26201</text:p>
          </table:table-cell>
          <table:table-cell office:value-type="float" office:value="26989" calcext:value-type="float">
            <text:p>26989</text:p>
          </table:table-cell>
          <table:table-cell office:value-type="float" office:value="53021" calcext:value-type="float">
            <text:p>53021</text:p>
          </table:table-cell>
          <table:table-cell office:value-type="float" office:value="112922" calcext:value-type="float">
            <text:p>112922</text:p>
          </table:table-cell>
          <table:table-cell office:value-type="float" office:value="156877" calcext:value-type="float">
            <text:p>156877</text:p>
          </table:table-cell>
          <table:table-cell office:value-type="float" office:value="162683" calcext:value-type="float">
            <text:p>162683</text:p>
          </table:table-cell>
          <table:table-cell office:value-type="float" office:value="166159" calcext:value-type="float">
            <text:p>166159</text:p>
          </table:table-cell>
        </table:table-row>
        <table:table-row table:style-name="ro2">
          <table:table-cell office:value-type="float" office:value="26301" calcext:value-type="float">
            <text:p>26301</text:p>
          </table:table-cell>
          <table:table-cell office:value-type="float" office:value="27776" calcext:value-type="float">
            <text:p>27776</text:p>
          </table:table-cell>
          <table:table-cell office:value-type="float" office:value="51889" calcext:value-type="float">
            <text:p>51889</text:p>
          </table:table-cell>
          <table:table-cell office:value-type="float" office:value="95786" calcext:value-type="float">
            <text:p>95786</text:p>
          </table:table-cell>
          <table:table-cell office:value-type="float" office:value="156148" calcext:value-type="float">
            <text:p>156148</text:p>
          </table:table-cell>
          <table:table-cell office:value-type="float" office:value="163744" calcext:value-type="float">
            <text:p>163744</text:p>
          </table:table-cell>
          <table:table-cell office:value-type="float" office:value="168903" calcext:value-type="float">
            <text:p>168903</text:p>
          </table:table-cell>
        </table:table-row>
        <table:table-row table:style-name="ro2">
          <table:table-cell office:value-type="float" office:value="26401" calcext:value-type="float">
            <text:p>26401</text:p>
          </table:table-cell>
          <table:table-cell office:value-type="float" office:value="26486" calcext:value-type="float">
            <text:p>26486</text:p>
          </table:table-cell>
          <table:table-cell office:value-type="float" office:value="53196" calcext:value-type="float">
            <text:p>53196</text:p>
          </table:table-cell>
          <table:table-cell office:value-type="float" office:value="94677" calcext:value-type="float">
            <text:p>94677</text:p>
          </table:table-cell>
          <table:table-cell office:value-type="float" office:value="157765" calcext:value-type="float">
            <text:p>157765</text:p>
          </table:table-cell>
          <table:table-cell office:value-type="float" office:value="164304" calcext:value-type="float">
            <text:p>164304</text:p>
          </table:table-cell>
          <table:table-cell office:value-type="float" office:value="168849" calcext:value-type="float">
            <text:p>168849</text:p>
          </table:table-cell>
        </table:table-row>
        <table:table-row table:style-name="ro2">
          <table:table-cell office:value-type="float" office:value="26501" calcext:value-type="float">
            <text:p>26501</text:p>
          </table:table-cell>
          <table:table-cell office:value-type="float" office:value="27739" calcext:value-type="float">
            <text:p>27739</text:p>
          </table:table-cell>
          <table:table-cell office:value-type="float" office:value="52826" calcext:value-type="float">
            <text:p>52826</text:p>
          </table:table-cell>
          <table:table-cell office:value-type="float" office:value="102220" calcext:value-type="float">
            <text:p>102220</text:p>
          </table:table-cell>
          <table:table-cell office:value-type="float" office:value="158706" calcext:value-type="float">
            <text:p>158706</text:p>
          </table:table-cell>
          <table:table-cell office:value-type="float" office:value="164890" calcext:value-type="float">
            <text:p>164890</text:p>
          </table:table-cell>
          <table:table-cell office:value-type="float" office:value="168667" calcext:value-type="float">
            <text:p>168667</text:p>
          </table:table-cell>
        </table:table-row>
        <table:table-row table:style-name="ro2">
          <table:table-cell office:value-type="float" office:value="26601" calcext:value-type="float">
            <text:p>26601</text:p>
          </table:table-cell>
          <table:table-cell office:value-type="float" office:value="26655" calcext:value-type="float">
            <text:p>26655</text:p>
          </table:table-cell>
          <table:table-cell office:value-type="float" office:value="55283" calcext:value-type="float">
            <text:p>55283</text:p>
          </table:table-cell>
          <table:table-cell office:value-type="float" office:value="112298" calcext:value-type="float">
            <text:p>112298</text:p>
          </table:table-cell>
          <table:table-cell office:value-type="float" office:value="159420" calcext:value-type="float">
            <text:p>159420</text:p>
          </table:table-cell>
          <table:table-cell office:value-type="float" office:value="165760" calcext:value-type="float">
            <text:p>165760</text:p>
          </table:table-cell>
          <table:table-cell office:value-type="float" office:value="171550" calcext:value-type="float">
            <text:p>171550</text:p>
          </table:table-cell>
        </table:table-row>
        <table:table-row table:style-name="ro2">
          <table:table-cell office:value-type="float" office:value="26701" calcext:value-type="float">
            <text:p>26701</text:p>
          </table:table-cell>
          <table:table-cell office:value-type="float" office:value="27712" calcext:value-type="float">
            <text:p>27712</text:p>
          </table:table-cell>
          <table:table-cell office:value-type="float" office:value="56507" calcext:value-type="float">
            <text:p>56507</text:p>
          </table:table-cell>
          <table:table-cell office:value-type="float" office:value="114745" calcext:value-type="float">
            <text:p>114745</text:p>
          </table:table-cell>
          <table:table-cell office:value-type="float" office:value="161722" calcext:value-type="float">
            <text:p>161722</text:p>
          </table:table-cell>
          <table:table-cell office:value-type="float" office:value="166121" calcext:value-type="float">
            <text:p>166121</text:p>
          </table:table-cell>
          <table:table-cell office:value-type="float" office:value="169918" calcext:value-type="float">
            <text:p>169918</text:p>
          </table:table-cell>
        </table:table-row>
        <table:table-row table:style-name="ro2">
          <table:table-cell office:value-type="float" office:value="26801" calcext:value-type="float">
            <text:p>26801</text:p>
          </table:table-cell>
          <table:table-cell office:value-type="float" office:value="27075" calcext:value-type="float">
            <text:p>27075</text:p>
          </table:table-cell>
          <table:table-cell office:value-type="float" office:value="54033" calcext:value-type="float">
            <text:p>54033</text:p>
          </table:table-cell>
          <table:table-cell office:value-type="float" office:value="148407" calcext:value-type="float">
            <text:p>148407</text:p>
          </table:table-cell>
          <table:table-cell office:value-type="float" office:value="159896" calcext:value-type="float">
            <text:p>159896</text:p>
          </table:table-cell>
          <table:table-cell office:value-type="float" office:value="167196" calcext:value-type="float">
            <text:p>167196</text:p>
          </table:table-cell>
          <table:table-cell office:value-type="float" office:value="171755" calcext:value-type="float">
            <text:p>171755</text:p>
          </table:table-cell>
        </table:table-row>
        <table:table-row table:style-name="ro2">
          <table:table-cell office:value-type="float" office:value="26901" calcext:value-type="float">
            <text:p>26901</text:p>
          </table:table-cell>
          <table:table-cell office:value-type="float" office:value="26900" calcext:value-type="float">
            <text:p>26900</text:p>
          </table:table-cell>
          <table:table-cell office:value-type="float" office:value="52171" calcext:value-type="float">
            <text:p>52171</text:p>
          </table:table-cell>
          <table:table-cell office:value-type="float" office:value="103999" calcext:value-type="float">
            <text:p>103999</text:p>
          </table:table-cell>
          <table:table-cell office:value-type="float" office:value="158173" calcext:value-type="float">
            <text:p>158173</text:p>
          </table:table-cell>
          <table:table-cell office:value-type="float" office:value="166795" calcext:value-type="float">
            <text:p>166795</text:p>
          </table:table-cell>
          <table:table-cell office:value-type="float" office:value="172297" calcext:value-type="float">
            <text:p>172297</text:p>
          </table:table-cell>
        </table:table-row>
        <table:table-row table:style-name="ro2">
          <table:table-cell office:value-type="float" office:value="27001" calcext:value-type="float">
            <text:p>27001</text:p>
          </table:table-cell>
          <table:table-cell office:value-type="float" office:value="27175" calcext:value-type="float">
            <text:p>27175</text:p>
          </table:table-cell>
          <table:table-cell office:value-type="float" office:value="50237" calcext:value-type="float">
            <text:p>50237</text:p>
          </table:table-cell>
          <table:table-cell office:value-type="float" office:value="96981" calcext:value-type="float">
            <text:p>96981</text:p>
          </table:table-cell>
          <table:table-cell office:value-type="float" office:value="158252" calcext:value-type="float">
            <text:p>158252</text:p>
          </table:table-cell>
          <table:table-cell office:value-type="float" office:value="167787" calcext:value-type="float">
            <text:p>167787</text:p>
          </table:table-cell>
          <table:table-cell office:value-type="float" office:value="172908" calcext:value-type="float">
            <text:p>172908</text:p>
          </table:table-cell>
        </table:table-row>
        <table:table-row table:style-name="ro2">
          <table:table-cell office:value-type="float" office:value="27101" calcext:value-type="float">
            <text:p>27101</text:p>
          </table:table-cell>
          <table:table-cell office:value-type="float" office:value="27273" calcext:value-type="float">
            <text:p>27273</text:p>
          </table:table-cell>
          <table:table-cell office:value-type="float" office:value="52501" calcext:value-type="float">
            <text:p>52501</text:p>
          </table:table-cell>
          <table:table-cell office:value-type="float" office:value="106225" calcext:value-type="float">
            <text:p>106225</text:p>
          </table:table-cell>
          <table:table-cell office:value-type="float" office:value="161516" calcext:value-type="float">
            <text:p>161516</text:p>
          </table:table-cell>
          <table:table-cell office:value-type="float" office:value="168513" calcext:value-type="float">
            <text:p>168513</text:p>
          </table:table-cell>
          <table:table-cell office:value-type="float" office:value="172564" calcext:value-type="float">
            <text:p>172564</text:p>
          </table:table-cell>
        </table:table-row>
        <table:table-row table:style-name="ro2">
          <table:table-cell office:value-type="float" office:value="27201" calcext:value-type="float">
            <text:p>27201</text:p>
          </table:table-cell>
          <table:table-cell office:value-type="float" office:value="28168" calcext:value-type="float">
            <text:p>28168</text:p>
          </table:table-cell>
          <table:table-cell office:value-type="float" office:value="56311" calcext:value-type="float">
            <text:p>56311</text:p>
          </table:table-cell>
          <table:table-cell office:value-type="float" office:value="119939" calcext:value-type="float">
            <text:p>119939</text:p>
          </table:table-cell>
          <table:table-cell office:value-type="float" office:value="162145" calcext:value-type="float">
            <text:p>162145</text:p>
          </table:table-cell>
          <table:table-cell office:value-type="float" office:value="169025" calcext:value-type="float">
            <text:p>169025</text:p>
          </table:table-cell>
          <table:table-cell office:value-type="float" office:value="175126" calcext:value-type="float">
            <text:p>175126</text:p>
          </table:table-cell>
        </table:table-row>
        <table:table-row table:style-name="ro2">
          <table:table-cell office:value-type="float" office:value="27301" calcext:value-type="float">
            <text:p>27301</text:p>
          </table:table-cell>
          <table:table-cell office:value-type="float" office:value="27323" calcext:value-type="float">
            <text:p>27323</text:p>
          </table:table-cell>
          <table:table-cell office:value-type="float" office:value="52565" calcext:value-type="float">
            <text:p>52565</text:p>
          </table:table-cell>
          <table:table-cell office:value-type="float" office:value="94489" calcext:value-type="float">
            <text:p>94489</text:p>
          </table:table-cell>
          <table:table-cell office:value-type="float" office:value="164182" calcext:value-type="float">
            <text:p>164182</text:p>
          </table:table-cell>
          <table:table-cell office:value-type="float" office:value="169580" calcext:value-type="float">
            <text:p>169580</text:p>
          </table:table-cell>
          <table:table-cell office:value-type="float" office:value="175836" calcext:value-type="float">
            <text:p>175836</text:p>
          </table:table-cell>
        </table:table-row>
        <table:table-row table:style-name="ro2">
          <table:table-cell office:value-type="float" office:value="27401" calcext:value-type="float">
            <text:p>27401</text:p>
          </table:table-cell>
          <table:table-cell office:value-type="float" office:value="28269" calcext:value-type="float">
            <text:p>28269</text:p>
          </table:table-cell>
          <table:table-cell office:value-type="float" office:value="55567" calcext:value-type="float">
            <text:p>55567</text:p>
          </table:table-cell>
          <table:table-cell office:value-type="float" office:value="96389" calcext:value-type="float">
            <text:p>96389</text:p>
          </table:table-cell>
          <table:table-cell office:value-type="float" office:value="158813" calcext:value-type="float">
            <text:p>158813</text:p>
          </table:table-cell>
          <table:table-cell office:value-type="float" office:value="170620" calcext:value-type="float">
            <text:p>170620</text:p>
          </table:table-cell>
          <table:table-cell office:value-type="float" office:value="174474" calcext:value-type="float">
            <text:p>174474</text:p>
          </table:table-cell>
        </table:table-row>
        <table:table-row table:style-name="ro2">
          <table:table-cell office:value-type="float" office:value="27501" calcext:value-type="float">
            <text:p>27501</text:p>
          </table:table-cell>
          <table:table-cell office:value-type="float" office:value="29380" calcext:value-type="float">
            <text:p>29380</text:p>
          </table:table-cell>
          <table:table-cell office:value-type="float" office:value="56487" calcext:value-type="float">
            <text:p>56487</text:p>
          </table:table-cell>
          <table:table-cell office:value-type="float" office:value="101061" calcext:value-type="float">
            <text:p>101061</text:p>
          </table:table-cell>
          <table:table-cell office:value-type="float" office:value="161216" calcext:value-type="float">
            <text:p>161216</text:p>
          </table:table-cell>
          <table:table-cell office:value-type="float" office:value="170797" calcext:value-type="float">
            <text:p>170797</text:p>
          </table:table-cell>
          <table:table-cell office:value-type="float" office:value="175077" calcext:value-type="float">
            <text:p>175077</text:p>
          </table:table-cell>
        </table:table-row>
        <table:table-row table:style-name="ro2">
          <table:table-cell office:value-type="float" office:value="27601" calcext:value-type="float">
            <text:p>27601</text:p>
          </table:table-cell>
          <table:table-cell office:value-type="float" office:value="28009" calcext:value-type="float">
            <text:p>28009</text:p>
          </table:table-cell>
          <table:table-cell office:value-type="float" office:value="55837" calcext:value-type="float">
            <text:p>55837</text:p>
          </table:table-cell>
          <table:table-cell office:value-type="float" office:value="164314" calcext:value-type="float">
            <text:p>164314</text:p>
          </table:table-cell>
          <table:table-cell office:value-type="float" office:value="163321" calcext:value-type="float">
            <text:p>163321</text:p>
          </table:table-cell>
          <table:table-cell office:value-type="float" office:value="172524" calcext:value-type="float">
            <text:p>172524</text:p>
          </table:table-cell>
          <table:table-cell office:value-type="float" office:value="176410" calcext:value-type="float">
            <text:p>176410</text:p>
          </table:table-cell>
        </table:table-row>
        <table:table-row table:style-name="ro2">
          <table:table-cell office:value-type="float" office:value="27701" calcext:value-type="float">
            <text:p>27701</text:p>
          </table:table-cell>
          <table:table-cell office:value-type="float" office:value="28238" calcext:value-type="float">
            <text:p>28238</text:p>
          </table:table-cell>
          <table:table-cell office:value-type="float" office:value="58669" calcext:value-type="float">
            <text:p>58669</text:p>
          </table:table-cell>
          <table:table-cell office:value-type="float" office:value="100903" calcext:value-type="float">
            <text:p>100903</text:p>
          </table:table-cell>
          <table:table-cell office:value-type="float" office:value="165540" calcext:value-type="float">
            <text:p>165540</text:p>
          </table:table-cell>
          <table:table-cell office:value-type="float" office:value="172100" calcext:value-type="float">
            <text:p>172100</text:p>
          </table:table-cell>
          <table:table-cell office:value-type="float" office:value="176127" calcext:value-type="float">
            <text:p>176127</text:p>
          </table:table-cell>
        </table:table-row>
        <table:table-row table:style-name="ro2">
          <table:table-cell office:value-type="float" office:value="27801" calcext:value-type="float">
            <text:p>27801</text:p>
          </table:table-cell>
          <table:table-cell office:value-type="float" office:value="28328" calcext:value-type="float">
            <text:p>28328</text:p>
          </table:table-cell>
          <table:table-cell office:value-type="float" office:value="55570" calcext:value-type="float">
            <text:p>55570</text:p>
          </table:table-cell>
          <table:table-cell office:value-type="float" office:value="115635" calcext:value-type="float">
            <text:p>115635</text:p>
          </table:table-cell>
          <table:table-cell office:value-type="float" office:value="166366" calcext:value-type="float">
            <text:p>166366</text:p>
          </table:table-cell>
          <table:table-cell office:value-type="float" office:value="173380" calcext:value-type="float">
            <text:p>173380</text:p>
          </table:table-cell>
          <table:table-cell office:value-type="float" office:value="178756" calcext:value-type="float">
            <text:p>178756</text:p>
          </table:table-cell>
        </table:table-row>
        <table:table-row table:style-name="ro2">
          <table:table-cell office:value-type="float" office:value="27901" calcext:value-type="float">
            <text:p>27901</text:p>
          </table:table-cell>
          <table:table-cell office:value-type="float" office:value="27959" calcext:value-type="float">
            <text:p>27959</text:p>
          </table:table-cell>
          <table:table-cell office:value-type="float" office:value="57150" calcext:value-type="float">
            <text:p>57150</text:p>
          </table:table-cell>
          <table:table-cell office:value-type="float" office:value="122501" calcext:value-type="float">
            <text:p>122501</text:p>
          </table:table-cell>
          <table:table-cell office:value-type="float" office:value="166982" calcext:value-type="float">
            <text:p>166982</text:p>
          </table:table-cell>
          <table:table-cell office:value-type="float" office:value="174308" calcext:value-type="float">
            <text:p>174308</text:p>
          </table:table-cell>
          <table:table-cell office:value-type="float" office:value="179192" calcext:value-type="float">
            <text:p>179192</text:p>
          </table:table-cell>
        </table:table-row>
        <table:table-row table:style-name="ro2">
          <table:table-cell office:value-type="float" office:value="28001" calcext:value-type="float">
            <text:p>28001</text:p>
          </table:table-cell>
          <table:table-cell office:value-type="float" office:value="28534" calcext:value-type="float">
            <text:p>28534</text:p>
          </table:table-cell>
          <table:table-cell office:value-type="float" office:value="57209" calcext:value-type="float">
            <text:p>57209</text:p>
          </table:table-cell>
          <table:table-cell office:value-type="float" office:value="114298" calcext:value-type="float">
            <text:p>114298</text:p>
          </table:table-cell>
          <table:table-cell office:value-type="float" office:value="166849" calcext:value-type="float">
            <text:p>166849</text:p>
          </table:table-cell>
          <table:table-cell office:value-type="float" office:value="174721" calcext:value-type="float">
            <text:p>174721</text:p>
          </table:table-cell>
          <table:table-cell office:value-type="float" office:value="178672" calcext:value-type="float">
            <text:p>178672</text:p>
          </table:table-cell>
        </table:table-row>
        <table:table-row table:style-name="ro2">
          <table:table-cell office:value-type="float" office:value="28101" calcext:value-type="float">
            <text:p>28101</text:p>
          </table:table-cell>
          <table:table-cell office:value-type="float" office:value="28158" calcext:value-type="float">
            <text:p>28158</text:p>
          </table:table-cell>
          <table:table-cell office:value-type="float" office:value="57430" calcext:value-type="float">
            <text:p>57430</text:p>
          </table:table-cell>
          <table:table-cell office:value-type="float" office:value="125167" calcext:value-type="float">
            <text:p>125167</text:p>
          </table:table-cell>
          <table:table-cell office:value-type="float" office:value="169277" calcext:value-type="float">
            <text:p>169277</text:p>
          </table:table-cell>
          <table:table-cell office:value-type="float" office:value="175147" calcext:value-type="float">
            <text:p>175147</text:p>
          </table:table-cell>
          <table:table-cell office:value-type="float" office:value="180541" calcext:value-type="float">
            <text:p>180541</text:p>
          </table:table-cell>
        </table:table-row>
        <table:table-row table:style-name="ro2">
          <table:table-cell office:value-type="float" office:value="28201" calcext:value-type="float">
            <text:p>28201</text:p>
          </table:table-cell>
          <table:table-cell office:value-type="float" office:value="28537" calcext:value-type="float">
            <text:p>28537</text:p>
          </table:table-cell>
          <table:table-cell office:value-type="float" office:value="59167" calcext:value-type="float">
            <text:p>59167</text:p>
          </table:table-cell>
          <table:table-cell office:value-type="float" office:value="116067" calcext:value-type="float">
            <text:p>116067</text:p>
          </table:table-cell>
          <table:table-cell office:value-type="float" office:value="169655" calcext:value-type="float">
            <text:p>169655</text:p>
          </table:table-cell>
          <table:table-cell office:value-type="float" office:value="176258" calcext:value-type="float">
            <text:p>176258</text:p>
          </table:table-cell>
          <table:table-cell office:value-type="float" office:value="181489" calcext:value-type="float">
            <text:p>181489</text:p>
          </table:table-cell>
        </table:table-row>
        <table:table-row table:style-name="ro2">
          <table:table-cell office:value-type="float" office:value="28301" calcext:value-type="float">
            <text:p>28301</text:p>
          </table:table-cell>
          <table:table-cell office:value-type="float" office:value="28391" calcext:value-type="float">
            <text:p>28391</text:p>
          </table:table-cell>
          <table:table-cell office:value-type="float" office:value="58133" calcext:value-type="float">
            <text:p>58133</text:p>
          </table:table-cell>
          <table:table-cell office:value-type="float" office:value="116889" calcext:value-type="float">
            <text:p>116889</text:p>
          </table:table-cell>
          <table:table-cell office:value-type="float" office:value="169198" calcext:value-type="float">
            <text:p>169198</text:p>
          </table:table-cell>
          <table:table-cell office:value-type="float" office:value="176953" calcext:value-type="float">
            <text:p>176953</text:p>
          </table:table-cell>
          <table:table-cell office:value-type="float" office:value="181767" calcext:value-type="float">
            <text:p>181767</text:p>
          </table:table-cell>
        </table:table-row>
        <table:table-row table:style-name="ro2">
          <table:table-cell office:value-type="float" office:value="28401" calcext:value-type="float">
            <text:p>28401</text:p>
          </table:table-cell>
          <table:table-cell office:value-type="float" office:value="28437" calcext:value-type="float">
            <text:p>28437</text:p>
          </table:table-cell>
          <table:table-cell office:value-type="float" office:value="60098" calcext:value-type="float">
            <text:p>60098</text:p>
          </table:table-cell>
          <table:table-cell office:value-type="float" office:value="134281" calcext:value-type="float">
            <text:p>134281</text:p>
          </table:table-cell>
          <table:table-cell office:value-type="float" office:value="173783" calcext:value-type="float">
            <text:p>173783</text:p>
          </table:table-cell>
          <table:table-cell office:value-type="float" office:value="178065" calcext:value-type="float">
            <text:p>178065</text:p>
          </table:table-cell>
          <table:table-cell office:value-type="float" office:value="181919" calcext:value-type="float">
            <text:p>181919</text:p>
          </table:table-cell>
        </table:table-row>
        <table:table-row table:style-name="ro2">
          <table:table-cell office:value-type="float" office:value="28501" calcext:value-type="float">
            <text:p>28501</text:p>
          </table:table-cell>
          <table:table-cell office:value-type="float" office:value="28655" calcext:value-type="float">
            <text:p>28655</text:p>
          </table:table-cell>
          <table:table-cell office:value-type="float" office:value="54189" calcext:value-type="float">
            <text:p>54189</text:p>
          </table:table-cell>
          <table:table-cell office:value-type="float" office:value="111916" calcext:value-type="float">
            <text:p>111916</text:p>
          </table:table-cell>
          <table:table-cell office:value-type="float" office:value="168342" calcext:value-type="float">
            <text:p>168342</text:p>
          </table:table-cell>
          <table:table-cell office:value-type="float" office:value="178164" calcext:value-type="float">
            <text:p>178164</text:p>
          </table:table-cell>
          <table:table-cell office:value-type="float" office:value="182406" calcext:value-type="float">
            <text:p>182406</text:p>
          </table:table-cell>
        </table:table-row>
        <table:table-row table:style-name="ro2">
          <table:table-cell office:value-type="float" office:value="28601" calcext:value-type="float">
            <text:p>28601</text:p>
          </table:table-cell>
          <table:table-cell office:value-type="float" office:value="28721" calcext:value-type="float">
            <text:p>28721</text:p>
          </table:table-cell>
          <table:table-cell office:value-type="float" office:value="55335" calcext:value-type="float">
            <text:p>55335</text:p>
          </table:table-cell>
          <table:table-cell office:value-type="float" office:value="114502" calcext:value-type="float">
            <text:p>114502</text:p>
          </table:table-cell>
          <table:table-cell office:value-type="float" office:value="169837" calcext:value-type="float">
            <text:p>169837</text:p>
          </table:table-cell>
          <table:table-cell office:value-type="float" office:value="179147" calcext:value-type="float">
            <text:p>179147</text:p>
          </table:table-cell>
          <table:table-cell office:value-type="float" office:value="183598" calcext:value-type="float">
            <text:p>183598</text:p>
          </table:table-cell>
        </table:table-row>
        <table:table-row table:style-name="ro2">
          <table:table-cell office:value-type="float" office:value="28701" calcext:value-type="float">
            <text:p>28701</text:p>
          </table:table-cell>
          <table:table-cell office:value-type="float" office:value="28835" calcext:value-type="float">
            <text:p>28835</text:p>
          </table:table-cell>
          <table:table-cell office:value-type="float" office:value="57946" calcext:value-type="float">
            <text:p>57946</text:p>
          </table:table-cell>
          <table:table-cell office:value-type="float" office:value="107566" calcext:value-type="float">
            <text:p>107566</text:p>
          </table:table-cell>
          <table:table-cell office:value-type="float" office:value="174419" calcext:value-type="float">
            <text:p>174419</text:p>
          </table:table-cell>
          <table:table-cell office:value-type="float" office:value="179780" calcext:value-type="float">
            <text:p>179780</text:p>
          </table:table-cell>
          <table:table-cell office:value-type="float" office:value="183317" calcext:value-type="float">
            <text:p>183317</text:p>
          </table:table-cell>
        </table:table-row>
        <table:table-row table:style-name="ro2">
          <table:table-cell office:value-type="float" office:value="28801" calcext:value-type="float">
            <text:p>28801</text:p>
          </table:table-cell>
          <table:table-cell office:value-type="float" office:value="29094" calcext:value-type="float">
            <text:p>29094</text:p>
          </table:table-cell>
          <table:table-cell office:value-type="float" office:value="54489" calcext:value-type="float">
            <text:p>54489</text:p>
          </table:table-cell>
          <table:table-cell office:value-type="float" office:value="97533" calcext:value-type="float">
            <text:p>97533</text:p>
          </table:table-cell>
          <table:table-cell office:value-type="float" office:value="175387" calcext:value-type="float">
            <text:p>175387</text:p>
          </table:table-cell>
          <table:table-cell office:value-type="float" office:value="180398" calcext:value-type="float">
            <text:p>180398</text:p>
          </table:table-cell>
          <table:table-cell office:value-type="float" office:value="184761" calcext:value-type="float">
            <text:p>184761</text:p>
          </table:table-cell>
        </table:table-row>
        <table:table-row table:style-name="ro2">
          <table:table-cell office:value-type="float" office:value="28901" calcext:value-type="float">
            <text:p>28901</text:p>
          </table:table-cell>
          <table:table-cell office:value-type="float" office:value="28900" calcext:value-type="float">
            <text:p>28900</text:p>
          </table:table-cell>
          <table:table-cell office:value-type="float" office:value="54174" calcext:value-type="float">
            <text:p>54174</text:p>
          </table:table-cell>
          <table:table-cell office:value-type="float" office:value="119263" calcext:value-type="float">
            <text:p>119263</text:p>
          </table:table-cell>
          <table:table-cell office:value-type="float" office:value="173929" calcext:value-type="float">
            <text:p>173929</text:p>
          </table:table-cell>
          <table:table-cell office:value-type="float" office:value="180677" calcext:value-type="float">
            <text:p>180677</text:p>
          </table:table-cell>
          <table:table-cell office:value-type="float" office:value="184381" calcext:value-type="float">
            <text:p>184381</text:p>
          </table:table-cell>
        </table:table-row>
        <table:table-row table:style-name="ro2">
          <table:table-cell office:value-type="float" office:value="29001" calcext:value-type="float">
            <text:p>29001</text:p>
          </table:table-cell>
          <table:table-cell office:value-type="float" office:value="29020" calcext:value-type="float">
            <text:p>29020</text:p>
          </table:table-cell>
          <table:table-cell office:value-type="float" office:value="55748" calcext:value-type="float">
            <text:p>55748</text:p>
          </table:table-cell>
          <table:table-cell office:value-type="float" office:value="121734" calcext:value-type="float">
            <text:p>121734</text:p>
          </table:table-cell>
          <table:table-cell office:value-type="float" office:value="175911" calcext:value-type="float">
            <text:p>175911</text:p>
          </table:table-cell>
          <table:table-cell office:value-type="float" office:value="181326" calcext:value-type="float">
            <text:p>181326</text:p>
          </table:table-cell>
          <table:table-cell office:value-type="float" office:value="184465" calcext:value-type="float">
            <text:p>184465</text:p>
          </table:table-cell>
        </table:table-row>
        <table:table-row table:style-name="ro2">
          <table:table-cell office:value-type="float" office:value="29101" calcext:value-type="float">
            <text:p>29101</text:p>
          </table:table-cell>
          <table:table-cell office:value-type="float" office:value="29221" calcext:value-type="float">
            <text:p>29221</text:p>
          </table:table-cell>
          <table:table-cell office:value-type="float" office:value="58643" calcext:value-type="float">
            <text:p>58643</text:p>
          </table:table-cell>
          <table:table-cell office:value-type="float" office:value="129305" calcext:value-type="float">
            <text:p>129305</text:p>
          </table:table-cell>
          <table:table-cell office:value-type="float" office:value="176497" calcext:value-type="float">
            <text:p>176497</text:p>
          </table:table-cell>
          <table:table-cell office:value-type="float" office:value="182008" calcext:value-type="float">
            <text:p>182008</text:p>
          </table:table-cell>
          <table:table-cell office:value-type="float" office:value="187417" calcext:value-type="float">
            <text:p>187417</text:p>
          </table:table-cell>
        </table:table-row>
        <table:table-row table:style-name="ro2">
          <table:table-cell office:value-type="float" office:value="29201" calcext:value-type="float">
            <text:p>29201</text:p>
          </table:table-cell>
          <table:table-cell office:value-type="float" office:value="29395" calcext:value-type="float">
            <text:p>29395</text:p>
          </table:table-cell>
          <table:table-cell office:value-type="float" office:value="56422" calcext:value-type="float">
            <text:p>56422</text:p>
          </table:table-cell>
          <table:table-cell office:value-type="float" office:value="108599" calcext:value-type="float">
            <text:p>108599</text:p>
          </table:table-cell>
          <table:table-cell office:value-type="float" office:value="175359" calcext:value-type="float">
            <text:p>175359</text:p>
          </table:table-cell>
          <table:table-cell office:value-type="float" office:value="182980" calcext:value-type="float">
            <text:p>182980</text:p>
          </table:table-cell>
          <table:table-cell office:value-type="float" office:value="186475" calcext:value-type="float">
            <text:p>186475</text:p>
          </table:table-cell>
        </table:table-row>
        <table:table-row table:style-name="ro2">
          <table:table-cell office:value-type="float" office:value="29301" calcext:value-type="float">
            <text:p>29301</text:p>
          </table:table-cell>
          <table:table-cell office:value-type="float" office:value="29950" calcext:value-type="float">
            <text:p>29950</text:p>
          </table:table-cell>
          <table:table-cell office:value-type="float" office:value="55849" calcext:value-type="float">
            <text:p>55849</text:p>
          </table:table-cell>
          <table:table-cell office:value-type="float" office:value="108116" calcext:value-type="float">
            <text:p>108116</text:p>
          </table:table-cell>
          <table:table-cell office:value-type="float" office:value="175393" calcext:value-type="float">
            <text:p>175393</text:p>
          </table:table-cell>
          <table:table-cell office:value-type="float" office:value="183248" calcext:value-type="float">
            <text:p>183248</text:p>
          </table:table-cell>
          <table:table-cell office:value-type="float" office:value="187213" calcext:value-type="float">
            <text:p>187213</text:p>
          </table:table-cell>
        </table:table-row>
        <table:table-row table:style-name="ro2">
          <table:table-cell office:value-type="float" office:value="29401" calcext:value-type="float">
            <text:p>29401</text:p>
          </table:table-cell>
          <table:table-cell office:value-type="float" office:value="30942" calcext:value-type="float">
            <text:p>30942</text:p>
          </table:table-cell>
          <table:table-cell office:value-type="float" office:value="58932" calcext:value-type="float">
            <text:p>58932</text:p>
          </table:table-cell>
          <table:table-cell office:value-type="float" office:value="145676" calcext:value-type="float">
            <text:p>145676</text:p>
          </table:table-cell>
          <table:table-cell office:value-type="float" office:value="174525" calcext:value-type="float">
            <text:p>174525</text:p>
          </table:table-cell>
          <table:table-cell office:value-type="float" office:value="184286" calcext:value-type="float">
            <text:p>184286</text:p>
          </table:table-cell>
          <table:table-cell office:value-type="float" office:value="188273" calcext:value-type="float">
            <text:p>188273</text:p>
          </table:table-cell>
        </table:table-row>
        <table:table-row table:style-name="ro2">
          <table:table-cell office:value-type="float" office:value="29501" calcext:value-type="float">
            <text:p>29501</text:p>
          </table:table-cell>
          <table:table-cell office:value-type="float" office:value="29763" calcext:value-type="float">
            <text:p>29763</text:p>
          </table:table-cell>
          <table:table-cell office:value-type="float" office:value="59602" calcext:value-type="float">
            <text:p>59602</text:p>
          </table:table-cell>
          <table:table-cell office:value-type="float" office:value="114065" calcext:value-type="float">
            <text:p>114065</text:p>
          </table:table-cell>
          <table:table-cell office:value-type="float" office:value="180613" calcext:value-type="float">
            <text:p>180613</text:p>
          </table:table-cell>
          <table:table-cell office:value-type="float" office:value="184828" calcext:value-type="float">
            <text:p>184828</text:p>
          </table:table-cell>
          <table:table-cell office:value-type="float" office:value="188843" calcext:value-type="float">
            <text:p>188843</text:p>
          </table:table-cell>
        </table:table-row>
        <table:table-row table:style-name="ro2">
          <table:table-cell office:value-type="float" office:value="29601" calcext:value-type="float">
            <text:p>29601</text:p>
          </table:table-cell>
          <table:table-cell office:value-type="float" office:value="29839" calcext:value-type="float">
            <text:p>29839</text:p>
          </table:table-cell>
          <table:table-cell office:value-type="float" office:value="60036" calcext:value-type="float">
            <text:p>60036</text:p>
          </table:table-cell>
          <table:table-cell office:value-type="float" office:value="131957" calcext:value-type="float">
            <text:p>131957</text:p>
          </table:table-cell>
          <table:table-cell office:value-type="float" office:value="179464" calcext:value-type="float">
            <text:p>179464</text:p>
          </table:table-cell>
          <table:table-cell office:value-type="float" office:value="185159" calcext:value-type="float">
            <text:p>185159</text:p>
          </table:table-cell>
          <table:table-cell office:value-type="float" office:value="190147" calcext:value-type="float">
            <text:p>190147</text:p>
          </table:table-cell>
        </table:table-row>
        <table:table-row table:style-name="ro2">
          <table:table-cell office:value-type="float" office:value="29701" calcext:value-type="float">
            <text:p>29701</text:p>
          </table:table-cell>
          <table:table-cell office:value-type="float" office:value="29761" calcext:value-type="float">
            <text:p>29761</text:p>
          </table:table-cell>
          <table:table-cell office:value-type="float" office:value="56228" calcext:value-type="float">
            <text:p>56228</text:p>
          </table:table-cell>
          <table:table-cell office:value-type="float" office:value="126165" calcext:value-type="float">
            <text:p>126165</text:p>
          </table:table-cell>
          <table:table-cell office:value-type="float" office:value="178374" calcext:value-type="float">
            <text:p>178374</text:p>
          </table:table-cell>
          <table:table-cell office:value-type="float" office:value="186056" calcext:value-type="float">
            <text:p>186056</text:p>
          </table:table-cell>
          <table:table-cell office:value-type="float" office:value="189538" calcext:value-type="float">
            <text:p>189538</text:p>
          </table:table-cell>
        </table:table-row>
        <table:table-row table:style-name="ro2">
          <table:table-cell office:value-type="float" office:value="29801" calcext:value-type="float">
            <text:p>29801</text:p>
          </table:table-cell>
          <table:table-cell office:value-type="float" office:value="30029" calcext:value-type="float">
            <text:p>30029</text:p>
          </table:table-cell>
          <table:table-cell office:value-type="float" office:value="58919" calcext:value-type="float">
            <text:p>58919</text:p>
          </table:table-cell>
          <table:table-cell office:value-type="float" office:value="120109" calcext:value-type="float">
            <text:p>120109</text:p>
          </table:table-cell>
          <table:table-cell office:value-type="float" office:value="183416" calcext:value-type="float">
            <text:p>183416</text:p>
          </table:table-cell>
          <table:table-cell office:value-type="float" office:value="186726" calcext:value-type="float">
            <text:p>186726</text:p>
          </table:table-cell>
          <table:table-cell office:value-type="float" office:value="193031" calcext:value-type="float">
            <text:p>193031</text:p>
          </table:table-cell>
        </table:table-row>
        <table:table-row table:style-name="ro2">
          <table:table-cell office:value-type="float" office:value="29901" calcext:value-type="float">
            <text:p>29901</text:p>
          </table:table-cell>
          <table:table-cell office:value-type="float" office:value="30198" calcext:value-type="float">
            <text:p>30198</text:p>
          </table:table-cell>
          <table:table-cell office:value-type="float" office:value="60955" calcext:value-type="float">
            <text:p>60955</text:p>
          </table:table-cell>
          <table:table-cell office:value-type="float" office:value="133846" calcext:value-type="float">
            <text:p>133846</text:p>
          </table:table-cell>
          <table:table-cell office:value-type="float" office:value="182410" calcext:value-type="float">
            <text:p>182410</text:p>
          </table:table-cell>
          <table:table-cell office:value-type="float" office:value="187344" calcext:value-type="float">
            <text:p>187344</text:p>
          </table:table-cell>
          <table:table-cell office:value-type="float" office:value="192833" calcext:value-type="float">
            <text:p>192833</text:p>
          </table:table-cell>
        </table:table-row>
        <table:table-row table:style-name="ro2">
          <table:table-cell office:value-type="float" office:value="30001" calcext:value-type="float">
            <text:p>30001</text:p>
          </table:table-cell>
          <table:table-cell office:value-type="float" office:value="30157" calcext:value-type="float">
            <text:p>30157</text:p>
          </table:table-cell>
          <table:table-cell office:value-type="float" office:value="62013" calcext:value-type="float">
            <text:p>62013</text:p>
          </table:table-cell>
          <table:table-cell office:value-type="float" office:value="126322" calcext:value-type="float">
            <text:p>126322</text:p>
          </table:table-cell>
          <table:table-cell office:value-type="float" office:value="181246" calcext:value-type="float">
            <text:p>181246</text:p>
          </table:table-cell>
          <table:table-cell office:value-type="float" office:value="187829" calcext:value-type="float">
            <text:p>187829</text:p>
          </table:table-cell>
          <table:table-cell office:value-type="float" office:value="191686" calcext:value-type="float">
            <text:p>191686</text:p>
          </table:table-cell>
        </table:table-row>
        <table:table-row table:style-name="ro2">
          <table:table-cell office:value-type="float" office:value="30101" calcext:value-type="float">
            <text:p>30101</text:p>
          </table:table-cell>
          <table:table-cell office:value-type="float" office:value="30783" calcext:value-type="float">
            <text:p>30783</text:p>
          </table:table-cell>
          <table:table-cell office:value-type="float" office:value="56831" calcext:value-type="float">
            <text:p>56831</text:p>
          </table:table-cell>
          <table:table-cell office:value-type="float" office:value="138948" calcext:value-type="float">
            <text:p>138948</text:p>
          </table:table-cell>
          <table:table-cell office:value-type="float" office:value="184351" calcext:value-type="float">
            <text:p>184351</text:p>
          </table:table-cell>
          <table:table-cell office:value-type="float" office:value="188674" calcext:value-type="float">
            <text:p>188674</text:p>
          </table:table-cell>
          <table:table-cell office:value-type="float" office:value="193477" calcext:value-type="float">
            <text:p>193477</text:p>
          </table:table-cell>
        </table:table-row>
        <table:table-row table:style-name="ro2">
          <table:table-cell office:value-type="float" office:value="30201" calcext:value-type="float">
            <text:p>30201</text:p>
          </table:table-cell>
          <table:table-cell office:value-type="float" office:value="30213" calcext:value-type="float">
            <text:p>30213</text:p>
          </table:table-cell>
          <table:table-cell office:value-type="float" office:value="63231" calcext:value-type="float">
            <text:p>63231</text:p>
          </table:table-cell>
          <table:table-cell office:value-type="float" office:value="143099" calcext:value-type="float">
            <text:p>143099</text:p>
          </table:table-cell>
          <table:table-cell office:value-type="float" office:value="183674" calcext:value-type="float">
            <text:p>183674</text:p>
          </table:table-cell>
          <table:table-cell office:value-type="float" office:value="188662" calcext:value-type="float">
            <text:p>188662</text:p>
          </table:table-cell>
          <table:table-cell office:value-type="float" office:value="192421" calcext:value-type="float">
            <text:p>192421</text:p>
          </table:table-cell>
        </table:table-row>
        <table:table-row table:style-name="ro2">
          <table:table-cell office:value-type="float" office:value="30301" calcext:value-type="float">
            <text:p>30301</text:p>
          </table:table-cell>
          <table:table-cell office:value-type="float" office:value="30493" calcext:value-type="float">
            <text:p>30493</text:p>
          </table:table-cell>
          <table:table-cell office:value-type="float" office:value="61812" calcext:value-type="float">
            <text:p>61812</text:p>
          </table:table-cell>
          <table:table-cell office:value-type="float" office:value="153359" calcext:value-type="float">
            <text:p>153359</text:p>
          </table:table-cell>
          <table:table-cell office:value-type="float" office:value="181898" calcext:value-type="float">
            <text:p>181898</text:p>
          </table:table-cell>
          <table:table-cell office:value-type="float" office:value="189330" calcext:value-type="float">
            <text:p>189330</text:p>
          </table:table-cell>
          <table:table-cell office:value-type="float" office:value="196003" calcext:value-type="float">
            <text:p>196003</text:p>
          </table:table-cell>
        </table:table-row>
        <table:table-row table:style-name="ro2">
          <table:table-cell office:value-type="float" office:value="30401" calcext:value-type="float">
            <text:p>30401</text:p>
          </table:table-cell>
          <table:table-cell office:value-type="float" office:value="31151" calcext:value-type="float">
            <text:p>31151</text:p>
          </table:table-cell>
          <table:table-cell office:value-type="float" office:value="60402" calcext:value-type="float">
            <text:p>60402</text:p>
          </table:table-cell>
          <table:table-cell office:value-type="float" office:value="134978" calcext:value-type="float">
            <text:p>134978</text:p>
          </table:table-cell>
          <table:table-cell office:value-type="float" office:value="185796" calcext:value-type="float">
            <text:p>185796</text:p>
          </table:table-cell>
          <table:table-cell office:value-type="float" office:value="190227" calcext:value-type="float">
            <text:p>190227</text:p>
          </table:table-cell>
          <table:table-cell office:value-type="float" office:value="194477" calcext:value-type="float">
            <text:p>194477</text:p>
          </table:table-cell>
        </table:table-row>
        <table:table-row table:style-name="ro2">
          <table:table-cell office:value-type="float" office:value="30501" calcext:value-type="float">
            <text:p>30501</text:p>
          </table:table-cell>
          <table:table-cell office:value-type="float" office:value="32644" calcext:value-type="float">
            <text:p>32644</text:p>
          </table:table-cell>
          <table:table-cell office:value-type="float" office:value="62792" calcext:value-type="float">
            <text:p>62792</text:p>
          </table:table-cell>
          <table:table-cell office:value-type="float" office:value="139185" calcext:value-type="float">
            <text:p>139185</text:p>
          </table:table-cell>
          <table:table-cell office:value-type="float" office:value="181728" calcext:value-type="float">
            <text:p>181728</text:p>
          </table:table-cell>
          <table:table-cell office:value-type="float" office:value="190739" calcext:value-type="float">
            <text:p>190739</text:p>
          </table:table-cell>
          <table:table-cell office:value-type="float" office:value="194978" calcext:value-type="float">
            <text:p>194978</text:p>
          </table:table-cell>
        </table:table-row>
        <table:table-row table:style-name="ro2">
          <table:table-cell office:value-type="float" office:value="30601" calcext:value-type="float">
            <text:p>30601</text:p>
          </table:table-cell>
          <table:table-cell office:value-type="float" office:value="30847" calcext:value-type="float">
            <text:p>30847</text:p>
          </table:table-cell>
          <table:table-cell office:value-type="float" office:value="61310" calcext:value-type="float">
            <text:p>61310</text:p>
          </table:table-cell>
          <table:table-cell office:value-type="float" office:value="141010" calcext:value-type="float">
            <text:p>141010</text:p>
          </table:table-cell>
          <table:table-cell office:value-type="float" office:value="176395" calcext:value-type="float">
            <text:p>176395</text:p>
          </table:table-cell>
          <table:table-cell office:value-type="float" office:value="191258" calcext:value-type="float">
            <text:p>191258</text:p>
          </table:table-cell>
          <table:table-cell office:value-type="float" office:value="196074" calcext:value-type="float">
            <text:p>196074</text:p>
          </table:table-cell>
        </table:table-row>
        <table:table-row table:style-name="ro2">
          <table:table-cell office:value-type="float" office:value="30701" calcext:value-type="float">
            <text:p>30701</text:p>
          </table:table-cell>
          <table:table-cell office:value-type="float" office:value="30849" calcext:value-type="float">
            <text:p>30849</text:p>
          </table:table-cell>
          <table:table-cell office:value-type="float" office:value="59980" calcext:value-type="float">
            <text:p>59980</text:p>
          </table:table-cell>
          <table:table-cell office:value-type="float" office:value="134220" calcext:value-type="float">
            <text:p>134220</text:p>
          </table:table-cell>
          <table:table-cell office:value-type="float" office:value="185266" calcext:value-type="float">
            <text:p>185266</text:p>
          </table:table-cell>
          <table:table-cell office:value-type="float" office:value="192254" calcext:value-type="float">
            <text:p>192254</text:p>
          </table:table-cell>
          <table:table-cell office:value-type="float" office:value="196059" calcext:value-type="float">
            <text:p>196059</text:p>
          </table:table-cell>
        </table:table-row>
        <table:table-row table:style-name="ro2">
          <table:table-cell office:value-type="float" office:value="30801" calcext:value-type="float">
            <text:p>30801</text:p>
          </table:table-cell>
          <table:table-cell office:value-type="float" office:value="31053" calcext:value-type="float">
            <text:p>31053</text:p>
          </table:table-cell>
          <table:table-cell office:value-type="float" office:value="56811" calcext:value-type="float">
            <text:p>56811</text:p>
          </table:table-cell>
          <table:table-cell office:value-type="float" office:value="129723" calcext:value-type="float">
            <text:p>129723</text:p>
          </table:table-cell>
          <table:table-cell office:value-type="float" office:value="187188" calcext:value-type="float">
            <text:p>187188</text:p>
          </table:table-cell>
          <table:table-cell office:value-type="float" office:value="192837" calcext:value-type="float">
            <text:p>192837</text:p>
          </table:table-cell>
          <table:table-cell office:value-type="float" office:value="197611" calcext:value-type="float">
            <text:p>197611</text:p>
          </table:table-cell>
        </table:table-row>
        <table:table-row table:style-name="ro2">
          <table:table-cell office:value-type="float" office:value="30901" calcext:value-type="float">
            <text:p>30901</text:p>
          </table:table-cell>
          <table:table-cell office:value-type="float" office:value="31287" calcext:value-type="float">
            <text:p>31287</text:p>
          </table:table-cell>
          <table:table-cell office:value-type="float" office:value="60032" calcext:value-type="float">
            <text:p>60032</text:p>
          </table:table-cell>
          <table:table-cell office:value-type="float" office:value="144263" calcext:value-type="float">
            <text:p>144263</text:p>
          </table:table-cell>
          <table:table-cell office:value-type="float" office:value="181047" calcext:value-type="float">
            <text:p>181047</text:p>
          </table:table-cell>
          <table:table-cell office:value-type="float" office:value="192845" calcext:value-type="float">
            <text:p>192845</text:p>
          </table:table-cell>
          <table:table-cell office:value-type="float" office:value="199240" calcext:value-type="float">
            <text:p>199240</text:p>
          </table:table-cell>
        </table:table-row>
        <table:table-row table:style-name="ro2">
          <table:table-cell office:value-type="float" office:value="31001" calcext:value-type="float">
            <text:p>31001</text:p>
          </table:table-cell>
          <table:table-cell office:value-type="float" office:value="31128" calcext:value-type="float">
            <text:p>31128</text:p>
          </table:table-cell>
          <table:table-cell office:value-type="float" office:value="60672" calcext:value-type="float">
            <text:p>60672</text:p>
          </table:table-cell>
          <table:table-cell office:value-type="float" office:value="135039" calcext:value-type="float">
            <text:p>135039</text:p>
          </table:table-cell>
          <table:table-cell office:value-type="float" office:value="188642" calcext:value-type="float">
            <text:p>188642</text:p>
          </table:table-cell>
          <table:table-cell office:value-type="float" office:value="194302" calcext:value-type="float">
            <text:p>194302</text:p>
          </table:table-cell>
          <table:table-cell office:value-type="float" office:value="198041" calcext:value-type="float">
            <text:p>198041</text:p>
          </table:table-cell>
        </table:table-row>
        <table:table-row table:style-name="ro2">
          <table:table-cell office:value-type="float" office:value="31101" calcext:value-type="float">
            <text:p>31101</text:p>
          </table:table-cell>
          <table:table-cell office:value-type="float" office:value="31292" calcext:value-type="float">
            <text:p>31292</text:p>
          </table:table-cell>
          <table:table-cell office:value-type="float" office:value="61054" calcext:value-type="float">
            <text:p>61054</text:p>
          </table:table-cell>
          <table:table-cell office:value-type="float" office:value="159434" calcext:value-type="float">
            <text:p>159434</text:p>
          </table:table-cell>
          <table:table-cell office:value-type="float" office:value="165027" calcext:value-type="float">
            <text:p>165027</text:p>
          </table:table-cell>
          <table:table-cell office:value-type="float" office:value="193408" calcext:value-type="float">
            <text:p>193408</text:p>
          </table:table-cell>
          <table:table-cell office:value-type="float" office:value="198741" calcext:value-type="float">
            <text:p>198741</text:p>
          </table:table-cell>
        </table:table-row>
        <table:table-row table:style-name="ro2">
          <table:table-cell office:value-type="float" office:value="31201" calcext:value-type="float">
            <text:p>31201</text:p>
          </table:table-cell>
          <table:table-cell office:value-type="float" office:value="31218" calcext:value-type="float">
            <text:p>31218</text:p>
          </table:table-cell>
          <table:table-cell office:value-type="float" office:value="60426" calcext:value-type="float">
            <text:p>60426</text:p>
          </table:table-cell>
          <table:table-cell office:value-type="float" office:value="135606" calcext:value-type="float">
            <text:p>135606</text:p>
          </table:table-cell>
          <table:table-cell office:value-type="float" office:value="167909" calcext:value-type="float">
            <text:p>167909</text:p>
          </table:table-cell>
          <table:table-cell office:value-type="float" office:value="193906" calcext:value-type="float">
            <text:p>193906</text:p>
          </table:table-cell>
          <table:table-cell office:value-type="float" office:value="200448" calcext:value-type="float">
            <text:p>200448</text:p>
          </table:table-cell>
        </table:table-row>
        <table:table-row table:style-name="ro2">
          <table:table-cell office:value-type="float" office:value="31301" calcext:value-type="float">
            <text:p>31301</text:p>
          </table:table-cell>
          <table:table-cell office:value-type="float" office:value="32342" calcext:value-type="float">
            <text:p>32342</text:p>
          </table:table-cell>
          <table:table-cell office:value-type="float" office:value="61868" calcext:value-type="float">
            <text:p>61868</text:p>
          </table:table-cell>
          <table:table-cell office:value-type="float" office:value="119160" calcext:value-type="float">
            <text:p>119160</text:p>
          </table:table-cell>
          <table:table-cell office:value-type="float" office:value="170762" calcext:value-type="float">
            <text:p>170762</text:p>
          </table:table-cell>
          <table:table-cell office:value-type="float" office:value="193853" calcext:value-type="float">
            <text:p>193853</text:p>
          </table:table-cell>
          <table:table-cell office:value-type="float" office:value="201158" calcext:value-type="float">
            <text:p>201158</text:p>
          </table:table-cell>
        </table:table-row>
        <table:table-row table:style-name="ro2">
          <table:table-cell office:value-type="float" office:value="31401" calcext:value-type="float">
            <text:p>31401</text:p>
          </table:table-cell>
          <table:table-cell office:value-type="float" office:value="31824" calcext:value-type="float">
            <text:p>31824</text:p>
          </table:table-cell>
          <table:table-cell office:value-type="float" office:value="61869" calcext:value-type="float">
            <text:p>61869</text:p>
          </table:table-cell>
          <table:table-cell office:value-type="float" office:value="127289" calcext:value-type="float">
            <text:p>127289</text:p>
          </table:table-cell>
          <table:table-cell office:value-type="float" office:value="174405" calcext:value-type="float">
            <text:p>174405</text:p>
          </table:table-cell>
          <table:table-cell office:value-type="float" office:value="194770" calcext:value-type="float">
            <text:p>194770</text:p>
          </table:table-cell>
          <table:table-cell office:value-type="float" office:value="201309" calcext:value-type="float">
            <text:p>201309</text:p>
          </table:table-cell>
        </table:table-row>
        <table:table-row table:style-name="ro2">
          <table:table-cell office:value-type="float" office:value="31501" calcext:value-type="float">
            <text:p>31501</text:p>
          </table:table-cell>
          <table:table-cell office:value-type="float" office:value="31898" calcext:value-type="float">
            <text:p>31898</text:p>
          </table:table-cell>
          <table:table-cell office:value-type="float" office:value="64278" calcext:value-type="float">
            <text:p>64278</text:p>
          </table:table-cell>
          <table:table-cell office:value-type="float" office:value="122091" calcext:value-type="float">
            <text:p>122091</text:p>
          </table:table-cell>
          <table:table-cell office:value-type="float" office:value="176770" calcext:value-type="float">
            <text:p>176770</text:p>
          </table:table-cell>
          <table:table-cell office:value-type="float" office:value="194983" calcext:value-type="float">
            <text:p>194983</text:p>
          </table:table-cell>
          <table:table-cell office:value-type="float" office:value="202451" calcext:value-type="float">
            <text:p>202451</text:p>
          </table:table-cell>
        </table:table-row>
        <table:table-row table:style-name="ro2">
          <table:table-cell office:value-type="float" office:value="31601" calcext:value-type="float">
            <text:p>31601</text:p>
          </table:table-cell>
          <table:table-cell office:value-type="float" office:value="31802" calcext:value-type="float">
            <text:p>31802</text:p>
          </table:table-cell>
          <table:table-cell office:value-type="float" office:value="68361" calcext:value-type="float">
            <text:p>68361</text:p>
          </table:table-cell>
          <table:table-cell office:value-type="float" office:value="161311" calcext:value-type="float">
            <text:p>161311</text:p>
          </table:table-cell>
          <table:table-cell office:value-type="float" office:value="179553" calcext:value-type="float">
            <text:p>179553</text:p>
          </table:table-cell>
          <table:table-cell office:value-type="float" office:value="194653" calcext:value-type="float">
            <text:p>194653</text:p>
          </table:table-cell>
          <table:table-cell office:value-type="float" office:value="203371" calcext:value-type="float">
            <text:p>203371</text:p>
          </table:table-cell>
        </table:table-row>
        <table:table-row table:style-name="ro2">
          <table:table-cell office:value-type="float" office:value="31701" calcext:value-type="float">
            <text:p>31701</text:p>
          </table:table-cell>
          <table:table-cell office:value-type="float" office:value="31980" calcext:value-type="float">
            <text:p>31980</text:p>
          </table:table-cell>
          <table:table-cell office:value-type="float" office:value="65222" calcext:value-type="float">
            <text:p>65222</text:p>
          </table:table-cell>
          <table:table-cell office:value-type="float" office:value="133727" calcext:value-type="float">
            <text:p>133727</text:p>
          </table:table-cell>
          <table:table-cell office:value-type="float" office:value="163739" calcext:value-type="float">
            <text:p>163739</text:p>
          </table:table-cell>
          <table:table-cell office:value-type="float" office:value="194992" calcext:value-type="float">
            <text:p>194992</text:p>
          </table:table-cell>
          <table:table-cell office:value-type="float" office:value="202996" calcext:value-type="float">
            <text:p>202996</text:p>
          </table:table-cell>
        </table:table-row>
        <table:table-row table:style-name="ro2">
          <table:table-cell office:value-type="float" office:value="31801" calcext:value-type="float">
            <text:p>31801</text:p>
          </table:table-cell>
          <table:table-cell office:value-type="float" office:value="32071" calcext:value-type="float">
            <text:p>32071</text:p>
          </table:table-cell>
          <table:table-cell office:value-type="float" office:value="59820" calcext:value-type="float">
            <text:p>59820</text:p>
          </table:table-cell>
          <table:table-cell office:value-type="float" office:value="152163" calcext:value-type="float">
            <text:p>152163</text:p>
          </table:table-cell>
          <table:table-cell office:value-type="float" office:value="175723" calcext:value-type="float">
            <text:p>175723</text:p>
          </table:table-cell>
          <table:table-cell office:value-type="float" office:value="196623" calcext:value-type="float">
            <text:p>196623</text:p>
          </table:table-cell>
          <table:table-cell office:value-type="float" office:value="204925" calcext:value-type="float">
            <text:p>204925</text:p>
          </table:table-cell>
        </table:table-row>
        <table:table-row table:style-name="ro2">
          <table:table-cell office:value-type="float" office:value="31901" calcext:value-type="float">
            <text:p>31901</text:p>
          </table:table-cell>
          <table:table-cell office:value-type="float" office:value="32289" calcext:value-type="float">
            <text:p>32289</text:p>
          </table:table-cell>
          <table:table-cell office:value-type="float" office:value="65934" calcext:value-type="float">
            <text:p>65934</text:p>
          </table:table-cell>
          <table:table-cell office:value-type="float" office:value="215565" calcext:value-type="float">
            <text:p>215565</text:p>
          </table:table-cell>
          <table:table-cell office:value-type="float" office:value="169076" calcext:value-type="float">
            <text:p>169076</text:p>
          </table:table-cell>
          <table:table-cell office:value-type="float" office:value="197085" calcext:value-type="float">
            <text:p>197085</text:p>
          </table:table-cell>
          <table:table-cell office:value-type="float" office:value="203026" calcext:value-type="float">
            <text:p>203026</text:p>
          </table:table-cell>
        </table:table-row>
        <table:table-row table:style-name="ro2">
          <table:table-cell office:value-type="float" office:value="32001" calcext:value-type="float">
            <text:p>32001</text:p>
          </table:table-cell>
          <table:table-cell office:value-type="float" office:value="32201" calcext:value-type="float">
            <text:p>32201</text:p>
          </table:table-cell>
          <table:table-cell office:value-type="float" office:value="62448" calcext:value-type="float">
            <text:p>62448</text:p>
          </table:table-cell>
          <table:table-cell office:value-type="float" office:value="135074" calcext:value-type="float">
            <text:p>135074</text:p>
          </table:table-cell>
          <table:table-cell office:value-type="float" office:value="178504" calcext:value-type="float">
            <text:p>178504</text:p>
          </table:table-cell>
          <table:table-cell office:value-type="float" office:value="197375" calcext:value-type="float">
            <text:p>197375</text:p>
          </table:table-cell>
          <table:table-cell office:value-type="float" office:value="204884" calcext:value-type="float">
            <text:p>204884</text:p>
          </table:table-cell>
        </table:table-row>
        <table:table-row table:style-name="ro2">
          <table:table-cell office:value-type="float" office:value="32101" calcext:value-type="float">
            <text:p>32101</text:p>
          </table:table-cell>
          <table:table-cell office:value-type="float" office:value="33374" calcext:value-type="float">
            <text:p>33374</text:p>
          </table:table-cell>
          <table:table-cell office:value-type="float" office:value="66733" calcext:value-type="float">
            <text:p>66733</text:p>
          </table:table-cell>
          <table:table-cell office:value-type="float" office:value="149733" calcext:value-type="float">
            <text:p>149733</text:p>
          </table:table-cell>
          <table:table-cell office:value-type="float" office:value="173921" calcext:value-type="float">
            <text:p>173921</text:p>
          </table:table-cell>
          <table:table-cell office:value-type="float" office:value="197564" calcext:value-type="float">
            <text:p>197564</text:p>
          </table:table-cell>
          <table:table-cell office:value-type="float" office:value="204512" calcext:value-type="float">
            <text:p>204512</text:p>
          </table:table-cell>
        </table:table-row>
        <table:table-row table:style-name="ro2">
          <table:table-cell office:value-type="float" office:value="32201" calcext:value-type="float">
            <text:p>32201</text:p>
          </table:table-cell>
          <table:table-cell office:value-type="float" office:value="32554" calcext:value-type="float">
            <text:p>32554</text:p>
          </table:table-cell>
          <table:table-cell office:value-type="float" office:value="65594" calcext:value-type="float">
            <text:p>65594</text:p>
          </table:table-cell>
          <table:table-cell office:value-type="float" office:value="124864" calcext:value-type="float">
            <text:p>124864</text:p>
          </table:table-cell>
          <table:table-cell office:value-type="float" office:value="169841" calcext:value-type="float">
            <text:p>169841</text:p>
          </table:table-cell>
          <table:table-cell office:value-type="float" office:value="198010" calcext:value-type="float">
            <text:p>198010</text:p>
          </table:table-cell>
          <table:table-cell office:value-type="float" office:value="206023" calcext:value-type="float">
            <text:p>206023</text:p>
          </table:table-cell>
        </table:table-row>
        <table:table-row table:style-name="ro2">
          <table:table-cell office:value-type="float" office:value="32301" calcext:value-type="float">
            <text:p>32301</text:p>
          </table:table-cell>
          <table:table-cell office:value-type="float" office:value="32670" calcext:value-type="float">
            <text:p>32670</text:p>
          </table:table-cell>
          <table:table-cell office:value-type="float" office:value="64197" calcext:value-type="float">
            <text:p>64197</text:p>
          </table:table-cell>
          <table:table-cell office:value-type="float" office:value="151044" calcext:value-type="float">
            <text:p>151044</text:p>
          </table:table-cell>
          <table:table-cell office:value-type="float" office:value="172718" calcext:value-type="float">
            <text:p>172718</text:p>
          </table:table-cell>
          <table:table-cell office:value-type="float" office:value="199312" calcext:value-type="float">
            <text:p>199312</text:p>
          </table:table-cell>
          <table:table-cell office:value-type="float" office:value="206088" calcext:value-type="float">
            <text:p>206088</text:p>
          </table:table-cell>
        </table:table-row>
        <table:table-row table:style-name="ro2">
          <table:table-cell office:value-type="float" office:value="32401" calcext:value-type="float">
            <text:p>32401</text:p>
          </table:table-cell>
          <table:table-cell office:value-type="float" office:value="33137" calcext:value-type="float">
            <text:p>33137</text:p>
          </table:table-cell>
          <table:table-cell office:value-type="float" office:value="67430" calcext:value-type="float">
            <text:p>67430</text:p>
          </table:table-cell>
          <table:table-cell office:value-type="float" office:value="131189" calcext:value-type="float">
            <text:p>131189</text:p>
          </table:table-cell>
          <table:table-cell office:value-type="float" office:value="173958" calcext:value-type="float">
            <text:p>173958</text:p>
          </table:table-cell>
          <table:table-cell office:value-type="float" office:value="198598" calcext:value-type="float">
            <text:p>198598</text:p>
          </table:table-cell>
          <table:table-cell office:value-type="float" office:value="206549" calcext:value-type="float">
            <text:p>206549</text:p>
          </table:table-cell>
        </table:table-row>
        <table:table-row table:style-name="ro2">
          <table:table-cell office:value-type="float" office:value="32501" calcext:value-type="float">
            <text:p>32501</text:p>
          </table:table-cell>
          <table:table-cell office:value-type="float" office:value="34088" calcext:value-type="float">
            <text:p>34088</text:p>
          </table:table-cell>
          <table:table-cell office:value-type="float" office:value="65865" calcext:value-type="float">
            <text:p>65865</text:p>
          </table:table-cell>
          <table:table-cell office:value-type="float" office:value="127390" calcext:value-type="float">
            <text:p>127390</text:p>
          </table:table-cell>
          <table:table-cell office:value-type="float" office:value="163341" calcext:value-type="float">
            <text:p>163341</text:p>
          </table:table-cell>
          <table:table-cell office:value-type="float" office:value="200731" calcext:value-type="float">
            <text:p>200731</text:p>
          </table:table-cell>
          <table:table-cell office:value-type="float" office:value="210664" calcext:value-type="float">
            <text:p>210664</text:p>
          </table:table-cell>
        </table:table-row>
        <table:table-row table:style-name="ro2">
          <table:table-cell office:value-type="float" office:value="32601" calcext:value-type="float">
            <text:p>32601</text:p>
          </table:table-cell>
          <table:table-cell office:value-type="float" office:value="32840" calcext:value-type="float">
            <text:p>32840</text:p>
          </table:table-cell>
          <table:table-cell office:value-type="float" office:value="68457" calcext:value-type="float">
            <text:p>68457</text:p>
          </table:table-cell>
          <table:table-cell office:value-type="float" office:value="151108" calcext:value-type="float">
            <text:p>151108</text:p>
          </table:table-cell>
          <table:table-cell office:value-type="float" office:value="176507" calcext:value-type="float">
            <text:p>176507</text:p>
          </table:table-cell>
          <table:table-cell office:value-type="float" office:value="201629" calcext:value-type="float">
            <text:p>201629</text:p>
          </table:table-cell>
          <table:table-cell office:value-type="float" office:value="212533" calcext:value-type="float">
            <text:p>212533</text:p>
          </table:table-cell>
        </table:table-row>
        <table:table-row table:style-name="ro2">
          <table:table-cell office:value-type="float" office:value="32701" calcext:value-type="float">
            <text:p>32701</text:p>
          </table:table-cell>
          <table:table-cell office:value-type="float" office:value="33528" calcext:value-type="float">
            <text:p>33528</text:p>
          </table:table-cell>
          <table:table-cell office:value-type="float" office:value="71303" calcext:value-type="float">
            <text:p>71303</text:p>
          </table:table-cell>
          <table:table-cell office:value-type="float" office:value="140523" calcext:value-type="float">
            <text:p>140523</text:p>
          </table:table-cell>
          <table:table-cell office:value-type="float" office:value="171145" calcext:value-type="float">
            <text:p>171145</text:p>
          </table:table-cell>
          <table:table-cell office:value-type="float" office:value="200553" calcext:value-type="float">
            <text:p>200553</text:p>
          </table:table-cell>
          <table:table-cell office:value-type="float" office:value="209012" calcext:value-type="float">
            <text:p>209012</text:p>
          </table:table-cell>
        </table:table-row>
        <table:table-row table:style-name="ro2">
          <table:table-cell office:value-type="float" office:value="32801" calcext:value-type="float">
            <text:p>32801</text:p>
          </table:table-cell>
          <table:table-cell office:value-type="float" office:value="32880" calcext:value-type="float">
            <text:p>32880</text:p>
          </table:table-cell>
          <table:table-cell office:value-type="float" office:value="67192" calcext:value-type="float">
            <text:p>67192</text:p>
          </table:table-cell>
          <table:table-cell office:value-type="float" office:value="141698" calcext:value-type="float">
            <text:p>141698</text:p>
          </table:table-cell>
          <table:table-cell office:value-type="float" office:value="163794" calcext:value-type="float">
            <text:p>163794</text:p>
          </table:table-cell>
          <table:table-cell office:value-type="float" office:value="201596" calcext:value-type="float">
            <text:p>201596</text:p>
          </table:table-cell>
          <table:table-cell office:value-type="float" office:value="210464" calcext:value-type="float">
            <text:p>210464</text:p>
          </table:table-cell>
        </table:table-row>
        <table:table-row table:style-name="ro2">
          <table:table-cell office:value-type="float" office:value="32901" calcext:value-type="float">
            <text:p>32901</text:p>
          </table:table-cell>
          <table:table-cell office:value-type="float" office:value="33147" calcext:value-type="float">
            <text:p>33147</text:p>
          </table:table-cell>
          <table:table-cell office:value-type="float" office:value="64913" calcext:value-type="float">
            <text:p>64913</text:p>
          </table:table-cell>
          <table:table-cell office:value-type="float" office:value="129332" calcext:value-type="float">
            <text:p>129332</text:p>
          </table:table-cell>
          <table:table-cell office:value-type="float" office:value="176676" calcext:value-type="float">
            <text:p>176676</text:p>
          </table:table-cell>
          <table:table-cell office:value-type="float" office:value="202136" calcext:value-type="float">
            <text:p>202136</text:p>
          </table:table-cell>
          <table:table-cell office:value-type="float" office:value="211026" calcext:value-type="float">
            <text:p>211026</text:p>
          </table:table-cell>
        </table:table-row>
        <table:table-row table:style-name="ro2">
          <table:table-cell office:value-type="float" office:value="33001" calcext:value-type="float">
            <text:p>33001</text:p>
          </table:table-cell>
          <table:table-cell office:value-type="float" office:value="33098" calcext:value-type="float">
            <text:p>33098</text:p>
          </table:table-cell>
          <table:table-cell office:value-type="float" office:value="66664" calcext:value-type="float">
            <text:p>66664</text:p>
          </table:table-cell>
          <table:table-cell office:value-type="float" office:value="129457" calcext:value-type="float">
            <text:p>129457</text:p>
          </table:table-cell>
          <table:table-cell office:value-type="float" office:value="181989" calcext:value-type="float">
            <text:p>181989</text:p>
          </table:table-cell>
          <table:table-cell office:value-type="float" office:value="203695" calcext:value-type="float">
            <text:p>203695</text:p>
          </table:table-cell>
          <table:table-cell office:value-type="float" office:value="213044" calcext:value-type="float">
            <text:p>213044</text:p>
          </table:table-cell>
        </table:table-row>
        <table:table-row table:style-name="ro2">
          <table:table-cell office:value-type="float" office:value="33101" calcext:value-type="float">
            <text:p>33101</text:p>
          </table:table-cell>
          <table:table-cell office:value-type="float" office:value="33160" calcext:value-type="float">
            <text:p>33160</text:p>
          </table:table-cell>
          <table:table-cell office:value-type="float" office:value="69715" calcext:value-type="float">
            <text:p>69715</text:p>
          </table:table-cell>
          <table:table-cell office:value-type="float" office:value="160380" calcext:value-type="float">
            <text:p>160380</text:p>
          </table:table-cell>
          <table:table-cell office:value-type="float" office:value="162733" calcext:value-type="float">
            <text:p>162733</text:p>
          </table:table-cell>
          <table:table-cell office:value-type="float" office:value="203460" calcext:value-type="float">
            <text:p>203460</text:p>
          </table:table-cell>
          <table:table-cell office:value-type="float" office:value="212579" calcext:value-type="float">
            <text:p>212579</text:p>
          </table:table-cell>
        </table:table-row>
        <table:table-row table:style-name="ro2">
          <table:table-cell office:value-type="float" office:value="33201" calcext:value-type="float">
            <text:p>33201</text:p>
          </table:table-cell>
          <table:table-cell office:value-type="float" office:value="33985" calcext:value-type="float">
            <text:p>33985</text:p>
          </table:table-cell>
          <table:table-cell office:value-type="float" office:value="67317" calcext:value-type="float">
            <text:p>67317</text:p>
          </table:table-cell>
          <table:table-cell office:value-type="float" office:value="134998" calcext:value-type="float">
            <text:p>134998</text:p>
          </table:table-cell>
          <table:table-cell office:value-type="float" office:value="173254" calcext:value-type="float">
            <text:p>173254</text:p>
          </table:table-cell>
          <table:table-cell office:value-type="float" office:value="204158" calcext:value-type="float">
            <text:p>204158</text:p>
          </table:table-cell>
          <table:table-cell office:value-type="float" office:value="212186" calcext:value-type="float">
            <text:p>212186</text:p>
          </table:table-cell>
        </table:table-row>
        <table:table-row table:style-name="ro2">
          <table:table-cell office:value-type="float" office:value="33301" calcext:value-type="float">
            <text:p>33301</text:p>
          </table:table-cell>
          <table:table-cell office:value-type="float" office:value="33415" calcext:value-type="float">
            <text:p>33415</text:p>
          </table:table-cell>
          <table:table-cell office:value-type="float" office:value="66105" calcext:value-type="float">
            <text:p>66105</text:p>
          </table:table-cell>
          <table:table-cell office:value-type="float" office:value="130109" calcext:value-type="float">
            <text:p>130109</text:p>
          </table:table-cell>
          <table:table-cell office:value-type="float" office:value="176657" calcext:value-type="float">
            <text:p>176657</text:p>
          </table:table-cell>
          <table:table-cell office:value-type="float" office:value="204959" calcext:value-type="float">
            <text:p>204959</text:p>
          </table:table-cell>
          <table:table-cell office:value-type="float" office:value="213860" calcext:value-type="float">
            <text:p>213860</text:p>
          </table:table-cell>
        </table:table-row>
        <table:table-row table:style-name="ro2">
          <table:table-cell office:value-type="float" office:value="33401" calcext:value-type="float">
            <text:p>33401</text:p>
          </table:table-cell>
          <table:table-cell office:value-type="float" office:value="33429" calcext:value-type="float">
            <text:p>33429</text:p>
          </table:table-cell>
          <table:table-cell office:value-type="float" office:value="65540" calcext:value-type="float">
            <text:p>65540</text:p>
          </table:table-cell>
          <table:table-cell office:value-type="float" office:value="135443" calcext:value-type="float">
            <text:p>135443</text:p>
          </table:table-cell>
          <table:table-cell office:value-type="float" office:value="186579" calcext:value-type="float">
            <text:p>186579</text:p>
          </table:table-cell>
          <table:table-cell office:value-type="float" office:value="205894" calcext:value-type="float">
            <text:p>205894</text:p>
          </table:table-cell>
          <table:table-cell office:value-type="float" office:value="214752" calcext:value-type="float">
            <text:p>214752</text:p>
          </table:table-cell>
        </table:table-row>
        <table:table-row table:style-name="ro2">
          <table:table-cell office:value-type="float" office:value="33501" calcext:value-type="float">
            <text:p>33501</text:p>
          </table:table-cell>
          <table:table-cell office:value-type="float" office:value="33568" calcext:value-type="float">
            <text:p>33568</text:p>
          </table:table-cell>
          <table:table-cell office:value-type="float" office:value="65448" calcext:value-type="float">
            <text:p>65448</text:p>
          </table:table-cell>
          <table:table-cell office:value-type="float" office:value="112477" calcext:value-type="float">
            <text:p>112477</text:p>
          </table:table-cell>
          <table:table-cell office:value-type="float" office:value="195637" calcext:value-type="float">
            <text:p>195637</text:p>
          </table:table-cell>
          <table:table-cell office:value-type="float" office:value="207464" calcext:value-type="float">
            <text:p>207464</text:p>
          </table:table-cell>
          <table:table-cell office:value-type="float" office:value="215298" calcext:value-type="float">
            <text:p>215298</text:p>
          </table:table-cell>
        </table:table-row>
        <table:table-row table:style-name="ro2">
          <table:table-cell office:value-type="float" office:value="33601" calcext:value-type="float">
            <text:p>33601</text:p>
          </table:table-cell>
          <table:table-cell office:value-type="float" office:value="34232" calcext:value-type="float">
            <text:p>34232</text:p>
          </table:table-cell>
          <table:table-cell office:value-type="float" office:value="70096" calcext:value-type="float">
            <text:p>70096</text:p>
          </table:table-cell>
          <table:table-cell office:value-type="float" office:value="132526" calcext:value-type="float">
            <text:p>132526</text:p>
          </table:table-cell>
          <table:table-cell office:value-type="float" office:value="195040" calcext:value-type="float">
            <text:p>195040</text:p>
          </table:table-cell>
          <table:table-cell office:value-type="float" office:value="209168" calcext:value-type="float">
            <text:p>209168</text:p>
          </table:table-cell>
          <table:table-cell office:value-type="float" office:value="214869" calcext:value-type="float">
            <text:p>214869</text:p>
          </table:table-cell>
        </table:table-row>
        <table:table-row table:style-name="ro2">
          <table:table-cell office:value-type="float" office:value="33701" calcext:value-type="float">
            <text:p>33701</text:p>
          </table:table-cell>
          <table:table-cell office:value-type="float" office:value="34318" calcext:value-type="float">
            <text:p>34318</text:p>
          </table:table-cell>
          <table:table-cell office:value-type="float" office:value="65882" calcext:value-type="float">
            <text:p>65882</text:p>
          </table:table-cell>
          <table:table-cell office:value-type="float" office:value="143631" calcext:value-type="float">
            <text:p>143631</text:p>
          </table:table-cell>
          <table:table-cell office:value-type="float" office:value="180025" calcext:value-type="float">
            <text:p>180025</text:p>
          </table:table-cell>
          <table:table-cell office:value-type="float" office:value="208506" calcext:value-type="float">
            <text:p>208506</text:p>
          </table:table-cell>
          <table:table-cell office:value-type="float" office:value="215744" calcext:value-type="float">
            <text:p>215744</text:p>
          </table:table-cell>
        </table:table-row>
        <table:table-row table:style-name="ro2">
          <table:table-cell office:value-type="float" office:value="33801" calcext:value-type="float">
            <text:p>33801</text:p>
          </table:table-cell>
          <table:table-cell office:value-type="float" office:value="33828" calcext:value-type="float">
            <text:p>33828</text:p>
          </table:table-cell>
          <table:table-cell office:value-type="float" office:value="67785" calcext:value-type="float">
            <text:p>67785</text:p>
          </table:table-cell>
          <table:table-cell office:value-type="float" office:value="136266" calcext:value-type="float">
            <text:p>136266</text:p>
          </table:table-cell>
          <table:table-cell office:value-type="float" office:value="195840" calcext:value-type="float">
            <text:p>195840</text:p>
          </table:table-cell>
          <table:table-cell office:value-type="float" office:value="210521" calcext:value-type="float">
            <text:p>210521</text:p>
          </table:table-cell>
          <table:table-cell office:value-type="float" office:value="217615" calcext:value-type="float">
            <text:p>217615</text:p>
          </table:table-cell>
        </table:table-row>
        <table:table-row table:style-name="ro2">
          <table:table-cell office:value-type="float" office:value="33901" calcext:value-type="float">
            <text:p>33901</text:p>
          </table:table-cell>
          <table:table-cell office:value-type="float" office:value="34021" calcext:value-type="float">
            <text:p>34021</text:p>
          </table:table-cell>
          <table:table-cell office:value-type="float" office:value="65476" calcext:value-type="float">
            <text:p>65476</text:p>
          </table:table-cell>
          <table:table-cell office:value-type="float" office:value="139475" calcext:value-type="float">
            <text:p>139475</text:p>
          </table:table-cell>
          <table:table-cell office:value-type="float" office:value="191316" calcext:value-type="float">
            <text:p>191316</text:p>
          </table:table-cell>
          <table:table-cell office:value-type="float" office:value="211430" calcext:value-type="float">
            <text:p>211430</text:p>
          </table:table-cell>
          <table:table-cell office:value-type="float" office:value="218682" calcext:value-type="float">
            <text:p>218682</text:p>
          </table:table-cell>
        </table:table-row>
        <table:table-row table:style-name="ro2">
          <table:table-cell office:value-type="float" office:value="34001" calcext:value-type="float">
            <text:p>34001</text:p>
          </table:table-cell>
          <table:table-cell office:value-type="float" office:value="34658" calcext:value-type="float">
            <text:p>34658</text:p>
          </table:table-cell>
          <table:table-cell office:value-type="float" office:value="64634" calcext:value-type="float">
            <text:p>64634</text:p>
          </table:table-cell>
          <table:table-cell office:value-type="float" office:value="156029" calcext:value-type="float">
            <text:p>156029</text:p>
          </table:table-cell>
          <table:table-cell office:value-type="float" office:value="200079" calcext:value-type="float">
            <text:p>200079</text:p>
          </table:table-cell>
          <table:table-cell office:value-type="float" office:value="211865" calcext:value-type="float">
            <text:p>211865</text:p>
          </table:table-cell>
          <table:table-cell office:value-type="float" office:value="217962" calcext:value-type="float">
            <text:p>217962</text:p>
          </table:table-cell>
        </table:table-row>
        <table:table-row table:style-name="ro2">
          <table:table-cell office:value-type="float" office:value="34101" calcext:value-type="float">
            <text:p>34101</text:p>
          </table:table-cell>
          <table:table-cell office:value-type="float" office:value="34280" calcext:value-type="float">
            <text:p>34280</text:p>
          </table:table-cell>
          <table:table-cell office:value-type="float" office:value="71763" calcext:value-type="float">
            <text:p>71763</text:p>
          </table:table-cell>
          <table:table-cell office:value-type="float" office:value="171974" calcext:value-type="float">
            <text:p>171974</text:p>
          </table:table-cell>
          <table:table-cell office:value-type="float" office:value="201342" calcext:value-type="float">
            <text:p>201342</text:p>
          </table:table-cell>
          <table:table-cell office:value-type="float" office:value="213342" calcext:value-type="float">
            <text:p>213342</text:p>
          </table:table-cell>
          <table:table-cell office:value-type="float" office:value="221700" calcext:value-type="float">
            <text:p>221700</text:p>
          </table:table-cell>
        </table:table-row>
        <table:table-row table:style-name="ro2">
          <table:table-cell office:value-type="float" office:value="34201" calcext:value-type="float">
            <text:p>34201</text:p>
          </table:table-cell>
          <table:table-cell office:value-type="float" office:value="35162" calcext:value-type="float">
            <text:p>35162</text:p>
          </table:table-cell>
          <table:table-cell office:value-type="float" office:value="70089" calcext:value-type="float">
            <text:p>70089</text:p>
          </table:table-cell>
          <table:table-cell office:value-type="float" office:value="119323" calcext:value-type="float">
            <text:p>119323</text:p>
          </table:table-cell>
          <table:table-cell office:value-type="float" office:value="204323" calcext:value-type="float">
            <text:p>204323</text:p>
          </table:table-cell>
          <table:table-cell office:value-type="float" office:value="214226" calcext:value-type="float">
            <text:p>214226</text:p>
          </table:table-cell>
          <table:table-cell office:value-type="float" office:value="219190" calcext:value-type="float">
            <text:p>219190</text:p>
          </table:table-cell>
        </table:table-row>
        <table:table-row table:style-name="ro2">
          <table:table-cell office:value-type="float" office:value="34301" calcext:value-type="float">
            <text:p>34301</text:p>
          </table:table-cell>
          <table:table-cell office:value-type="float" office:value="35588" calcext:value-type="float">
            <text:p>35588</text:p>
          </table:table-cell>
          <table:table-cell office:value-type="float" office:value="65484" calcext:value-type="float">
            <text:p>65484</text:p>
          </table:table-cell>
          <table:table-cell office:value-type="float" office:value="132730" calcext:value-type="float">
            <text:p>132730</text:p>
          </table:table-cell>
          <table:table-cell office:value-type="float" office:value="199700" calcext:value-type="float">
            <text:p>199700</text:p>
          </table:table-cell>
          <table:table-cell office:value-type="float" office:value="214678" calcext:value-type="float">
            <text:p>214678</text:p>
          </table:table-cell>
          <table:table-cell office:value-type="float" office:value="220810" calcext:value-type="float">
            <text:p>220810</text:p>
          </table:table-cell>
        </table:table-row>
        <table:table-row table:style-name="ro2">
          <table:table-cell office:value-type="float" office:value="34401" calcext:value-type="float">
            <text:p>34401</text:p>
          </table:table-cell>
          <table:table-cell office:value-type="float" office:value="35325" calcext:value-type="float">
            <text:p>35325</text:p>
          </table:table-cell>
          <table:table-cell office:value-type="float" office:value="66392" calcext:value-type="float">
            <text:p>66392</text:p>
          </table:table-cell>
          <table:table-cell office:value-type="float" office:value="145603" calcext:value-type="float">
            <text:p>145603</text:p>
          </table:table-cell>
          <table:table-cell office:value-type="float" office:value="205295" calcext:value-type="float">
            <text:p>205295</text:p>
          </table:table-cell>
          <table:table-cell office:value-type="float" office:value="214351" calcext:value-type="float">
            <text:p>214351</text:p>
          </table:table-cell>
          <table:table-cell office:value-type="float" office:value="220590" calcext:value-type="float">
            <text:p>220590</text:p>
          </table:table-cell>
        </table:table-row>
        <table:table-row table:style-name="ro2">
          <table:table-cell office:value-type="float" office:value="34501" calcext:value-type="float">
            <text:p>34501</text:p>
          </table:table-cell>
          <table:table-cell office:value-type="float" office:value="35629" calcext:value-type="float">
            <text:p>35629</text:p>
          </table:table-cell>
          <table:table-cell office:value-type="float" office:value="69934" calcext:value-type="float">
            <text:p>69934</text:p>
          </table:table-cell>
          <table:table-cell office:value-type="float" office:value="126028" calcext:value-type="float">
            <text:p>126028</text:p>
          </table:table-cell>
          <table:table-cell office:value-type="float" office:value="203647" calcext:value-type="float">
            <text:p>203647</text:p>
          </table:table-cell>
          <table:table-cell office:value-type="float" office:value="215154" calcext:value-type="float">
            <text:p>215154</text:p>
          </table:table-cell>
          <table:table-cell office:value-type="float" office:value="220441" calcext:value-type="float">
            <text:p>220441</text:p>
          </table:table-cell>
        </table:table-row>
        <table:table-row table:style-name="ro2">
          <table:table-cell office:value-type="float" office:value="34601" calcext:value-type="float">
            <text:p>34601</text:p>
          </table:table-cell>
          <table:table-cell office:value-type="float" office:value="36892" calcext:value-type="float">
            <text:p>36892</text:p>
          </table:table-cell>
          <table:table-cell office:value-type="float" office:value="74541" calcext:value-type="float">
            <text:p>74541</text:p>
          </table:table-cell>
          <table:table-cell office:value-type="float" office:value="164094" calcext:value-type="float">
            <text:p>164094</text:p>
          </table:table-cell>
          <table:table-cell office:value-type="float" office:value="204436" calcext:value-type="float">
            <text:p>204436</text:p>
          </table:table-cell>
          <table:table-cell office:value-type="float" office:value="215998" calcext:value-type="float">
            <text:p>215998</text:p>
          </table:table-cell>
          <table:table-cell office:value-type="float" office:value="222449" calcext:value-type="float">
            <text:p>222449</text:p>
          </table:table-cell>
        </table:table-row>
        <table:table-row table:style-name="ro2">
          <table:table-cell office:value-type="float" office:value="34701" calcext:value-type="float">
            <text:p>34701</text:p>
          </table:table-cell>
          <table:table-cell office:value-type="float" office:value="34988" calcext:value-type="float">
            <text:p>34988</text:p>
          </table:table-cell>
          <table:table-cell office:value-type="float" office:value="71002" calcext:value-type="float">
            <text:p>71002</text:p>
          </table:table-cell>
          <table:table-cell office:value-type="float" office:value="219404" calcext:value-type="float">
            <text:p>219404</text:p>
          </table:table-cell>
          <table:table-cell office:value-type="float" office:value="206770" calcext:value-type="float">
            <text:p>206770</text:p>
          </table:table-cell>
          <table:table-cell office:value-type="float" office:value="216485" calcext:value-type="float">
            <text:p>216485</text:p>
          </table:table-cell>
          <table:table-cell office:value-type="float" office:value="221479" calcext:value-type="float">
            <text:p>221479</text:p>
          </table:table-cell>
        </table:table-row>
        <table:table-row table:style-name="ro2">
          <table:table-cell office:value-type="float" office:value="34801" calcext:value-type="float">
            <text:p>34801</text:p>
          </table:table-cell>
          <table:table-cell office:value-type="float" office:value="35218" calcext:value-type="float">
            <text:p>35218</text:p>
          </table:table-cell>
          <table:table-cell office:value-type="float" office:value="68691" calcext:value-type="float">
            <text:p>68691</text:p>
          </table:table-cell>
          <table:table-cell office:value-type="float" office:value="128792" calcext:value-type="float">
            <text:p>128792</text:p>
          </table:table-cell>
          <table:table-cell office:value-type="float" office:value="207575" calcext:value-type="float">
            <text:p>207575</text:p>
          </table:table-cell>
          <table:table-cell office:value-type="float" office:value="217556" calcext:value-type="float">
            <text:p>217556</text:p>
          </table:table-cell>
          <table:table-cell office:value-type="float" office:value="223155" calcext:value-type="float">
            <text:p>223155</text:p>
          </table:table-cell>
        </table:table-row>
        <table:table-row table:style-name="ro2">
          <table:table-cell office:value-type="float" office:value="34901" calcext:value-type="float">
            <text:p>34901</text:p>
          </table:table-cell>
          <table:table-cell office:value-type="float" office:value="35837" calcext:value-type="float">
            <text:p>35837</text:p>
          </table:table-cell>
          <table:table-cell office:value-type="float" office:value="70386" calcext:value-type="float">
            <text:p>70386</text:p>
          </table:table-cell>
          <table:table-cell office:value-type="float" office:value="150201" calcext:value-type="float">
            <text:p>150201</text:p>
          </table:table-cell>
          <table:table-cell office:value-type="float" office:value="203428" calcext:value-type="float">
            <text:p>203428</text:p>
          </table:table-cell>
          <table:table-cell office:value-type="float" office:value="218120" calcext:value-type="float">
            <text:p>218120</text:p>
          </table:table-cell>
          <table:table-cell office:value-type="float" office:value="223367" calcext:value-type="float">
            <text:p>223367</text:p>
          </table:table-cell>
        </table:table-row>
        <table:table-row table:style-name="ro2">
          <table:table-cell office:value-type="float" office:value="35001" calcext:value-type="float">
            <text:p>35001</text:p>
          </table:table-cell>
          <table:table-cell office:value-type="float" office:value="37204" calcext:value-type="float">
            <text:p>37204</text:p>
          </table:table-cell>
          <table:table-cell office:value-type="float" office:value="72389" calcext:value-type="float">
            <text:p>72389</text:p>
          </table:table-cell>
          <table:table-cell office:value-type="float" office:value="161705" calcext:value-type="float">
            <text:p>161705</text:p>
          </table:table-cell>
          <table:table-cell office:value-type="float" office:value="197039" calcext:value-type="float">
            <text:p>197039</text:p>
          </table:table-cell>
          <table:table-cell office:value-type="float" office:value="218233" calcext:value-type="float">
            <text:p>218233</text:p>
          </table:table-cell>
          <table:table-cell office:value-type="float" office:value="224583" calcext:value-type="float">
            <text:p>224583</text:p>
          </table:table-cell>
        </table:table-row>
        <table:table-row table:style-name="ro2">
          <table:table-cell office:value-type="float" office:value="35101" calcext:value-type="float">
            <text:p>35101</text:p>
          </table:table-cell>
          <table:table-cell office:value-type="float" office:value="35826" calcext:value-type="float">
            <text:p>35826</text:p>
          </table:table-cell>
          <table:table-cell office:value-type="float" office:value="73176" calcext:value-type="float">
            <text:p>73176</text:p>
          </table:table-cell>
          <table:table-cell office:value-type="float" office:value="175475" calcext:value-type="float">
            <text:p>175475</text:p>
          </table:table-cell>
          <table:table-cell office:value-type="float" office:value="206329" calcext:value-type="float">
            <text:p>206329</text:p>
          </table:table-cell>
          <table:table-cell office:value-type="float" office:value="219020" calcext:value-type="float">
            <text:p>219020</text:p>
          </table:table-cell>
          <table:table-cell office:value-type="float" office:value="223981" calcext:value-type="float">
            <text:p>223981</text:p>
          </table:table-cell>
        </table:table-row>
        <table:table-row table:style-name="ro2">
          <table:table-cell office:value-type="float" office:value="35201" calcext:value-type="float">
            <text:p>35201</text:p>
          </table:table-cell>
          <table:table-cell office:value-type="float" office:value="35227" calcext:value-type="float">
            <text:p>35227</text:p>
          </table:table-cell>
          <table:table-cell office:value-type="float" office:value="69696" calcext:value-type="float">
            <text:p>69696</text:p>
          </table:table-cell>
          <table:table-cell office:value-type="float" office:value="139833" calcext:value-type="float">
            <text:p>139833</text:p>
          </table:table-cell>
          <table:table-cell office:value-type="float" office:value="211005" calcext:value-type="float">
            <text:p>211005</text:p>
          </table:table-cell>
          <table:table-cell office:value-type="float" office:value="219314" calcext:value-type="float">
            <text:p>219314</text:p>
          </table:table-cell>
          <table:table-cell office:value-type="float" office:value="225491" calcext:value-type="float">
            <text:p>225491</text:p>
          </table:table-cell>
        </table:table-row>
        <table:table-row table:style-name="ro2">
          <table:table-cell office:value-type="float" office:value="35301" calcext:value-type="float">
            <text:p>35301</text:p>
          </table:table-cell>
          <table:table-cell office:value-type="float" office:value="35927" calcext:value-type="float">
            <text:p>35927</text:p>
          </table:table-cell>
          <table:table-cell office:value-type="float" office:value="73471" calcext:value-type="float">
            <text:p>73471</text:p>
          </table:table-cell>
          <table:table-cell office:value-type="float" office:value="157502" calcext:value-type="float">
            <text:p>157502</text:p>
          </table:table-cell>
          <table:table-cell office:value-type="float" office:value="211917" calcext:value-type="float">
            <text:p>211917</text:p>
          </table:table-cell>
          <table:table-cell office:value-type="float" office:value="220254" calcext:value-type="float">
            <text:p>220254</text:p>
          </table:table-cell>
          <table:table-cell office:value-type="float" office:value="226043" calcext:value-type="float">
            <text:p>226043</text:p>
          </table:table-cell>
        </table:table-row>
        <table:table-row table:style-name="ro2">
          <table:table-cell office:value-type="float" office:value="35401" calcext:value-type="float">
            <text:p>35401</text:p>
          </table:table-cell>
          <table:table-cell office:value-type="float" office:value="35927" calcext:value-type="float">
            <text:p>35927</text:p>
          </table:table-cell>
          <table:table-cell office:value-type="float" office:value="69705" calcext:value-type="float">
            <text:p>69705</text:p>
          </table:table-cell>
          <table:table-cell office:value-type="float" office:value="138122" calcext:value-type="float">
            <text:p>138122</text:p>
          </table:table-cell>
          <table:table-cell office:value-type="float" office:value="212356" calcext:value-type="float">
            <text:p>212356</text:p>
          </table:table-cell>
          <table:table-cell office:value-type="float" office:value="220638" calcext:value-type="float">
            <text:p>220638</text:p>
          </table:table-cell>
          <table:table-cell office:value-type="float" office:value="226785" calcext:value-type="float">
            <text:p>226785</text:p>
          </table:table-cell>
        </table:table-row>
        <table:table-row table:style-name="ro2">
          <table:table-cell office:value-type="float" office:value="35501" calcext:value-type="float">
            <text:p>35501</text:p>
          </table:table-cell>
          <table:table-cell office:value-type="float" office:value="35805" calcext:value-type="float">
            <text:p>35805</text:p>
          </table:table-cell>
          <table:table-cell office:value-type="float" office:value="72987" calcext:value-type="float">
            <text:p>72987</text:p>
          </table:table-cell>
          <table:table-cell office:value-type="float" office:value="167883" calcext:value-type="float">
            <text:p>167883</text:p>
          </table:table-cell>
          <table:table-cell office:value-type="float" office:value="214045" calcext:value-type="float">
            <text:p>214045</text:p>
          </table:table-cell>
          <table:table-cell office:value-type="float" office:value="221221" calcext:value-type="float">
            <text:p>221221</text:p>
          </table:table-cell>
          <table:table-cell office:value-type="float" office:value="226328" calcext:value-type="float">
            <text:p>226328</text:p>
          </table:table-cell>
        </table:table-row>
        <table:table-row table:style-name="ro2">
          <table:table-cell office:value-type="float" office:value="35601" calcext:value-type="float">
            <text:p>35601</text:p>
          </table:table-cell>
          <table:table-cell office:value-type="float" office:value="36210" calcext:value-type="float">
            <text:p>36210</text:p>
          </table:table-cell>
          <table:table-cell office:value-type="float" office:value="72807" calcext:value-type="float">
            <text:p>72807</text:p>
          </table:table-cell>
          <table:table-cell office:value-type="float" office:value="130130" calcext:value-type="float">
            <text:p>130130</text:p>
          </table:table-cell>
          <table:table-cell office:value-type="float" office:value="216212" calcext:value-type="float">
            <text:p>216212</text:p>
          </table:table-cell>
          <table:table-cell office:value-type="float" office:value="221945" calcext:value-type="float">
            <text:p>221945</text:p>
          </table:table-cell>
          <table:table-cell office:value-type="float" office:value="228029" calcext:value-type="float">
            <text:p>228029</text:p>
          </table:table-cell>
        </table:table-row>
        <table:table-row table:style-name="ro2">
          <table:table-cell office:value-type="float" office:value="35701" calcext:value-type="float">
            <text:p>35701</text:p>
          </table:table-cell>
          <table:table-cell office:value-type="float" office:value="35937" calcext:value-type="float">
            <text:p>35937</text:p>
          </table:table-cell>
          <table:table-cell office:value-type="float" office:value="72568" calcext:value-type="float">
            <text:p>72568</text:p>
          </table:table-cell>
          <table:table-cell office:value-type="float" office:value="156921" calcext:value-type="float">
            <text:p>156921</text:p>
          </table:table-cell>
          <table:table-cell office:value-type="float" office:value="215124" calcext:value-type="float">
            <text:p>215124</text:p>
          </table:table-cell>
          <table:table-cell office:value-type="float" office:value="222462" calcext:value-type="float">
            <text:p>222462</text:p>
          </table:table-cell>
          <table:table-cell office:value-type="float" office:value="227840" calcext:value-type="float">
            <text:p>227840</text:p>
          </table:table-cell>
        </table:table-row>
        <table:table-row table:style-name="ro2">
          <table:table-cell office:value-type="float" office:value="35801" calcext:value-type="float">
            <text:p>35801</text:p>
          </table:table-cell>
          <table:table-cell office:value-type="float" office:value="36040" calcext:value-type="float">
            <text:p>36040</text:p>
          </table:table-cell>
          <table:table-cell office:value-type="float" office:value="73421" calcext:value-type="float">
            <text:p>73421</text:p>
          </table:table-cell>
          <table:table-cell office:value-type="float" office:value="175125" calcext:value-type="float">
            <text:p>175125</text:p>
          </table:table-cell>
          <table:table-cell office:value-type="float" office:value="209574" calcext:value-type="float">
            <text:p>209574</text:p>
          </table:table-cell>
          <table:table-cell office:value-type="float" office:value="223451" calcext:value-type="float">
            <text:p>223451</text:p>
          </table:table-cell>
          <table:table-cell office:value-type="float" office:value="229329" calcext:value-type="float">
            <text:p>229329</text:p>
          </table:table-cell>
        </table:table-row>
        <table:table-row table:style-name="ro2">
          <table:table-cell office:value-type="float" office:value="35901" calcext:value-type="float">
            <text:p>35901</text:p>
          </table:table-cell>
          <table:table-cell office:value-type="float" office:value="36378" calcext:value-type="float">
            <text:p>36378</text:p>
          </table:table-cell>
          <table:table-cell office:value-type="float" office:value="70795" calcext:value-type="float">
            <text:p>70795</text:p>
          </table:table-cell>
          <table:table-cell office:value-type="float" office:value="143825" calcext:value-type="float">
            <text:p>143825</text:p>
          </table:table-cell>
          <table:table-cell office:value-type="float" office:value="215626" calcext:value-type="float">
            <text:p>215626</text:p>
          </table:table-cell>
          <table:table-cell office:value-type="float" office:value="224179" calcext:value-type="float">
            <text:p>224179</text:p>
          </table:table-cell>
          <table:table-cell office:value-type="float" office:value="231178" calcext:value-type="float">
            <text:p>231178</text:p>
          </table:table-cell>
        </table:table-row>
        <table:table-row table:style-name="ro2">
          <table:table-cell office:value-type="float" office:value="36001" calcext:value-type="float">
            <text:p>36001</text:p>
          </table:table-cell>
          <table:table-cell office:value-type="float" office:value="36134" calcext:value-type="float">
            <text:p>36134</text:p>
          </table:table-cell>
          <table:table-cell office:value-type="float" office:value="73185" calcext:value-type="float">
            <text:p>73185</text:p>
          </table:table-cell>
          <table:table-cell office:value-type="float" office:value="181525" calcext:value-type="float">
            <text:p>181525</text:p>
          </table:table-cell>
          <table:table-cell office:value-type="float" office:value="216596" calcext:value-type="float">
            <text:p>216596</text:p>
          </table:table-cell>
          <table:table-cell office:value-type="float" office:value="225008" calcext:value-type="float">
            <text:p>225008</text:p>
          </table:table-cell>
          <table:table-cell office:value-type="float" office:value="231223" calcext:value-type="float">
            <text:p>231223</text:p>
          </table:table-cell>
        </table:table-row>
        <table:table-row table:style-name="ro2">
          <table:table-cell office:value-type="float" office:value="36101" calcext:value-type="float">
            <text:p>36101</text:p>
          </table:table-cell>
          <table:table-cell office:value-type="float" office:value="37881" calcext:value-type="float">
            <text:p>37881</text:p>
          </table:table-cell>
          <table:table-cell office:value-type="float" office:value="72520" calcext:value-type="float">
            <text:p>72520</text:p>
          </table:table-cell>
          <table:table-cell office:value-type="float" office:value="189627" calcext:value-type="float">
            <text:p>189627</text:p>
          </table:table-cell>
          <table:table-cell office:value-type="float" office:value="217404" calcext:value-type="float">
            <text:p>217404</text:p>
          </table:table-cell>
          <table:table-cell office:value-type="float" office:value="225925" calcext:value-type="float">
            <text:p>225925</text:p>
          </table:table-cell>
          <table:table-cell office:value-type="float" office:value="232010" calcext:value-type="float">
            <text:p>232010</text:p>
          </table:table-cell>
        </table:table-row>
        <table:table-row table:style-name="ro2">
          <table:table-cell office:value-type="float" office:value="36201" calcext:value-type="float">
            <text:p>36201</text:p>
          </table:table-cell>
          <table:table-cell office:value-type="float" office:value="37089" calcext:value-type="float">
            <text:p>37089</text:p>
          </table:table-cell>
          <table:table-cell office:value-type="float" office:value="74735" calcext:value-type="float">
            <text:p>74735</text:p>
          </table:table-cell>
          <table:table-cell office:value-type="float" office:value="153900" calcext:value-type="float">
            <text:p>153900</text:p>
          </table:table-cell>
          <table:table-cell office:value-type="float" office:value="217766" calcext:value-type="float">
            <text:p>217766</text:p>
          </table:table-cell>
          <table:table-cell office:value-type="float" office:value="226357" calcext:value-type="float">
            <text:p>226357</text:p>
          </table:table-cell>
          <table:table-cell office:value-type="float" office:value="232116" calcext:value-type="float">
            <text:p>232116</text:p>
          </table:table-cell>
        </table:table-row>
        <table:table-row table:style-name="ro2">
          <table:table-cell office:value-type="float" office:value="36301" calcext:value-type="float">
            <text:p>36301</text:p>
          </table:table-cell>
          <table:table-cell office:value-type="float" office:value="36567" calcext:value-type="float">
            <text:p>36567</text:p>
          </table:table-cell>
          <table:table-cell office:value-type="float" office:value="70756" calcext:value-type="float">
            <text:p>70756</text:p>
          </table:table-cell>
          <table:table-cell office:value-type="float" office:value="154629" calcext:value-type="float">
            <text:p>154629</text:p>
          </table:table-cell>
          <table:table-cell office:value-type="float" office:value="220954" calcext:value-type="float">
            <text:p>220954</text:p>
          </table:table-cell>
          <table:table-cell office:value-type="float" office:value="226826" calcext:value-type="float">
            <text:p>226826</text:p>
          </table:table-cell>
          <table:table-cell office:value-type="float" office:value="231457" calcext:value-type="float">
            <text:p>231457</text:p>
          </table:table-cell>
        </table:table-row>
        <table:table-row table:style-name="ro2">
          <table:table-cell office:value-type="float" office:value="36401" calcext:value-type="float">
            <text:p>36401</text:p>
          </table:table-cell>
          <table:table-cell office:value-type="float" office:value="36464" calcext:value-type="float">
            <text:p>36464</text:p>
          </table:table-cell>
          <table:table-cell office:value-type="float" office:value="69451" calcext:value-type="float">
            <text:p>69451</text:p>
          </table:table-cell>
          <table:table-cell office:value-type="float" office:value="126949" calcext:value-type="float">
            <text:p>126949</text:p>
          </table:table-cell>
          <table:table-cell office:value-type="float" office:value="221132" calcext:value-type="float">
            <text:p>221132</text:p>
          </table:table-cell>
          <table:table-cell office:value-type="float" office:value="227955" calcext:value-type="float">
            <text:p>227955</text:p>
          </table:table-cell>
          <table:table-cell office:value-type="float" office:value="235101" calcext:value-type="float">
            <text:p>235101</text:p>
          </table:table-cell>
        </table:table-row>
        <table:table-row table:style-name="ro2">
          <table:table-cell office:value-type="float" office:value="36501" calcext:value-type="float">
            <text:p>36501</text:p>
          </table:table-cell>
          <table:table-cell office:value-type="float" office:value="37854" calcext:value-type="float">
            <text:p>37854</text:p>
          </table:table-cell>
          <table:table-cell office:value-type="float" office:value="73511" calcext:value-type="float">
            <text:p>73511</text:p>
          </table:table-cell>
          <table:table-cell office:value-type="float" office:value="166343" calcext:value-type="float">
            <text:p>166343</text:p>
          </table:table-cell>
          <table:table-cell office:value-type="float" office:value="222717" calcext:value-type="float">
            <text:p>222717</text:p>
          </table:table-cell>
          <table:table-cell office:value-type="float" office:value="228577" calcext:value-type="float">
            <text:p>228577</text:p>
          </table:table-cell>
          <table:table-cell office:value-type="float" office:value="234787" calcext:value-type="float">
            <text:p>234787</text:p>
          </table:table-cell>
        </table:table-row>
        <table:table-row table:style-name="ro2">
          <table:table-cell office:value-type="float" office:value="36601" calcext:value-type="float">
            <text:p>36601</text:p>
          </table:table-cell>
          <table:table-cell office:value-type="float" office:value="37356" calcext:value-type="float">
            <text:p>37356</text:p>
          </table:table-cell>
          <table:table-cell office:value-type="float" office:value="76699" calcext:value-type="float">
            <text:p>76699</text:p>
          </table:table-cell>
          <table:table-cell office:value-type="float" office:value="148906" calcext:value-type="float">
            <text:p>148906</text:p>
          </table:table-cell>
          <table:table-cell office:value-type="float" office:value="219342" calcext:value-type="float">
            <text:p>219342</text:p>
          </table:table-cell>
          <table:table-cell office:value-type="float" office:value="229222" calcext:value-type="float">
            <text:p>229222</text:p>
          </table:table-cell>
          <table:table-cell office:value-type="float" office:value="234811" calcext:value-type="float">
            <text:p>234811</text:p>
          </table:table-cell>
        </table:table-row>
        <table:table-row table:style-name="ro2">
          <table:table-cell office:value-type="float" office:value="36701" calcext:value-type="float">
            <text:p>36701</text:p>
          </table:table-cell>
          <table:table-cell office:value-type="float" office:value="38089" calcext:value-type="float">
            <text:p>38089</text:p>
          </table:table-cell>
          <table:table-cell office:value-type="float" office:value="76086" calcext:value-type="float">
            <text:p>76086</text:p>
          </table:table-cell>
          <table:table-cell office:value-type="float" office:value="160778" calcext:value-type="float">
            <text:p>160778</text:p>
          </table:table-cell>
          <table:table-cell office:value-type="float" office:value="204133" calcext:value-type="float">
            <text:p>204133</text:p>
          </table:table-cell>
          <table:table-cell office:value-type="float" office:value="229472" calcext:value-type="float">
            <text:p>229472</text:p>
          </table:table-cell>
          <table:table-cell office:value-type="float" office:value="236010" calcext:value-type="float">
            <text:p>236010</text:p>
          </table:table-cell>
        </table:table-row>
        <table:table-row table:style-name="ro2">
          <table:table-cell office:value-type="float" office:value="36801" calcext:value-type="float">
            <text:p>36801</text:p>
          </table:table-cell>
          <table:table-cell office:value-type="float" office:value="37874" calcext:value-type="float">
            <text:p>37874</text:p>
          </table:table-cell>
          <table:table-cell office:value-type="float" office:value="73350" calcext:value-type="float">
            <text:p>73350</text:p>
          </table:table-cell>
          <table:table-cell office:value-type="float" office:value="143974" calcext:value-type="float">
            <text:p>143974</text:p>
          </table:table-cell>
          <table:table-cell office:value-type="float" office:value="187655" calcext:value-type="float">
            <text:p>187655</text:p>
          </table:table-cell>
          <table:table-cell office:value-type="float" office:value="229861" calcext:value-type="float">
            <text:p>229861</text:p>
          </table:table-cell>
          <table:table-cell office:value-type="float" office:value="235943" calcext:value-type="float">
            <text:p>235943</text:p>
          </table:table-cell>
        </table:table-row>
        <table:table-row table:style-name="ro2">
          <table:table-cell office:value-type="float" office:value="36901" calcext:value-type="float">
            <text:p>36901</text:p>
          </table:table-cell>
          <table:table-cell office:value-type="float" office:value="37277" calcext:value-type="float">
            <text:p>37277</text:p>
          </table:table-cell>
          <table:table-cell office:value-type="float" office:value="75122" calcext:value-type="float">
            <text:p>75122</text:p>
          </table:table-cell>
          <table:table-cell office:value-type="float" office:value="165138" calcext:value-type="float">
            <text:p>165138</text:p>
          </table:table-cell>
          <table:table-cell office:value-type="float" office:value="223879" calcext:value-type="float">
            <text:p>223879</text:p>
          </table:table-cell>
          <table:table-cell office:value-type="float" office:value="231500" calcext:value-type="float">
            <text:p>231500</text:p>
          </table:table-cell>
          <table:table-cell office:value-type="float" office:value="237289" calcext:value-type="float">
            <text:p>237289</text:p>
          </table:table-cell>
        </table:table-row>
        <table:table-row table:style-name="ro2">
          <table:table-cell office:value-type="float" office:value="37001" calcext:value-type="float">
            <text:p>37001</text:p>
          </table:table-cell>
          <table:table-cell office:value-type="float" office:value="38172" calcext:value-type="float">
            <text:p>38172</text:p>
          </table:table-cell>
          <table:table-cell office:value-type="float" office:value="72010" calcext:value-type="float">
            <text:p>72010</text:p>
          </table:table-cell>
          <table:table-cell office:value-type="float" office:value="140900" calcext:value-type="float">
            <text:p>140900</text:p>
          </table:table-cell>
          <table:table-cell office:value-type="float" office:value="226437" calcext:value-type="float">
            <text:p>226437</text:p>
          </table:table-cell>
          <table:table-cell office:value-type="float" office:value="232280" calcext:value-type="float">
            <text:p>232280</text:p>
          </table:table-cell>
          <table:table-cell office:value-type="float" office:value="236707" calcext:value-type="float">
            <text:p>236707</text:p>
          </table:table-cell>
        </table:table-row>
        <table:table-row table:style-name="ro2">
          <table:table-cell office:value-type="float" office:value="37101" calcext:value-type="float">
            <text:p>37101</text:p>
          </table:table-cell>
          <table:table-cell office:value-type="float" office:value="38357" calcext:value-type="float">
            <text:p>38357</text:p>
          </table:table-cell>
          <table:table-cell office:value-type="float" office:value="78538" calcext:value-type="float">
            <text:p>78538</text:p>
          </table:table-cell>
          <table:table-cell office:value-type="float" office:value="181292" calcext:value-type="float">
            <text:p>181292</text:p>
          </table:table-cell>
          <table:table-cell office:value-type="float" office:value="225656" calcext:value-type="float">
            <text:p>225656</text:p>
          </table:table-cell>
          <table:table-cell office:value-type="float" office:value="232869" calcext:value-type="float">
            <text:p>232869</text:p>
          </table:table-cell>
          <table:table-cell office:value-type="float" office:value="238357" calcext:value-type="float">
            <text:p>238357</text:p>
          </table:table-cell>
        </table:table-row>
        <table:table-row table:style-name="ro2">
          <table:table-cell office:value-type="float" office:value="37201" calcext:value-type="float">
            <text:p>37201</text:p>
          </table:table-cell>
          <table:table-cell office:value-type="float" office:value="37398" calcext:value-type="float">
            <text:p>37398</text:p>
          </table:table-cell>
          <table:table-cell office:value-type="float" office:value="73517" calcext:value-type="float">
            <text:p>73517</text:p>
          </table:table-cell>
          <table:table-cell office:value-type="float" office:value="143485" calcext:value-type="float">
            <text:p>143485</text:p>
          </table:table-cell>
          <table:table-cell office:value-type="float" office:value="212209" calcext:value-type="float">
            <text:p>212209</text:p>
          </table:table-cell>
          <table:table-cell office:value-type="float" office:value="232001" calcext:value-type="float">
            <text:p>232001</text:p>
          </table:table-cell>
          <table:table-cell office:value-type="float" office:value="237068" calcext:value-type="float">
            <text:p>237068</text:p>
          </table:table-cell>
        </table:table-row>
        <table:table-row table:style-name="ro2">
          <table:table-cell office:value-type="float" office:value="37301" calcext:value-type="float">
            <text:p>37301</text:p>
          </table:table-cell>
          <table:table-cell office:value-type="float" office:value="38652" calcext:value-type="float">
            <text:p>38652</text:p>
          </table:table-cell>
          <table:table-cell office:value-type="float" office:value="73139" calcext:value-type="float">
            <text:p>73139</text:p>
          </table:table-cell>
          <table:table-cell office:value-type="float" office:value="172732" calcext:value-type="float">
            <text:p>172732</text:p>
          </table:table-cell>
          <table:table-cell office:value-type="float" office:value="194349" calcext:value-type="float">
            <text:p>194349</text:p>
          </table:table-cell>
          <table:table-cell office:value-type="float" office:value="232303" calcext:value-type="float">
            <text:p>232303</text:p>
          </table:table-cell>
          <table:table-cell office:value-type="float" office:value="239223" calcext:value-type="float">
            <text:p>239223</text:p>
          </table:table-cell>
        </table:table-row>
        <table:table-row table:style-name="ro2">
          <table:table-cell office:value-type="float" office:value="37401" calcext:value-type="float">
            <text:p>37401</text:p>
          </table:table-cell>
          <table:table-cell office:value-type="float" office:value="38162" calcext:value-type="float">
            <text:p>38162</text:p>
          </table:table-cell>
          <table:table-cell office:value-type="float" office:value="72063" calcext:value-type="float">
            <text:p>72063</text:p>
          </table:table-cell>
          <table:table-cell office:value-type="float" office:value="174761" calcext:value-type="float">
            <text:p>174761</text:p>
          </table:table-cell>
          <table:table-cell office:value-type="float" office:value="194658" calcext:value-type="float">
            <text:p>194658</text:p>
          </table:table-cell>
          <table:table-cell office:value-type="float" office:value="232090" calcext:value-type="float">
            <text:p>232090</text:p>
          </table:table-cell>
          <table:table-cell office:value-type="float" office:value="238646" calcext:value-type="float">
            <text:p>238646</text:p>
          </table:table-cell>
        </table:table-row>
        <table:table-row table:style-name="ro2">
          <table:table-cell office:value-type="float" office:value="37501" calcext:value-type="float">
            <text:p>37501</text:p>
          </table:table-cell>
          <table:table-cell office:value-type="float" office:value="37729" calcext:value-type="float">
            <text:p>37729</text:p>
          </table:table-cell>
          <table:table-cell office:value-type="float" office:value="74653" calcext:value-type="float">
            <text:p>74653</text:p>
          </table:table-cell>
          <table:table-cell office:value-type="float" office:value="152775" calcext:value-type="float">
            <text:p>152775</text:p>
          </table:table-cell>
          <table:table-cell office:value-type="float" office:value="205892" calcext:value-type="float">
            <text:p>205892</text:p>
          </table:table-cell>
          <table:table-cell office:value-type="float" office:value="233568" calcext:value-type="float">
            <text:p>233568</text:p>
          </table:table-cell>
          <table:table-cell office:value-type="float" office:value="240950" calcext:value-type="float">
            <text:p>240950</text:p>
          </table:table-cell>
        </table:table-row>
        <table:table-row table:style-name="ro2">
          <table:table-cell office:value-type="float" office:value="37601" calcext:value-type="float">
            <text:p>37601</text:p>
          </table:table-cell>
          <table:table-cell office:value-type="float" office:value="38418" calcext:value-type="float">
            <text:p>38418</text:p>
          </table:table-cell>
          <table:table-cell office:value-type="float" office:value="77416" calcext:value-type="float">
            <text:p>77416</text:p>
          </table:table-cell>
          <table:table-cell office:value-type="float" office:value="165979" calcext:value-type="float">
            <text:p>165979</text:p>
          </table:table-cell>
          <table:table-cell office:value-type="float" office:value="189734" calcext:value-type="float">
            <text:p>189734</text:p>
          </table:table-cell>
          <table:table-cell office:value-type="float" office:value="233486" calcext:value-type="float">
            <text:p>233486</text:p>
          </table:table-cell>
          <table:table-cell office:value-type="float" office:value="239865" calcext:value-type="float">
            <text:p>239865</text:p>
          </table:table-cell>
        </table:table-row>
        <table:table-row table:style-name="ro2">
          <table:table-cell office:value-type="float" office:value="37701" calcext:value-type="float">
            <text:p>37701</text:p>
          </table:table-cell>
          <table:table-cell office:value-type="float" office:value="38039" calcext:value-type="float">
            <text:p>38039</text:p>
          </table:table-cell>
          <table:table-cell office:value-type="float" office:value="75195" calcext:value-type="float">
            <text:p>75195</text:p>
          </table:table-cell>
          <table:table-cell office:value-type="float" office:value="165093" calcext:value-type="float">
            <text:p>165093</text:p>
          </table:table-cell>
          <table:table-cell office:value-type="float" office:value="199250" calcext:value-type="float">
            <text:p>199250</text:p>
          </table:table-cell>
          <table:table-cell office:value-type="float" office:value="233459" calcext:value-type="float">
            <text:p>233459</text:p>
          </table:table-cell>
          <table:table-cell office:value-type="float" office:value="242130" calcext:value-type="float">
            <text:p>242130</text:p>
          </table:table-cell>
        </table:table-row>
        <table:table-row table:style-name="ro2">
          <table:table-cell office:value-type="float" office:value="37801" calcext:value-type="float">
            <text:p>37801</text:p>
          </table:table-cell>
          <table:table-cell office:value-type="float" office:value="38110" calcext:value-type="float">
            <text:p>38110</text:p>
          </table:table-cell>
          <table:table-cell office:value-type="float" office:value="70140" calcext:value-type="float">
            <text:p>70140</text:p>
          </table:table-cell>
          <table:table-cell office:value-type="float" office:value="124437" calcext:value-type="float">
            <text:p>124437</text:p>
          </table:table-cell>
          <table:table-cell office:value-type="float" office:value="211116" calcext:value-type="float">
            <text:p>211116</text:p>
          </table:table-cell>
          <table:table-cell office:value-type="float" office:value="234509" calcext:value-type="float">
            <text:p>234509</text:p>
          </table:table-cell>
          <table:table-cell office:value-type="float" office:value="242287" calcext:value-type="float">
            <text:p>242287</text:p>
          </table:table-cell>
        </table:table-row>
        <table:table-row table:style-name="ro2">
          <table:table-cell office:value-type="float" office:value="37901" calcext:value-type="float">
            <text:p>37901</text:p>
          </table:table-cell>
          <table:table-cell office:value-type="float" office:value="39428" calcext:value-type="float">
            <text:p>39428</text:p>
          </table:table-cell>
          <table:table-cell office:value-type="float" office:value="72621" calcext:value-type="float">
            <text:p>72621</text:p>
          </table:table-cell>
          <table:table-cell office:value-type="float" office:value="190436" calcext:value-type="float">
            <text:p>190436</text:p>
          </table:table-cell>
          <table:table-cell office:value-type="float" office:value="207574" calcext:value-type="float">
            <text:p>207574</text:p>
          </table:table-cell>
          <table:table-cell office:value-type="float" office:value="233823" calcext:value-type="float">
            <text:p>233823</text:p>
          </table:table-cell>
          <table:table-cell office:value-type="float" office:value="242079" calcext:value-type="float">
            <text:p>242079</text:p>
          </table:table-cell>
        </table:table-row>
        <table:table-row table:style-name="ro2">
          <table:table-cell office:value-type="float" office:value="38001" calcext:value-type="float">
            <text:p>38001</text:p>
          </table:table-cell>
          <table:table-cell office:value-type="float" office:value="38311" calcext:value-type="float">
            <text:p>38311</text:p>
          </table:table-cell>
          <table:table-cell office:value-type="float" office:value="73287" calcext:value-type="float">
            <text:p>73287</text:p>
          </table:table-cell>
          <table:table-cell office:value-type="float" office:value="149429" calcext:value-type="float">
            <text:p>149429</text:p>
          </table:table-cell>
          <table:table-cell office:value-type="float" office:value="220585" calcext:value-type="float">
            <text:p>220585</text:p>
          </table:table-cell>
          <table:table-cell office:value-type="float" office:value="235810" calcext:value-type="float">
            <text:p>235810</text:p>
          </table:table-cell>
          <table:table-cell office:value-type="float" office:value="243448" calcext:value-type="float">
            <text:p>243448</text:p>
          </table:table-cell>
        </table:table-row>
        <table:table-row table:style-name="ro2">
          <table:table-cell office:value-type="float" office:value="38101" calcext:value-type="float">
            <text:p>38101</text:p>
          </table:table-cell>
          <table:table-cell office:value-type="float" office:value="39685" calcext:value-type="float">
            <text:p>39685</text:p>
          </table:table-cell>
          <table:table-cell office:value-type="float" office:value="81648" calcext:value-type="float">
            <text:p>81648</text:p>
          </table:table-cell>
          <table:table-cell office:value-type="float" office:value="160329" calcext:value-type="float">
            <text:p>160329</text:p>
          </table:table-cell>
          <table:table-cell office:value-type="float" office:value="203105" calcext:value-type="float">
            <text:p>203105</text:p>
          </table:table-cell>
          <table:table-cell office:value-type="float" office:value="235089" calcext:value-type="float">
            <text:p>235089</text:p>
          </table:table-cell>
          <table:table-cell office:value-type="float" office:value="243293" calcext:value-type="float">
            <text:p>243293</text:p>
          </table:table-cell>
        </table:table-row>
        <table:table-row table:style-name="ro2">
          <table:table-cell office:value-type="float" office:value="38201" calcext:value-type="float">
            <text:p>38201</text:p>
          </table:table-cell>
          <table:table-cell office:value-type="float" office:value="38313" calcext:value-type="float">
            <text:p>38313</text:p>
          </table:table-cell>
          <table:table-cell office:value-type="float" office:value="72871" calcext:value-type="float">
            <text:p>72871</text:p>
          </table:table-cell>
          <table:table-cell office:value-type="float" office:value="168317" calcext:value-type="float">
            <text:p>168317</text:p>
          </table:table-cell>
          <table:table-cell office:value-type="float" office:value="190245" calcext:value-type="float">
            <text:p>190245</text:p>
          </table:table-cell>
          <table:table-cell office:value-type="float" office:value="235947" calcext:value-type="float">
            <text:p>235947</text:p>
          </table:table-cell>
          <table:table-cell office:value-type="float" office:value="244615" calcext:value-type="float">
            <text:p>244615</text:p>
          </table:table-cell>
        </table:table-row>
        <table:table-row table:style-name="ro2">
          <table:table-cell table:number-columns-repeated="2" office:value-type="float" office:value="38301" calcext:value-type="float">
            <text:p>38301</text:p>
          </table:table-cell>
          <table:table-cell office:value-type="float" office:value="73463" calcext:value-type="float">
            <text:p>73463</text:p>
          </table:table-cell>
          <table:table-cell office:value-type="float" office:value="159995" calcext:value-type="float">
            <text:p>159995</text:p>
          </table:table-cell>
          <table:table-cell office:value-type="float" office:value="202459" calcext:value-type="float">
            <text:p>202459</text:p>
          </table:table-cell>
          <table:table-cell office:value-type="float" office:value="236157" calcext:value-type="float">
            <text:p>236157</text:p>
          </table:table-cell>
          <table:table-cell office:value-type="float" office:value="244469" calcext:value-type="float">
            <text:p>244469</text:p>
          </table:table-cell>
        </table:table-row>
        <table:table-row table:style-name="ro2">
          <table:table-cell office:value-type="float" office:value="38401" calcext:value-type="float">
            <text:p>38401</text:p>
          </table:table-cell>
          <table:table-cell office:value-type="float" office:value="40005" calcext:value-type="float">
            <text:p>40005</text:p>
          </table:table-cell>
          <table:table-cell office:value-type="float" office:value="75901" calcext:value-type="float">
            <text:p>75901</text:p>
          </table:table-cell>
          <table:table-cell office:value-type="float" office:value="153646" calcext:value-type="float">
            <text:p>153646</text:p>
          </table:table-cell>
          <table:table-cell office:value-type="float" office:value="190985" calcext:value-type="float">
            <text:p>190985</text:p>
          </table:table-cell>
          <table:table-cell office:value-type="float" office:value="237056" calcext:value-type="float">
            <text:p>237056</text:p>
          </table:table-cell>
          <table:table-cell office:value-type="float" office:value="245851" calcext:value-type="float">
            <text:p>245851</text:p>
          </table:table-cell>
        </table:table-row>
        <table:table-row table:style-name="ro2">
          <table:table-cell office:value-type="float" office:value="38501" calcext:value-type="float">
            <text:p>38501</text:p>
          </table:table-cell>
          <table:table-cell office:value-type="float" office:value="39755" calcext:value-type="float">
            <text:p>39755</text:p>
          </table:table-cell>
          <table:table-cell office:value-type="float" office:value="81716" calcext:value-type="float">
            <text:p>81716</text:p>
          </table:table-cell>
          <table:table-cell office:value-type="float" office:value="187440" calcext:value-type="float">
            <text:p>187440</text:p>
          </table:table-cell>
          <table:table-cell office:value-type="float" office:value="199371" calcext:value-type="float">
            <text:p>199371</text:p>
          </table:table-cell>
          <table:table-cell office:value-type="float" office:value="237012" calcext:value-type="float">
            <text:p>237012</text:p>
          </table:table-cell>
          <table:table-cell office:value-type="float" office:value="244785" calcext:value-type="float">
            <text:p>244785</text:p>
          </table:table-cell>
        </table:table-row>
        <table:table-row table:style-name="ro2">
          <table:table-cell office:value-type="float" office:value="38601" calcext:value-type="float">
            <text:p>38601</text:p>
          </table:table-cell>
          <table:table-cell office:value-type="float" office:value="40421" calcext:value-type="float">
            <text:p>40421</text:p>
          </table:table-cell>
          <table:table-cell office:value-type="float" office:value="77201" calcext:value-type="float">
            <text:p>77201</text:p>
          </table:table-cell>
          <table:table-cell office:value-type="float" office:value="222547" calcext:value-type="float">
            <text:p>222547</text:p>
          </table:table-cell>
          <table:table-cell office:value-type="float" office:value="195953" calcext:value-type="float">
            <text:p>195953</text:p>
          </table:table-cell>
          <table:table-cell office:value-type="float" office:value="237523" calcext:value-type="float">
            <text:p>237523</text:p>
          </table:table-cell>
          <table:table-cell office:value-type="float" office:value="246107" calcext:value-type="float">
            <text:p>246107</text:p>
          </table:table-cell>
        </table:table-row>
        <table:table-row table:style-name="ro2">
          <table:table-cell office:value-type="float" office:value="38701" calcext:value-type="float">
            <text:p>38701</text:p>
          </table:table-cell>
          <table:table-cell office:value-type="float" office:value="39089" calcext:value-type="float">
            <text:p>39089</text:p>
          </table:table-cell>
          <table:table-cell office:value-type="float" office:value="79221" calcext:value-type="float">
            <text:p>79221</text:p>
          </table:table-cell>
          <table:table-cell office:value-type="float" office:value="161675" calcext:value-type="float">
            <text:p>161675</text:p>
          </table:table-cell>
          <table:table-cell office:value-type="float" office:value="212227" calcext:value-type="float">
            <text:p>212227</text:p>
          </table:table-cell>
          <table:table-cell office:value-type="float" office:value="239376" calcext:value-type="float">
            <text:p>239376</text:p>
          </table:table-cell>
          <table:table-cell office:value-type="float" office:value="246194" calcext:value-type="float">
            <text:p>246194</text:p>
          </table:table-cell>
        </table:table-row>
        <table:table-row table:style-name="ro2">
          <table:table-cell office:value-type="float" office:value="38801" calcext:value-type="float">
            <text:p>38801</text:p>
          </table:table-cell>
          <table:table-cell office:value-type="float" office:value="42461" calcext:value-type="float">
            <text:p>42461</text:p>
          </table:table-cell>
          <table:table-cell office:value-type="float" office:value="80974" calcext:value-type="float">
            <text:p>80974</text:p>
          </table:table-cell>
          <table:table-cell office:value-type="float" office:value="162562" calcext:value-type="float">
            <text:p>162562</text:p>
          </table:table-cell>
          <table:table-cell office:value-type="float" office:value="203499" calcext:value-type="float">
            <text:p>203499</text:p>
          </table:table-cell>
          <table:table-cell office:value-type="float" office:value="239045" calcext:value-type="float">
            <text:p>239045</text:p>
          </table:table-cell>
          <table:table-cell office:value-type="float" office:value="245966" calcext:value-type="float">
            <text:p>245966</text:p>
          </table:table-cell>
        </table:table-row>
        <table:table-row table:style-name="ro2">
          <table:table-cell office:value-type="float" office:value="38901" calcext:value-type="float">
            <text:p>38901</text:p>
          </table:table-cell>
          <table:table-cell office:value-type="float" office:value="39927" calcext:value-type="float">
            <text:p>39927</text:p>
          </table:table-cell>
          <table:table-cell office:value-type="float" office:value="76465" calcext:value-type="float">
            <text:p>76465</text:p>
          </table:table-cell>
          <table:table-cell office:value-type="float" office:value="164917" calcext:value-type="float">
            <text:p>164917</text:p>
          </table:table-cell>
          <table:table-cell office:value-type="float" office:value="197700" calcext:value-type="float">
            <text:p>197700</text:p>
          </table:table-cell>
          <table:table-cell office:value-type="float" office:value="238712" calcext:value-type="float">
            <text:p>238712</text:p>
          </table:table-cell>
          <table:table-cell office:value-type="float" office:value="248303" calcext:value-type="float">
            <text:p>248303</text:p>
          </table:table-cell>
        </table:table-row>
        <table:table-row table:style-name="ro2">
          <table:table-cell office:value-type="float" office:value="39001" calcext:value-type="float">
            <text:p>39001</text:p>
          </table:table-cell>
          <table:table-cell office:value-type="float" office:value="39572" calcext:value-type="float">
            <text:p>39572</text:p>
          </table:table-cell>
          <table:table-cell office:value-type="float" office:value="80183" calcext:value-type="float">
            <text:p>80183</text:p>
          </table:table-cell>
          <table:table-cell office:value-type="float" office:value="141924" calcext:value-type="float">
            <text:p>141924</text:p>
          </table:table-cell>
          <table:table-cell office:value-type="float" office:value="190893" calcext:value-type="float">
            <text:p>190893</text:p>
          </table:table-cell>
          <table:table-cell office:value-type="float" office:value="240587" calcext:value-type="float">
            <text:p>240587</text:p>
          </table:table-cell>
          <table:table-cell office:value-type="float" office:value="251054" calcext:value-type="float">
            <text:p>251054</text:p>
          </table:table-cell>
        </table:table-row>
        <table:table-row table:style-name="ro2">
          <table:table-cell office:value-type="float" office:value="39101" calcext:value-type="float">
            <text:p>39101</text:p>
          </table:table-cell>
          <table:table-cell office:value-type="float" office:value="39440" calcext:value-type="float">
            <text:p>39440</text:p>
          </table:table-cell>
          <table:table-cell office:value-type="float" office:value="77277" calcext:value-type="float">
            <text:p>77277</text:p>
          </table:table-cell>
          <table:table-cell office:value-type="float" office:value="166633" calcext:value-type="float">
            <text:p>166633</text:p>
          </table:table-cell>
          <table:table-cell office:value-type="float" office:value="201641" calcext:value-type="float">
            <text:p>201641</text:p>
          </table:table-cell>
          <table:table-cell office:value-type="float" office:value="240815" calcext:value-type="float">
            <text:p>240815</text:p>
          </table:table-cell>
          <table:table-cell office:value-type="float" office:value="249726" calcext:value-type="float">
            <text:p>249726</text:p>
          </table:table-cell>
        </table:table-row>
        <table:table-row table:style-name="ro2">
          <table:table-cell office:value-type="float" office:value="39201" calcext:value-type="float">
            <text:p>39201</text:p>
          </table:table-cell>
          <table:table-cell office:value-type="float" office:value="39495" calcext:value-type="float">
            <text:p>39495</text:p>
          </table:table-cell>
          <table:table-cell office:value-type="float" office:value="81357" calcext:value-type="float">
            <text:p>81357</text:p>
          </table:table-cell>
          <table:table-cell office:value-type="float" office:value="166568" calcext:value-type="float">
            <text:p>166568</text:p>
          </table:table-cell>
          <table:table-cell office:value-type="float" office:value="196545" calcext:value-type="float">
            <text:p>196545</text:p>
          </table:table-cell>
          <table:table-cell office:value-type="float" office:value="241195" calcext:value-type="float">
            <text:p>241195</text:p>
          </table:table-cell>
          <table:table-cell office:value-type="float" office:value="252007" calcext:value-type="float">
            <text:p>252007</text:p>
          </table:table-cell>
        </table:table-row>
        <table:table-row table:style-name="ro2">
          <table:table-cell office:value-type="float" office:value="39301" calcext:value-type="float">
            <text:p>39301</text:p>
          </table:table-cell>
          <table:table-cell office:value-type="float" office:value="39593" calcext:value-type="float">
            <text:p>39593</text:p>
          </table:table-cell>
          <table:table-cell office:value-type="float" office:value="73182" calcext:value-type="float">
            <text:p>73182</text:p>
          </table:table-cell>
          <table:table-cell office:value-type="float" office:value="135045" calcext:value-type="float">
            <text:p>135045</text:p>
          </table:table-cell>
          <table:table-cell office:value-type="float" office:value="196308" calcext:value-type="float">
            <text:p>196308</text:p>
          </table:table-cell>
          <table:table-cell office:value-type="float" office:value="242075" calcext:value-type="float">
            <text:p>242075</text:p>
          </table:table-cell>
          <table:table-cell office:value-type="float" office:value="251005" calcext:value-type="float">
            <text:p>251005</text:p>
          </table:table-cell>
        </table:table-row>
        <table:table-row table:style-name="ro2">
          <table:table-cell office:value-type="float" office:value="39401" calcext:value-type="float">
            <text:p>39401</text:p>
          </table:table-cell>
          <table:table-cell office:value-type="float" office:value="40986" calcext:value-type="float">
            <text:p>40986</text:p>
          </table:table-cell>
          <table:table-cell office:value-type="float" office:value="78771" calcext:value-type="float">
            <text:p>78771</text:p>
          </table:table-cell>
          <table:table-cell office:value-type="float" office:value="184284" calcext:value-type="float">
            <text:p>184284</text:p>
          </table:table-cell>
          <table:table-cell office:value-type="float" office:value="204901" calcext:value-type="float">
            <text:p>204901</text:p>
          </table:table-cell>
          <table:table-cell office:value-type="float" office:value="242316" calcext:value-type="float">
            <text:p>242316</text:p>
          </table:table-cell>
          <table:table-cell office:value-type="float" office:value="251116" calcext:value-type="float">
            <text:p>251116</text:p>
          </table:table-cell>
        </table:table-row>
        <table:table-row table:style-name="ro2">
          <table:table-cell office:value-type="float" office:value="39501" calcext:value-type="float">
            <text:p>39501</text:p>
          </table:table-cell>
          <table:table-cell office:value-type="float" office:value="39866" calcext:value-type="float">
            <text:p>39866</text:p>
          </table:table-cell>
          <table:table-cell office:value-type="float" office:value="79420" calcext:value-type="float">
            <text:p>79420</text:p>
          </table:table-cell>
          <table:table-cell office:value-type="float" office:value="161294" calcext:value-type="float">
            <text:p>161294</text:p>
          </table:table-cell>
          <table:table-cell office:value-type="float" office:value="209191" calcext:value-type="float">
            <text:p>209191</text:p>
          </table:table-cell>
          <table:table-cell office:value-type="float" office:value="244493" calcext:value-type="float">
            <text:p>244493</text:p>
          </table:table-cell>
          <table:table-cell office:value-type="float" office:value="252847" calcext:value-type="float">
            <text:p>252847</text:p>
          </table:table-cell>
        </table:table-row>
        <table:table-row table:style-name="ro2">
          <table:table-cell office:value-type="float" office:value="39601" calcext:value-type="float">
            <text:p>39601</text:p>
          </table:table-cell>
          <table:table-cell office:value-type="float" office:value="39744" calcext:value-type="float">
            <text:p>39744</text:p>
          </table:table-cell>
          <table:table-cell office:value-type="float" office:value="77371" calcext:value-type="float">
            <text:p>77371</text:p>
          </table:table-cell>
          <table:table-cell office:value-type="float" office:value="148460" calcext:value-type="float">
            <text:p>148460</text:p>
          </table:table-cell>
          <table:table-cell office:value-type="float" office:value="202349" calcext:value-type="float">
            <text:p>202349</text:p>
          </table:table-cell>
          <table:table-cell office:value-type="float" office:value="244189" calcext:value-type="float">
            <text:p>244189</text:p>
          </table:table-cell>
          <table:table-cell office:value-type="float" office:value="255880" calcext:value-type="float">
            <text:p>255880</text:p>
          </table:table-cell>
        </table:table-row>
        <table:table-row table:style-name="ro2">
          <table:table-cell office:value-type="float" office:value="39701" calcext:value-type="float">
            <text:p>39701</text:p>
          </table:table-cell>
          <table:table-cell office:value-type="float" office:value="41227" calcext:value-type="float">
            <text:p>41227</text:p>
          </table:table-cell>
          <table:table-cell office:value-type="float" office:value="76929" calcext:value-type="float">
            <text:p>76929</text:p>
          </table:table-cell>
          <table:table-cell office:value-type="float" office:value="162788" calcext:value-type="float">
            <text:p>162788</text:p>
          </table:table-cell>
          <table:table-cell office:value-type="float" office:value="226069" calcext:value-type="float">
            <text:p>226069</text:p>
          </table:table-cell>
          <table:table-cell office:value-type="float" office:value="245391" calcext:value-type="float">
            <text:p>245391</text:p>
          </table:table-cell>
          <table:table-cell office:value-type="float" office:value="253255" calcext:value-type="float">
            <text:p>253255</text:p>
          </table:table-cell>
        </table:table-row>
        <table:table-row table:style-name="ro2">
          <table:table-cell office:value-type="float" office:value="39801" calcext:value-type="float">
            <text:p>39801</text:p>
          </table:table-cell>
          <table:table-cell office:value-type="float" office:value="40263" calcext:value-type="float">
            <text:p>40263</text:p>
          </table:table-cell>
          <table:table-cell office:value-type="float" office:value="78705" calcext:value-type="float">
            <text:p>78705</text:p>
          </table:table-cell>
          <table:table-cell office:value-type="float" office:value="164333" calcext:value-type="float">
            <text:p>164333</text:p>
          </table:table-cell>
          <table:table-cell office:value-type="float" office:value="230097" calcext:value-type="float">
            <text:p>230097</text:p>
          </table:table-cell>
          <table:table-cell office:value-type="float" office:value="247345" calcext:value-type="float">
            <text:p>247345</text:p>
          </table:table-cell>
          <table:table-cell office:value-type="float" office:value="253429" calcext:value-type="float">
            <text:p>253429</text:p>
          </table:table-cell>
        </table:table-row>
        <table:table-row table:style-name="ro2">
          <table:table-cell office:value-type="float" office:value="39901" calcext:value-type="float">
            <text:p>39901</text:p>
          </table:table-cell>
          <table:table-cell office:value-type="float" office:value="40907" calcext:value-type="float">
            <text:p>40907</text:p>
          </table:table-cell>
          <table:table-cell office:value-type="float" office:value="86615" calcext:value-type="float">
            <text:p>86615</text:p>
          </table:table-cell>
          <table:table-cell office:value-type="float" office:value="169990" calcext:value-type="float">
            <text:p>169990</text:p>
          </table:table-cell>
          <table:table-cell office:value-type="float" office:value="233705" calcext:value-type="float">
            <text:p>233705</text:p>
          </table:table-cell>
          <table:table-cell office:value-type="float" office:value="248658" calcext:value-type="float">
            <text:p>248658</text:p>
          </table:table-cell>
          <table:table-cell office:value-type="float" office:value="254800" calcext:value-type="float">
            <text:p>254800</text:p>
          </table:table-cell>
        </table:table-row>
        <table:table-row table:style-name="ro2">
          <table:table-cell office:value-type="float" office:value="40001" calcext:value-type="float">
            <text:p>40001</text:p>
          </table:table-cell>
          <table:table-cell office:value-type="float" office:value="40130" calcext:value-type="float">
            <text:p>40130</text:p>
          </table:table-cell>
          <table:table-cell office:value-type="float" office:value="80866" calcext:value-type="float">
            <text:p>80866</text:p>
          </table:table-cell>
          <table:table-cell office:value-type="float" office:value="192465" calcext:value-type="float">
            <text:p>192465</text:p>
          </table:table-cell>
          <table:table-cell office:value-type="float" office:value="212769" calcext:value-type="float">
            <text:p>212769</text:p>
          </table:table-cell>
          <table:table-cell office:value-type="float" office:value="249167" calcext:value-type="float">
            <text:p>249167</text:p>
          </table:table-cell>
          <table:table-cell office:value-type="float" office:value="256008" calcext:value-type="float">
            <text:p>256008</text:p>
          </table:table-cell>
        </table:table-row>
        <table:table-row table:style-name="ro2">
          <table:table-cell office:value-type="float" office:value="40101" calcext:value-type="float">
            <text:p>40101</text:p>
          </table:table-cell>
          <table:table-cell office:value-type="float" office:value="40228" calcext:value-type="float">
            <text:p>40228</text:p>
          </table:table-cell>
          <table:table-cell office:value-type="float" office:value="80979" calcext:value-type="float">
            <text:p>80979</text:p>
          </table:table-cell>
          <table:table-cell office:value-type="float" office:value="150247" calcext:value-type="float">
            <text:p>150247</text:p>
          </table:table-cell>
          <table:table-cell office:value-type="float" office:value="239078" calcext:value-type="float">
            <text:p>239078</text:p>
          </table:table-cell>
          <table:table-cell office:value-type="float" office:value="250115" calcext:value-type="float">
            <text:p>250115</text:p>
          </table:table-cell>
          <table:table-cell office:value-type="float" office:value="256486" calcext:value-type="float">
            <text:p>256486</text:p>
          </table:table-cell>
        </table:table-row>
        <table:table-row table:style-name="ro2">
          <table:table-cell office:value-type="float" office:value="40201" calcext:value-type="float">
            <text:p>40201</text:p>
          </table:table-cell>
          <table:table-cell office:value-type="float" office:value="40635" calcext:value-type="float">
            <text:p>40635</text:p>
          </table:table-cell>
          <table:table-cell office:value-type="float" office:value="78889" calcext:value-type="float">
            <text:p>78889</text:p>
          </table:table-cell>
          <table:table-cell office:value-type="float" office:value="159554" calcext:value-type="float">
            <text:p>159554</text:p>
          </table:table-cell>
          <table:table-cell office:value-type="float" office:value="222644" calcext:value-type="float">
            <text:p>222644</text:p>
          </table:table-cell>
          <table:table-cell office:value-type="float" office:value="250466" calcext:value-type="float">
            <text:p>250466</text:p>
          </table:table-cell>
          <table:table-cell office:value-type="float" office:value="256980" calcext:value-type="float">
            <text:p>256980</text:p>
          </table:table-cell>
        </table:table-row>
        <table:table-row table:style-name="ro2">
          <table:table-cell office:value-type="float" office:value="40301" calcext:value-type="float">
            <text:p>40301</text:p>
          </table:table-cell>
          <table:table-cell office:value-type="float" office:value="40650" calcext:value-type="float">
            <text:p>40650</text:p>
          </table:table-cell>
          <table:table-cell office:value-type="float" office:value="80152" calcext:value-type="float">
            <text:p>80152</text:p>
          </table:table-cell>
          <table:table-cell office:value-type="float" office:value="204131" calcext:value-type="float">
            <text:p>204131</text:p>
          </table:table-cell>
          <table:table-cell office:value-type="float" office:value="239021" calcext:value-type="float">
            <text:p>239021</text:p>
          </table:table-cell>
          <table:table-cell office:value-type="float" office:value="251795" calcext:value-type="float">
            <text:p>251795</text:p>
          </table:table-cell>
          <table:table-cell office:value-type="float" office:value="257710" calcext:value-type="float">
            <text:p>257710</text:p>
          </table:table-cell>
        </table:table-row>
        <table:table-row table:style-name="ro2">
          <table:table-cell office:value-type="float" office:value="40401" calcext:value-type="float">
            <text:p>40401</text:p>
          </table:table-cell>
          <table:table-cell office:value-type="float" office:value="40578" calcext:value-type="float">
            <text:p>40578</text:p>
          </table:table-cell>
          <table:table-cell office:value-type="float" office:value="79136" calcext:value-type="float">
            <text:p>79136</text:p>
          </table:table-cell>
          <table:table-cell office:value-type="float" office:value="145749" calcext:value-type="float">
            <text:p>145749</text:p>
          </table:table-cell>
          <table:table-cell office:value-type="float" office:value="241796" calcext:value-type="float">
            <text:p>241796</text:p>
          </table:table-cell>
          <table:table-cell office:value-type="float" office:value="252690" calcext:value-type="float">
            <text:p>252690</text:p>
          </table:table-cell>
          <table:table-cell office:value-type="float" office:value="258455" calcext:value-type="float">
            <text:p>258455</text:p>
          </table:table-cell>
        </table:table-row>
        <table:table-row table:style-name="ro2">
          <table:table-cell office:value-type="float" office:value="40501" calcext:value-type="float">
            <text:p>40501</text:p>
          </table:table-cell>
          <table:table-cell office:value-type="float" office:value="40554" calcext:value-type="float">
            <text:p>40554</text:p>
          </table:table-cell>
          <table:table-cell office:value-type="float" office:value="80241" calcext:value-type="float">
            <text:p>80241</text:p>
          </table:table-cell>
          <table:table-cell office:value-type="float" office:value="151862" calcext:value-type="float">
            <text:p>151862</text:p>
          </table:table-cell>
          <table:table-cell office:value-type="float" office:value="243152" calcext:value-type="float">
            <text:p>243152</text:p>
          </table:table-cell>
          <table:table-cell office:value-type="float" office:value="253636" calcext:value-type="float">
            <text:p>253636</text:p>
          </table:table-cell>
          <table:table-cell office:value-type="float" office:value="259425" calcext:value-type="float">
            <text:p>259425</text:p>
          </table:table-cell>
        </table:table-row>
        <table:table-row table:style-name="ro2">
          <table:table-cell office:value-type="float" office:value="40601" calcext:value-type="float">
            <text:p>40601</text:p>
          </table:table-cell>
          <table:table-cell office:value-type="float" office:value="41407" calcext:value-type="float">
            <text:p>41407</text:p>
          </table:table-cell>
          <table:table-cell office:value-type="float" office:value="88239" calcext:value-type="float">
            <text:p>88239</text:p>
          </table:table-cell>
          <table:table-cell office:value-type="float" office:value="213254" calcext:value-type="float">
            <text:p>213254</text:p>
          </table:table-cell>
          <table:table-cell office:value-type="float" office:value="243967" calcext:value-type="float">
            <text:p>243967</text:p>
          </table:table-cell>
          <table:table-cell office:value-type="float" office:value="254266" calcext:value-type="float">
            <text:p>254266</text:p>
          </table:table-cell>
          <table:table-cell office:value-type="float" office:value="259452" calcext:value-type="float">
            <text:p>259452</text:p>
          </table:table-cell>
        </table:table-row>
        <table:table-row table:style-name="ro2">
          <table:table-cell office:value-type="float" office:value="40701" calcext:value-type="float">
            <text:p>40701</text:p>
          </table:table-cell>
          <table:table-cell office:value-type="float" office:value="41798" calcext:value-type="float">
            <text:p>41798</text:p>
          </table:table-cell>
          <table:table-cell office:value-type="float" office:value="80358" calcext:value-type="float">
            <text:p>80358</text:p>
          </table:table-cell>
          <table:table-cell office:value-type="float" office:value="199659" calcext:value-type="float">
            <text:p>199659</text:p>
          </table:table-cell>
          <table:table-cell office:value-type="float" office:value="236697" calcext:value-type="float">
            <text:p>236697</text:p>
          </table:table-cell>
          <table:table-cell office:value-type="float" office:value="253885" calcext:value-type="float">
            <text:p>253885</text:p>
          </table:table-cell>
          <table:table-cell office:value-type="float" office:value="260751" calcext:value-type="float">
            <text:p>260751</text:p>
          </table:table-cell>
        </table:table-row>
        <table:table-row table:style-name="ro2">
          <table:table-cell office:value-type="float" office:value="40801" calcext:value-type="float">
            <text:p>40801</text:p>
          </table:table-cell>
          <table:table-cell office:value-type="float" office:value="41997" calcext:value-type="float">
            <text:p>41997</text:p>
          </table:table-cell>
          <table:table-cell office:value-type="float" office:value="83021" calcext:value-type="float">
            <text:p>83021</text:p>
          </table:table-cell>
          <table:table-cell office:value-type="float" office:value="165459" calcext:value-type="float">
            <text:p>165459</text:p>
          </table:table-cell>
          <table:table-cell office:value-type="float" office:value="246773" calcext:value-type="float">
            <text:p>246773</text:p>
          </table:table-cell>
          <table:table-cell office:value-type="float" office:value="254989" calcext:value-type="float">
            <text:p>254989</text:p>
          </table:table-cell>
          <table:table-cell office:value-type="float" office:value="259837" calcext:value-type="float">
            <text:p>259837</text:p>
          </table:table-cell>
        </table:table-row>
        <table:table-row table:style-name="ro2">
          <table:table-cell office:value-type="float" office:value="40901" calcext:value-type="float">
            <text:p>40901</text:p>
          </table:table-cell>
          <table:table-cell office:value-type="float" office:value="40933" calcext:value-type="float">
            <text:p>40933</text:p>
          </table:table-cell>
          <table:table-cell office:value-type="float" office:value="80693" calcext:value-type="float">
            <text:p>80693</text:p>
          </table:table-cell>
          <table:table-cell office:value-type="float" office:value="184464" calcext:value-type="float">
            <text:p>184464</text:p>
          </table:table-cell>
          <table:table-cell office:value-type="float" office:value="248978" calcext:value-type="float">
            <text:p>248978</text:p>
          </table:table-cell>
          <table:table-cell office:value-type="float" office:value="255949" calcext:value-type="float">
            <text:p>255949</text:p>
          </table:table-cell>
          <table:table-cell office:value-type="float" office:value="260520" calcext:value-type="float">
            <text:p>260520</text:p>
          </table:table-cell>
        </table:table-row>
        <table:table-row table:style-name="ro2">
          <table:table-cell office:value-type="float" office:value="41001" calcext:value-type="float">
            <text:p>41001</text:p>
          </table:table-cell>
          <table:table-cell office:value-type="float" office:value="41584" calcext:value-type="float">
            <text:p>41584</text:p>
          </table:table-cell>
          <table:table-cell office:value-type="float" office:value="83069" calcext:value-type="float">
            <text:p>83069</text:p>
          </table:table-cell>
          <table:table-cell office:value-type="float" office:value="194129" calcext:value-type="float">
            <text:p>194129</text:p>
          </table:table-cell>
          <table:table-cell office:value-type="float" office:value="246513" calcext:value-type="float">
            <text:p>246513</text:p>
          </table:table-cell>
          <table:table-cell office:value-type="float" office:value="256218" calcext:value-type="float">
            <text:p>256218</text:p>
          </table:table-cell>
          <table:table-cell office:value-type="float" office:value="260484" calcext:value-type="float">
            <text:p>260484</text:p>
          </table:table-cell>
        </table:table-row>
        <table:table-row table:style-name="ro2">
          <table:table-cell office:value-type="float" office:value="41101" calcext:value-type="float">
            <text:p>41101</text:p>
          </table:table-cell>
          <table:table-cell office:value-type="float" office:value="41528" calcext:value-type="float">
            <text:p>41528</text:p>
          </table:table-cell>
          <table:table-cell office:value-type="float" office:value="84002" calcext:value-type="float">
            <text:p>84002</text:p>
          </table:table-cell>
          <table:table-cell office:value-type="float" office:value="164490" calcext:value-type="float">
            <text:p>164490</text:p>
          </table:table-cell>
          <table:table-cell office:value-type="float" office:value="244137" calcext:value-type="float">
            <text:p>244137</text:p>
          </table:table-cell>
          <table:table-cell office:value-type="float" office:value="256488" calcext:value-type="float">
            <text:p>256488</text:p>
          </table:table-cell>
          <table:table-cell office:value-type="float" office:value="263334" calcext:value-type="float">
            <text:p>263334</text:p>
          </table:table-cell>
        </table:table-row>
        <table:table-row table:style-name="ro2">
          <table:table-cell office:value-type="float" office:value="41201" calcext:value-type="float">
            <text:p>41201</text:p>
          </table:table-cell>
          <table:table-cell office:value-type="float" office:value="41363" calcext:value-type="float">
            <text:p>41363</text:p>
          </table:table-cell>
          <table:table-cell office:value-type="float" office:value="85637" calcext:value-type="float">
            <text:p>85637</text:p>
          </table:table-cell>
          <table:table-cell office:value-type="float" office:value="171172" calcext:value-type="float">
            <text:p>171172</text:p>
          </table:table-cell>
          <table:table-cell office:value-type="float" office:value="252060" calcext:value-type="float">
            <text:p>252060</text:p>
          </table:table-cell>
          <table:table-cell office:value-type="float" office:value="257112" calcext:value-type="float">
            <text:p>257112</text:p>
          </table:table-cell>
          <table:table-cell office:value-type="float" office:value="261313" calcext:value-type="float">
            <text:p>261313</text:p>
          </table:table-cell>
        </table:table-row>
        <table:table-row table:style-name="ro2">
          <table:table-cell office:value-type="float" office:value="41301" calcext:value-type="float">
            <text:p>41301</text:p>
          </table:table-cell>
          <table:table-cell office:value-type="float" office:value="41326" calcext:value-type="float">
            <text:p>41326</text:p>
          </table:table-cell>
          <table:table-cell office:value-type="float" office:value="81847" calcext:value-type="float">
            <text:p>81847</text:p>
          </table:table-cell>
          <table:table-cell office:value-type="float" office:value="184359" calcext:value-type="float">
            <text:p>184359</text:p>
          </table:table-cell>
          <table:table-cell office:value-type="float" office:value="246105" calcext:value-type="float">
            <text:p>246105</text:p>
          </table:table-cell>
          <table:table-cell office:value-type="float" office:value="257774" calcext:value-type="float">
            <text:p>257774</text:p>
          </table:table-cell>
          <table:table-cell office:value-type="float" office:value="264548" calcext:value-type="float">
            <text:p>264548</text:p>
          </table:table-cell>
        </table:table-row>
        <table:table-row table:style-name="ro2">
          <table:table-cell office:value-type="float" office:value="41401" calcext:value-type="float">
            <text:p>41401</text:p>
          </table:table-cell>
          <table:table-cell office:value-type="float" office:value="41974" calcext:value-type="float">
            <text:p>41974</text:p>
          </table:table-cell>
          <table:table-cell office:value-type="float" office:value="83338" calcext:value-type="float">
            <text:p>83338</text:p>
          </table:table-cell>
          <table:table-cell office:value-type="float" office:value="192640" calcext:value-type="float">
            <text:p>192640</text:p>
          </table:table-cell>
          <table:table-cell office:value-type="float" office:value="250912" calcext:value-type="float">
            <text:p>250912</text:p>
          </table:table-cell>
          <table:table-cell office:value-type="float" office:value="258309" calcext:value-type="float">
            <text:p>258309</text:p>
          </table:table-cell>
          <table:table-cell office:value-type="float" office:value="263448" calcext:value-type="float">
            <text:p>263448</text:p>
          </table:table-cell>
        </table:table-row>
        <table:table-row table:style-name="ro2">
          <table:table-cell office:value-type="float" office:value="41501" calcext:value-type="float">
            <text:p>41501</text:p>
          </table:table-cell>
          <table:table-cell office:value-type="float" office:value="41694" calcext:value-type="float">
            <text:p>41694</text:p>
          </table:table-cell>
          <table:table-cell office:value-type="float" office:value="87808" calcext:value-type="float">
            <text:p>87808</text:p>
          </table:table-cell>
          <table:table-cell office:value-type="float" office:value="191492" calcext:value-type="float">
            <text:p>191492</text:p>
          </table:table-cell>
          <table:table-cell office:value-type="float" office:value="250889" calcext:value-type="float">
            <text:p>250889</text:p>
          </table:table-cell>
          <table:table-cell office:value-type="float" office:value="258967" calcext:value-type="float">
            <text:p>258967</text:p>
          </table:table-cell>
          <table:table-cell office:value-type="float" office:value="264524" calcext:value-type="float">
            <text:p>264524</text:p>
          </table:table-cell>
        </table:table-row>
        <table:table-row table:style-name="ro2">
          <table:table-cell office:value-type="float" office:value="41601" calcext:value-type="float">
            <text:p>41601</text:p>
          </table:table-cell>
          <table:table-cell office:value-type="float" office:value="42224" calcext:value-type="float">
            <text:p>42224</text:p>
          </table:table-cell>
          <table:table-cell office:value-type="float" office:value="85370" calcext:value-type="float">
            <text:p>85370</text:p>
          </table:table-cell>
          <table:table-cell office:value-type="float" office:value="173496" calcext:value-type="float">
            <text:p>173496</text:p>
          </table:table-cell>
          <table:table-cell office:value-type="float" office:value="254463" calcext:value-type="float">
            <text:p>254463</text:p>
          </table:table-cell>
          <table:table-cell office:value-type="float" office:value="259769" calcext:value-type="float">
            <text:p>259769</text:p>
          </table:table-cell>
          <table:table-cell office:value-type="float" office:value="265402" calcext:value-type="float">
            <text:p>265402</text:p>
          </table:table-cell>
        </table:table-row>
        <table:table-row table:style-name="ro2">
          <table:table-cell office:value-type="float" office:value="41701" calcext:value-type="float">
            <text:p>41701</text:p>
          </table:table-cell>
          <table:table-cell office:value-type="float" office:value="42732" calcext:value-type="float">
            <text:p>42732</text:p>
          </table:table-cell>
          <table:table-cell office:value-type="float" office:value="85887" calcext:value-type="float">
            <text:p>85887</text:p>
          </table:table-cell>
          <table:table-cell office:value-type="float" office:value="167371" calcext:value-type="float">
            <text:p>167371</text:p>
          </table:table-cell>
          <table:table-cell office:value-type="float" office:value="252736" calcext:value-type="float">
            <text:p>252736</text:p>
          </table:table-cell>
          <table:table-cell office:value-type="float" office:value="260081" calcext:value-type="float">
            <text:p>260081</text:p>
          </table:table-cell>
          <table:table-cell office:value-type="float" office:value="266778" calcext:value-type="float">
            <text:p>266778</text:p>
          </table:table-cell>
        </table:table-row>
        <table:table-row table:style-name="ro2">
          <table:table-cell office:value-type="float" office:value="41801" calcext:value-type="float">
            <text:p>41801</text:p>
          </table:table-cell>
          <table:table-cell office:value-type="float" office:value="43086" calcext:value-type="float">
            <text:p>43086</text:p>
          </table:table-cell>
          <table:table-cell office:value-type="float" office:value="80234" calcext:value-type="float">
            <text:p>80234</text:p>
          </table:table-cell>
          <table:table-cell office:value-type="float" office:value="147911" calcext:value-type="float">
            <text:p>147911</text:p>
          </table:table-cell>
          <table:table-cell office:value-type="float" office:value="243817" calcext:value-type="float">
            <text:p>243817</text:p>
          </table:table-cell>
          <table:table-cell office:value-type="float" office:value="260978" calcext:value-type="float">
            <text:p>260978</text:p>
          </table:table-cell>
          <table:table-cell office:value-type="float" office:value="267465" calcext:value-type="float">
            <text:p>267465</text:p>
          </table:table-cell>
        </table:table-row>
        <table:table-row table:style-name="ro2">
          <table:table-cell office:value-type="float" office:value="41901" calcext:value-type="float">
            <text:p>41901</text:p>
          </table:table-cell>
          <table:table-cell office:value-type="float" office:value="42050" calcext:value-type="float">
            <text:p>42050</text:p>
          </table:table-cell>
          <table:table-cell office:value-type="float" office:value="83914" calcext:value-type="float">
            <text:p>83914</text:p>
          </table:table-cell>
          <table:table-cell office:value-type="float" office:value="175036" calcext:value-type="float">
            <text:p>175036</text:p>
          </table:table-cell>
          <table:table-cell office:value-type="float" office:value="254033" calcext:value-type="float">
            <text:p>254033</text:p>
          </table:table-cell>
          <table:table-cell office:value-type="float" office:value="261836" calcext:value-type="float">
            <text:p>261836</text:p>
          </table:table-cell>
          <table:table-cell office:value-type="float" office:value="268845" calcext:value-type="float">
            <text:p>268845</text:p>
          </table:table-cell>
        </table:table-row>
        <table:table-row table:style-name="ro2">
          <table:table-cell office:value-type="float" office:value="42001" calcext:value-type="float">
            <text:p>42001</text:p>
          </table:table-cell>
          <table:table-cell office:value-type="float" office:value="42608" calcext:value-type="float">
            <text:p>42608</text:p>
          </table:table-cell>
          <table:table-cell office:value-type="float" office:value="83963" calcext:value-type="float">
            <text:p>83963</text:p>
          </table:table-cell>
          <table:table-cell office:value-type="float" office:value="189066" calcext:value-type="float">
            <text:p>189066</text:p>
          </table:table-cell>
          <table:table-cell office:value-type="float" office:value="255155" calcext:value-type="float">
            <text:p>255155</text:p>
          </table:table-cell>
          <table:table-cell office:value-type="float" office:value="261955" calcext:value-type="float">
            <text:p>261955</text:p>
          </table:table-cell>
          <table:table-cell office:value-type="float" office:value="268703" calcext:value-type="float">
            <text:p>268703</text:p>
          </table:table-cell>
        </table:table-row>
        <table:table-row table:style-name="ro2">
          <table:table-cell office:value-type="float" office:value="42101" calcext:value-type="float">
            <text:p>42101</text:p>
          </table:table-cell>
          <table:table-cell office:value-type="float" office:value="42962" calcext:value-type="float">
            <text:p>42962</text:p>
          </table:table-cell>
          <table:table-cell office:value-type="float" office:value="76816" calcext:value-type="float">
            <text:p>76816</text:p>
          </table:table-cell>
          <table:table-cell office:value-type="float" office:value="156302" calcext:value-type="float">
            <text:p>156302</text:p>
          </table:table-cell>
          <table:table-cell office:value-type="float" office:value="256757" calcext:value-type="float">
            <text:p>256757</text:p>
          </table:table-cell>
          <table:table-cell office:value-type="float" office:value="263555" calcext:value-type="float">
            <text:p>263555</text:p>
          </table:table-cell>
          <table:table-cell office:value-type="float" office:value="269483" calcext:value-type="float">
            <text:p>269483</text:p>
          </table:table-cell>
        </table:table-row>
        <table:table-row table:style-name="ro2">
          <table:table-cell office:value-type="float" office:value="42201" calcext:value-type="float">
            <text:p>42201</text:p>
          </table:table-cell>
          <table:table-cell office:value-type="float" office:value="42732" calcext:value-type="float">
            <text:p>42732</text:p>
          </table:table-cell>
          <table:table-cell office:value-type="float" office:value="83335" calcext:value-type="float">
            <text:p>83335</text:p>
          </table:table-cell>
          <table:table-cell office:value-type="float" office:value="207863" calcext:value-type="float">
            <text:p>207863</text:p>
          </table:table-cell>
          <table:table-cell office:value-type="float" office:value="256465" calcext:value-type="float">
            <text:p>256465</text:p>
          </table:table-cell>
          <table:table-cell office:value-type="float" office:value="263530" calcext:value-type="float">
            <text:p>263530</text:p>
          </table:table-cell>
          <table:table-cell office:value-type="float" office:value="269278" calcext:value-type="float">
            <text:p>269278</text:p>
          </table:table-cell>
        </table:table-row>
        <table:table-row table:style-name="ro2">
          <table:table-cell office:value-type="float" office:value="42301" calcext:value-type="float">
            <text:p>42301</text:p>
          </table:table-cell>
          <table:table-cell office:value-type="float" office:value="43861" calcext:value-type="float">
            <text:p>43861</text:p>
          </table:table-cell>
          <table:table-cell office:value-type="float" office:value="84490" calcext:value-type="float">
            <text:p>84490</text:p>
          </table:table-cell>
          <table:table-cell office:value-type="float" office:value="203928" calcext:value-type="float">
            <text:p>203928</text:p>
          </table:table-cell>
          <table:table-cell office:value-type="float" office:value="259022" calcext:value-type="float">
            <text:p>259022</text:p>
          </table:table-cell>
          <table:table-cell office:value-type="float" office:value="264208" calcext:value-type="float">
            <text:p>264208</text:p>
          </table:table-cell>
          <table:table-cell office:value-type="float" office:value="270687" calcext:value-type="float">
            <text:p>270687</text:p>
          </table:table-cell>
        </table:table-row>
        <table:table-row table:style-name="ro2">
          <table:table-cell office:value-type="float" office:value="42401" calcext:value-type="float">
            <text:p>42401</text:p>
          </table:table-cell>
          <table:table-cell office:value-type="float" office:value="42569" calcext:value-type="float">
            <text:p>42569</text:p>
          </table:table-cell>
          <table:table-cell office:value-type="float" office:value="88033" calcext:value-type="float">
            <text:p>88033</text:p>
          </table:table-cell>
          <table:table-cell office:value-type="float" office:value="236859" calcext:value-type="float">
            <text:p>236859</text:p>
          </table:table-cell>
          <table:table-cell office:value-type="float" office:value="257723" calcext:value-type="float">
            <text:p>257723</text:p>
          </table:table-cell>
          <table:table-cell office:value-type="float" office:value="265171" calcext:value-type="float">
            <text:p>265171</text:p>
          </table:table-cell>
          <table:table-cell office:value-type="float" office:value="270990" calcext:value-type="float">
            <text:p>270990</text:p>
          </table:table-cell>
        </table:table-row>
        <table:table-row table:style-name="ro2">
          <table:table-cell office:value-type="float" office:value="42501" calcext:value-type="float">
            <text:p>42501</text:p>
          </table:table-cell>
          <table:table-cell office:value-type="float" office:value="42705" calcext:value-type="float">
            <text:p>42705</text:p>
          </table:table-cell>
          <table:table-cell office:value-type="float" office:value="87513" calcext:value-type="float">
            <text:p>87513</text:p>
          </table:table-cell>
          <table:table-cell office:value-type="float" office:value="207379" calcext:value-type="float">
            <text:p>207379</text:p>
          </table:table-cell>
          <table:table-cell office:value-type="float" office:value="259667" calcext:value-type="float">
            <text:p>259667</text:p>
          </table:table-cell>
          <table:table-cell office:value-type="float" office:value="265344" calcext:value-type="float">
            <text:p>265344</text:p>
          </table:table-cell>
          <table:table-cell office:value-type="float" office:value="272444" calcext:value-type="float">
            <text:p>272444</text:p>
          </table:table-cell>
        </table:table-row>
        <table:table-row table:style-name="ro2">
          <table:table-cell office:value-type="float" office:value="42601" calcext:value-type="float">
            <text:p>42601</text:p>
          </table:table-cell>
          <table:table-cell office:value-type="float" office:value="43365" calcext:value-type="float">
            <text:p>43365</text:p>
          </table:table-cell>
          <table:table-cell office:value-type="float" office:value="81564" calcext:value-type="float">
            <text:p>81564</text:p>
          </table:table-cell>
          <table:table-cell office:value-type="float" office:value="163503" calcext:value-type="float">
            <text:p>163503</text:p>
          </table:table-cell>
          <table:table-cell office:value-type="float" office:value="260869" calcext:value-type="float">
            <text:p>260869</text:p>
          </table:table-cell>
          <table:table-cell office:value-type="float" office:value="266299" calcext:value-type="float">
            <text:p>266299</text:p>
          </table:table-cell>
          <table:table-cell office:value-type="float" office:value="272686" calcext:value-type="float">
            <text:p>272686</text:p>
          </table:table-cell>
        </table:table-row>
        <table:table-row table:style-name="ro2">
          <table:table-cell office:value-type="float" office:value="42701" calcext:value-type="float">
            <text:p>42701</text:p>
          </table:table-cell>
          <table:table-cell office:value-type="float" office:value="42820" calcext:value-type="float">
            <text:p>42820</text:p>
          </table:table-cell>
          <table:table-cell office:value-type="float" office:value="81340" calcext:value-type="float">
            <text:p>81340</text:p>
          </table:table-cell>
          <table:table-cell office:value-type="float" office:value="174752" calcext:value-type="float">
            <text:p>174752</text:p>
          </table:table-cell>
          <table:table-cell office:value-type="float" office:value="257472" calcext:value-type="float">
            <text:p>257472</text:p>
          </table:table-cell>
          <table:table-cell office:value-type="float" office:value="266795" calcext:value-type="float">
            <text:p>266795</text:p>
          </table:table-cell>
          <table:table-cell office:value-type="float" office:value="274008" calcext:value-type="float">
            <text:p>274008</text:p>
          </table:table-cell>
        </table:table-row>
        <table:table-row table:style-name="ro2">
          <table:table-cell office:value-type="float" office:value="42801" calcext:value-type="float">
            <text:p>42801</text:p>
          </table:table-cell>
          <table:table-cell office:value-type="float" office:value="45315" calcext:value-type="float">
            <text:p>45315</text:p>
          </table:table-cell>
          <table:table-cell office:value-type="float" office:value="87180" calcext:value-type="float">
            <text:p>87180</text:p>
          </table:table-cell>
          <table:table-cell office:value-type="float" office:value="237707" calcext:value-type="float">
            <text:p>237707</text:p>
          </table:table-cell>
          <table:table-cell office:value-type="float" office:value="259041" calcext:value-type="float">
            <text:p>259041</text:p>
          </table:table-cell>
          <table:table-cell office:value-type="float" office:value="267449" calcext:value-type="float">
            <text:p>267449</text:p>
          </table:table-cell>
          <table:table-cell office:value-type="float" office:value="273787" calcext:value-type="float">
            <text:p>273787</text:p>
          </table:table-cell>
        </table:table-row>
        <table:table-row table:style-name="ro2">
          <table:table-cell office:value-type="float" office:value="42901" calcext:value-type="float">
            <text:p>42901</text:p>
          </table:table-cell>
          <table:table-cell office:value-type="float" office:value="43065" calcext:value-type="float">
            <text:p>43065</text:p>
          </table:table-cell>
          <table:table-cell office:value-type="float" office:value="88638" calcext:value-type="float">
            <text:p>88638</text:p>
          </table:table-cell>
          <table:table-cell office:value-type="float" office:value="156520" calcext:value-type="float">
            <text:p>156520</text:p>
          </table:table-cell>
          <table:table-cell office:value-type="float" office:value="258416" calcext:value-type="float">
            <text:p>258416</text:p>
          </table:table-cell>
          <table:table-cell office:value-type="float" office:value="268702" calcext:value-type="float">
            <text:p>268702</text:p>
          </table:table-cell>
          <table:table-cell office:value-type="float" office:value="276107" calcext:value-type="float">
            <text:p>276107</text:p>
          </table:table-cell>
        </table:table-row>
        <table:table-row table:style-name="ro2">
          <table:table-cell office:value-type="float" office:value="43001" calcext:value-type="float">
            <text:p>43001</text:p>
          </table:table-cell>
          <table:table-cell office:value-type="float" office:value="43113" calcext:value-type="float">
            <text:p>43113</text:p>
          </table:table-cell>
          <table:table-cell office:value-type="float" office:value="80026" calcext:value-type="float">
            <text:p>80026</text:p>
          </table:table-cell>
          <table:table-cell office:value-type="float" office:value="170712" calcext:value-type="float">
            <text:p>170712</text:p>
          </table:table-cell>
          <table:table-cell office:value-type="float" office:value="260263" calcext:value-type="float">
            <text:p>260263</text:p>
          </table:table-cell>
          <table:table-cell office:value-type="float" office:value="268636" calcext:value-type="float">
            <text:p>268636</text:p>
          </table:table-cell>
          <table:table-cell office:value-type="float" office:value="273389" calcext:value-type="float">
            <text:p>273389</text:p>
          </table:table-cell>
        </table:table-row>
        <table:table-row table:style-name="ro2">
          <table:table-cell office:value-type="float" office:value="43101" calcext:value-type="float">
            <text:p>43101</text:p>
          </table:table-cell>
          <table:table-cell office:value-type="float" office:value="44021" calcext:value-type="float">
            <text:p>44021</text:p>
          </table:table-cell>
          <table:table-cell office:value-type="float" office:value="82420" calcext:value-type="float">
            <text:p>82420</text:p>
          </table:table-cell>
          <table:table-cell office:value-type="float" office:value="174840" calcext:value-type="float">
            <text:p>174840</text:p>
          </table:table-cell>
          <table:table-cell office:value-type="float" office:value="262852" calcext:value-type="float">
            <text:p>262852</text:p>
          </table:table-cell>
          <table:table-cell office:value-type="float" office:value="269444" calcext:value-type="float">
            <text:p>269444</text:p>
          </table:table-cell>
          <table:table-cell office:value-type="float" office:value="275132" calcext:value-type="float">
            <text:p>275132</text:p>
          </table:table-cell>
        </table:table-row>
        <table:table-row table:style-name="ro2">
          <table:table-cell office:value-type="float" office:value="43201" calcext:value-type="float">
            <text:p>43201</text:p>
          </table:table-cell>
          <table:table-cell office:value-type="float" office:value="43755" calcext:value-type="float">
            <text:p>43755</text:p>
          </table:table-cell>
          <table:table-cell office:value-type="float" office:value="87777" calcext:value-type="float">
            <text:p>87777</text:p>
          </table:table-cell>
          <table:table-cell office:value-type="float" office:value="181022" calcext:value-type="float">
            <text:p>181022</text:p>
          </table:table-cell>
          <table:table-cell office:value-type="float" office:value="264477" calcext:value-type="float">
            <text:p>264477</text:p>
          </table:table-cell>
          <table:table-cell office:value-type="float" office:value="270723" calcext:value-type="float">
            <text:p>270723</text:p>
          </table:table-cell>
          <table:table-cell office:value-type="float" office:value="279295" calcext:value-type="float">
            <text:p>279295</text:p>
          </table:table-cell>
        </table:table-row>
        <table:table-row table:style-name="ro2">
          <table:table-cell office:value-type="float" office:value="43301" calcext:value-type="float">
            <text:p>43301</text:p>
          </table:table-cell>
          <table:table-cell office:value-type="float" office:value="44582" calcext:value-type="float">
            <text:p>44582</text:p>
          </table:table-cell>
          <table:table-cell office:value-type="float" office:value="84284" calcext:value-type="float">
            <text:p>84284</text:p>
          </table:table-cell>
          <table:table-cell office:value-type="float" office:value="186972" calcext:value-type="float">
            <text:p>186972</text:p>
          </table:table-cell>
          <table:table-cell office:value-type="float" office:value="260640" calcext:value-type="float">
            <text:p>260640</text:p>
          </table:table-cell>
          <table:table-cell office:value-type="float" office:value="271157" calcext:value-type="float">
            <text:p>271157</text:p>
          </table:table-cell>
          <table:table-cell office:value-type="float" office:value="277062" calcext:value-type="float">
            <text:p>277062</text:p>
          </table:table-cell>
        </table:table-row>
        <table:table-row table:style-name="ro2">
          <table:table-cell office:value-type="float" office:value="43401" calcext:value-type="float">
            <text:p>43401</text:p>
          </table:table-cell>
          <table:table-cell office:value-type="float" office:value="43532" calcext:value-type="float">
            <text:p>43532</text:p>
          </table:table-cell>
          <table:table-cell office:value-type="float" office:value="86007" calcext:value-type="float">
            <text:p>86007</text:p>
          </table:table-cell>
          <table:table-cell office:value-type="float" office:value="218653" calcext:value-type="float">
            <text:p>218653</text:p>
          </table:table-cell>
          <table:table-cell office:value-type="float" office:value="264041" calcext:value-type="float">
            <text:p>264041</text:p>
          </table:table-cell>
          <table:table-cell office:value-type="float" office:value="271995" calcext:value-type="float">
            <text:p>271995</text:p>
          </table:table-cell>
          <table:table-cell office:value-type="float" office:value="278088" calcext:value-type="float">
            <text:p>278088</text:p>
          </table:table-cell>
        </table:table-row>
        <table:table-row table:style-name="ro2">
          <table:table-cell office:value-type="float" office:value="43501" calcext:value-type="float">
            <text:p>43501</text:p>
          </table:table-cell>
          <table:table-cell office:value-type="float" office:value="43630" calcext:value-type="float">
            <text:p>43630</text:p>
          </table:table-cell>
          <table:table-cell office:value-type="float" office:value="91653" calcext:value-type="float">
            <text:p>91653</text:p>
          </table:table-cell>
          <table:table-cell office:value-type="float" office:value="168477" calcext:value-type="float">
            <text:p>168477</text:p>
          </table:table-cell>
          <table:table-cell office:value-type="float" office:value="265727" calcext:value-type="float">
            <text:p>265727</text:p>
          </table:table-cell>
          <table:table-cell office:value-type="float" office:value="272494" calcext:value-type="float">
            <text:p>272494</text:p>
          </table:table-cell>
          <table:table-cell office:value-type="float" office:value="279224" calcext:value-type="float">
            <text:p>279224</text:p>
          </table:table-cell>
        </table:table-row>
        <table:table-row table:style-name="ro2">
          <table:table-cell office:value-type="float" office:value="43601" calcext:value-type="float">
            <text:p>43601</text:p>
          </table:table-cell>
          <table:table-cell office:value-type="float" office:value="45410" calcext:value-type="float">
            <text:p>45410</text:p>
          </table:table-cell>
          <table:table-cell office:value-type="float" office:value="83789" calcext:value-type="float">
            <text:p>83789</text:p>
          </table:table-cell>
          <table:table-cell office:value-type="float" office:value="167769" calcext:value-type="float">
            <text:p>167769</text:p>
          </table:table-cell>
          <table:table-cell office:value-type="float" office:value="267761" calcext:value-type="float">
            <text:p>267761</text:p>
          </table:table-cell>
          <table:table-cell office:value-type="float" office:value="273540" calcext:value-type="float">
            <text:p>273540</text:p>
          </table:table-cell>
          <table:table-cell office:value-type="float" office:value="280014" calcext:value-type="float">
            <text:p>280014</text:p>
          </table:table-cell>
        </table:table-row>
        <table:table-row table:style-name="ro2">
          <table:table-cell office:value-type="float" office:value="43701" calcext:value-type="float">
            <text:p>43701</text:p>
          </table:table-cell>
          <table:table-cell office:value-type="float" office:value="43725" calcext:value-type="float">
            <text:p>43725</text:p>
          </table:table-cell>
          <table:table-cell office:value-type="float" office:value="82530" calcext:value-type="float">
            <text:p>82530</text:p>
          </table:table-cell>
          <table:table-cell office:value-type="float" office:value="193793" calcext:value-type="float">
            <text:p>193793</text:p>
          </table:table-cell>
          <table:table-cell office:value-type="float" office:value="268057" calcext:value-type="float">
            <text:p>268057</text:p>
          </table:table-cell>
          <table:table-cell office:value-type="float" office:value="274580" calcext:value-type="float">
            <text:p>274580</text:p>
          </table:table-cell>
          <table:table-cell office:value-type="float" office:value="280489" calcext:value-type="float">
            <text:p>280489</text:p>
          </table:table-cell>
        </table:table-row>
        <table:table-row table:style-name="ro2">
          <table:table-cell office:value-type="float" office:value="43801" calcext:value-type="float">
            <text:p>43801</text:p>
          </table:table-cell>
          <table:table-cell office:value-type="float" office:value="43808" calcext:value-type="float">
            <text:p>43808</text:p>
          </table:table-cell>
          <table:table-cell office:value-type="float" office:value="86031" calcext:value-type="float">
            <text:p>86031</text:p>
          </table:table-cell>
          <table:table-cell office:value-type="float" office:value="157314" calcext:value-type="float">
            <text:p>157314</text:p>
          </table:table-cell>
          <table:table-cell office:value-type="float" office:value="270064" calcext:value-type="float">
            <text:p>270064</text:p>
          </table:table-cell>
          <table:table-cell office:value-type="float" office:value="275412" calcext:value-type="float">
            <text:p>275412</text:p>
          </table:table-cell>
          <table:table-cell office:value-type="float" office:value="280211" calcext:value-type="float">
            <text:p>280211</text:p>
          </table:table-cell>
        </table:table-row>
        <table:table-row table:style-name="ro2">
          <table:table-cell office:value-type="float" office:value="43901" calcext:value-type="float">
            <text:p>43901</text:p>
          </table:table-cell>
          <table:table-cell office:value-type="float" office:value="44446" calcext:value-type="float">
            <text:p>44446</text:p>
          </table:table-cell>
          <table:table-cell office:value-type="float" office:value="86476" calcext:value-type="float">
            <text:p>86476</text:p>
          </table:table-cell>
          <table:table-cell office:value-type="float" office:value="170704" calcext:value-type="float">
            <text:p>170704</text:p>
          </table:table-cell>
          <table:table-cell office:value-type="float" office:value="266909" calcext:value-type="float">
            <text:p>266909</text:p>
          </table:table-cell>
          <table:table-cell office:value-type="float" office:value="275676" calcext:value-type="float">
            <text:p>275676</text:p>
          </table:table-cell>
          <table:table-cell office:value-type="float" office:value="282072" calcext:value-type="float">
            <text:p>282072</text:p>
          </table:table-cell>
        </table:table-row>
        <table:table-row table:style-name="ro2">
          <table:table-cell office:value-type="float" office:value="44001" calcext:value-type="float">
            <text:p>44001</text:p>
          </table:table-cell>
          <table:table-cell office:value-type="float" office:value="44667" calcext:value-type="float">
            <text:p>44667</text:p>
          </table:table-cell>
          <table:table-cell office:value-type="float" office:value="87424" calcext:value-type="float">
            <text:p>87424</text:p>
          </table:table-cell>
          <table:table-cell office:value-type="float" office:value="240352" calcext:value-type="float">
            <text:p>240352</text:p>
          </table:table-cell>
          <table:table-cell office:value-type="float" office:value="271351" calcext:value-type="float">
            <text:p>271351</text:p>
          </table:table-cell>
          <table:table-cell office:value-type="float" office:value="276426" calcext:value-type="float">
            <text:p>276426</text:p>
          </table:table-cell>
          <table:table-cell office:value-type="float" office:value="282513" calcext:value-type="float">
            <text:p>282513</text:p>
          </table:table-cell>
        </table:table-row>
        <table:table-row table:style-name="ro2">
          <table:table-cell office:value-type="float" office:value="44101" calcext:value-type="float">
            <text:p>44101</text:p>
          </table:table-cell>
          <table:table-cell office:value-type="float" office:value="45375" calcext:value-type="float">
            <text:p>45375</text:p>
          </table:table-cell>
          <table:table-cell office:value-type="float" office:value="88424" calcext:value-type="float">
            <text:p>88424</text:p>
          </table:table-cell>
          <table:table-cell office:value-type="float" office:value="224860" calcext:value-type="float">
            <text:p>224860</text:p>
          </table:table-cell>
          <table:table-cell office:value-type="float" office:value="270330" calcext:value-type="float">
            <text:p>270330</text:p>
          </table:table-cell>
          <table:table-cell office:value-type="float" office:value="277343" calcext:value-type="float">
            <text:p>277343</text:p>
          </table:table-cell>
          <table:table-cell office:value-type="float" office:value="282756" calcext:value-type="float">
            <text:p>282756</text:p>
          </table:table-cell>
        </table:table-row>
        <table:table-row table:style-name="ro2">
          <table:table-cell office:value-type="float" office:value="44201" calcext:value-type="float">
            <text:p>44201</text:p>
          </table:table-cell>
          <table:table-cell office:value-type="float" office:value="44227" calcext:value-type="float">
            <text:p>44227</text:p>
          </table:table-cell>
          <table:table-cell office:value-type="float" office:value="89719" calcext:value-type="float">
            <text:p>89719</text:p>
          </table:table-cell>
          <table:table-cell office:value-type="float" office:value="182943" calcext:value-type="float">
            <text:p>182943</text:p>
          </table:table-cell>
          <table:table-cell office:value-type="float" office:value="270553" calcext:value-type="float">
            <text:p>270553</text:p>
          </table:table-cell>
          <table:table-cell office:value-type="float" office:value="277829" calcext:value-type="float">
            <text:p>277829</text:p>
          </table:table-cell>
          <table:table-cell office:value-type="float" office:value="283866" calcext:value-type="float">
            <text:p>283866</text:p>
          </table:table-cell>
        </table:table-row>
        <table:table-row table:style-name="ro2">
          <table:table-cell office:value-type="float" office:value="44301" calcext:value-type="float">
            <text:p>44301</text:p>
          </table:table-cell>
          <table:table-cell office:value-type="float" office:value="45334" calcext:value-type="float">
            <text:p>45334</text:p>
          </table:table-cell>
          <table:table-cell office:value-type="float" office:value="85213" calcext:value-type="float">
            <text:p>85213</text:p>
          </table:table-cell>
          <table:table-cell office:value-type="float" office:value="163210" calcext:value-type="float">
            <text:p>163210</text:p>
          </table:table-cell>
          <table:table-cell office:value-type="float" office:value="272564" calcext:value-type="float">
            <text:p>272564</text:p>
          </table:table-cell>
          <table:table-cell office:value-type="float" office:value="278643" calcext:value-type="float">
            <text:p>278643</text:p>
          </table:table-cell>
          <table:table-cell office:value-type="float" office:value="284706" calcext:value-type="float">
            <text:p>284706</text:p>
          </table:table-cell>
        </table:table-row>
        <table:table-row table:style-name="ro2">
          <table:table-cell office:value-type="float" office:value="44401" calcext:value-type="float">
            <text:p>44401</text:p>
          </table:table-cell>
          <table:table-cell office:value-type="float" office:value="45608" calcext:value-type="float">
            <text:p>45608</text:p>
          </table:table-cell>
          <table:table-cell office:value-type="float" office:value="87607" calcext:value-type="float">
            <text:p>87607</text:p>
          </table:table-cell>
          <table:table-cell office:value-type="float" office:value="191259" calcext:value-type="float">
            <text:p>191259</text:p>
          </table:table-cell>
          <table:table-cell office:value-type="float" office:value="272736" calcext:value-type="float">
            <text:p>272736</text:p>
          </table:table-cell>
          <table:table-cell office:value-type="float" office:value="278785" calcext:value-type="float">
            <text:p>278785</text:p>
          </table:table-cell>
          <table:table-cell office:value-type="float" office:value="284093" calcext:value-type="float">
            <text:p>284093</text:p>
          </table:table-cell>
        </table:table-row>
        <table:table-row table:style-name="ro2">
          <table:table-cell office:value-type="float" office:value="44501" calcext:value-type="float">
            <text:p>44501</text:p>
          </table:table-cell>
          <table:table-cell office:value-type="float" office:value="45148" calcext:value-type="float">
            <text:p>45148</text:p>
          </table:table-cell>
          <table:table-cell office:value-type="float" office:value="86430" calcext:value-type="float">
            <text:p>86430</text:p>
          </table:table-cell>
          <table:table-cell office:value-type="float" office:value="165002" calcext:value-type="float">
            <text:p>165002</text:p>
          </table:table-cell>
          <table:table-cell office:value-type="float" office:value="272973" calcext:value-type="float">
            <text:p>272973</text:p>
          </table:table-cell>
          <table:table-cell office:value-type="float" office:value="279703" calcext:value-type="float">
            <text:p>279703</text:p>
          </table:table-cell>
          <table:table-cell office:value-type="float" office:value="285369" calcext:value-type="float">
            <text:p>285369</text:p>
          </table:table-cell>
        </table:table-row>
        <table:table-row table:style-name="ro2">
          <table:table-cell office:value-type="float" office:value="44601" calcext:value-type="float">
            <text:p>44601</text:p>
          </table:table-cell>
          <table:table-cell office:value-type="float" office:value="45722" calcext:value-type="float">
            <text:p>45722</text:p>
          </table:table-cell>
          <table:table-cell office:value-type="float" office:value="89130" calcext:value-type="float">
            <text:p>89130</text:p>
          </table:table-cell>
          <table:table-cell office:value-type="float" office:value="192095" calcext:value-type="float">
            <text:p>192095</text:p>
          </table:table-cell>
          <table:table-cell office:value-type="float" office:value="274925" calcext:value-type="float">
            <text:p>274925</text:p>
          </table:table-cell>
          <table:table-cell office:value-type="float" office:value="280695" calcext:value-type="float">
            <text:p>280695</text:p>
          </table:table-cell>
          <table:table-cell office:value-type="float" office:value="286466" calcext:value-type="float">
            <text:p>286466</text:p>
          </table:table-cell>
        </table:table-row>
        <table:table-row table:style-name="ro2">
          <table:table-cell office:value-type="float" office:value="44701" calcext:value-type="float">
            <text:p>44701</text:p>
          </table:table-cell>
          <table:table-cell office:value-type="float" office:value="46014" calcext:value-type="float">
            <text:p>46014</text:p>
          </table:table-cell>
          <table:table-cell office:value-type="float" office:value="87643" calcext:value-type="float">
            <text:p>87643</text:p>
          </table:table-cell>
          <table:table-cell office:value-type="float" office:value="202344" calcext:value-type="float">
            <text:p>202344</text:p>
          </table:table-cell>
          <table:table-cell office:value-type="float" office:value="275502" calcext:value-type="float">
            <text:p>275502</text:p>
          </table:table-cell>
          <table:table-cell office:value-type="float" office:value="280726" calcext:value-type="float">
            <text:p>280726</text:p>
          </table:table-cell>
          <table:table-cell office:value-type="float" office:value="286432" calcext:value-type="float">
            <text:p>286432</text:p>
          </table:table-cell>
        </table:table-row>
        <table:table-row table:style-name="ro2">
          <table:table-cell office:value-type="float" office:value="44801" calcext:value-type="float">
            <text:p>44801</text:p>
          </table:table-cell>
          <table:table-cell office:value-type="float" office:value="44993" calcext:value-type="float">
            <text:p>44993</text:p>
          </table:table-cell>
          <table:table-cell office:value-type="float" office:value="94181" calcext:value-type="float">
            <text:p>94181</text:p>
          </table:table-cell>
          <table:table-cell office:value-type="float" office:value="180845" calcext:value-type="float">
            <text:p>180845</text:p>
          </table:table-cell>
          <table:table-cell office:value-type="float" office:value="275079" calcext:value-type="float">
            <text:p>275079</text:p>
          </table:table-cell>
          <table:table-cell office:value-type="float" office:value="281897" calcext:value-type="float">
            <text:p>281897</text:p>
          </table:table-cell>
          <table:table-cell office:value-type="float" office:value="288112" calcext:value-type="float">
            <text:p>288112</text:p>
          </table:table-cell>
        </table:table-row>
        <table:table-row table:style-name="ro2">
          <table:table-cell office:value-type="float" office:value="44901" calcext:value-type="float">
            <text:p>44901</text:p>
          </table:table-cell>
          <table:table-cell office:value-type="float" office:value="45058" calcext:value-type="float">
            <text:p>45058</text:p>
          </table:table-cell>
          <table:table-cell office:value-type="float" office:value="85089" calcext:value-type="float">
            <text:p>85089</text:p>
          </table:table-cell>
          <table:table-cell office:value-type="float" office:value="217539" calcext:value-type="float">
            <text:p>217539</text:p>
          </table:table-cell>
          <table:table-cell office:value-type="float" office:value="276180" calcext:value-type="float">
            <text:p>276180</text:p>
          </table:table-cell>
          <table:table-cell office:value-type="float" office:value="282257" calcext:value-type="float">
            <text:p>282257</text:p>
          </table:table-cell>
          <table:table-cell office:value-type="float" office:value="288482" calcext:value-type="float">
            <text:p>288482</text:p>
          </table:table-cell>
        </table:table-row>
        <table:table-row table:style-name="ro2">
          <table:table-cell office:value-type="float" office:value="45001" calcext:value-type="float">
            <text:p>45001</text:p>
          </table:table-cell>
          <table:table-cell office:value-type="float" office:value="45716" calcext:value-type="float">
            <text:p>45716</text:p>
          </table:table-cell>
          <table:table-cell office:value-type="float" office:value="87152" calcext:value-type="float">
            <text:p>87152</text:p>
          </table:table-cell>
          <table:table-cell office:value-type="float" office:value="171762" calcext:value-type="float">
            <text:p>171762</text:p>
          </table:table-cell>
          <table:table-cell office:value-type="float" office:value="277190" calcext:value-type="float">
            <text:p>277190</text:p>
          </table:table-cell>
          <table:table-cell office:value-type="float" office:value="282833" calcext:value-type="float">
            <text:p>282833</text:p>
          </table:table-cell>
          <table:table-cell office:value-type="float" office:value="287203" calcext:value-type="float">
            <text:p>287203</text:p>
          </table:table-cell>
        </table:table-row>
        <table:table-row table:style-name="ro2">
          <table:table-cell office:value-type="float" office:value="45101" calcext:value-type="float">
            <text:p>45101</text:p>
          </table:table-cell>
          <table:table-cell office:value-type="float" office:value="46516" calcext:value-type="float">
            <text:p>46516</text:p>
          </table:table-cell>
          <table:table-cell office:value-type="float" office:value="90403" calcext:value-type="float">
            <text:p>90403</text:p>
          </table:table-cell>
          <table:table-cell office:value-type="float" office:value="225818" calcext:value-type="float">
            <text:p>225818</text:p>
          </table:table-cell>
          <table:table-cell office:value-type="float" office:value="277649" calcext:value-type="float">
            <text:p>277649</text:p>
          </table:table-cell>
          <table:table-cell office:value-type="float" office:value="283861" calcext:value-type="float">
            <text:p>283861</text:p>
          </table:table-cell>
          <table:table-cell office:value-type="float" office:value="291802" calcext:value-type="float">
            <text:p>291802</text:p>
          </table:table-cell>
        </table:table-row>
        <table:table-row table:style-name="ro2">
          <table:table-cell office:value-type="float" office:value="45201" calcext:value-type="float">
            <text:p>45201</text:p>
          </table:table-cell>
          <table:table-cell office:value-type="float" office:value="47518" calcext:value-type="float">
            <text:p>47518</text:p>
          </table:table-cell>
          <table:table-cell office:value-type="float" office:value="91113" calcext:value-type="float">
            <text:p>91113</text:p>
          </table:table-cell>
          <table:table-cell office:value-type="float" office:value="164156" calcext:value-type="float">
            <text:p>164156</text:p>
          </table:table-cell>
          <table:table-cell office:value-type="float" office:value="276094" calcext:value-type="float">
            <text:p>276094</text:p>
          </table:table-cell>
          <table:table-cell office:value-type="float" office:value="284633" calcext:value-type="float">
            <text:p>284633</text:p>
          </table:table-cell>
          <table:table-cell office:value-type="float" office:value="290614" calcext:value-type="float">
            <text:p>290614</text:p>
          </table:table-cell>
        </table:table-row>
        <table:table-row table:style-name="ro2">
          <table:table-cell office:value-type="float" office:value="45301" calcext:value-type="float">
            <text:p>45301</text:p>
          </table:table-cell>
          <table:table-cell office:value-type="float" office:value="45964" calcext:value-type="float">
            <text:p>45964</text:p>
          </table:table-cell>
          <table:table-cell office:value-type="float" office:value="93960" calcext:value-type="float">
            <text:p>93960</text:p>
          </table:table-cell>
          <table:table-cell office:value-type="float" office:value="226216" calcext:value-type="float">
            <text:p>226216</text:p>
          </table:table-cell>
          <table:table-cell office:value-type="float" office:value="279083" calcext:value-type="float">
            <text:p>279083</text:p>
          </table:table-cell>
          <table:table-cell office:value-type="float" office:value="285140" calcext:value-type="float">
            <text:p>285140</text:p>
          </table:table-cell>
          <table:table-cell office:value-type="float" office:value="292571" calcext:value-type="float">
            <text:p>292571</text:p>
          </table:table-cell>
        </table:table-row>
        <table:table-row table:style-name="ro2">
          <table:table-cell office:value-type="float" office:value="45401" calcext:value-type="float">
            <text:p>45401</text:p>
          </table:table-cell>
          <table:table-cell office:value-type="float" office:value="45948" calcext:value-type="float">
            <text:p>45948</text:p>
          </table:table-cell>
          <table:table-cell office:value-type="float" office:value="89524" calcext:value-type="float">
            <text:p>89524</text:p>
          </table:table-cell>
          <table:table-cell office:value-type="float" office:value="170953" calcext:value-type="float">
            <text:p>170953</text:p>
          </table:table-cell>
          <table:table-cell office:value-type="float" office:value="279822" calcext:value-type="float">
            <text:p>279822</text:p>
          </table:table-cell>
          <table:table-cell office:value-type="float" office:value="285867" calcext:value-type="float">
            <text:p>285867</text:p>
          </table:table-cell>
          <table:table-cell office:value-type="float" office:value="291545" calcext:value-type="float">
            <text:p>291545</text:p>
          </table:table-cell>
        </table:table-row>
        <table:table-row table:style-name="ro2">
          <table:table-cell office:value-type="float" office:value="45501" calcext:value-type="float">
            <text:p>45501</text:p>
          </table:table-cell>
          <table:table-cell office:value-type="float" office:value="45902" calcext:value-type="float">
            <text:p>45902</text:p>
          </table:table-cell>
          <table:table-cell office:value-type="float" office:value="95441" calcext:value-type="float">
            <text:p>95441</text:p>
          </table:table-cell>
          <table:table-cell office:value-type="float" office:value="210463" calcext:value-type="float">
            <text:p>210463</text:p>
          </table:table-cell>
          <table:table-cell office:value-type="float" office:value="279793" calcext:value-type="float">
            <text:p>279793</text:p>
          </table:table-cell>
          <table:table-cell office:value-type="float" office:value="286253" calcext:value-type="float">
            <text:p>286253</text:p>
          </table:table-cell>
          <table:table-cell office:value-type="float" office:value="293719" calcext:value-type="float">
            <text:p>293719</text:p>
          </table:table-cell>
        </table:table-row>
        <table:table-row table:style-name="ro2">
          <table:table-cell office:value-type="float" office:value="45601" calcext:value-type="float">
            <text:p>45601</text:p>
          </table:table-cell>
          <table:table-cell office:value-type="float" office:value="45997" calcext:value-type="float">
            <text:p>45997</text:p>
          </table:table-cell>
          <table:table-cell office:value-type="float" office:value="88489" calcext:value-type="float">
            <text:p>88489</text:p>
          </table:table-cell>
          <table:table-cell office:value-type="float" office:value="232268" calcext:value-type="float">
            <text:p>232268</text:p>
          </table:table-cell>
          <table:table-cell office:value-type="float" office:value="282238" calcext:value-type="float">
            <text:p>282238</text:p>
          </table:table-cell>
          <table:table-cell office:value-type="float" office:value="286938" calcext:value-type="float">
            <text:p>286938</text:p>
          </table:table-cell>
          <table:table-cell office:value-type="float" office:value="292284" calcext:value-type="float">
            <text:p>292284</text:p>
          </table:table-cell>
        </table:table-row>
        <table:table-row table:style-name="ro2">
          <table:table-cell office:value-type="float" office:value="45701" calcext:value-type="float">
            <text:p>45701</text:p>
          </table:table-cell>
          <table:table-cell office:value-type="float" office:value="46384" calcext:value-type="float">
            <text:p>46384</text:p>
          </table:table-cell>
          <table:table-cell office:value-type="float" office:value="93725" calcext:value-type="float">
            <text:p>93725</text:p>
          </table:table-cell>
          <table:table-cell office:value-type="float" office:value="200306" calcext:value-type="float">
            <text:p>200306</text:p>
          </table:table-cell>
          <table:table-cell office:value-type="float" office:value="281816" calcext:value-type="float">
            <text:p>281816</text:p>
          </table:table-cell>
          <table:table-cell office:value-type="float" office:value="287345" calcext:value-type="float">
            <text:p>287345</text:p>
          </table:table-cell>
          <table:table-cell office:value-type="float" office:value="294235" calcext:value-type="float">
            <text:p>294235</text:p>
          </table:table-cell>
        </table:table-row>
        <table:table-row table:style-name="ro2">
          <table:table-cell office:value-type="float" office:value="45801" calcext:value-type="float">
            <text:p>45801</text:p>
          </table:table-cell>
          <table:table-cell office:value-type="float" office:value="47172" calcext:value-type="float">
            <text:p>47172</text:p>
          </table:table-cell>
          <table:table-cell office:value-type="float" office:value="92866" calcext:value-type="float">
            <text:p>92866</text:p>
          </table:table-cell>
          <table:table-cell office:value-type="float" office:value="185117" calcext:value-type="float">
            <text:p>185117</text:p>
          </table:table-cell>
          <table:table-cell office:value-type="float" office:value="280393" calcext:value-type="float">
            <text:p>280393</text:p>
          </table:table-cell>
          <table:table-cell office:value-type="float" office:value="287281" calcext:value-type="float">
            <text:p>287281</text:p>
          </table:table-cell>
          <table:table-cell office:value-type="float" office:value="292993" calcext:value-type="float">
            <text:p>292993</text:p>
          </table:table-cell>
        </table:table-row>
        <table:table-row table:style-name="ro2">
          <table:table-cell office:value-type="float" office:value="45901" calcext:value-type="float">
            <text:p>45901</text:p>
          </table:table-cell>
          <table:table-cell office:value-type="float" office:value="46441" calcext:value-type="float">
            <text:p>46441</text:p>
          </table:table-cell>
          <table:table-cell office:value-type="float" office:value="92480" calcext:value-type="float">
            <text:p>92480</text:p>
          </table:table-cell>
          <table:table-cell office:value-type="float" office:value="175198" calcext:value-type="float">
            <text:p>175198</text:p>
          </table:table-cell>
          <table:table-cell office:value-type="float" office:value="283094" calcext:value-type="float">
            <text:p>283094</text:p>
          </table:table-cell>
          <table:table-cell office:value-type="float" office:value="288808" calcext:value-type="float">
            <text:p>288808</text:p>
          </table:table-cell>
          <table:table-cell office:value-type="float" office:value="293649" calcext:value-type="float">
            <text:p>293649</text:p>
          </table:table-cell>
        </table:table-row>
        <table:table-row table:style-name="ro2">
          <table:table-cell office:value-type="float" office:value="46001" calcext:value-type="float">
            <text:p>46001</text:p>
          </table:table-cell>
          <table:table-cell office:value-type="float" office:value="48175" calcext:value-type="float">
            <text:p>48175</text:p>
          </table:table-cell>
          <table:table-cell office:value-type="float" office:value="84625" calcext:value-type="float">
            <text:p>84625</text:p>
          </table:table-cell>
          <table:table-cell office:value-type="float" office:value="156514" calcext:value-type="float">
            <text:p>156514</text:p>
          </table:table-cell>
          <table:table-cell office:value-type="float" office:value="283505" calcext:value-type="float">
            <text:p>283505</text:p>
          </table:table-cell>
          <table:table-cell office:value-type="float" office:value="289284" calcext:value-type="float">
            <text:p>289284</text:p>
          </table:table-cell>
          <table:table-cell office:value-type="float" office:value="295283" calcext:value-type="float">
            <text:p>295283</text:p>
          </table:table-cell>
        </table:table-row>
        <table:table-row table:style-name="ro2">
          <table:table-cell office:value-type="float" office:value="46101" calcext:value-type="float">
            <text:p>46101</text:p>
          </table:table-cell>
          <table:table-cell office:value-type="float" office:value="46442" calcext:value-type="float">
            <text:p>46442</text:p>
          </table:table-cell>
          <table:table-cell office:value-type="float" office:value="88175" calcext:value-type="float">
            <text:p>88175</text:p>
          </table:table-cell>
          <table:table-cell office:value-type="float" office:value="184484" calcext:value-type="float">
            <text:p>184484</text:p>
          </table:table-cell>
          <table:table-cell office:value-type="float" office:value="282864" calcext:value-type="float">
            <text:p>282864</text:p>
          </table:table-cell>
          <table:table-cell office:value-type="float" office:value="289652" calcext:value-type="float">
            <text:p>289652</text:p>
          </table:table-cell>
          <table:table-cell office:value-type="float" office:value="295366" calcext:value-type="float">
            <text:p>295366</text:p>
          </table:table-cell>
        </table:table-row>
        <table:table-row table:style-name="ro2">
          <table:table-cell office:value-type="float" office:value="46201" calcext:value-type="float">
            <text:p>46201</text:p>
          </table:table-cell>
          <table:table-cell office:value-type="float" office:value="46523" calcext:value-type="float">
            <text:p>46523</text:p>
          </table:table-cell>
          <table:table-cell office:value-type="float" office:value="90542" calcext:value-type="float">
            <text:p>90542</text:p>
          </table:table-cell>
          <table:table-cell office:value-type="float" office:value="162365" calcext:value-type="float">
            <text:p>162365</text:p>
          </table:table-cell>
          <table:table-cell office:value-type="float" office:value="283837" calcext:value-type="float">
            <text:p>283837</text:p>
          </table:table-cell>
          <table:table-cell office:value-type="float" office:value="291033" calcext:value-type="float">
            <text:p>291033</text:p>
          </table:table-cell>
          <table:table-cell office:value-type="float" office:value="296439" calcext:value-type="float">
            <text:p>296439</text:p>
          </table:table-cell>
        </table:table-row>
        <table:table-row table:style-name="ro2">
          <table:table-cell office:value-type="float" office:value="46301" calcext:value-type="float">
            <text:p>46301</text:p>
          </table:table-cell>
          <table:table-cell office:value-type="float" office:value="46322" calcext:value-type="float">
            <text:p>46322</text:p>
          </table:table-cell>
          <table:table-cell office:value-type="float" office:value="91788" calcext:value-type="float">
            <text:p>91788</text:p>
          </table:table-cell>
          <table:table-cell office:value-type="float" office:value="189209" calcext:value-type="float">
            <text:p>189209</text:p>
          </table:table-cell>
          <table:table-cell office:value-type="float" office:value="285416" calcext:value-type="float">
            <text:p>285416</text:p>
          </table:table-cell>
          <table:table-cell office:value-type="float" office:value="291525" calcext:value-type="float">
            <text:p>291525</text:p>
          </table:table-cell>
          <table:table-cell office:value-type="float" office:value="296309" calcext:value-type="float">
            <text:p>296309</text:p>
          </table:table-cell>
        </table:table-row>
        <table:table-row table:style-name="ro2">
          <table:table-cell office:value-type="float" office:value="46401" calcext:value-type="float">
            <text:p>46401</text:p>
          </table:table-cell>
          <table:table-cell office:value-type="float" office:value="46531" calcext:value-type="float">
            <text:p>46531</text:p>
          </table:table-cell>
          <table:table-cell office:value-type="float" office:value="91244" calcext:value-type="float">
            <text:p>91244</text:p>
          </table:table-cell>
          <table:table-cell office:value-type="float" office:value="182742" calcext:value-type="float">
            <text:p>182742</text:p>
          </table:table-cell>
          <table:table-cell office:value-type="float" office:value="286451" calcext:value-type="float">
            <text:p>286451</text:p>
          </table:table-cell>
          <table:table-cell office:value-type="float" office:value="292546" calcext:value-type="float">
            <text:p>292546</text:p>
          </table:table-cell>
          <table:table-cell office:value-type="float" office:value="298876" calcext:value-type="float">
            <text:p>298876</text:p>
          </table:table-cell>
        </table:table-row>
        <table:table-row table:style-name="ro2">
          <table:table-cell office:value-type="float" office:value="46501" calcext:value-type="float">
            <text:p>46501</text:p>
          </table:table-cell>
          <table:table-cell office:value-type="float" office:value="46577" calcext:value-type="float">
            <text:p>46577</text:p>
          </table:table-cell>
          <table:table-cell office:value-type="float" office:value="92405" calcext:value-type="float">
            <text:p>92405</text:p>
          </table:table-cell>
          <table:table-cell office:value-type="float" office:value="202868" calcext:value-type="float">
            <text:p>202868</text:p>
          </table:table-cell>
          <table:table-cell office:value-type="float" office:value="286690" calcext:value-type="float">
            <text:p>286690</text:p>
          </table:table-cell>
          <table:table-cell office:value-type="float" office:value="293191" calcext:value-type="float">
            <text:p>293191</text:p>
          </table:table-cell>
          <table:table-cell office:value-type="float" office:value="298269" calcext:value-type="float">
            <text:p>298269</text:p>
          </table:table-cell>
        </table:table-row>
        <table:table-row table:style-name="ro2">
          <table:table-cell office:value-type="float" office:value="46601" calcext:value-type="float">
            <text:p>46601</text:p>
          </table:table-cell>
          <table:table-cell office:value-type="float" office:value="46608" calcext:value-type="float">
            <text:p>46608</text:p>
          </table:table-cell>
          <table:table-cell office:value-type="float" office:value="90694" calcext:value-type="float">
            <text:p>90694</text:p>
          </table:table-cell>
          <table:table-cell office:value-type="float" office:value="205177" calcext:value-type="float">
            <text:p>205177</text:p>
          </table:table-cell>
          <table:table-cell office:value-type="float" office:value="287778" calcext:value-type="float">
            <text:p>287778</text:p>
          </table:table-cell>
          <table:table-cell office:value-type="float" office:value="293808" calcext:value-type="float">
            <text:p>293808</text:p>
          </table:table-cell>
          <table:table-cell office:value-type="float" office:value="300955" calcext:value-type="float">
            <text:p>300955</text:p>
          </table:table-cell>
        </table:table-row>
        <table:table-row table:style-name="ro2">
          <table:table-cell office:value-type="float" office:value="46701" calcext:value-type="float">
            <text:p>46701</text:p>
          </table:table-cell>
          <table:table-cell office:value-type="float" office:value="48623" calcext:value-type="float">
            <text:p>48623</text:p>
          </table:table-cell>
          <table:table-cell office:value-type="float" office:value="93956" calcext:value-type="float">
            <text:p>93956</text:p>
          </table:table-cell>
          <table:table-cell office:value-type="float" office:value="182844" calcext:value-type="float">
            <text:p>182844</text:p>
          </table:table-cell>
          <table:table-cell office:value-type="float" office:value="286079" calcext:value-type="float">
            <text:p>286079</text:p>
          </table:table-cell>
          <table:table-cell office:value-type="float" office:value="293990" calcext:value-type="float">
            <text:p>293990</text:p>
          </table:table-cell>
          <table:table-cell office:value-type="float" office:value="302155" calcext:value-type="float">
            <text:p>302155</text:p>
          </table:table-cell>
        </table:table-row>
        <table:table-row table:style-name="ro2">
          <table:table-cell office:value-type="float" office:value="46801" calcext:value-type="float">
            <text:p>46801</text:p>
          </table:table-cell>
          <table:table-cell office:value-type="float" office:value="47115" calcext:value-type="float">
            <text:p>47115</text:p>
          </table:table-cell>
          <table:table-cell office:value-type="float" office:value="94228" calcext:value-type="float">
            <text:p>94228</text:p>
          </table:table-cell>
          <table:table-cell office:value-type="float" office:value="214293" calcext:value-type="float">
            <text:p>214293</text:p>
          </table:table-cell>
          <table:table-cell office:value-type="float" office:value="284702" calcext:value-type="float">
            <text:p>284702</text:p>
          </table:table-cell>
          <table:table-cell office:value-type="float" office:value="294624" calcext:value-type="float">
            <text:p>294624</text:p>
          </table:table-cell>
          <table:table-cell office:value-type="float" office:value="300814" calcext:value-type="float">
            <text:p>300814</text:p>
          </table:table-cell>
        </table:table-row>
        <table:table-row table:style-name="ro2">
          <table:table-cell office:value-type="float" office:value="46901" calcext:value-type="float">
            <text:p>46901</text:p>
          </table:table-cell>
          <table:table-cell office:value-type="float" office:value="47418" calcext:value-type="float">
            <text:p>47418</text:p>
          </table:table-cell>
          <table:table-cell office:value-type="float" office:value="88840" calcext:value-type="float">
            <text:p>88840</text:p>
          </table:table-cell>
          <table:table-cell office:value-type="float" office:value="202565" calcext:value-type="float">
            <text:p>202565</text:p>
          </table:table-cell>
          <table:table-cell office:value-type="float" office:value="288078" calcext:value-type="float">
            <text:p>288078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8971" calcext:value-type="float">
            <text:p>298971</text:p>
          </table:table-cell>
        </table:table-row>
        <table:table-row table:style-name="ro2">
          <table:table-cell office:value-type="float" office:value="47001" calcext:value-type="float">
            <text:p>47001</text:p>
          </table:table-cell>
          <table:table-cell office:value-type="float" office:value="48374" calcext:value-type="float">
            <text:p>48374</text:p>
          </table:table-cell>
          <table:table-cell office:value-type="float" office:value="95886" calcext:value-type="float">
            <text:p>95886</text:p>
          </table:table-cell>
          <table:table-cell office:value-type="float" office:value="186460" calcext:value-type="float">
            <text:p>186460</text:p>
          </table:table-cell>
          <table:table-cell office:value-type="float" office:value="287065" calcext:value-type="float">
            <text:p>287065</text:p>
          </table:table-cell>
          <table:table-cell office:value-type="float" office:value="293971" calcext:value-type="float">
            <text:p>293971</text:p>
          </table:table-cell>
          <table:table-cell office:value-type="float" office:value="300319" calcext:value-type="float">
            <text:p>300319</text:p>
          </table:table-cell>
        </table:table-row>
        <table:table-row table:style-name="ro2">
          <table:table-cell office:value-type="float" office:value="47101" calcext:value-type="float">
            <text:p>47101</text:p>
          </table:table-cell>
          <table:table-cell office:value-type="float" office:value="47352" calcext:value-type="float">
            <text:p>47352</text:p>
          </table:table-cell>
          <table:table-cell office:value-type="float" office:value="92168" calcext:value-type="float">
            <text:p>92168</text:p>
          </table:table-cell>
          <table:table-cell office:value-type="float" office:value="241148" calcext:value-type="float">
            <text:p>241148</text:p>
          </table:table-cell>
          <table:table-cell office:value-type="float" office:value="289569" calcext:value-type="float">
            <text:p>289569</text:p>
          </table:table-cell>
          <table:table-cell office:value-type="float" office:value="294869" calcext:value-type="float">
            <text:p>294869</text:p>
          </table:table-cell>
          <table:table-cell office:value-type="float" office:value="301279" calcext:value-type="float">
            <text:p>301279</text:p>
          </table:table-cell>
        </table:table-row>
        <table:table-row table:style-name="ro2">
          <table:table-cell office:value-type="float" office:value="47201" calcext:value-type="float">
            <text:p>47201</text:p>
          </table:table-cell>
          <table:table-cell office:value-type="float" office:value="49172" calcext:value-type="float">
            <text:p>49172</text:p>
          </table:table-cell>
          <table:table-cell office:value-type="float" office:value="95485" calcext:value-type="float">
            <text:p>95485</text:p>
          </table:table-cell>
          <table:table-cell office:value-type="float" office:value="194899" calcext:value-type="float">
            <text:p>194899</text:p>
          </table:table-cell>
          <table:table-cell office:value-type="float" office:value="289676" calcext:value-type="float">
            <text:p>289676</text:p>
          </table:table-cell>
          <table:table-cell office:value-type="float" office:value="295832" calcext:value-type="float">
            <text:p>295832</text:p>
          </table:table-cell>
          <table:table-cell office:value-type="float" office:value="301359" calcext:value-type="float">
            <text:p>301359</text:p>
          </table:table-cell>
        </table:table-row>
        <table:table-row table:style-name="ro2">
          <table:table-cell office:value-type="float" office:value="47301" calcext:value-type="float">
            <text:p>47301</text:p>
          </table:table-cell>
          <table:table-cell office:value-type="float" office:value="48096" calcext:value-type="float">
            <text:p>48096</text:p>
          </table:table-cell>
          <table:table-cell office:value-type="float" office:value="89699" calcext:value-type="float">
            <text:p>89699</text:p>
          </table:table-cell>
          <table:table-cell office:value-type="float" office:value="168434" calcext:value-type="float">
            <text:p>168434</text:p>
          </table:table-cell>
          <table:table-cell office:value-type="float" office:value="291282" calcext:value-type="float">
            <text:p>291282</text:p>
          </table:table-cell>
          <table:table-cell office:value-type="float" office:value="296632" calcext:value-type="float">
            <text:p>296632</text:p>
          </table:table-cell>
          <table:table-cell office:value-type="float" office:value="302430" calcext:value-type="float">
            <text:p>302430</text:p>
          </table:table-cell>
        </table:table-row>
        <table:table-row table:style-name="ro2">
          <table:table-cell office:value-type="float" office:value="47401" calcext:value-type="float">
            <text:p>47401</text:p>
          </table:table-cell>
          <table:table-cell office:value-type="float" office:value="47472" calcext:value-type="float">
            <text:p>47472</text:p>
          </table:table-cell>
          <table:table-cell office:value-type="float" office:value="92053" calcext:value-type="float">
            <text:p>92053</text:p>
          </table:table-cell>
          <table:table-cell office:value-type="float" office:value="173404" calcext:value-type="float">
            <text:p>173404</text:p>
          </table:table-cell>
          <table:table-cell office:value-type="float" office:value="289745" calcext:value-type="float">
            <text:p>289745</text:p>
          </table:table-cell>
          <table:table-cell office:value-type="float" office:value="297452" calcext:value-type="float">
            <text:p>297452</text:p>
          </table:table-cell>
          <table:table-cell office:value-type="float" office:value="304239" calcext:value-type="float">
            <text:p>304239</text:p>
          </table:table-cell>
        </table:table-row>
        <table:table-row table:style-name="ro2">
          <table:table-cell office:value-type="float" office:value="47501" calcext:value-type="float">
            <text:p>47501</text:p>
          </table:table-cell>
          <table:table-cell office:value-type="float" office:value="47504" calcext:value-type="float">
            <text:p>47504</text:p>
          </table:table-cell>
          <table:table-cell office:value-type="float" office:value="92500" calcext:value-type="float">
            <text:p>92500</text:p>
          </table:table-cell>
          <table:table-cell office:value-type="float" office:value="214231" calcext:value-type="float">
            <text:p>214231</text:p>
          </table:table-cell>
          <table:table-cell office:value-type="float" office:value="291846" calcext:value-type="float">
            <text:p>291846</text:p>
          </table:table-cell>
          <table:table-cell office:value-type="float" office:value="297527" calcext:value-type="float">
            <text:p>297527</text:p>
          </table:table-cell>
          <table:table-cell office:value-type="float" office:value="302811" calcext:value-type="float">
            <text:p>302811</text:p>
          </table:table-cell>
        </table:table-row>
        <table:table-row table:style-name="ro2">
          <table:table-cell office:value-type="float" office:value="47601" calcext:value-type="float">
            <text:p>47601</text:p>
          </table:table-cell>
          <table:table-cell office:value-type="float" office:value="47884" calcext:value-type="float">
            <text:p>47884</text:p>
          </table:table-cell>
          <table:table-cell office:value-type="float" office:value="95847" calcext:value-type="float">
            <text:p>95847</text:p>
          </table:table-cell>
          <table:table-cell office:value-type="float" office:value="268698" calcext:value-type="float">
            <text:p>268698</text:p>
          </table:table-cell>
          <table:table-cell office:value-type="float" office:value="289254" calcext:value-type="float">
            <text:p>289254</text:p>
          </table:table-cell>
          <table:table-cell office:value-type="float" office:value="298118" calcext:value-type="float">
            <text:p>298118</text:p>
          </table:table-cell>
          <table:table-cell office:value-type="float" office:value="304150" calcext:value-type="float">
            <text:p>304150</text:p>
          </table:table-cell>
        </table:table-row>
        <table:table-row table:style-name="ro2">
          <table:table-cell office:value-type="float" office:value="47701" calcext:value-type="float">
            <text:p>47701</text:p>
          </table:table-cell>
          <table:table-cell office:value-type="float" office:value="51621" calcext:value-type="float">
            <text:p>51621</text:p>
          </table:table-cell>
          <table:table-cell office:value-type="float" office:value="97045" calcext:value-type="float">
            <text:p>97045</text:p>
          </table:table-cell>
          <table:table-cell office:value-type="float" office:value="240691" calcext:value-type="float">
            <text:p>240691</text:p>
          </table:table-cell>
          <table:table-cell office:value-type="float" office:value="293489" calcext:value-type="float">
            <text:p>293489</text:p>
          </table:table-cell>
          <table:table-cell office:value-type="float" office:value="298560" calcext:value-type="float">
            <text:p>298560</text:p>
          </table:table-cell>
          <table:table-cell office:value-type="float" office:value="304789" calcext:value-type="float">
            <text:p>304789</text:p>
          </table:table-cell>
        </table:table-row>
        <table:table-row table:style-name="ro2">
          <table:table-cell office:value-type="float" office:value="47801" calcext:value-type="float">
            <text:p>47801</text:p>
          </table:table-cell>
          <table:table-cell office:value-type="float" office:value="48312" calcext:value-type="float">
            <text:p>48312</text:p>
          </table:table-cell>
          <table:table-cell office:value-type="float" office:value="100051" calcext:value-type="float">
            <text:p>100051</text:p>
          </table:table-cell>
          <table:table-cell office:value-type="float" office:value="221196" calcext:value-type="float">
            <text:p>221196</text:p>
          </table:table-cell>
          <table:table-cell office:value-type="float" office:value="294910" calcext:value-type="float">
            <text:p>294910</text:p>
          </table:table-cell>
          <table:table-cell office:value-type="float" office:value="299734" calcext:value-type="float">
            <text:p>299734</text:p>
          </table:table-cell>
          <table:table-cell office:value-type="float" office:value="305026" calcext:value-type="float">
            <text:p>305026</text:p>
          </table:table-cell>
        </table:table-row>
        <table:table-row table:style-name="ro2">
          <table:table-cell office:value-type="float" office:value="47901" calcext:value-type="float">
            <text:p>47901</text:p>
          </table:table-cell>
          <table:table-cell office:value-type="float" office:value="47988" calcext:value-type="float">
            <text:p>47988</text:p>
          </table:table-cell>
          <table:table-cell office:value-type="float" office:value="95159" calcext:value-type="float">
            <text:p>95159</text:p>
          </table:table-cell>
          <table:table-cell office:value-type="float" office:value="219680" calcext:value-type="float">
            <text:p>219680</text:p>
          </table:table-cell>
          <table:table-cell office:value-type="float" office:value="291943" calcext:value-type="float">
            <text:p>291943</text:p>
          </table:table-cell>
          <table:table-cell office:value-type="float" office:value="299557" calcext:value-type="float">
            <text:p>299557</text:p>
          </table:table-cell>
          <table:table-cell office:value-type="float" office:value="305800" calcext:value-type="float">
            <text:p>305800</text:p>
          </table:table-cell>
        </table:table-row>
        <table:table-row table:style-name="ro2">
          <table:table-cell office:value-type="float" office:value="48001" calcext:value-type="float">
            <text:p>48001</text:p>
          </table:table-cell>
          <table:table-cell office:value-type="float" office:value="50020" calcext:value-type="float">
            <text:p>50020</text:p>
          </table:table-cell>
          <table:table-cell office:value-type="float" office:value="100366" calcext:value-type="float">
            <text:p>100366</text:p>
          </table:table-cell>
          <table:table-cell office:value-type="float" office:value="239486" calcext:value-type="float">
            <text:p>239486</text:p>
          </table:table-cell>
          <table:table-cell office:value-type="float" office:value="295278" calcext:value-type="float">
            <text:p>295278</text:p>
          </table:table-cell>
          <table:table-cell office:value-type="float" office:value="300721" calcext:value-type="float">
            <text:p>300721</text:p>
          </table:table-cell>
          <table:table-cell office:value-type="float" office:value="307422" calcext:value-type="float">
            <text:p>307422</text:p>
          </table:table-cell>
        </table:table-row>
        <table:table-row table:style-name="ro2">
          <table:table-cell office:value-type="float" office:value="48101" calcext:value-type="float">
            <text:p>48101</text:p>
          </table:table-cell>
          <table:table-cell office:value-type="float" office:value="49539" calcext:value-type="float">
            <text:p>49539</text:p>
          </table:table-cell>
          <table:table-cell office:value-type="float" office:value="96895" calcext:value-type="float">
            <text:p>96895</text:p>
          </table:table-cell>
          <table:table-cell office:value-type="float" office:value="214989" calcext:value-type="float">
            <text:p>214989</text:p>
          </table:table-cell>
          <table:table-cell office:value-type="float" office:value="295795" calcext:value-type="float">
            <text:p>295795</text:p>
          </table:table-cell>
          <table:table-cell office:value-type="float" office:value="301318" calcext:value-type="float">
            <text:p>301318</text:p>
          </table:table-cell>
          <table:table-cell office:value-type="float" office:value="308199" calcext:value-type="float">
            <text:p>308199</text:p>
          </table:table-cell>
        </table:table-row>
        <table:table-row table:style-name="ro2">
          <table:table-cell office:value-type="float" office:value="48201" calcext:value-type="float">
            <text:p>48201</text:p>
          </table:table-cell>
          <table:table-cell office:value-type="float" office:value="48641" calcext:value-type="float">
            <text:p>48641</text:p>
          </table:table-cell>
          <table:table-cell office:value-type="float" office:value="100587" calcext:value-type="float">
            <text:p>100587</text:p>
          </table:table-cell>
          <table:table-cell office:value-type="float" office:value="203055" calcext:value-type="float">
            <text:p>203055</text:p>
          </table:table-cell>
          <table:table-cell office:value-type="float" office:value="295244" calcext:value-type="float">
            <text:p>295244</text:p>
          </table:table-cell>
          <table:table-cell office:value-type="float" office:value="302225" calcext:value-type="float">
            <text:p>302225</text:p>
          </table:table-cell>
          <table:table-cell office:value-type="float" office:value="308339" calcext:value-type="float">
            <text:p>308339</text:p>
          </table:table-cell>
        </table:table-row>
        <table:table-row table:style-name="ro2">
          <table:table-cell office:value-type="float" office:value="48301" calcext:value-type="float">
            <text:p>48301</text:p>
          </table:table-cell>
          <table:table-cell office:value-type="float" office:value="48710" calcext:value-type="float">
            <text:p>48710</text:p>
          </table:table-cell>
          <table:table-cell office:value-type="float" office:value="94985" calcext:value-type="float">
            <text:p>94985</text:p>
          </table:table-cell>
          <table:table-cell office:value-type="float" office:value="190431" calcext:value-type="float">
            <text:p>190431</text:p>
          </table:table-cell>
          <table:table-cell office:value-type="float" office:value="291199" calcext:value-type="float">
            <text:p>291199</text:p>
          </table:table-cell>
          <table:table-cell office:value-type="float" office:value="303126" calcext:value-type="float">
            <text:p>303126</text:p>
          </table:table-cell>
          <table:table-cell office:value-type="float" office:value="309719" calcext:value-type="float">
            <text:p>309719</text:p>
          </table:table-cell>
        </table:table-row>
        <table:table-row table:style-name="ro2">
          <table:table-cell office:value-type="float" office:value="48401" calcext:value-type="float">
            <text:p>48401</text:p>
          </table:table-cell>
          <table:table-cell office:value-type="float" office:value="49508" calcext:value-type="float">
            <text:p>49508</text:p>
          </table:table-cell>
          <table:table-cell office:value-type="float" office:value="98567" calcext:value-type="float">
            <text:p>98567</text:p>
          </table:table-cell>
          <table:table-cell office:value-type="float" office:value="196428" calcext:value-type="float">
            <text:p>196428</text:p>
          </table:table-cell>
          <table:table-cell office:value-type="float" office:value="298852" calcext:value-type="float">
            <text:p>298852</text:p>
          </table:table-cell>
          <table:table-cell office:value-type="float" office:value="303722" calcext:value-type="float">
            <text:p>303722</text:p>
          </table:table-cell>
          <table:table-cell office:value-type="float" office:value="310458" calcext:value-type="float">
            <text:p>310458</text:p>
          </table:table-cell>
        </table:table-row>
        <table:table-row table:style-name="ro2">
          <table:table-cell office:value-type="float" office:value="48501" calcext:value-type="float">
            <text:p>48501</text:p>
          </table:table-cell>
          <table:table-cell office:value-type="float" office:value="48776" calcext:value-type="float">
            <text:p>48776</text:p>
          </table:table-cell>
          <table:table-cell office:value-type="float" office:value="91825" calcext:value-type="float">
            <text:p>91825</text:p>
          </table:table-cell>
          <table:table-cell office:value-type="float" office:value="164975" calcext:value-type="float">
            <text:p>164975</text:p>
          </table:table-cell>
          <table:table-cell office:value-type="float" office:value="298683" calcext:value-type="float">
            <text:p>298683</text:p>
          </table:table-cell>
          <table:table-cell office:value-type="float" office:value="304765" calcext:value-type="float">
            <text:p>304765</text:p>
          </table:table-cell>
          <table:table-cell office:value-type="float" office:value="310351" calcext:value-type="float">
            <text:p>310351</text:p>
          </table:table-cell>
        </table:table-row>
        <table:table-row table:style-name="ro2">
          <table:table-cell office:value-type="float" office:value="48601" calcext:value-type="float">
            <text:p>48601</text:p>
          </table:table-cell>
          <table:table-cell office:value-type="float" office:value="49802" calcext:value-type="float">
            <text:p>49802</text:p>
          </table:table-cell>
          <table:table-cell office:value-type="float" office:value="99331" calcext:value-type="float">
            <text:p>99331</text:p>
          </table:table-cell>
          <table:table-cell office:value-type="float" office:value="232182" calcext:value-type="float">
            <text:p>232182</text:p>
          </table:table-cell>
          <table:table-cell office:value-type="float" office:value="299674" calcext:value-type="float">
            <text:p>299674</text:p>
          </table:table-cell>
          <table:table-cell office:value-type="float" office:value="305338" calcext:value-type="float">
            <text:p>305338</text:p>
          </table:table-cell>
          <table:table-cell office:value-type="float" office:value="311088" calcext:value-type="float">
            <text:p>311088</text:p>
          </table:table-cell>
        </table:table-row>
        <table:table-row table:style-name="ro2">
          <table:table-cell office:value-type="float" office:value="48701" calcext:value-type="float">
            <text:p>48701</text:p>
          </table:table-cell>
          <table:table-cell office:value-type="float" office:value="49428" calcext:value-type="float">
            <text:p>49428</text:p>
          </table:table-cell>
          <table:table-cell office:value-type="float" office:value="96811" calcext:value-type="float">
            <text:p>96811</text:p>
          </table:table-cell>
          <table:table-cell office:value-type="float" office:value="214017" calcext:value-type="float">
            <text:p>214017</text:p>
          </table:table-cell>
          <table:table-cell office:value-type="float" office:value="300280" calcext:value-type="float">
            <text:p>300280</text:p>
          </table:table-cell>
          <table:table-cell office:value-type="float" office:value="305623" calcext:value-type="float">
            <text:p>305623</text:p>
          </table:table-cell>
          <table:table-cell office:value-type="float" office:value="313728" calcext:value-type="float">
            <text:p>313728</text:p>
          </table:table-cell>
        </table:table-row>
        <table:table-row table:style-name="ro2">
          <table:table-cell office:value-type="float" office:value="48801" calcext:value-type="float">
            <text:p>48801</text:p>
          </table:table-cell>
          <table:table-cell office:value-type="float" office:value="48958" calcext:value-type="float">
            <text:p>48958</text:p>
          </table:table-cell>
          <table:table-cell office:value-type="float" office:value="96498" calcext:value-type="float">
            <text:p>96498</text:p>
          </table:table-cell>
          <table:table-cell office:value-type="float" office:value="258487" calcext:value-type="float">
            <text:p>258487</text:p>
          </table:table-cell>
          <table:table-cell office:value-type="float" office:value="298395" calcext:value-type="float">
            <text:p>298395</text:p>
          </table:table-cell>
          <table:table-cell office:value-type="float" office:value="305765" calcext:value-type="float">
            <text:p>305765</text:p>
          </table:table-cell>
          <table:table-cell office:value-type="float" office:value="313263" calcext:value-type="float">
            <text:p>313263</text:p>
          </table:table-cell>
        </table:table-row>
        <table:table-row table:style-name="ro2">
          <table:table-cell office:value-type="float" office:value="48901" calcext:value-type="float">
            <text:p>48901</text:p>
          </table:table-cell>
          <table:table-cell office:value-type="float" office:value="49202" calcext:value-type="float">
            <text:p>49202</text:p>
          </table:table-cell>
          <table:table-cell office:value-type="float" office:value="92524" calcext:value-type="float">
            <text:p>92524</text:p>
          </table:table-cell>
          <table:table-cell office:value-type="float" office:value="203343" calcext:value-type="float">
            <text:p>203343</text:p>
          </table:table-cell>
          <table:table-cell office:value-type="float" office:value="299988" calcext:value-type="float">
            <text:p>299988</text:p>
          </table:table-cell>
          <table:table-cell office:value-type="float" office:value="306062" calcext:value-type="float">
            <text:p>306062</text:p>
          </table:table-cell>
          <table:table-cell office:value-type="float" office:value="311570" calcext:value-type="float">
            <text:p>311570</text:p>
          </table:table-cell>
        </table:table-row>
        <table:table-row table:style-name="ro2">
          <table:table-cell office:value-type="float" office:value="49001" calcext:value-type="float">
            <text:p>49001</text:p>
          </table:table-cell>
          <table:table-cell office:value-type="float" office:value="49506" calcext:value-type="float">
            <text:p>49506</text:p>
          </table:table-cell>
          <table:table-cell office:value-type="float" office:value="93881" calcext:value-type="float">
            <text:p>93881</text:p>
          </table:table-cell>
          <table:table-cell office:value-type="float" office:value="174936" calcext:value-type="float">
            <text:p>174936</text:p>
          </table:table-cell>
          <table:table-cell office:value-type="float" office:value="301030" calcext:value-type="float">
            <text:p>301030</text:p>
          </table:table-cell>
          <table:table-cell office:value-type="float" office:value="307399" calcext:value-type="float">
            <text:p>307399</text:p>
          </table:table-cell>
          <table:table-cell office:value-type="float" office:value="312863" calcext:value-type="float">
            <text:p>312863</text:p>
          </table:table-cell>
        </table:table-row>
        <table:table-row table:style-name="ro2">
          <table:table-cell office:value-type="float" office:value="49101" calcext:value-type="float">
            <text:p>49101</text:p>
          </table:table-cell>
          <table:table-cell office:value-type="float" office:value="51852" calcext:value-type="float">
            <text:p>51852</text:p>
          </table:table-cell>
          <table:table-cell office:value-type="float" office:value="96837" calcext:value-type="float">
            <text:p>96837</text:p>
          </table:table-cell>
          <table:table-cell office:value-type="float" office:value="204962" calcext:value-type="float">
            <text:p>204962</text:p>
          </table:table-cell>
          <table:table-cell office:value-type="float" office:value="300956" calcext:value-type="float">
            <text:p>300956</text:p>
          </table:table-cell>
          <table:table-cell office:value-type="float" office:value="308276" calcext:value-type="float">
            <text:p>308276</text:p>
          </table:table-cell>
          <table:table-cell office:value-type="float" office:value="316781" calcext:value-type="float">
            <text:p>316781</text:p>
          </table:table-cell>
        </table:table-row>
        <table:table-row table:style-name="ro2">
          <table:table-cell office:value-type="float" office:value="49201" calcext:value-type="float">
            <text:p>49201</text:p>
          </table:table-cell>
          <table:table-cell office:value-type="float" office:value="49490" calcext:value-type="float">
            <text:p>49490</text:p>
          </table:table-cell>
          <table:table-cell office:value-type="float" office:value="95826" calcext:value-type="float">
            <text:p>95826</text:p>
          </table:table-cell>
          <table:table-cell office:value-type="float" office:value="190009" calcext:value-type="float">
            <text:p>190009</text:p>
          </table:table-cell>
          <table:table-cell office:value-type="float" office:value="300608" calcext:value-type="float">
            <text:p>300608</text:p>
          </table:table-cell>
          <table:table-cell office:value-type="float" office:value="308049" calcext:value-type="float">
            <text:p>308049</text:p>
          </table:table-cell>
          <table:table-cell office:value-type="float" office:value="313157" calcext:value-type="float">
            <text:p>313157</text:p>
          </table:table-cell>
        </table:table-row>
        <table:table-row table:style-name="ro2">
          <table:table-cell office:value-type="float" office:value="49301" calcext:value-type="float">
            <text:p>49301</text:p>
          </table:table-cell>
          <table:table-cell office:value-type="float" office:value="51728" calcext:value-type="float">
            <text:p>51728</text:p>
          </table:table-cell>
          <table:table-cell office:value-type="float" office:value="100506" calcext:value-type="float">
            <text:p>100506</text:p>
          </table:table-cell>
          <table:table-cell office:value-type="float" office:value="213154" calcext:value-type="float">
            <text:p>213154</text:p>
          </table:table-cell>
          <table:table-cell office:value-type="float" office:value="302069" calcext:value-type="float">
            <text:p>302069</text:p>
          </table:table-cell>
          <table:table-cell office:value-type="float" office:value="309191" calcext:value-type="float">
            <text:p>309191</text:p>
          </table:table-cell>
          <table:table-cell office:value-type="float" office:value="316378" calcext:value-type="float">
            <text:p>316378</text:p>
          </table:table-cell>
        </table:table-row>
        <table:table-row table:style-name="ro2">
          <table:table-cell office:value-type="float" office:value="49401" calcext:value-type="float">
            <text:p>49401</text:p>
          </table:table-cell>
          <table:table-cell office:value-type="float" office:value="49568" calcext:value-type="float">
            <text:p>49568</text:p>
          </table:table-cell>
          <table:table-cell office:value-type="float" office:value="94556" calcext:value-type="float">
            <text:p>94556</text:p>
          </table:table-cell>
          <table:table-cell office:value-type="float" office:value="185354" calcext:value-type="float">
            <text:p>185354</text:p>
          </table:table-cell>
          <table:table-cell office:value-type="float" office:value="303689" calcext:value-type="float">
            <text:p>303689</text:p>
          </table:table-cell>
          <table:table-cell office:value-type="float" office:value="310517" calcext:value-type="float">
            <text:p>310517</text:p>
          </table:table-cell>
          <table:table-cell office:value-type="float" office:value="315766" calcext:value-type="float">
            <text:p>315766</text:p>
          </table:table-cell>
        </table:table-row>
        <table:table-row table:style-name="ro2">
          <table:table-cell office:value-type="float" office:value="49501" calcext:value-type="float">
            <text:p>49501</text:p>
          </table:table-cell>
          <table:table-cell office:value-type="float" office:value="49991" calcext:value-type="float">
            <text:p>49991</text:p>
          </table:table-cell>
          <table:table-cell office:value-type="float" office:value="98937" calcext:value-type="float">
            <text:p>98937</text:p>
          </table:table-cell>
          <table:table-cell office:value-type="float" office:value="345597" calcext:value-type="float">
            <text:p>345597</text:p>
          </table:table-cell>
          <table:table-cell office:value-type="float" office:value="303241" calcext:value-type="float">
            <text:p>303241</text:p>
          </table:table-cell>
          <table:table-cell office:value-type="float" office:value="310977" calcext:value-type="float">
            <text:p>310977</text:p>
          </table:table-cell>
          <table:table-cell office:value-type="float" office:value="316299" calcext:value-type="float">
            <text:p>316299</text:p>
          </table:table-cell>
        </table:table-row>
        <table:table-row table:style-name="ro2">
          <table:table-cell table:number-columns-repeated="2" office:value-type="float" office:value="49601" calcext:value-type="float">
            <text:p>49601</text:p>
          </table:table-cell>
          <table:table-cell office:value-type="float" office:value="91152" calcext:value-type="float">
            <text:p>91152</text:p>
          </table:table-cell>
          <table:table-cell office:value-type="float" office:value="208101" calcext:value-type="float">
            <text:p>208101</text:p>
          </table:table-cell>
          <table:table-cell office:value-type="float" office:value="305069" calcext:value-type="float">
            <text:p>305069</text:p>
          </table:table-cell>
          <table:table-cell office:value-type="float" office:value="311513" calcext:value-type="float">
            <text:p>311513</text:p>
          </table:table-cell>
          <table:table-cell office:value-type="float" office:value="317607" calcext:value-type="float">
            <text:p>317607</text:p>
          </table:table-cell>
        </table:table-row>
        <table:table-row table:style-name="ro2">
          <table:table-cell office:value-type="float" office:value="49701" calcext:value-type="float">
            <text:p>49701</text:p>
          </table:table-cell>
          <table:table-cell office:value-type="float" office:value="49758" calcext:value-type="float">
            <text:p>49758</text:p>
          </table:table-cell>
          <table:table-cell office:value-type="float" office:value="100868" calcext:value-type="float">
            <text:p>100868</text:p>
          </table:table-cell>
          <table:table-cell office:value-type="float" office:value="233825" calcext:value-type="float">
            <text:p>233825</text:p>
          </table:table-cell>
          <table:table-cell office:value-type="float" office:value="307741" calcext:value-type="float">
            <text:p>307741</text:p>
          </table:table-cell>
          <table:table-cell office:value-type="float" office:value="312355" calcext:value-type="float">
            <text:p>312355</text:p>
          </table:table-cell>
          <table:table-cell office:value-type="float" office:value="318818" calcext:value-type="float">
            <text:p>318818</text:p>
          </table:table-cell>
        </table:table-row>
        <table:table-row table:style-name="ro2">
          <table:table-cell office:value-type="float" office:value="49801" calcext:value-type="float">
            <text:p>49801</text:p>
          </table:table-cell>
          <table:table-cell office:value-type="float" office:value="50223" calcext:value-type="float">
            <text:p>50223</text:p>
          </table:table-cell>
          <table:table-cell office:value-type="float" office:value="101895" calcext:value-type="float">
            <text:p>101895</text:p>
          </table:table-cell>
          <table:table-cell office:value-type="float" office:value="234266" calcext:value-type="float">
            <text:p>234266</text:p>
          </table:table-cell>
          <table:table-cell office:value-type="float" office:value="305401" calcext:value-type="float">
            <text:p>305401</text:p>
          </table:table-cell>
          <table:table-cell office:value-type="float" office:value="312605" calcext:value-type="float">
            <text:p>312605</text:p>
          </table:table-cell>
          <table:table-cell office:value-type="float" office:value="318685" calcext:value-type="float">
            <text:p>318685</text:p>
          </table:table-cell>
        </table:table-row>
        <table:table-row table:style-name="ro2">
          <table:table-cell office:value-type="float" office:value="49901" calcext:value-type="float">
            <text:p>49901</text:p>
          </table:table-cell>
          <table:table-cell office:value-type="float" office:value="50190" calcext:value-type="float">
            <text:p>50190</text:p>
          </table:table-cell>
          <table:table-cell office:value-type="float" office:value="94529" calcext:value-type="float">
            <text:p>94529</text:p>
          </table:table-cell>
          <table:table-cell office:value-type="float" office:value="193082" calcext:value-type="float">
            <text:p>193082</text:p>
          </table:table-cell>
          <table:table-cell office:value-type="float" office:value="308241" calcext:value-type="float">
            <text:p>308241</text:p>
          </table:table-cell>
          <table:table-cell office:value-type="float" office:value="313470" calcext:value-type="float">
            <text:p>313470</text:p>
          </table:table-cell>
          <table:table-cell office:value-type="float" office:value="318799" calcext:value-type="float">
            <text:p>318799</text:p>
          </table:table-cell>
        </table:table-row>
        <table:table-row table:style-name="ro2">
          <table:table-cell office:value-type="float" office:value="50001" calcext:value-type="float">
            <text:p>50001</text:p>
          </table:table-cell>
          <table:table-cell office:value-type="float" office:value="50232" calcext:value-type="float">
            <text:p>50232</text:p>
          </table:table-cell>
          <table:table-cell office:value-type="float" office:value="98497" calcext:value-type="float">
            <text:p>98497</text:p>
          </table:table-cell>
          <table:table-cell office:value-type="float" office:value="225578" calcext:value-type="float">
            <text:p>225578</text:p>
          </table:table-cell>
          <table:table-cell office:value-type="float" office:value="306193" calcext:value-type="float">
            <text:p>306193</text:p>
          </table:table-cell>
          <table:table-cell office:value-type="float" office:value="313268" calcext:value-type="float">
            <text:p>313268</text:p>
          </table:table-cell>
          <table:table-cell office:value-type="float" office:value="320492" calcext:value-type="float">
            <text:p>320492</text:p>
          </table:table-cell>
        </table:table-row>
        <table:table-row table:style-name="ro2">
          <table:table-cell office:value-type="float" office:value="50101" calcext:value-type="float">
            <text:p>50101</text:p>
          </table:table-cell>
          <table:table-cell office:value-type="float" office:value="50518" calcext:value-type="float">
            <text:p>50518</text:p>
          </table:table-cell>
          <table:table-cell office:value-type="float" office:value="101094" calcext:value-type="float">
            <text:p>101094</text:p>
          </table:table-cell>
          <table:table-cell office:value-type="float" office:value="205473" calcext:value-type="float">
            <text:p>205473</text:p>
          </table:table-cell>
          <table:table-cell office:value-type="float" office:value="308277" calcext:value-type="float">
            <text:p>308277</text:p>
          </table:table-cell>
          <table:table-cell office:value-type="float" office:value="314566" calcext:value-type="float">
            <text:p>314566</text:p>
          </table:table-cell>
          <table:table-cell office:value-type="float" office:value="322524" calcext:value-type="float">
            <text:p>322524</text:p>
          </table:table-cell>
        </table:table-row>
        <table:table-row table:style-name="ro2">
          <table:table-cell office:value-type="float" office:value="50201" calcext:value-type="float">
            <text:p>50201</text:p>
          </table:table-cell>
          <table:table-cell office:value-type="float" office:value="50231" calcext:value-type="float">
            <text:p>50231</text:p>
          </table:table-cell>
          <table:table-cell office:value-type="float" office:value="98418" calcext:value-type="float">
            <text:p>98418</text:p>
          </table:table-cell>
          <table:table-cell office:value-type="float" office:value="215555" calcext:value-type="float">
            <text:p>215555</text:p>
          </table:table-cell>
          <table:table-cell office:value-type="float" office:value="307219" calcext:value-type="float">
            <text:p>307219</text:p>
          </table:table-cell>
          <table:table-cell office:value-type="float" office:value="314223" calcext:value-type="float">
            <text:p>314223</text:p>
          </table:table-cell>
          <table:table-cell office:value-type="float" office:value="321277" calcext:value-type="float">
            <text:p>32127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0:06:53.6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S</meta:editing-duration>
    <meta:editing-cycles>3</meta:editing-cycles>
    <meta:generator>LibreOffice/5.3.0.3$Windows_x86 LibreOffice_project/7074905676c47b82bbcfbea1aeefc84afe1c50e1</meta:generator>
    <dc:date>2017-04-21T00:10:37.245000000</dc:date>
    <meta:document-statistic meta:table-count="3" meta:cell-count="352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761cm" svg:height="8.98cm" xlink:href=".." xlink:type="simple" chart:class="chart:line" chart:style-name="ch1">
        <chart:legend chart:legend-position="end" svg:x="40.168cm" svg:y="3.105cm" style:legend-expansion="high" chart:style-name="ch2"/>
        <chart:plot-area chart:style-name="ch3" table:cell-range-address="Sheet1.A1:Sheet1.G503" chart:data-source-has-labels="both" svg:x="0.875cm" svg:y="0.179cm" svg:width="38.418cm" svg:height="8.622cm">
          <chartooo:coordinate-region svg:x="2.237cm" svg:y="0.179cm" svg:width="37.056cm" svg:height="7.3cm"/>
          <chart:axis chart:dimension="x" chart:name="primary-x" chart:style-name="ch4" chartooo:axis-type="auto">
            <chartooo:date-scale/>
            <chart:categories table:cell-range-address="Sheet1.A1:Sheet1.A5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3" loext:label-string="minrandselect" chart:class="chart:line">
            <chart:data-point chart:repeated="503"/>
          </chart:series>
          <chart:series chart:style-name="ch7" chart:values-cell-range-address="Sheet1.C1:Sheet1.C503" loext:label-string="avgrandselect" chart:class="chart:line">
            <chart:data-point chart:repeated="503"/>
          </chart:series>
          <chart:series chart:style-name="ch8" chart:values-cell-range-address="Sheet1.D1:Sheet1.D503" loext:label-string="maxrandselect" chart:class="chart:line">
            <chart:data-point chart:repeated="503"/>
          </chart:series>
          <chart:series chart:style-name="ch9" chart:values-cell-range-address="Sheet1.E1:Sheet1.E503" loext:label-string="minselect" chart:class="chart:line">
            <chart:data-point chart:repeated="503"/>
          </chart:series>
          <chart:series chart:style-name="ch10" chart:values-cell-range-address="Sheet1.F1:Sheet1.F503" loext:label-string="avgselect" chart:class="chart:line">
            <chart:data-point chart:repeated="503"/>
          </chart:series>
          <chart:series chart:style-name="ch11" chart:values-cell-range-address="Sheet1.G1:Sheet1.G503" loext:label-string="maxselect" chart:class="chart:line">
            <chart:data-point chart:repeated="50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randselect</text:p>
              </table:table-cell>
              <table:table-cell office:value-type="string">
                <text:p>avgrandselect</text:p>
              </table:table-cell>
              <table:table-cell office:value-type="string">
                <text:p>maxrandselect</text:p>
              </table:table-cell>
              <table:table-cell office:value-type="string">
                <text:p>minselect</text:p>
              </table:table-cell>
              <table:table-cell office:value-type="string">
                <text:p>avgselect</text:p>
              </table:table-cell>
              <table:table-cell office:value-type="string">
                <text:p>maxselec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503</svg:desc>
                </draw:g>
              </table:table-cell>
              <table:table-cell office:value-type="float" office:value="0">
                <text:p>0</text:p>
                <draw:g>
                  <svg:desc>Sheet1.B1:Sheet1.B503</svg:desc>
                </draw:g>
              </table:table-cell>
              <table:table-cell office:value-type="float" office:value="0">
                <text:p>0</text:p>
                <draw:g>
                  <svg:desc>Sheet1.C1:Sheet1.C503</svg:desc>
                </draw:g>
              </table:table-cell>
              <table:table-cell office:value-type="float" office:value="0">
                <text:p>0</text:p>
                <draw:g>
                  <svg:desc>Sheet1.D1:Sheet1.D503</svg:desc>
                </draw:g>
              </table:table-cell>
              <table:table-cell office:value-type="float" office:value="0">
                <text:p>0</text:p>
                <draw:g>
                  <svg:desc>Sheet1.E1:Sheet1.E503</svg:desc>
                </draw:g>
              </table:table-cell>
              <table:table-cell office:value-type="float" office:value="0">
                <text:p>0</text:p>
                <draw:g>
                  <svg:desc>Sheet1.F1:Sheet1.F503</svg:desc>
                </draw:g>
              </table:table-cell>
              <table:table-cell office:value-type="float" office:value="0">
                <text:p>0</text:p>
                <draw:g>
                  <svg:desc>Sheet1.G1:Sheet1.G503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85">
                <text:p>185</text:p>
              </table:table-cell>
              <table:table-cell office:value-type="float" office:value="400">
                <text:p>400</text:p>
              </table:table-cell>
              <table:table-cell office:value-type="float" office:value="498">
                <text:p>498</text:p>
              </table:table-cell>
              <table:table-cell office:value-type="float" office:value="581">
                <text:p>58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72">
                <text:p>372</text:p>
              </table:table-cell>
              <table:table-cell office:value-type="float" office:value="808">
                <text:p>808</text:p>
              </table:table-cell>
              <table:table-cell office:value-type="float" office:value="902">
                <text:p>902</text:p>
              </table:table-cell>
              <table:table-cell office:value-type="float" office:value="1107">
                <text:p>1107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79">
                <text:p>579</text:p>
              </table:table-cell>
              <table:table-cell office:value-type="float" office:value="1320">
                <text:p>1320</text:p>
              </table:table-cell>
              <table:table-cell office:value-type="float" office:value="1379">
                <text:p>1379</text:p>
              </table:table-cell>
              <table:table-cell office:value-type="float" office:value="1732">
                <text:p>1732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07">
                <text:p>407</text:p>
              </table:table-cell>
              <table:table-cell office:value-type="float" office:value="763">
                <text:p>763</text:p>
              </table:table-cell>
              <table:table-cell office:value-type="float" office:value="1659">
                <text:p>1659</text:p>
              </table:table-cell>
              <table:table-cell office:value-type="float" office:value="2023">
                <text:p>2023</text:p>
              </table:table-cell>
              <table:table-cell office:value-type="float" office:value="2279">
                <text:p>2279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995">
                <text:p>995</text:p>
              </table:table-cell>
              <table:table-cell office:value-type="float" office:value="2245">
                <text:p>2245</text:p>
              </table:table-cell>
              <table:table-cell office:value-type="float" office:value="2650">
                <text:p>2650</text:p>
              </table:table-cell>
              <table:table-cell office:value-type="float" office:value="3034">
                <text:p>3034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1197">
                <text:p>1197</text:p>
              </table:table-cell>
              <table:table-cell office:value-type="float" office:value="2346">
                <text:p>2346</text:p>
              </table:table-cell>
              <table:table-cell office:value-type="float" office:value="3307">
                <text:p>3307</text:p>
              </table:table-cell>
              <table:table-cell office:value-type="float" office:value="3610">
                <text:p>3610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721">
                <text:p>721</text:p>
              </table:table-cell>
              <table:table-cell office:value-type="float" office:value="1423">
                <text:p>1423</text:p>
              </table:table-cell>
              <table:table-cell office:value-type="float" office:value="3151">
                <text:p>3151</text:p>
              </table:table-cell>
              <table:table-cell office:value-type="float" office:value="3247">
                <text:p>3247</text:p>
              </table:table-cell>
              <table:table-cell office:value-type="float" office:value="4037">
                <text:p>4037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521">
                <text:p>1521</text:p>
              </table:table-cell>
              <table:table-cell office:value-type="float" office:value="2667">
                <text:p>2667</text:p>
              </table:table-cell>
              <table:table-cell office:value-type="float" office:value="3647">
                <text:p>3647</text:p>
              </table:table-cell>
              <table:table-cell office:value-type="float" office:value="4617">
                <text:p>4617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902">
                <text:p>902</text:p>
              </table:table-cell>
              <table:table-cell office:value-type="float" office:value="1788">
                <text:p>1788</text:p>
              </table:table-cell>
              <table:table-cell office:value-type="float" office:value="3858">
                <text:p>3858</text:p>
              </table:table-cell>
              <table:table-cell office:value-type="float" office:value="4624">
                <text:p>4624</text:p>
              </table:table-cell>
              <table:table-cell office:value-type="float" office:value="5277">
                <text:p>5277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017">
                <text:p>1017</text:p>
              </table:table-cell>
              <table:table-cell office:value-type="float" office:value="1972">
                <text:p>1972</text:p>
              </table:table-cell>
              <table:table-cell office:value-type="float" office:value="5198">
                <text:p>5198</text:p>
              </table:table-cell>
              <table:table-cell office:value-type="float" office:value="5017">
                <text:p>5017</text:p>
              </table:table-cell>
              <table:table-cell office:value-type="float" office:value="5876">
                <text:p>5876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2174">
                <text:p>2174</text:p>
              </table:table-cell>
              <table:table-cell office:value-type="float" office:value="4201">
                <text:p>4201</text:p>
              </table:table-cell>
              <table:table-cell office:value-type="float" office:value="6007">
                <text:p>6007</text:p>
              </table:table-cell>
              <table:table-cell office:value-type="float" office:value="6543">
                <text:p>6543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290">
                <text:p>1290</text:p>
              </table:table-cell>
              <table:table-cell office:value-type="float" office:value="2398">
                <text:p>2398</text:p>
              </table:table-cell>
              <table:table-cell office:value-type="float" office:value="4123">
                <text:p>4123</text:p>
              </table:table-cell>
              <table:table-cell office:value-type="float" office:value="5988">
                <text:p>5988</text:p>
              </table:table-cell>
              <table:table-cell office:value-type="float" office:value="7252">
                <text:p>7252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331">
                <text:p>1331</text:p>
              </table:table-cell>
              <table:table-cell office:value-type="float" office:value="2685">
                <text:p>2685</text:p>
              </table:table-cell>
              <table:table-cell office:value-type="float" office:value="6091">
                <text:p>6091</text:p>
              </table:table-cell>
              <table:table-cell office:value-type="float" office:value="6321">
                <text:p>6321</text:p>
              </table:table-cell>
              <table:table-cell office:value-type="float" office:value="7718">
                <text:p>7718</text:p>
              </table:table-cell>
              <table:table-cell office:value-type="float" office:value="8647">
                <text:p>8647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2728">
                <text:p>2728</text:p>
              </table:table-cell>
              <table:table-cell office:value-type="float" office:value="5773">
                <text:p>5773</text:p>
              </table:table-cell>
              <table:table-cell office:value-type="float" office:value="7082">
                <text:p>7082</text:p>
              </table:table-cell>
              <table:table-cell office:value-type="float" office:value="8308">
                <text:p>8308</text:p>
              </table:table-cell>
              <table:table-cell office:value-type="float" office:value="8920">
                <text:p>8920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1546">
                <text:p>1546</text:p>
              </table:table-cell>
              <table:table-cell office:value-type="float" office:value="3008">
                <text:p>3008</text:p>
              </table:table-cell>
              <table:table-cell office:value-type="float" office:value="6273">
                <text:p>6273</text:p>
              </table:table-cell>
              <table:table-cell office:value-type="float" office:value="7451">
                <text:p>7451</text:p>
              </table:table-cell>
              <table:table-cell office:value-type="float" office:value="9039">
                <text:p>9039</text:p>
              </table:table-cell>
              <table:table-cell office:value-type="float" office:value="9991">
                <text:p>9991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602">
                <text:p>1602</text:p>
              </table:table-cell>
              <table:table-cell office:value-type="float" office:value="3090">
                <text:p>3090</text:p>
              </table:table-cell>
              <table:table-cell office:value-type="float" office:value="5896">
                <text:p>5896</text:p>
              </table:table-cell>
              <table:table-cell office:value-type="float" office:value="8322">
                <text:p>8322</text:p>
              </table:table-cell>
              <table:table-cell office:value-type="float" office:value="9595">
                <text:p>9595</text:p>
              </table:table-cell>
              <table:table-cell office:value-type="float" office:value="10445">
                <text:p>1044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1700">
                <text:p>1700</text:p>
              </table:table-cell>
              <table:table-cell office:value-type="float" office:value="3389">
                <text:p>3389</text:p>
              </table:table-cell>
              <table:table-cell office:value-type="float" office:value="6187">
                <text:p>6187</text:p>
              </table:table-cell>
              <table:table-cell office:value-type="float" office:value="8421">
                <text:p>8421</text:p>
              </table:table-cell>
              <table:table-cell office:value-type="float" office:value="10248">
                <text:p>10248</text:p>
              </table:table-cell>
              <table:table-cell office:value-type="float" office:value="11002">
                <text:p>11002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800">
                <text:p>1800</text:p>
              </table:table-cell>
              <table:table-cell office:value-type="float" office:value="3502">
                <text:p>3502</text:p>
              </table:table-cell>
              <table:table-cell office:value-type="float" office:value="7314">
                <text:p>7314</text:p>
              </table:table-cell>
              <table:table-cell office:value-type="float" office:value="10132">
                <text:p>10132</text:p>
              </table:table-cell>
              <table:table-cell office:value-type="float" office:value="11025">
                <text:p>11025</text:p>
              </table:table-cell>
              <table:table-cell office:value-type="float" office:value="11707">
                <text:p>11707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929">
                <text:p>1929</text:p>
              </table:table-cell>
              <table:table-cell office:value-type="float" office:value="3560">
                <text:p>3560</text:p>
              </table:table-cell>
              <table:table-cell office:value-type="float" office:value="6411">
                <text:p>6411</text:p>
              </table:table-cell>
              <table:table-cell office:value-type="float" office:value="10545">
                <text:p>10545</text:p>
              </table:table-cell>
              <table:table-cell office:value-type="float" office:value="11463">
                <text:p>11463</text:p>
              </table:table-cell>
              <table:table-cell office:value-type="float" office:value="12329">
                <text:p>1232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10">
                <text:p>2010</text:p>
              </table:table-cell>
              <table:table-cell office:value-type="float" office:value="4110">
                <text:p>4110</text:p>
              </table:table-cell>
              <table:table-cell office:value-type="float" office:value="9325">
                <text:p>9325</text:p>
              </table:table-cell>
              <table:table-cell office:value-type="float" office:value="10994">
                <text:p>10994</text:p>
              </table:table-cell>
              <table:table-cell office:value-type="float" office:value="12048">
                <text:p>12048</text:p>
              </table:table-cell>
              <table:table-cell office:value-type="float" office:value="13013">
                <text:p>13013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2105">
                <text:p>2105</text:p>
              </table:table-cell>
              <table:table-cell office:value-type="float" office:value="3989">
                <text:p>3989</text:p>
              </table:table-cell>
              <table:table-cell office:value-type="float" office:value="7915">
                <text:p>7915</text:p>
              </table:table-cell>
              <table:table-cell office:value-type="float" office:value="11825">
                <text:p>11825</text:p>
              </table:table-cell>
              <table:table-cell office:value-type="float" office:value="12750">
                <text:p>12750</text:p>
              </table:table-cell>
              <table:table-cell office:value-type="float" office:value="13390">
                <text:p>13390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2256">
                <text:p>2256</text:p>
              </table:table-cell>
              <table:table-cell office:value-type="float" office:value="4433">
                <text:p>4433</text:p>
              </table:table-cell>
              <table:table-cell office:value-type="float" office:value="8273">
                <text:p>8273</text:p>
              </table:table-cell>
              <table:table-cell office:value-type="float" office:value="12680">
                <text:p>12680</text:p>
              </table:table-cell>
              <table:table-cell office:value-type="float" office:value="13440">
                <text:p>13440</text:p>
              </table:table-cell>
              <table:table-cell office:value-type="float" office:value="14325">
                <text:p>14325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2321">
                <text:p>2321</text:p>
              </table:table-cell>
              <table:table-cell office:value-type="float" office:value="4314">
                <text:p>4314</text:p>
              </table:table-cell>
              <table:table-cell office:value-type="float" office:value="8654">
                <text:p>8654</text:p>
              </table:table-cell>
              <table:table-cell office:value-type="float" office:value="13158">
                <text:p>13158</text:p>
              </table:table-cell>
              <table:table-cell office:value-type="float" office:value="14012">
                <text:p>14012</text:p>
              </table:table-cell>
              <table:table-cell office:value-type="float" office:value="14935">
                <text:p>14935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454">
                <text:p>2454</text:p>
              </table:table-cell>
              <table:table-cell office:value-type="float" office:value="4769">
                <text:p>4769</text:p>
              </table:table-cell>
              <table:table-cell office:value-type="float" office:value="8530">
                <text:p>8530</text:p>
              </table:table-cell>
              <table:table-cell office:value-type="float" office:value="13749">
                <text:p>13749</text:p>
              </table:table-cell>
              <table:table-cell office:value-type="float" office:value="14751">
                <text:p>14751</text:p>
              </table:table-cell>
              <table:table-cell office:value-type="float" office:value="15610">
                <text:p>15610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2529">
                <text:p>2529</text:p>
              </table:table-cell>
              <table:table-cell office:value-type="float" office:value="5011">
                <text:p>5011</text:p>
              </table:table-cell>
              <table:table-cell office:value-type="float" office:value="11245">
                <text:p>11245</text:p>
              </table:table-cell>
              <table:table-cell office:value-type="float" office:value="14597">
                <text:p>14597</text:p>
              </table:table-cell>
              <table:table-cell office:value-type="float" office:value="15480">
                <text:p>1548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2617">
                <text:p>2617</text:p>
              </table:table-cell>
              <table:table-cell office:value-type="float" office:value="5273">
                <text:p>5273</text:p>
              </table:table-cell>
              <table:table-cell office:value-type="float" office:value="9672">
                <text:p>9672</text:p>
              </table:table-cell>
              <table:table-cell office:value-type="float" office:value="14580">
                <text:p>14580</text:p>
              </table:table-cell>
              <table:table-cell office:value-type="float" office:value="16020">
                <text:p>16020</text:p>
              </table:table-cell>
              <table:table-cell office:value-type="float" office:value="16985">
                <text:p>16985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2727">
                <text:p>2727</text:p>
              </table:table-cell>
              <table:table-cell office:value-type="float" office:value="5543">
                <text:p>5543</text:p>
              </table:table-cell>
              <table:table-cell office:value-type="float" office:value="11406">
                <text:p>11406</text:p>
              </table:table-cell>
              <table:table-cell office:value-type="float" office:value="14836">
                <text:p>14836</text:p>
              </table:table-cell>
              <table:table-cell office:value-type="float" office:value="16513">
                <text:p>16513</text:p>
              </table:table-cell>
              <table:table-cell office:value-type="float" office:value="17710">
                <text:p>17710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2801">
                <text:p>2801</text:p>
              </table:table-cell>
              <table:table-cell office:value-type="float" office:value="5393">
                <text:p>5393</text:p>
              </table:table-cell>
              <table:table-cell office:value-type="float" office:value="11559">
                <text:p>11559</text:p>
              </table:table-cell>
              <table:table-cell office:value-type="float" office:value="15317">
                <text:p>15317</text:p>
              </table:table-cell>
              <table:table-cell office:value-type="float" office:value="17315">
                <text:p>17315</text:p>
              </table:table-cell>
              <table:table-cell office:value-type="float" office:value="18455">
                <text:p>18455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2945">
                <text:p>2945</text:p>
              </table:table-cell>
              <table:table-cell office:value-type="float" office:value="5651">
                <text:p>5651</text:p>
              </table:table-cell>
              <table:table-cell office:value-type="float" office:value="12558">
                <text:p>12558</text:p>
              </table:table-cell>
              <table:table-cell office:value-type="float" office:value="16440">
                <text:p>16440</text:p>
              </table:table-cell>
              <table:table-cell office:value-type="float" office:value="17820">
                <text:p>17820</text:p>
              </table:table-cell>
              <table:table-cell office:value-type="float" office:value="18732">
                <text:p>18732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3016">
                <text:p>3016</text:p>
              </table:table-cell>
              <table:table-cell office:value-type="float" office:value="5594">
                <text:p>5594</text:p>
              </table:table-cell>
              <table:table-cell office:value-type="float" office:value="12383">
                <text:p>12383</text:p>
              </table:table-cell>
              <table:table-cell office:value-type="float" office:value="16981">
                <text:p>16981</text:p>
              </table:table-cell>
              <table:table-cell office:value-type="float" office:value="18462">
                <text:p>18462</text:p>
              </table:table-cell>
              <table:table-cell office:value-type="float" office:value="19642">
                <text:p>19642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3136">
                <text:p>3136</text:p>
              </table:table-cell>
              <table:table-cell office:value-type="float" office:value="6508">
                <text:p>6508</text:p>
              </table:table-cell>
              <table:table-cell office:value-type="float" office:value="13625">
                <text:p>13625</text:p>
              </table:table-cell>
              <table:table-cell office:value-type="float" office:value="17953">
                <text:p>17953</text:p>
              </table:table-cell>
              <table:table-cell office:value-type="float" office:value="19083">
                <text:p>19083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3241">
                <text:p>3241</text:p>
              </table:table-cell>
              <table:table-cell office:value-type="float" office:value="6609">
                <text:p>6609</text:p>
              </table:table-cell>
              <table:table-cell office:value-type="float" office:value="15957">
                <text:p>15957</text:p>
              </table:table-cell>
              <table:table-cell office:value-type="float" office:value="14803">
                <text:p>14803</text:p>
              </table:table-cell>
              <table:table-cell office:value-type="float" office:value="18716">
                <text:p>18716</text:p>
              </table:table-cell>
              <table:table-cell office:value-type="float" office:value="20698">
                <text:p>20698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3343">
                <text:p>3343</text:p>
              </table:table-cell>
              <table:table-cell office:value-type="float" office:value="6530">
                <text:p>6530</text:p>
              </table:table-cell>
              <table:table-cell office:value-type="float" office:value="15656">
                <text:p>15656</text:p>
              </table:table-cell>
              <table:table-cell office:value-type="float" office:value="15672">
                <text:p>15672</text:p>
              </table:table-cell>
              <table:table-cell office:value-type="float" office:value="19304">
                <text:p>19304</text:p>
              </table:table-cell>
              <table:table-cell office:value-type="float" office:value="21140">
                <text:p>21140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3453">
                <text:p>3453</text:p>
              </table:table-cell>
              <table:table-cell office:value-type="float" office:value="6729">
                <text:p>6729</text:p>
              </table:table-cell>
              <table:table-cell office:value-type="float" office:value="15531">
                <text:p>15531</text:p>
              </table:table-cell>
              <table:table-cell office:value-type="float" office:value="17773">
                <text:p>17773</text:p>
              </table:table-cell>
              <table:table-cell office:value-type="float" office:value="20437">
                <text:p>20437</text:p>
              </table:table-cell>
              <table:table-cell office:value-type="float" office:value="22289">
                <text:p>22289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3617">
                <text:p>3617</text:p>
              </table:table-cell>
              <table:table-cell office:value-type="float" office:value="7221">
                <text:p>7221</text:p>
              </table:table-cell>
              <table:table-cell office:value-type="float" office:value="13274">
                <text:p>13274</text:p>
              </table:table-cell>
              <table:table-cell office:value-type="float" office:value="18173">
                <text:p>18173</text:p>
              </table:table-cell>
              <table:table-cell office:value-type="float" office:value="21005">
                <text:p>21005</text:p>
              </table:table-cell>
              <table:table-cell office:value-type="float" office:value="22828">
                <text:p>22828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3620">
                <text:p>3620</text:p>
              </table:table-cell>
              <table:table-cell office:value-type="float" office:value="7350">
                <text:p>7350</text:p>
              </table:table-cell>
              <table:table-cell office:value-type="float" office:value="14555">
                <text:p>14555</text:p>
              </table:table-cell>
              <table:table-cell office:value-type="float" office:value="19543">
                <text:p>19543</text:p>
              </table:table-cell>
              <table:table-cell office:value-type="float" office:value="21748">
                <text:p>21748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3739">
                <text:p>3739</text:p>
              </table:table-cell>
              <table:table-cell office:value-type="float" office:value="7328">
                <text:p>7328</text:p>
              </table:table-cell>
              <table:table-cell office:value-type="float" office:value="17481">
                <text:p>17481</text:p>
              </table:table-cell>
              <table:table-cell office:value-type="float" office:value="21027">
                <text:p>21027</text:p>
              </table:table-cell>
              <table:table-cell office:value-type="float" office:value="22529">
                <text:p>22529</text:p>
              </table:table-cell>
              <table:table-cell office:value-type="float" office:value="23823">
                <text:p>23823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898">
                <text:p>3898</text:p>
              </table:table-cell>
              <table:table-cell office:value-type="float" office:value="7624">
                <text:p>7624</text:p>
              </table:table-cell>
              <table:table-cell office:value-type="float" office:value="16457">
                <text:p>16457</text:p>
              </table:table-cell>
              <table:table-cell office:value-type="float" office:value="17959">
                <text:p>17959</text:p>
              </table:table-cell>
              <table:table-cell office:value-type="float" office:value="22512">
                <text:p>22512</text:p>
              </table:table-cell>
              <table:table-cell office:value-type="float" office:value="24678">
                <text:p>24678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4003">
                <text:p>4003</text:p>
              </table:table-cell>
              <table:table-cell office:value-type="float" office:value="7921">
                <text:p>7921</text:p>
              </table:table-cell>
              <table:table-cell office:value-type="float" office:value="18392">
                <text:p>18392</text:p>
              </table:table-cell>
              <table:table-cell office:value-type="float" office:value="13023">
                <text:p>13023</text:p>
              </table:table-cell>
              <table:table-cell office:value-type="float" office:value="20435">
                <text:p>20435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4114">
                <text:p>4114</text:p>
              </table:table-cell>
              <table:table-cell office:value-type="float" office:value="7934">
                <text:p>7934</text:p>
              </table:table-cell>
              <table:table-cell office:value-type="float" office:value="16824">
                <text:p>16824</text:p>
              </table:table-cell>
              <table:table-cell office:value-type="float" office:value="20304">
                <text:p>20304</text:p>
              </table:table-cell>
              <table:table-cell office:value-type="float" office:value="24070">
                <text:p>24070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4100">
                <text:p>4100</text:p>
              </table:table-cell>
              <table:table-cell office:value-type="float" office:value="8182">
                <text:p>8182</text:p>
              </table:table-cell>
              <table:table-cell office:value-type="float" office:value="22664">
                <text:p>22664</text:p>
              </table:table-cell>
              <table:table-cell office:value-type="float" office:value="22762">
                <text:p>22762</text:p>
              </table:table-cell>
              <table:table-cell office:value-type="float" office:value="24799">
                <text:p>24799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371">
                <text:p>4371</text:p>
              </table:table-cell>
              <table:table-cell office:value-type="float" office:value="8783">
                <text:p>8783</text:p>
              </table:table-cell>
              <table:table-cell office:value-type="float" office:value="18089">
                <text:p>18089</text:p>
              </table:table-cell>
              <table:table-cell office:value-type="float" office:value="22329">
                <text:p>22329</text:p>
              </table:table-cell>
              <table:table-cell office:value-type="float" office:value="24951">
                <text:p>24951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353">
                <text:p>4353</text:p>
              </table:table-cell>
              <table:table-cell office:value-type="float" office:value="8302">
                <text:p>8302</text:p>
              </table:table-cell>
              <table:table-cell office:value-type="float" office:value="17916">
                <text:p>17916</text:p>
              </table:table-cell>
              <table:table-cell office:value-type="float" office:value="24088">
                <text:p>24088</text:p>
              </table:table-cell>
              <table:table-cell office:value-type="float" office:value="26061">
                <text:p>26061</text:p>
              </table:table-cell>
              <table:table-cell office:value-type="float" office:value="27787">
                <text:p>27787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464">
                <text:p>4464</text:p>
              </table:table-cell>
              <table:table-cell office:value-type="float" office:value="8550">
                <text:p>8550</text:p>
              </table:table-cell>
              <table:table-cell office:value-type="float" office:value="18460">
                <text:p>18460</text:p>
              </table:table-cell>
              <table:table-cell office:value-type="float" office:value="24933">
                <text:p>24933</text:p>
              </table:table-cell>
              <table:table-cell office:value-type="float" office:value="26839">
                <text:p>26839</text:p>
              </table:table-cell>
              <table:table-cell office:value-type="float" office:value="28669">
                <text:p>28669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512">
                <text:p>4512</text:p>
              </table:table-cell>
              <table:table-cell office:value-type="float" office:value="9110">
                <text:p>9110</text:p>
              </table:table-cell>
              <table:table-cell office:value-type="float" office:value="22342">
                <text:p>22342</text:p>
              </table:table-cell>
              <table:table-cell office:value-type="float" office:value="25994">
                <text:p>25994</text:p>
              </table:table-cell>
              <table:table-cell office:value-type="float" office:value="27492">
                <text:p>27492</text:p>
              </table:table-cell>
              <table:table-cell office:value-type="float" office:value="28976">
                <text:p>28976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4674">
                <text:p>4674</text:p>
              </table:table-cell>
              <table:table-cell office:value-type="float" office:value="9149">
                <text:p>9149</text:p>
              </table:table-cell>
              <table:table-cell office:value-type="float" office:value="18424">
                <text:p>18424</text:p>
              </table:table-cell>
              <table:table-cell office:value-type="float" office:value="26186">
                <text:p>26186</text:p>
              </table:table-cell>
              <table:table-cell office:value-type="float" office:value="28193">
                <text:p>28193</text:p>
              </table:table-cell>
              <table:table-cell office:value-type="float" office:value="29557">
                <text:p>29557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4886">
                <text:p>4886</text:p>
              </table:table-cell>
              <table:table-cell office:value-type="float" office:value="9287">
                <text:p>9287</text:p>
              </table:table-cell>
              <table:table-cell office:value-type="float" office:value="20036">
                <text:p>20036</text:p>
              </table:table-cell>
              <table:table-cell office:value-type="float" office:value="27570">
                <text:p>27570</text:p>
              </table:table-cell>
              <table:table-cell office:value-type="float" office:value="28907">
                <text:p>28907</text:p>
              </table:table-cell>
              <table:table-cell office:value-type="float" office:value="29847">
                <text:p>29847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4826">
                <text:p>4826</text:p>
              </table:table-cell>
              <table:table-cell office:value-type="float" office:value="8870">
                <text:p>8870</text:p>
              </table:table-cell>
              <table:table-cell office:value-type="float" office:value="22339">
                <text:p>22339</text:p>
              </table:table-cell>
              <table:table-cell office:value-type="float" office:value="28137">
                <text:p>28137</text:p>
              </table:table-cell>
              <table:table-cell office:value-type="float" office:value="29464">
                <text:p>29464</text:p>
              </table:table-cell>
              <table:table-cell office:value-type="float" office:value="31240">
                <text:p>31240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5038">
                <text:p>5038</text:p>
              </table:table-cell>
              <table:table-cell office:value-type="float" office:value="10059">
                <text:p>10059</text:p>
              </table:table-cell>
              <table:table-cell office:value-type="float" office:value="23152">
                <text:p>23152</text:p>
              </table:table-cell>
              <table:table-cell office:value-type="float" office:value="28989">
                <text:p>28989</text:p>
              </table:table-cell>
              <table:table-cell office:value-type="float" office:value="30296">
                <text:p>30296</text:p>
              </table:table-cell>
              <table:table-cell office:value-type="float" office:value="32167">
                <text:p>32167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5005">
                <text:p>5005</text:p>
              </table:table-cell>
              <table:table-cell office:value-type="float" office:value="9704">
                <text:p>9704</text:p>
              </table:table-cell>
              <table:table-cell office:value-type="float" office:value="21226">
                <text:p>21226</text:p>
              </table:table-cell>
              <table:table-cell office:value-type="float" office:value="29024">
                <text:p>29024</text:p>
              </table:table-cell>
              <table:table-cell office:value-type="float" office:value="30638">
                <text:p>30638</text:p>
              </table:table-cell>
              <table:table-cell office:value-type="float" office:value="32218">
                <text:p>32218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5386">
                <text:p>5386</text:p>
              </table:table-cell>
              <table:table-cell office:value-type="float" office:value="10376">
                <text:p>10376</text:p>
              </table:table-cell>
              <table:table-cell office:value-type="float" office:value="20654">
                <text:p>20654</text:p>
              </table:table-cell>
              <table:table-cell office:value-type="float" office:value="29139">
                <text:p>29139</text:p>
              </table:table-cell>
              <table:table-cell office:value-type="float" office:value="31323">
                <text:p>31323</text:p>
              </table:table-cell>
              <table:table-cell office:value-type="float" office:value="32752">
                <text:p>32752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5256">
                <text:p>5256</text:p>
              </table:table-cell>
              <table:table-cell office:value-type="float" office:value="10146">
                <text:p>10146</text:p>
              </table:table-cell>
              <table:table-cell office:value-type="float" office:value="20744">
                <text:p>20744</text:p>
              </table:table-cell>
              <table:table-cell office:value-type="float" office:value="29246">
                <text:p>29246</text:p>
              </table:table-cell>
              <table:table-cell office:value-type="float" office:value="31707">
                <text:p>31707</text:p>
              </table:table-cell>
              <table:table-cell office:value-type="float" office:value="33449">
                <text:p>33449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5477">
                <text:p>5477</text:p>
              </table:table-cell>
              <table:table-cell office:value-type="float" office:value="11082">
                <text:p>11082</text:p>
              </table:table-cell>
              <table:table-cell office:value-type="float" office:value="20897">
                <text:p>20897</text:p>
              </table:table-cell>
              <table:table-cell office:value-type="float" office:value="30292">
                <text:p>30292</text:p>
              </table:table-cell>
              <table:table-cell office:value-type="float" office:value="32591">
                <text:p>32591</text:p>
              </table:table-cell>
              <table:table-cell office:value-type="float" office:value="34125">
                <text:p>34125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5492">
                <text:p>5492</text:p>
              </table:table-cell>
              <table:table-cell office:value-type="float" office:value="11029">
                <text:p>11029</text:p>
              </table:table-cell>
              <table:table-cell office:value-type="float" office:value="22910">
                <text:p>22910</text:p>
              </table:table-cell>
              <table:table-cell office:value-type="float" office:value="31391">
                <text:p>31391</text:p>
              </table:table-cell>
              <table:table-cell office:value-type="float" office:value="33040">
                <text:p>33040</text:p>
              </table:table-cell>
              <table:table-cell office:value-type="float" office:value="34364">
                <text:p>34364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5552">
                <text:p>5552</text:p>
              </table:table-cell>
              <table:table-cell office:value-type="float" office:value="11096">
                <text:p>11096</text:p>
              </table:table-cell>
              <table:table-cell office:value-type="float" office:value="23293">
                <text:p>23293</text:p>
              </table:table-cell>
              <table:table-cell office:value-type="float" office:value="32522">
                <text:p>32522</text:p>
              </table:table-cell>
              <table:table-cell office:value-type="float" office:value="33822">
                <text:p>33822</text:p>
              </table:table-cell>
              <table:table-cell office:value-type="float" office:value="35633">
                <text:p>35633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5601">
                <text:p>5601</text:p>
              </table:table-cell>
              <table:table-cell office:value-type="float" office:value="11608">
                <text:p>11608</text:p>
              </table:table-cell>
              <table:table-cell office:value-type="float" office:value="27570">
                <text:p>27570</text:p>
              </table:table-cell>
              <table:table-cell office:value-type="float" office:value="32625">
                <text:p>32625</text:p>
              </table:table-cell>
              <table:table-cell office:value-type="float" office:value="34495">
                <text:p>34495</text:p>
              </table:table-cell>
              <table:table-cell office:value-type="float" office:value="35904">
                <text:p>35904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5784">
                <text:p>5784</text:p>
              </table:table-cell>
              <table:table-cell office:value-type="float" office:value="11466">
                <text:p>11466</text:p>
              </table:table-cell>
              <table:table-cell office:value-type="float" office:value="29195">
                <text:p>29195</text:p>
              </table:table-cell>
              <table:table-cell office:value-type="float" office:value="33182">
                <text:p>33182</text:p>
              </table:table-cell>
              <table:table-cell office:value-type="float" office:value="35316">
                <text:p>35316</text:p>
              </table:table-cell>
              <table:table-cell office:value-type="float" office:value="36517">
                <text:p>36517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5940">
                <text:p>5940</text:p>
              </table:table-cell>
              <table:table-cell office:value-type="float" office:value="11655">
                <text:p>11655</text:p>
              </table:table-cell>
              <table:table-cell office:value-type="float" office:value="23968">
                <text:p>23968</text:p>
              </table:table-cell>
              <table:table-cell office:value-type="float" office:value="33906">
                <text:p>33906</text:p>
              </table:table-cell>
              <table:table-cell office:value-type="float" office:value="35740">
                <text:p>35740</text:p>
              </table:table-cell>
              <table:table-cell office:value-type="float" office:value="38083">
                <text:p>38083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5923">
                <text:p>5923</text:p>
              </table:table-cell>
              <table:table-cell office:value-type="float" office:value="12397">
                <text:p>12397</text:p>
              </table:table-cell>
              <table:table-cell office:value-type="float" office:value="24824">
                <text:p>24824</text:p>
              </table:table-cell>
              <table:table-cell office:value-type="float" office:value="34784">
                <text:p>34784</text:p>
              </table:table-cell>
              <table:table-cell office:value-type="float" office:value="36484">
                <text:p>36484</text:p>
              </table:table-cell>
              <table:table-cell office:value-type="float" office:value="37659">
                <text:p>37659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6114">
                <text:p>6114</text:p>
              </table:table-cell>
              <table:table-cell office:value-type="float" office:value="12211">
                <text:p>12211</text:p>
              </table:table-cell>
              <table:table-cell office:value-type="float" office:value="32178">
                <text:p>32178</text:p>
              </table:table-cell>
              <table:table-cell office:value-type="float" office:value="35264">
                <text:p>35264</text:p>
              </table:table-cell>
              <table:table-cell office:value-type="float" office:value="36972">
                <text:p>36972</text:p>
              </table:table-cell>
              <table:table-cell office:value-type="float" office:value="38447">
                <text:p>38447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6169">
                <text:p>6169</text:p>
              </table:table-cell>
              <table:table-cell office:value-type="float" office:value="11923">
                <text:p>11923</text:p>
              </table:table-cell>
              <table:table-cell office:value-type="float" office:value="31169">
                <text:p>31169</text:p>
              </table:table-cell>
              <table:table-cell office:value-type="float" office:value="35951">
                <text:p>35951</text:p>
              </table:table-cell>
              <table:table-cell office:value-type="float" office:value="37655">
                <text:p>37655</text:p>
              </table:table-cell>
              <table:table-cell office:value-type="float" office:value="39179">
                <text:p>39179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6221">
                <text:p>6221</text:p>
              </table:table-cell>
              <table:table-cell office:value-type="float" office:value="11970">
                <text:p>11970</text:p>
              </table:table-cell>
              <table:table-cell office:value-type="float" office:value="22874">
                <text:p>22874</text:p>
              </table:table-cell>
              <table:table-cell office:value-type="float" office:value="32796">
                <text:p>32796</text:p>
              </table:table-cell>
              <table:table-cell office:value-type="float" office:value="38190">
                <text:p>38190</text:p>
              </table:table-cell>
              <table:table-cell office:value-type="float" office:value="40154">
                <text:p>40154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6398">
                <text:p>6398</text:p>
              </table:table-cell>
              <table:table-cell office:value-type="float" office:value="12995">
                <text:p>12995</text:p>
              </table:table-cell>
              <table:table-cell office:value-type="float" office:value="26335">
                <text:p>26335</text:p>
              </table:table-cell>
              <table:table-cell office:value-type="float" office:value="32867">
                <text:p>32867</text:p>
              </table:table-cell>
              <table:table-cell office:value-type="float" office:value="38464">
                <text:p>38464</text:p>
              </table:table-cell>
              <table:table-cell office:value-type="float" office:value="40424">
                <text:p>40424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6647">
                <text:p>6647</text:p>
              </table:table-cell>
              <table:table-cell office:value-type="float" office:value="12763">
                <text:p>12763</text:p>
              </table:table-cell>
              <table:table-cell office:value-type="float" office:value="23510">
                <text:p>23510</text:p>
              </table:table-cell>
              <table:table-cell office:value-type="float" office:value="33989">
                <text:p>33989</text:p>
              </table:table-cell>
              <table:table-cell office:value-type="float" office:value="39041">
                <text:p>39041</text:p>
              </table:table-cell>
              <table:table-cell office:value-type="float" office:value="41384">
                <text:p>41384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6646">
                <text:p>6646</text:p>
              </table:table-cell>
              <table:table-cell office:value-type="float" office:value="13021">
                <text:p>13021</text:p>
              </table:table-cell>
              <table:table-cell office:value-type="float" office:value="30018">
                <text:p>30018</text:p>
              </table:table-cell>
              <table:table-cell office:value-type="float" office:value="34189">
                <text:p>34189</text:p>
              </table:table-cell>
              <table:table-cell office:value-type="float" office:value="39545">
                <text:p>39545</text:p>
              </table:table-cell>
              <table:table-cell office:value-type="float" office:value="42441">
                <text:p>42441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6735">
                <text:p>6735</text:p>
              </table:table-cell>
              <table:table-cell office:value-type="float" office:value="13000">
                <text:p>13000</text:p>
              </table:table-cell>
              <table:table-cell office:value-type="float" office:value="32558">
                <text:p>32558</text:p>
              </table:table-cell>
              <table:table-cell office:value-type="float" office:value="33532">
                <text:p>33532</text:p>
              </table:table-cell>
              <table:table-cell office:value-type="float" office:value="40244">
                <text:p>40244</text:p>
              </table:table-cell>
              <table:table-cell office:value-type="float" office:value="43041">
                <text:p>43041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6728">
                <text:p>6728</text:p>
              </table:table-cell>
              <table:table-cell office:value-type="float" office:value="13117">
                <text:p>13117</text:p>
              </table:table-cell>
              <table:table-cell office:value-type="float" office:value="29218">
                <text:p>29218</text:p>
              </table:table-cell>
              <table:table-cell office:value-type="float" office:value="37332">
                <text:p>37332</text:p>
              </table:table-cell>
              <table:table-cell office:value-type="float" office:value="40830">
                <text:p>40830</text:p>
              </table:table-cell>
              <table:table-cell office:value-type="float" office:value="43112">
                <text:p>43112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6869">
                <text:p>6869</text:p>
              </table:table-cell>
              <table:table-cell office:value-type="float" office:value="13586">
                <text:p>13586</text:p>
              </table:table-cell>
              <table:table-cell office:value-type="float" office:value="28940">
                <text:p>28940</text:p>
              </table:table-cell>
              <table:table-cell office:value-type="float" office:value="38043">
                <text:p>38043</text:p>
              </table:table-cell>
              <table:table-cell office:value-type="float" office:value="41914">
                <text:p>41914</text:p>
              </table:table-cell>
              <table:table-cell office:value-type="float" office:value="44392">
                <text:p>44392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7033">
                <text:p>7033</text:p>
              </table:table-cell>
              <table:table-cell office:value-type="float" office:value="14225">
                <text:p>14225</text:p>
              </table:table-cell>
              <table:table-cell office:value-type="float" office:value="25249">
                <text:p>25249</text:p>
              </table:table-cell>
              <table:table-cell office:value-type="float" office:value="35449">
                <text:p>35449</text:p>
              </table:table-cell>
              <table:table-cell office:value-type="float" office:value="42175">
                <text:p>42175</text:p>
              </table:table-cell>
              <table:table-cell office:value-type="float" office:value="44822">
                <text:p>44822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7067">
                <text:p>7067</text:p>
              </table:table-cell>
              <table:table-cell office:value-type="float" office:value="13326">
                <text:p>13326</text:p>
              </table:table-cell>
              <table:table-cell office:value-type="float" office:value="25373">
                <text:p>25373</text:p>
              </table:table-cell>
              <table:table-cell office:value-type="float" office:value="39710">
                <text:p>39710</text:p>
              </table:table-cell>
              <table:table-cell office:value-type="float" office:value="43021">
                <text:p>43021</text:p>
              </table:table-cell>
              <table:table-cell office:value-type="float" office:value="45122">
                <text:p>45122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7177">
                <text:p>7177</text:p>
              </table:table-cell>
              <table:table-cell office:value-type="float" office:value="14203">
                <text:p>14203</text:p>
              </table:table-cell>
              <table:table-cell office:value-type="float" office:value="36139">
                <text:p>36139</text:p>
              </table:table-cell>
              <table:table-cell office:value-type="float" office:value="36358">
                <text:p>36358</text:p>
              </table:table-cell>
              <table:table-cell office:value-type="float" office:value="43348">
                <text:p>43348</text:p>
              </table:table-cell>
              <table:table-cell office:value-type="float" office:value="45427">
                <text:p>45427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7260">
                <text:p>7260</text:p>
              </table:table-cell>
              <table:table-cell office:value-type="float" office:value="14966">
                <text:p>14966</text:p>
              </table:table-cell>
              <table:table-cell office:value-type="float" office:value="33767">
                <text:p>33767</text:p>
              </table:table-cell>
              <table:table-cell office:value-type="float" office:value="40871">
                <text:p>40871</text:p>
              </table:table-cell>
              <table:table-cell office:value-type="float" office:value="44110">
                <text:p>44110</text:p>
              </table:table-cell>
              <table:table-cell office:value-type="float" office:value="46172">
                <text:p>46172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7744">
                <text:p>7744</text:p>
              </table:table-cell>
              <table:table-cell office:value-type="float" office:value="15251">
                <text:p>15251</text:p>
              </table:table-cell>
              <table:table-cell office:value-type="float" office:value="32048">
                <text:p>32048</text:p>
              </table:table-cell>
              <table:table-cell office:value-type="float" office:value="42612">
                <text:p>42612</text:p>
              </table:table-cell>
              <table:table-cell office:value-type="float" office:value="44926">
                <text:p>44926</text:p>
              </table:table-cell>
              <table:table-cell office:value-type="float" office:value="47653">
                <text:p>47653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7517">
                <text:p>7517</text:p>
              </table:table-cell>
              <table:table-cell office:value-type="float" office:value="15146">
                <text:p>15146</text:p>
              </table:table-cell>
              <table:table-cell office:value-type="float" office:value="34042">
                <text:p>34042</text:p>
              </table:table-cell>
              <table:table-cell office:value-type="float" office:value="39126">
                <text:p>39126</text:p>
              </table:table-cell>
              <table:table-cell office:value-type="float" office:value="45575">
                <text:p>45575</text:p>
              </table:table-cell>
              <table:table-cell office:value-type="float" office:value="47581">
                <text:p>47581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7633">
                <text:p>7633</text:p>
              </table:table-cell>
              <table:table-cell office:value-type="float" office:value="15043">
                <text:p>15043</text:p>
              </table:table-cell>
              <table:table-cell office:value-type="float" office:value="29646">
                <text:p>29646</text:p>
              </table:table-cell>
              <table:table-cell office:value-type="float" office:value="37477">
                <text:p>37477</text:p>
              </table:table-cell>
              <table:table-cell office:value-type="float" office:value="45798">
                <text:p>45798</text:p>
              </table:table-cell>
              <table:table-cell office:value-type="float" office:value="48387">
                <text:p>48387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7794">
                <text:p>7794</text:p>
              </table:table-cell>
              <table:table-cell office:value-type="float" office:value="15104">
                <text:p>15104</text:p>
              </table:table-cell>
              <table:table-cell office:value-type="float" office:value="35574">
                <text:p>35574</text:p>
              </table:table-cell>
              <table:table-cell office:value-type="float" office:value="38554">
                <text:p>38554</text:p>
              </table:table-cell>
              <table:table-cell office:value-type="float" office:value="46564">
                <text:p>46564</text:p>
              </table:table-cell>
              <table:table-cell office:value-type="float" office:value="49926">
                <text:p>49926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7899">
                <text:p>7899</text:p>
              </table:table-cell>
              <table:table-cell office:value-type="float" office:value="15428">
                <text:p>15428</text:p>
              </table:table-cell>
              <table:table-cell office:value-type="float" office:value="33432">
                <text:p>33432</text:p>
              </table:table-cell>
              <table:table-cell office:value-type="float" office:value="37192">
                <text:p>37192</text:p>
              </table:table-cell>
              <table:table-cell office:value-type="float" office:value="46781">
                <text:p>46781</text:p>
              </table:table-cell>
              <table:table-cell office:value-type="float" office:value="49262">
                <text:p>49262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7945">
                <text:p>7945</text:p>
              </table:table-cell>
              <table:table-cell office:value-type="float" office:value="15113">
                <text:p>15113</text:p>
              </table:table-cell>
              <table:table-cell office:value-type="float" office:value="30414">
                <text:p>30414</text:p>
              </table:table-cell>
              <table:table-cell office:value-type="float" office:value="40893">
                <text:p>40893</text:p>
              </table:table-cell>
              <table:table-cell office:value-type="float" office:value="47640">
                <text:p>47640</text:p>
              </table:table-cell>
              <table:table-cell office:value-type="float" office:value="50541">
                <text:p>50541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8007">
                <text:p>8007</text:p>
              </table:table-cell>
              <table:table-cell office:value-type="float" office:value="16060">
                <text:p>16060</text:p>
              </table:table-cell>
              <table:table-cell office:value-type="float" office:value="30621">
                <text:p>30621</text:p>
              </table:table-cell>
              <table:table-cell office:value-type="float" office:value="37857">
                <text:p>37857</text:p>
              </table:table-cell>
              <table:table-cell office:value-type="float" office:value="47848">
                <text:p>47848</text:p>
              </table:table-cell>
              <table:table-cell office:value-type="float" office:value="51021">
                <text:p>51021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8091">
                <text:p>8091</text:p>
              </table:table-cell>
              <table:table-cell office:value-type="float" office:value="16210">
                <text:p>16210</text:p>
              </table:table-cell>
              <table:table-cell office:value-type="float" office:value="36015">
                <text:p>36015</text:p>
              </table:table-cell>
              <table:table-cell office:value-type="float" office:value="45252">
                <text:p>45252</text:p>
              </table:table-cell>
              <table:table-cell office:value-type="float" office:value="49320">
                <text:p>49320</text:p>
              </table:table-cell>
              <table:table-cell office:value-type="float" office:value="51399">
                <text:p>51399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8448">
                <text:p>8448</text:p>
              </table:table-cell>
              <table:table-cell office:value-type="float" office:value="16455">
                <text:p>16455</text:p>
              </table:table-cell>
              <table:table-cell office:value-type="float" office:value="40773">
                <text:p>40773</text:p>
              </table:table-cell>
              <table:table-cell office:value-type="float" office:value="44049">
                <text:p>44049</text:p>
              </table:table-cell>
              <table:table-cell office:value-type="float" office:value="49851">
                <text:p>49851</text:p>
              </table:table-cell>
              <table:table-cell office:value-type="float" office:value="51788">
                <text:p>51788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8384">
                <text:p>8384</text:p>
              </table:table-cell>
              <table:table-cell office:value-type="float" office:value="17299">
                <text:p>17299</text:p>
              </table:table-cell>
              <table:table-cell office:value-type="float" office:value="33346">
                <text:p>33346</text:p>
              </table:table-cell>
              <table:table-cell office:value-type="float" office:value="46436">
                <text:p>46436</text:p>
              </table:table-cell>
              <table:table-cell office:value-type="float" office:value="50155">
                <text:p>50155</text:p>
              </table:table-cell>
              <table:table-cell office:value-type="float" office:value="52788">
                <text:p>52788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8698">
                <text:p>8698</text:p>
              </table:table-cell>
              <table:table-cell office:value-type="float" office:value="17189">
                <text:p>17189</text:p>
              </table:table-cell>
              <table:table-cell office:value-type="float" office:value="30494">
                <text:p>30494</text:p>
              </table:table-cell>
              <table:table-cell office:value-type="float" office:value="47050">
                <text:p>47050</text:p>
              </table:table-cell>
              <table:table-cell office:value-type="float" office:value="50953">
                <text:p>50953</text:p>
              </table:table-cell>
              <table:table-cell office:value-type="float" office:value="52832">
                <text:p>52832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8500">
                <text:p>8500</text:p>
              </table:table-cell>
              <table:table-cell office:value-type="float" office:value="15911">
                <text:p>15911</text:p>
              </table:table-cell>
              <table:table-cell office:value-type="float" office:value="36635">
                <text:p>36635</text:p>
              </table:table-cell>
              <table:table-cell office:value-type="float" office:value="48177">
                <text:p>48177</text:p>
              </table:table-cell>
              <table:table-cell office:value-type="float" office:value="51816">
                <text:p>51816</text:p>
              </table:table-cell>
              <table:table-cell office:value-type="float" office:value="54550">
                <text:p>54550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8516">
                <text:p>8516</text:p>
              </table:table-cell>
              <table:table-cell office:value-type="float" office:value="16590">
                <text:p>16590</text:p>
              </table:table-cell>
              <table:table-cell office:value-type="float" office:value="37868">
                <text:p>37868</text:p>
              </table:table-cell>
              <table:table-cell office:value-type="float" office:value="49500">
                <text:p>49500</text:p>
              </table:table-cell>
              <table:table-cell office:value-type="float" office:value="52368">
                <text:p>52368</text:p>
              </table:table-cell>
              <table:table-cell office:value-type="float" office:value="54676">
                <text:p>54676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8959">
                <text:p>8959</text:p>
              </table:table-cell>
              <table:table-cell office:value-type="float" office:value="16676">
                <text:p>16676</text:p>
              </table:table-cell>
              <table:table-cell office:value-type="float" office:value="32330">
                <text:p>32330</text:p>
              </table:table-cell>
              <table:table-cell office:value-type="float" office:value="49612">
                <text:p>49612</text:p>
              </table:table-cell>
              <table:table-cell office:value-type="float" office:value="53132">
                <text:p>53132</text:p>
              </table:table-cell>
              <table:table-cell office:value-type="float" office:value="55279">
                <text:p>55279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8792">
                <text:p>8792</text:p>
              </table:table-cell>
              <table:table-cell office:value-type="float" office:value="17078">
                <text:p>17078</text:p>
              </table:table-cell>
              <table:table-cell office:value-type="float" office:value="39339">
                <text:p>39339</text:p>
              </table:table-cell>
              <table:table-cell office:value-type="float" office:value="51322">
                <text:p>51322</text:p>
              </table:table-cell>
              <table:table-cell office:value-type="float" office:value="53686">
                <text:p>53686</text:p>
              </table:table-cell>
              <table:table-cell office:value-type="float" office:value="56021">
                <text:p>56021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8804">
                <text:p>8804</text:p>
              </table:table-cell>
              <table:table-cell office:value-type="float" office:value="17488">
                <text:p>17488</text:p>
              </table:table-cell>
              <table:table-cell office:value-type="float" office:value="36719">
                <text:p>36719</text:p>
              </table:table-cell>
              <table:table-cell office:value-type="float" office:value="52294">
                <text:p>52294</text:p>
              </table:table-cell>
              <table:table-cell office:value-type="float" office:value="54883">
                <text:p>54883</text:p>
              </table:table-cell>
              <table:table-cell office:value-type="float" office:value="57124">
                <text:p>57124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9336">
                <text:p>9336</text:p>
              </table:table-cell>
              <table:table-cell office:value-type="float" office:value="18528">
                <text:p>18528</text:p>
              </table:table-cell>
              <table:table-cell office:value-type="float" office:value="46085">
                <text:p>46085</text:p>
              </table:table-cell>
              <table:table-cell office:value-type="float" office:value="52278">
                <text:p>52278</text:p>
              </table:table-cell>
              <table:table-cell office:value-type="float" office:value="55256">
                <text:p>55256</text:p>
              </table:table-cell>
              <table:table-cell office:value-type="float" office:value="57062">
                <text:p>57062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9487">
                <text:p>9487</text:p>
              </table:table-cell>
              <table:table-cell office:value-type="float" office:value="18175">
                <text:p>18175</text:p>
              </table:table-cell>
              <table:table-cell office:value-type="float" office:value="37083">
                <text:p>37083</text:p>
              </table:table-cell>
              <table:table-cell office:value-type="float" office:value="54237">
                <text:p>54237</text:p>
              </table:table-cell>
              <table:table-cell office:value-type="float" office:value="56181">
                <text:p>56181</text:p>
              </table:table-cell>
              <table:table-cell office:value-type="float" office:value="58083">
                <text:p>58083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9264">
                <text:p>9264</text:p>
              </table:table-cell>
              <table:table-cell office:value-type="float" office:value="17773">
                <text:p>17773</text:p>
              </table:table-cell>
              <table:table-cell office:value-type="float" office:value="34927">
                <text:p>34927</text:p>
              </table:table-cell>
              <table:table-cell office:value-type="float" office:value="54755">
                <text:p>54755</text:p>
              </table:table-cell>
              <table:table-cell office:value-type="float" office:value="56722">
                <text:p>56722</text:p>
              </table:table-cell>
              <table:table-cell office:value-type="float" office:value="59247">
                <text:p>59247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9283">
                <text:p>9283</text:p>
              </table:table-cell>
              <table:table-cell office:value-type="float" office:value="17854">
                <text:p>17854</text:p>
              </table:table-cell>
              <table:table-cell office:value-type="float" office:value="56847">
                <text:p>56847</text:p>
              </table:table-cell>
              <table:table-cell office:value-type="float" office:value="55540">
                <text:p>55540</text:p>
              </table:table-cell>
              <table:table-cell office:value-type="float" office:value="57412">
                <text:p>57412</text:p>
              </table:table-cell>
              <table:table-cell office:value-type="float" office:value="59299">
                <text:p>59299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9342">
                <text:p>9342</text:p>
              </table:table-cell>
              <table:table-cell office:value-type="float" office:value="19271">
                <text:p>19271</text:p>
              </table:table-cell>
              <table:table-cell office:value-type="float" office:value="38860">
                <text:p>38860</text:p>
              </table:table-cell>
              <table:table-cell office:value-type="float" office:value="55242">
                <text:p>55242</text:p>
              </table:table-cell>
              <table:table-cell office:value-type="float" office:value="58078">
                <text:p>58078</text:p>
              </table:table-cell>
              <table:table-cell office:value-type="float" office:value="59810">
                <text:p>59810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9492">
                <text:p>9492</text:p>
              </table:table-cell>
              <table:table-cell office:value-type="float" office:value="18840">
                <text:p>18840</text:p>
              </table:table-cell>
              <table:table-cell office:value-type="float" office:value="36903">
                <text:p>36903</text:p>
              </table:table-cell>
              <table:table-cell office:value-type="float" office:value="55133">
                <text:p>55133</text:p>
              </table:table-cell>
              <table:table-cell office:value-type="float" office:value="58201">
                <text:p>58201</text:p>
              </table:table-cell>
              <table:table-cell office:value-type="float" office:value="60187">
                <text:p>60187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9501">
                <text:p>9501</text:p>
              </table:table-cell>
              <table:table-cell office:value-type="float" office:value="18665">
                <text:p>18665</text:p>
              </table:table-cell>
              <table:table-cell office:value-type="float" office:value="41032">
                <text:p>41032</text:p>
              </table:table-cell>
              <table:table-cell office:value-type="float" office:value="56434">
                <text:p>56434</text:p>
              </table:table-cell>
              <table:table-cell office:value-type="float" office:value="58791">
                <text:p>58791</text:p>
              </table:table-cell>
              <table:table-cell office:value-type="float" office:value="60929">
                <text:p>60929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9890">
                <text:p>9890</text:p>
              </table:table-cell>
              <table:table-cell office:value-type="float" office:value="19656">
                <text:p>19656</text:p>
              </table:table-cell>
              <table:table-cell office:value-type="float" office:value="48587">
                <text:p>48587</text:p>
              </table:table-cell>
              <table:table-cell office:value-type="float" office:value="56819">
                <text:p>56819</text:p>
              </table:table-cell>
              <table:table-cell office:value-type="float" office:value="59440">
                <text:p>59440</text:p>
              </table:table-cell>
              <table:table-cell office:value-type="float" office:value="61918">
                <text:p>61918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9827">
                <text:p>9827</text:p>
              </table:table-cell>
              <table:table-cell office:value-type="float" office:value="18516">
                <text:p>18516</text:p>
              </table:table-cell>
              <table:table-cell office:value-type="float" office:value="39852">
                <text:p>39852</text:p>
              </table:table-cell>
              <table:table-cell office:value-type="float" office:value="57999">
                <text:p>57999</text:p>
              </table:table-cell>
              <table:table-cell office:value-type="float" office:value="60122">
                <text:p>60122</text:p>
              </table:table-cell>
              <table:table-cell office:value-type="float" office:value="62451">
                <text:p>62451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9913">
                <text:p>9913</text:p>
              </table:table-cell>
              <table:table-cell office:value-type="float" office:value="18787">
                <text:p>18787</text:p>
              </table:table-cell>
              <table:table-cell office:value-type="float" office:value="45315">
                <text:p>45315</text:p>
              </table:table-cell>
              <table:table-cell office:value-type="float" office:value="58647">
                <text:p>58647</text:p>
              </table:table-cell>
              <table:table-cell office:value-type="float" office:value="60940">
                <text:p>60940</text:p>
              </table:table-cell>
              <table:table-cell office:value-type="float" office:value="63329">
                <text:p>63329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10122">
                <text:p>10122</text:p>
              </table:table-cell>
              <table:table-cell office:value-type="float" office:value="19630">
                <text:p>19630</text:p>
              </table:table-cell>
              <table:table-cell office:value-type="float" office:value="57748">
                <text:p>57748</text:p>
              </table:table-cell>
              <table:table-cell office:value-type="float" office:value="59831">
                <text:p>59831</text:p>
              </table:table-cell>
              <table:table-cell office:value-type="float" office:value="61490">
                <text:p>61490</text:p>
              </table:table-cell>
              <table:table-cell office:value-type="float" office:value="64033">
                <text:p>64033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10073">
                <text:p>10073</text:p>
              </table:table-cell>
              <table:table-cell office:value-type="float" office:value="20769">
                <text:p>20769</text:p>
              </table:table-cell>
              <table:table-cell office:value-type="float" office:value="49880">
                <text:p>49880</text:p>
              </table:table-cell>
              <table:table-cell office:value-type="float" office:value="59448">
                <text:p>59448</text:p>
              </table:table-cell>
              <table:table-cell office:value-type="float" office:value="61878">
                <text:p>61878</text:p>
              </table:table-cell>
              <table:table-cell office:value-type="float" office:value="64102">
                <text:p>64102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10159">
                <text:p>10159</text:p>
              </table:table-cell>
              <table:table-cell office:value-type="float" office:value="18856">
                <text:p>18856</text:p>
              </table:table-cell>
              <table:table-cell office:value-type="float" office:value="38208">
                <text:p>38208</text:p>
              </table:table-cell>
              <table:table-cell office:value-type="float" office:value="60512">
                <text:p>60512</text:p>
              </table:table-cell>
              <table:table-cell office:value-type="float" office:value="62769">
                <text:p>62769</text:p>
              </table:table-cell>
              <table:table-cell office:value-type="float" office:value="65216">
                <text:p>65216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10335">
                <text:p>10335</text:p>
              </table:table-cell>
              <table:table-cell office:value-type="float" office:value="19381">
                <text:p>19381</text:p>
              </table:table-cell>
              <table:table-cell office:value-type="float" office:value="39998">
                <text:p>39998</text:p>
              </table:table-cell>
              <table:table-cell office:value-type="float" office:value="60745">
                <text:p>60745</text:p>
              </table:table-cell>
              <table:table-cell office:value-type="float" office:value="62904">
                <text:p>62904</text:p>
              </table:table-cell>
              <table:table-cell office:value-type="float" office:value="65346">
                <text:p>65346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10518">
                <text:p>10518</text:p>
              </table:table-cell>
              <table:table-cell office:value-type="float" office:value="19850">
                <text:p>19850</text:p>
              </table:table-cell>
              <table:table-cell office:value-type="float" office:value="45108">
                <text:p>45108</text:p>
              </table:table-cell>
              <table:table-cell office:value-type="float" office:value="61240">
                <text:p>61240</text:p>
              </table:table-cell>
              <table:table-cell office:value-type="float" office:value="63638">
                <text:p>63638</text:p>
              </table:table-cell>
              <table:table-cell office:value-type="float" office:value="65486">
                <text:p>65486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10490">
                <text:p>10490</text:p>
              </table:table-cell>
              <table:table-cell office:value-type="float" office:value="21552">
                <text:p>21552</text:p>
              </table:table-cell>
              <table:table-cell office:value-type="float" office:value="50266">
                <text:p>50266</text:p>
              </table:table-cell>
              <table:table-cell office:value-type="float" office:value="61354">
                <text:p>61354</text:p>
              </table:table-cell>
              <table:table-cell office:value-type="float" office:value="64142">
                <text:p>64142</text:p>
              </table:table-cell>
              <table:table-cell office:value-type="float" office:value="66236">
                <text:p>66236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10810">
                <text:p>10810</text:p>
              </table:table-cell>
              <table:table-cell office:value-type="float" office:value="20173">
                <text:p>20173</text:p>
              </table:table-cell>
              <table:table-cell office:value-type="float" office:value="44524">
                <text:p>44524</text:p>
              </table:table-cell>
              <table:table-cell office:value-type="float" office:value="63097">
                <text:p>63097</text:p>
              </table:table-cell>
              <table:table-cell office:value-type="float" office:value="65076">
                <text:p>65076</text:p>
              </table:table-cell>
              <table:table-cell office:value-type="float" office:value="67022">
                <text:p>67022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10749">
                <text:p>10749</text:p>
              </table:table-cell>
              <table:table-cell office:value-type="float" office:value="19877">
                <text:p>19877</text:p>
              </table:table-cell>
              <table:table-cell office:value-type="float" office:value="45677">
                <text:p>45677</text:p>
              </table:table-cell>
              <table:table-cell office:value-type="float" office:value="62796">
                <text:p>62796</text:p>
              </table:table-cell>
              <table:table-cell office:value-type="float" office:value="65428">
                <text:p>65428</text:p>
              </table:table-cell>
              <table:table-cell office:value-type="float" office:value="67116">
                <text:p>67116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10821">
                <text:p>10821</text:p>
              </table:table-cell>
              <table:table-cell office:value-type="float" office:value="21130">
                <text:p>21130</text:p>
              </table:table-cell>
              <table:table-cell office:value-type="float" office:value="48026">
                <text:p>48026</text:p>
              </table:table-cell>
              <table:table-cell office:value-type="float" office:value="62365">
                <text:p>62365</text:p>
              </table:table-cell>
              <table:table-cell office:value-type="float" office:value="66396">
                <text:p>66396</text:p>
              </table:table-cell>
              <table:table-cell office:value-type="float" office:value="68936">
                <text:p>68936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11072">
                <text:p>11072</text:p>
              </table:table-cell>
              <table:table-cell office:value-type="float" office:value="24151">
                <text:p>24151</text:p>
              </table:table-cell>
              <table:table-cell office:value-type="float" office:value="39260">
                <text:p>39260</text:p>
              </table:table-cell>
              <table:table-cell office:value-type="float" office:value="65011">
                <text:p>65011</text:p>
              </table:table-cell>
              <table:table-cell office:value-type="float" office:value="67032">
                <text:p>67032</text:p>
              </table:table-cell>
              <table:table-cell office:value-type="float" office:value="69373">
                <text:p>69373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11043">
                <text:p>11043</text:p>
              </table:table-cell>
              <table:table-cell office:value-type="float" office:value="21913">
                <text:p>21913</text:p>
              </table:table-cell>
              <table:table-cell office:value-type="float" office:value="55067">
                <text:p>55067</text:p>
              </table:table-cell>
              <table:table-cell office:value-type="float" office:value="65043">
                <text:p>65043</text:p>
              </table:table-cell>
              <table:table-cell office:value-type="float" office:value="67758">
                <text:p>67758</text:p>
              </table:table-cell>
              <table:table-cell office:value-type="float" office:value="70099">
                <text:p>70099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11048">
                <text:p>11048</text:p>
              </table:table-cell>
              <table:table-cell office:value-type="float" office:value="22851">
                <text:p>22851</text:p>
              </table:table-cell>
              <table:table-cell office:value-type="float" office:value="45515">
                <text:p>45515</text:p>
              </table:table-cell>
              <table:table-cell office:value-type="float" office:value="66407">
                <text:p>66407</text:p>
              </table:table-cell>
              <table:table-cell office:value-type="float" office:value="68350">
                <text:p>68350</text:p>
              </table:table-cell>
              <table:table-cell office:value-type="float" office:value="70802">
                <text:p>70802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11653">
                <text:p>11653</text:p>
              </table:table-cell>
              <table:table-cell office:value-type="float" office:value="23360">
                <text:p>23360</text:p>
              </table:table-cell>
              <table:table-cell office:value-type="float" office:value="45977">
                <text:p>45977</text:p>
              </table:table-cell>
              <table:table-cell office:value-type="float" office:value="66191">
                <text:p>66191</text:p>
              </table:table-cell>
              <table:table-cell office:value-type="float" office:value="68863">
                <text:p>68863</text:p>
              </table:table-cell>
              <table:table-cell office:value-type="float" office:value="71325">
                <text:p>71325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11244">
                <text:p>11244</text:p>
              </table:table-cell>
              <table:table-cell office:value-type="float" office:value="21667">
                <text:p>21667</text:p>
              </table:table-cell>
              <table:table-cell office:value-type="float" office:value="55558">
                <text:p>55558</text:p>
              </table:table-cell>
              <table:table-cell office:value-type="float" office:value="67550">
                <text:p>67550</text:p>
              </table:table-cell>
              <table:table-cell office:value-type="float" office:value="69559">
                <text:p>69559</text:p>
              </table:table-cell>
              <table:table-cell office:value-type="float" office:value="71864">
                <text:p>71864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11300">
                <text:p>11300</text:p>
              </table:table-cell>
              <table:table-cell office:value-type="float" office:value="22776">
                <text:p>22776</text:p>
              </table:table-cell>
              <table:table-cell office:value-type="float" office:value="43679">
                <text:p>43679</text:p>
              </table:table-cell>
              <table:table-cell office:value-type="float" office:value="66144">
                <text:p>66144</text:p>
              </table:table-cell>
              <table:table-cell office:value-type="float" office:value="70140">
                <text:p>70140</text:p>
              </table:table-cell>
              <table:table-cell office:value-type="float" office:value="72921">
                <text:p>72921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11881">
                <text:p>11881</text:p>
              </table:table-cell>
              <table:table-cell office:value-type="float" office:value="23577">
                <text:p>23577</text:p>
              </table:table-cell>
              <table:table-cell office:value-type="float" office:value="58311">
                <text:p>58311</text:p>
              </table:table-cell>
              <table:table-cell office:value-type="float" office:value="68102">
                <text:p>68102</text:p>
              </table:table-cell>
              <table:table-cell office:value-type="float" office:value="70426">
                <text:p>70426</text:p>
              </table:table-cell>
              <table:table-cell office:value-type="float" office:value="72908">
                <text:p>72908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11766">
                <text:p>11766</text:p>
              </table:table-cell>
              <table:table-cell office:value-type="float" office:value="24322">
                <text:p>24322</text:p>
              </table:table-cell>
              <table:table-cell office:value-type="float" office:value="50148">
                <text:p>50148</text:p>
              </table:table-cell>
              <table:table-cell office:value-type="float" office:value="68695">
                <text:p>68695</text:p>
              </table:table-cell>
              <table:table-cell office:value-type="float" office:value="71425">
                <text:p>71425</text:p>
              </table:table-cell>
              <table:table-cell office:value-type="float" office:value="74247">
                <text:p>74247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11643">
                <text:p>11643</text:p>
              </table:table-cell>
              <table:table-cell office:value-type="float" office:value="23472">
                <text:p>23472</text:p>
              </table:table-cell>
              <table:table-cell office:value-type="float" office:value="46546">
                <text:p>46546</text:p>
              </table:table-cell>
              <table:table-cell office:value-type="float" office:value="69703">
                <text:p>69703</text:p>
              </table:table-cell>
              <table:table-cell office:value-type="float" office:value="72059">
                <text:p>72059</text:p>
              </table:table-cell>
              <table:table-cell office:value-type="float" office:value="75121">
                <text:p>75121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12255">
                <text:p>12255</text:p>
              </table:table-cell>
              <table:table-cell office:value-type="float" office:value="23151">
                <text:p>23151</text:p>
              </table:table-cell>
              <table:table-cell office:value-type="float" office:value="43060">
                <text:p>43060</text:p>
              </table:table-cell>
              <table:table-cell office:value-type="float" office:value="69478">
                <text:p>69478</text:p>
              </table:table-cell>
              <table:table-cell office:value-type="float" office:value="72869">
                <text:p>72869</text:p>
              </table:table-cell>
              <table:table-cell office:value-type="float" office:value="75100">
                <text:p>75100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11833">
                <text:p>11833</text:p>
              </table:table-cell>
              <table:table-cell office:value-type="float" office:value="23051">
                <text:p>23051</text:p>
              </table:table-cell>
              <table:table-cell office:value-type="float" office:value="44933">
                <text:p>44933</text:p>
              </table:table-cell>
              <table:table-cell office:value-type="float" office:value="70784">
                <text:p>70784</text:p>
              </table:table-cell>
              <table:table-cell office:value-type="float" office:value="73391">
                <text:p>73391</text:p>
              </table:table-cell>
              <table:table-cell office:value-type="float" office:value="75498">
                <text:p>75498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12190">
                <text:p>12190</text:p>
              </table:table-cell>
              <table:table-cell office:value-type="float" office:value="22308">
                <text:p>22308</text:p>
              </table:table-cell>
              <table:table-cell office:value-type="float" office:value="51635">
                <text:p>51635</text:p>
              </table:table-cell>
              <table:table-cell office:value-type="float" office:value="71266">
                <text:p>71266</text:p>
              </table:table-cell>
              <table:table-cell office:value-type="float" office:value="74057">
                <text:p>74057</text:p>
              </table:table-cell>
              <table:table-cell office:value-type="float" office:value="77196">
                <text:p>77196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12016">
                <text:p>12016</text:p>
              </table:table-cell>
              <table:table-cell office:value-type="float" office:value="24667">
                <text:p>24667</text:p>
              </table:table-cell>
              <table:table-cell office:value-type="float" office:value="54203">
                <text:p>54203</text:p>
              </table:table-cell>
              <table:table-cell office:value-type="float" office:value="72167">
                <text:p>72167</text:p>
              </table:table-cell>
              <table:table-cell office:value-type="float" office:value="74868">
                <text:p>74868</text:p>
              </table:table-cell>
              <table:table-cell office:value-type="float" office:value="76688">
                <text:p>76688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12143">
                <text:p>12143</text:p>
              </table:table-cell>
              <table:table-cell office:value-type="float" office:value="25070">
                <text:p>25070</text:p>
              </table:table-cell>
              <table:table-cell office:value-type="float" office:value="47410">
                <text:p>47410</text:p>
              </table:table-cell>
              <table:table-cell office:value-type="float" office:value="73614">
                <text:p>73614</text:p>
              </table:table-cell>
              <table:table-cell office:value-type="float" office:value="75489">
                <text:p>75489</text:p>
              </table:table-cell>
              <table:table-cell office:value-type="float" office:value="77692">
                <text:p>77692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12424">
                <text:p>12424</text:p>
              </table:table-cell>
              <table:table-cell office:value-type="float" office:value="24283">
                <text:p>24283</text:p>
              </table:table-cell>
              <table:table-cell office:value-type="float" office:value="60798">
                <text:p>60798</text:p>
              </table:table-cell>
              <table:table-cell office:value-type="float" office:value="72709">
                <text:p>72709</text:p>
              </table:table-cell>
              <table:table-cell office:value-type="float" office:value="76023">
                <text:p>76023</text:p>
              </table:table-cell>
              <table:table-cell office:value-type="float" office:value="78088">
                <text:p>78088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12862">
                <text:p>12862</text:p>
              </table:table-cell>
              <table:table-cell office:value-type="float" office:value="24764">
                <text:p>24764</text:p>
              </table:table-cell>
              <table:table-cell office:value-type="float" office:value="51070">
                <text:p>51070</text:p>
              </table:table-cell>
              <table:table-cell office:value-type="float" office:value="74067">
                <text:p>74067</text:p>
              </table:table-cell>
              <table:table-cell office:value-type="float" office:value="76484">
                <text:p>76484</text:p>
              </table:table-cell>
              <table:table-cell office:value-type="float" office:value="78419">
                <text:p>78419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12425">
                <text:p>12425</text:p>
              </table:table-cell>
              <table:table-cell office:value-type="float" office:value="23922">
                <text:p>23922</text:p>
              </table:table-cell>
              <table:table-cell office:value-type="float" office:value="56620">
                <text:p>56620</text:p>
              </table:table-cell>
              <table:table-cell office:value-type="float" office:value="72819">
                <text:p>72819</text:p>
              </table:table-cell>
              <table:table-cell office:value-type="float" office:value="77281">
                <text:p>77281</text:p>
              </table:table-cell>
              <table:table-cell office:value-type="float" office:value="79790">
                <text:p>79790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12646">
                <text:p>12646</text:p>
              </table:table-cell>
              <table:table-cell office:value-type="float" office:value="24489">
                <text:p>24489</text:p>
              </table:table-cell>
              <table:table-cell office:value-type="float" office:value="51468">
                <text:p>51468</text:p>
              </table:table-cell>
              <table:table-cell office:value-type="float" office:value="73623">
                <text:p>73623</text:p>
              </table:table-cell>
              <table:table-cell office:value-type="float" office:value="77953">
                <text:p>77953</text:p>
              </table:table-cell>
              <table:table-cell office:value-type="float" office:value="81345">
                <text:p>81345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13328">
                <text:p>13328</text:p>
              </table:table-cell>
              <table:table-cell office:value-type="float" office:value="24726">
                <text:p>24726</text:p>
              </table:table-cell>
              <table:table-cell office:value-type="float" office:value="52476">
                <text:p>52476</text:p>
              </table:table-cell>
              <table:table-cell office:value-type="float" office:value="71454">
                <text:p>71454</text:p>
              </table:table-cell>
              <table:table-cell office:value-type="float" office:value="78457">
                <text:p>78457</text:p>
              </table:table-cell>
              <table:table-cell office:value-type="float" office:value="81030">
                <text:p>81030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12740">
                <text:p>12740</text:p>
              </table:table-cell>
              <table:table-cell office:value-type="float" office:value="26085">
                <text:p>26085</text:p>
              </table:table-cell>
              <table:table-cell office:value-type="float" office:value="57957">
                <text:p>57957</text:p>
              </table:table-cell>
              <table:table-cell office:value-type="float" office:value="71364">
                <text:p>71364</text:p>
              </table:table-cell>
              <table:table-cell office:value-type="float" office:value="78756">
                <text:p>78756</text:p>
              </table:table-cell>
              <table:table-cell office:value-type="float" office:value="82046">
                <text:p>82046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13060">
                <text:p>13060</text:p>
              </table:table-cell>
              <table:table-cell office:value-type="float" office:value="26051">
                <text:p>26051</text:p>
              </table:table-cell>
              <table:table-cell office:value-type="float" office:value="57235">
                <text:p>57235</text:p>
              </table:table-cell>
              <table:table-cell office:value-type="float" office:value="74311">
                <text:p>74311</text:p>
              </table:table-cell>
              <table:table-cell office:value-type="float" office:value="79677">
                <text:p>79677</text:p>
              </table:table-cell>
              <table:table-cell office:value-type="float" office:value="83208">
                <text:p>83208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12949">
                <text:p>12949</text:p>
              </table:table-cell>
              <table:table-cell office:value-type="float" office:value="26008">
                <text:p>26008</text:p>
              </table:table-cell>
              <table:table-cell office:value-type="float" office:value="52852">
                <text:p>52852</text:p>
              </table:table-cell>
              <table:table-cell office:value-type="float" office:value="74887">
                <text:p>74887</text:p>
              </table:table-cell>
              <table:table-cell office:value-type="float" office:value="80186">
                <text:p>80186</text:p>
              </table:table-cell>
              <table:table-cell office:value-type="float" office:value="82375">
                <text:p>82375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13001">
                <text:p>13001</text:p>
              </table:table-cell>
              <table:table-cell office:value-type="float" office:value="26135">
                <text:p>26135</text:p>
              </table:table-cell>
              <table:table-cell office:value-type="float" office:value="63276">
                <text:p>63276</text:p>
              </table:table-cell>
              <table:table-cell office:value-type="float" office:value="72139">
                <text:p>72139</text:p>
              </table:table-cell>
              <table:table-cell office:value-type="float" office:value="80775">
                <text:p>80775</text:p>
              </table:table-cell>
              <table:table-cell office:value-type="float" office:value="84099">
                <text:p>84099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13287">
                <text:p>13287</text:p>
              </table:table-cell>
              <table:table-cell office:value-type="float" office:value="26196">
                <text:p>26196</text:p>
              </table:table-cell>
              <table:table-cell office:value-type="float" office:value="54962">
                <text:p>54962</text:p>
              </table:table-cell>
              <table:table-cell office:value-type="float" office:value="75736">
                <text:p>75736</text:p>
              </table:table-cell>
              <table:table-cell office:value-type="float" office:value="81448">
                <text:p>81448</text:p>
              </table:table-cell>
              <table:table-cell office:value-type="float" office:value="84896">
                <text:p>84896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13297">
                <text:p>13297</text:p>
              </table:table-cell>
              <table:table-cell office:value-type="float" office:value="26235">
                <text:p>26235</text:p>
              </table:table-cell>
              <table:table-cell office:value-type="float" office:value="69288">
                <text:p>69288</text:p>
              </table:table-cell>
              <table:table-cell office:value-type="float" office:value="75813">
                <text:p>75813</text:p>
              </table:table-cell>
              <table:table-cell office:value-type="float" office:value="81770">
                <text:p>81770</text:p>
              </table:table-cell>
              <table:table-cell office:value-type="float" office:value="84318">
                <text:p>84318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14778">
                <text:p>14778</text:p>
              </table:table-cell>
              <table:table-cell office:value-type="float" office:value="25880">
                <text:p>25880</text:p>
              </table:table-cell>
              <table:table-cell office:value-type="float" office:value="51660">
                <text:p>51660</text:p>
              </table:table-cell>
              <table:table-cell office:value-type="float" office:value="77893">
                <text:p>77893</text:p>
              </table:table-cell>
              <table:table-cell office:value-type="float" office:value="82686">
                <text:p>82686</text:p>
              </table:table-cell>
              <table:table-cell office:value-type="float" office:value="85588">
                <text:p>85588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13551">
                <text:p>13551</text:p>
              </table:table-cell>
              <table:table-cell office:value-type="float" office:value="28291">
                <text:p>28291</text:p>
              </table:table-cell>
              <table:table-cell office:value-type="float" office:value="68783">
                <text:p>68783</text:p>
              </table:table-cell>
              <table:table-cell office:value-type="float" office:value="76983">
                <text:p>76983</text:p>
              </table:table-cell>
              <table:table-cell office:value-type="float" office:value="82972">
                <text:p>82972</text:p>
              </table:table-cell>
              <table:table-cell office:value-type="float" office:value="86506">
                <text:p>86506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13547">
                <text:p>13547</text:p>
              </table:table-cell>
              <table:table-cell office:value-type="float" office:value="26685">
                <text:p>26685</text:p>
              </table:table-cell>
              <table:table-cell office:value-type="float" office:value="51104">
                <text:p>51104</text:p>
              </table:table-cell>
              <table:table-cell office:value-type="float" office:value="75631">
                <text:p>75631</text:p>
              </table:table-cell>
              <table:table-cell office:value-type="float" office:value="83696">
                <text:p>83696</text:p>
              </table:table-cell>
              <table:table-cell office:value-type="float" office:value="87007">
                <text:p>87007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13803">
                <text:p>13803</text:p>
              </table:table-cell>
              <table:table-cell office:value-type="float" office:value="27950">
                <text:p>27950</text:p>
              </table:table-cell>
              <table:table-cell office:value-type="float" office:value="60098">
                <text:p>60098</text:p>
              </table:table-cell>
              <table:table-cell office:value-type="float" office:value="77454">
                <text:p>77454</text:p>
              </table:table-cell>
              <table:table-cell office:value-type="float" office:value="84324">
                <text:p>84324</text:p>
              </table:table-cell>
              <table:table-cell office:value-type="float" office:value="88144">
                <text:p>88144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14177">
                <text:p>14177</text:p>
              </table:table-cell>
              <table:table-cell office:value-type="float" office:value="27954">
                <text:p>27954</text:p>
              </table:table-cell>
              <table:table-cell office:value-type="float" office:value="62485">
                <text:p>62485</text:p>
              </table:table-cell>
              <table:table-cell office:value-type="float" office:value="77733">
                <text:p>77733</text:p>
              </table:table-cell>
              <table:table-cell office:value-type="float" office:value="84987">
                <text:p>84987</text:p>
              </table:table-cell>
              <table:table-cell office:value-type="float" office:value="87674">
                <text:p>87674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13829">
                <text:p>13829</text:p>
              </table:table-cell>
              <table:table-cell office:value-type="float" office:value="28344">
                <text:p>28344</text:p>
              </table:table-cell>
              <table:table-cell office:value-type="float" office:value="66141">
                <text:p>66141</text:p>
              </table:table-cell>
              <table:table-cell office:value-type="float" office:value="80470">
                <text:p>80470</text:p>
              </table:table-cell>
              <table:table-cell office:value-type="float" office:value="86309">
                <text:p>86309</text:p>
              </table:table-cell>
              <table:table-cell office:value-type="float" office:value="89007">
                <text:p>89007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14016">
                <text:p>14016</text:p>
              </table:table-cell>
              <table:table-cell office:value-type="float" office:value="26880">
                <text:p>26880</text:p>
              </table:table-cell>
              <table:table-cell office:value-type="float" office:value="55679">
                <text:p>55679</text:p>
              </table:table-cell>
              <table:table-cell office:value-type="float" office:value="80855">
                <text:p>80855</text:p>
              </table:table-cell>
              <table:table-cell office:value-type="float" office:value="86438">
                <text:p>86438</text:p>
              </table:table-cell>
              <table:table-cell office:value-type="float" office:value="89820">
                <text:p>89820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14183">
                <text:p>14183</text:p>
              </table:table-cell>
              <table:table-cell office:value-type="float" office:value="28274">
                <text:p>28274</text:p>
              </table:table-cell>
              <table:table-cell office:value-type="float" office:value="67454">
                <text:p>67454</text:p>
              </table:table-cell>
              <table:table-cell office:value-type="float" office:value="81466">
                <text:p>81466</text:p>
              </table:table-cell>
              <table:table-cell office:value-type="float" office:value="87181">
                <text:p>87181</text:p>
              </table:table-cell>
              <table:table-cell office:value-type="float" office:value="90485">
                <text:p>90485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14103">
                <text:p>14103</text:p>
              </table:table-cell>
              <table:table-cell office:value-type="float" office:value="26431">
                <text:p>26431</text:p>
              </table:table-cell>
              <table:table-cell office:value-type="float" office:value="58297">
                <text:p>58297</text:p>
              </table:table-cell>
              <table:table-cell office:value-type="float" office:value="81753">
                <text:p>81753</text:p>
              </table:table-cell>
              <table:table-cell office:value-type="float" office:value="88116">
                <text:p>88116</text:p>
              </table:table-cell>
              <table:table-cell office:value-type="float" office:value="91464">
                <text:p>91464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14220">
                <text:p>14220</text:p>
              </table:table-cell>
              <table:table-cell office:value-type="float" office:value="29496">
                <text:p>29496</text:p>
              </table:table-cell>
              <table:table-cell office:value-type="float" office:value="63700">
                <text:p>63700</text:p>
              </table:table-cell>
              <table:table-cell office:value-type="float" office:value="83255">
                <text:p>83255</text:p>
              </table:table-cell>
              <table:table-cell office:value-type="float" office:value="88629">
                <text:p>88629</text:p>
              </table:table-cell>
              <table:table-cell office:value-type="float" office:value="91449">
                <text:p>91449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14333">
                <text:p>14333</text:p>
              </table:table-cell>
              <table:table-cell office:value-type="float" office:value="27681">
                <text:p>27681</text:p>
              </table:table-cell>
              <table:table-cell office:value-type="float" office:value="55868">
                <text:p>55868</text:p>
              </table:table-cell>
              <table:table-cell office:value-type="float" office:value="84914">
                <text:p>84914</text:p>
              </table:table-cell>
              <table:table-cell office:value-type="float" office:value="89261">
                <text:p>89261</text:p>
              </table:table-cell>
              <table:table-cell office:value-type="float" office:value="92342">
                <text:p>92342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14660">
                <text:p>14660</text:p>
              </table:table-cell>
              <table:table-cell office:value-type="float" office:value="28660">
                <text:p>28660</text:p>
              </table:table-cell>
              <table:table-cell office:value-type="float" office:value="74753">
                <text:p>74753</text:p>
              </table:table-cell>
              <table:table-cell office:value-type="float" office:value="85618">
                <text:p>85618</text:p>
              </table:table-cell>
              <table:table-cell office:value-type="float" office:value="89643">
                <text:p>89643</text:p>
              </table:table-cell>
              <table:table-cell office:value-type="float" office:value="93116">
                <text:p>93116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14969">
                <text:p>14969</text:p>
              </table:table-cell>
              <table:table-cell office:value-type="float" office:value="28659">
                <text:p>28659</text:p>
              </table:table-cell>
              <table:table-cell office:value-type="float" office:value="55420">
                <text:p>55420</text:p>
              </table:table-cell>
              <table:table-cell office:value-type="float" office:value="83142">
                <text:p>83142</text:p>
              </table:table-cell>
              <table:table-cell office:value-type="float" office:value="90356">
                <text:p>90356</text:p>
              </table:table-cell>
              <table:table-cell office:value-type="float" office:value="93416">
                <text:p>93416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14689">
                <text:p>14689</text:p>
              </table:table-cell>
              <table:table-cell office:value-type="float" office:value="28535">
                <text:p>28535</text:p>
              </table:table-cell>
              <table:table-cell office:value-type="float" office:value="54700">
                <text:p>54700</text:p>
              </table:table-cell>
              <table:table-cell office:value-type="float" office:value="84243">
                <text:p>84243</text:p>
              </table:table-cell>
              <table:table-cell office:value-type="float" office:value="90863">
                <text:p>90863</text:p>
              </table:table-cell>
              <table:table-cell office:value-type="float" office:value="93359">
                <text:p>93359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14726">
                <text:p>14726</text:p>
              </table:table-cell>
              <table:table-cell office:value-type="float" office:value="26483">
                <text:p>26483</text:p>
              </table:table-cell>
              <table:table-cell office:value-type="float" office:value="64652">
                <text:p>64652</text:p>
              </table:table-cell>
              <table:table-cell office:value-type="float" office:value="88768">
                <text:p>88768</text:p>
              </table:table-cell>
              <table:table-cell office:value-type="float" office:value="91703">
                <text:p>91703</text:p>
              </table:table-cell>
              <table:table-cell office:value-type="float" office:value="94529">
                <text:p>94529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14988">
                <text:p>14988</text:p>
              </table:table-cell>
              <table:table-cell office:value-type="float" office:value="30873">
                <text:p>30873</text:p>
              </table:table-cell>
              <table:table-cell office:value-type="float" office:value="69635">
                <text:p>69635</text:p>
              </table:table-cell>
              <table:table-cell office:value-type="float" office:value="88803">
                <text:p>88803</text:p>
              </table:table-cell>
              <table:table-cell office:value-type="float" office:value="92286">
                <text:p>92286</text:p>
              </table:table-cell>
              <table:table-cell office:value-type="float" office:value="95384">
                <text:p>95384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15023">
                <text:p>15023</text:p>
              </table:table-cell>
              <table:table-cell office:value-type="float" office:value="30291">
                <text:p>30291</text:p>
              </table:table-cell>
              <table:table-cell office:value-type="float" office:value="58890">
                <text:p>58890</text:p>
              </table:table-cell>
              <table:table-cell office:value-type="float" office:value="85039">
                <text:p>85039</text:p>
              </table:table-cell>
              <table:table-cell office:value-type="float" office:value="92897">
                <text:p>92897</text:p>
              </table:table-cell>
              <table:table-cell office:value-type="float" office:value="97080">
                <text:p>97080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16114">
                <text:p>16114</text:p>
              </table:table-cell>
              <table:table-cell office:value-type="float" office:value="31765">
                <text:p>31765</text:p>
              </table:table-cell>
              <table:table-cell office:value-type="float" office:value="63599">
                <text:p>63599</text:p>
              </table:table-cell>
              <table:table-cell office:value-type="float" office:value="88244">
                <text:p>88244</text:p>
              </table:table-cell>
              <table:table-cell office:value-type="float" office:value="93685">
                <text:p>93685</text:p>
              </table:table-cell>
              <table:table-cell office:value-type="float" office:value="97616">
                <text:p>97616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15504">
                <text:p>15504</text:p>
              </table:table-cell>
              <table:table-cell office:value-type="float" office:value="29455">
                <text:p>29455</text:p>
              </table:table-cell>
              <table:table-cell office:value-type="float" office:value="68404">
                <text:p>68404</text:p>
              </table:table-cell>
              <table:table-cell office:value-type="float" office:value="88471">
                <text:p>88471</text:p>
              </table:table-cell>
              <table:table-cell office:value-type="float" office:value="94227">
                <text:p>94227</text:p>
              </table:table-cell>
              <table:table-cell office:value-type="float" office:value="96983">
                <text:p>96983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15987">
                <text:p>15987</text:p>
              </table:table-cell>
              <table:table-cell office:value-type="float" office:value="30521">
                <text:p>30521</text:p>
              </table:table-cell>
              <table:table-cell office:value-type="float" office:value="63230">
                <text:p>63230</text:p>
              </table:table-cell>
              <table:table-cell office:value-type="float" office:value="85661">
                <text:p>85661</text:p>
              </table:table-cell>
              <table:table-cell office:value-type="float" office:value="94558">
                <text:p>94558</text:p>
              </table:table-cell>
              <table:table-cell office:value-type="float" office:value="97899">
                <text:p>97899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17082">
                <text:p>17082</text:p>
              </table:table-cell>
              <table:table-cell office:value-type="float" office:value="31477">
                <text:p>31477</text:p>
              </table:table-cell>
              <table:table-cell office:value-type="float" office:value="78029">
                <text:p>78029</text:p>
              </table:table-cell>
              <table:table-cell office:value-type="float" office:value="86414">
                <text:p>86414</text:p>
              </table:table-cell>
              <table:table-cell office:value-type="float" office:value="95025">
                <text:p>95025</text:p>
              </table:table-cell>
              <table:table-cell office:value-type="float" office:value="98971">
                <text:p>98971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15734">
                <text:p>15734</text:p>
              </table:table-cell>
              <table:table-cell office:value-type="float" office:value="29894">
                <text:p>29894</text:p>
              </table:table-cell>
              <table:table-cell office:value-type="float" office:value="54809">
                <text:p>54809</text:p>
              </table:table-cell>
              <table:table-cell office:value-type="float" office:value="91138">
                <text:p>91138</text:p>
              </table:table-cell>
              <table:table-cell office:value-type="float" office:value="95777">
                <text:p>95777</text:p>
              </table:table-cell>
              <table:table-cell office:value-type="float" office:value="99357">
                <text:p>99357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15850">
                <text:p>15850</text:p>
              </table:table-cell>
              <table:table-cell office:value-type="float" office:value="30411">
                <text:p>30411</text:p>
              </table:table-cell>
              <table:table-cell office:value-type="float" office:value="60277">
                <text:p>60277</text:p>
              </table:table-cell>
              <table:table-cell office:value-type="float" office:value="89155">
                <text:p>89155</text:p>
              </table:table-cell>
              <table:table-cell office:value-type="float" office:value="96728">
                <text:p>96728</text:p>
              </table:table-cell>
              <table:table-cell office:value-type="float" office:value="99996">
                <text:p>99996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15684">
                <text:p>15684</text:p>
              </table:table-cell>
              <table:table-cell office:value-type="float" office:value="32400">
                <text:p>32400</text:p>
              </table:table-cell>
              <table:table-cell office:value-type="float" office:value="64881">
                <text:p>64881</text:p>
              </table:table-cell>
              <table:table-cell office:value-type="float" office:value="87799">
                <text:p>87799</text:p>
              </table:table-cell>
              <table:table-cell office:value-type="float" office:value="96503">
                <text:p>96503</text:p>
              </table:table-cell>
              <table:table-cell office:value-type="float" office:value="99973">
                <text:p>99973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16086">
                <text:p>16086</text:p>
              </table:table-cell>
              <table:table-cell office:value-type="float" office:value="31019">
                <text:p>31019</text:p>
              </table:table-cell>
              <table:table-cell office:value-type="float" office:value="58000">
                <text:p>58000</text:p>
              </table:table-cell>
              <table:table-cell office:value-type="float" office:value="75355">
                <text:p>75355</text:p>
              </table:table-cell>
              <table:table-cell office:value-type="float" office:value="92149">
                <text:p>92149</text:p>
              </table:table-cell>
              <table:table-cell office:value-type="float" office:value="100270">
                <text:p>100270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15855">
                <text:p>15855</text:p>
              </table:table-cell>
              <table:table-cell office:value-type="float" office:value="30281">
                <text:p>30281</text:p>
              </table:table-cell>
              <table:table-cell office:value-type="float" office:value="65563">
                <text:p>65563</text:p>
              </table:table-cell>
              <table:table-cell office:value-type="float" office:value="70897">
                <text:p>70897</text:p>
              </table:table-cell>
              <table:table-cell office:value-type="float" office:value="94486">
                <text:p>94486</text:p>
              </table:table-cell>
              <table:table-cell office:value-type="float" office:value="100535">
                <text:p>100535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16323">
                <text:p>16323</text:p>
              </table:table-cell>
              <table:table-cell office:value-type="float" office:value="33440">
                <text:p>33440</text:p>
              </table:table-cell>
              <table:table-cell office:value-type="float" office:value="83547">
                <text:p>83547</text:p>
              </table:table-cell>
              <table:table-cell office:value-type="float" office:value="86799">
                <text:p>86799</text:p>
              </table:table-cell>
              <table:table-cell office:value-type="float" office:value="96121">
                <text:p>96121</text:p>
              </table:table-cell>
              <table:table-cell office:value-type="float" office:value="101683">
                <text:p>101683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16210">
                <text:p>16210</text:p>
              </table:table-cell>
              <table:table-cell office:value-type="float" office:value="30700">
                <text:p>30700</text:p>
              </table:table-cell>
              <table:table-cell office:value-type="float" office:value="61395">
                <text:p>61395</text:p>
              </table:table-cell>
              <table:table-cell office:value-type="float" office:value="85622">
                <text:p>85622</text:p>
              </table:table-cell>
              <table:table-cell office:value-type="float" office:value="96890">
                <text:p>96890</text:p>
              </table:table-cell>
              <table:table-cell office:value-type="float" office:value="103126">
                <text:p>103126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16242">
                <text:p>16242</text:p>
              </table:table-cell>
              <table:table-cell office:value-type="float" office:value="31376">
                <text:p>31376</text:p>
              </table:table-cell>
              <table:table-cell office:value-type="float" office:value="64737">
                <text:p>64737</text:p>
              </table:table-cell>
              <table:table-cell office:value-type="float" office:value="90080">
                <text:p>90080</text:p>
              </table:table-cell>
              <table:table-cell office:value-type="float" office:value="98303">
                <text:p>98303</text:p>
              </table:table-cell>
              <table:table-cell office:value-type="float" office:value="102695">
                <text:p>102695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17266">
                <text:p>17266</text:p>
              </table:table-cell>
              <table:table-cell office:value-type="float" office:value="31198">
                <text:p>31198</text:p>
              </table:table-cell>
              <table:table-cell office:value-type="float" office:value="63363">
                <text:p>63363</text:p>
              </table:table-cell>
              <table:table-cell office:value-type="float" office:value="91473">
                <text:p>91473</text:p>
              </table:table-cell>
              <table:table-cell office:value-type="float" office:value="99044">
                <text:p>99044</text:p>
              </table:table-cell>
              <table:table-cell office:value-type="float" office:value="103415">
                <text:p>103415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16606">
                <text:p>16606</text:p>
              </table:table-cell>
              <table:table-cell office:value-type="float" office:value="33477">
                <text:p>33477</text:p>
              </table:table-cell>
              <table:table-cell office:value-type="float" office:value="63225">
                <text:p>63225</text:p>
              </table:table-cell>
              <table:table-cell office:value-type="float" office:value="79579">
                <text:p>79579</text:p>
              </table:table-cell>
              <table:table-cell office:value-type="float" office:value="98076">
                <text:p>98076</text:p>
              </table:table-cell>
              <table:table-cell office:value-type="float" office:value="104202">
                <text:p>104202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16527">
                <text:p>16527</text:p>
              </table:table-cell>
              <table:table-cell office:value-type="float" office:value="33267">
                <text:p>33267</text:p>
              </table:table-cell>
              <table:table-cell office:value-type="float" office:value="80834">
                <text:p>80834</text:p>
              </table:table-cell>
              <table:table-cell office:value-type="float" office:value="53575">
                <text:p>53575</text:p>
              </table:table-cell>
              <table:table-cell office:value-type="float" office:value="87576">
                <text:p>87576</text:p>
              </table:table-cell>
              <table:table-cell office:value-type="float" office:value="103383">
                <text:p>103383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16792">
                <text:p>16792</text:p>
              </table:table-cell>
              <table:table-cell office:value-type="float" office:value="32959">
                <text:p>32959</text:p>
              </table:table-cell>
              <table:table-cell office:value-type="float" office:value="91790">
                <text:p>91790</text:p>
              </table:table-cell>
              <table:table-cell office:value-type="float" office:value="89247">
                <text:p>89247</text:p>
              </table:table-cell>
              <table:table-cell office:value-type="float" office:value="100572">
                <text:p>100572</text:p>
              </table:table-cell>
              <table:table-cell office:value-type="float" office:value="105244">
                <text:p>105244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17118">
                <text:p>17118</text:p>
              </table:table-cell>
              <table:table-cell office:value-type="float" office:value="33590">
                <text:p>33590</text:p>
              </table:table-cell>
              <table:table-cell office:value-type="float" office:value="64252">
                <text:p>64252</text:p>
              </table:table-cell>
              <table:table-cell office:value-type="float" office:value="93425">
                <text:p>93425</text:p>
              </table:table-cell>
              <table:table-cell office:value-type="float" office:value="100874">
                <text:p>100874</text:p>
              </table:table-cell>
              <table:table-cell office:value-type="float" office:value="106052">
                <text:p>106052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16931">
                <text:p>16931</text:p>
              </table:table-cell>
              <table:table-cell office:value-type="float" office:value="32471">
                <text:p>32471</text:p>
              </table:table-cell>
              <table:table-cell office:value-type="float" office:value="58772">
                <text:p>58772</text:p>
              </table:table-cell>
              <table:table-cell office:value-type="float" office:value="90655">
                <text:p>90655</text:p>
              </table:table-cell>
              <table:table-cell office:value-type="float" office:value="100256">
                <text:p>100256</text:p>
              </table:table-cell>
              <table:table-cell office:value-type="float" office:value="106472">
                <text:p>106472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17146">
                <text:p>17146</text:p>
              </table:table-cell>
              <table:table-cell office:value-type="float" office:value="32674">
                <text:p>32674</text:p>
              </table:table-cell>
              <table:table-cell office:value-type="float" office:value="85929">
                <text:p>85929</text:p>
              </table:table-cell>
              <table:table-cell office:value-type="float" office:value="92826">
                <text:p>92826</text:p>
              </table:table-cell>
              <table:table-cell office:value-type="float" office:value="102833">
                <text:p>102833</text:p>
              </table:table-cell>
              <table:table-cell office:value-type="float" office:value="108264">
                <text:p>108264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16907">
                <text:p>16907</text:p>
              </table:table-cell>
              <table:table-cell office:value-type="float" office:value="34737">
                <text:p>34737</text:p>
              </table:table-cell>
              <table:table-cell office:value-type="float" office:value="73339">
                <text:p>73339</text:p>
              </table:table-cell>
              <table:table-cell office:value-type="float" office:value="93107">
                <text:p>93107</text:p>
              </table:table-cell>
              <table:table-cell office:value-type="float" office:value="103767">
                <text:p>103767</text:p>
              </table:table-cell>
              <table:table-cell office:value-type="float" office:value="108977">
                <text:p>108977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17043">
                <text:p>17043</text:p>
              </table:table-cell>
              <table:table-cell office:value-type="float" office:value="34053">
                <text:p>34053</text:p>
              </table:table-cell>
              <table:table-cell office:value-type="float" office:value="69003">
                <text:p>69003</text:p>
              </table:table-cell>
              <table:table-cell office:value-type="float" office:value="96304">
                <text:p>96304</text:p>
              </table:table-cell>
              <table:table-cell office:value-type="float" office:value="104859">
                <text:p>104859</text:p>
              </table:table-cell>
              <table:table-cell office:value-type="float" office:value="109362">
                <text:p>109362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17300">
                <text:p>17300</text:p>
              </table:table-cell>
              <table:table-cell office:value-type="float" office:value="35951">
                <text:p>35951</text:p>
              </table:table-cell>
              <table:table-cell office:value-type="float" office:value="75948">
                <text:p>75948</text:p>
              </table:table-cell>
              <table:table-cell office:value-type="float" office:value="94830">
                <text:p>94830</text:p>
              </table:table-cell>
              <table:table-cell office:value-type="float" office:value="104898">
                <text:p>104898</text:p>
              </table:table-cell>
              <table:table-cell office:value-type="float" office:value="110101">
                <text:p>110101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17372">
                <text:p>17372</text:p>
              </table:table-cell>
              <table:table-cell office:value-type="float" office:value="33979">
                <text:p>33979</text:p>
              </table:table-cell>
              <table:table-cell office:value-type="float" office:value="65963">
                <text:p>65963</text:p>
              </table:table-cell>
              <table:table-cell office:value-type="float" office:value="100017">
                <text:p>100017</text:p>
              </table:table-cell>
              <table:table-cell office:value-type="float" office:value="106740">
                <text:p>106740</text:p>
              </table:table-cell>
              <table:table-cell office:value-type="float" office:value="110479">
                <text:p>110479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17365">
                <text:p>17365</text:p>
              </table:table-cell>
              <table:table-cell office:value-type="float" office:value="32752">
                <text:p>32752</text:p>
              </table:table-cell>
              <table:table-cell office:value-type="float" office:value="69300">
                <text:p>69300</text:p>
              </table:table-cell>
              <table:table-cell office:value-type="float" office:value="99087">
                <text:p>99087</text:p>
              </table:table-cell>
              <table:table-cell office:value-type="float" office:value="106365">
                <text:p>106365</text:p>
              </table:table-cell>
              <table:table-cell office:value-type="float" office:value="111143">
                <text:p>111143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17637">
                <text:p>17637</text:p>
              </table:table-cell>
              <table:table-cell office:value-type="float" office:value="34976">
                <text:p>34976</text:p>
              </table:table-cell>
              <table:table-cell office:value-type="float" office:value="73471">
                <text:p>73471</text:p>
              </table:table-cell>
              <table:table-cell office:value-type="float" office:value="101660">
                <text:p>101660</text:p>
              </table:table-cell>
              <table:table-cell office:value-type="float" office:value="108271">
                <text:p>108271</text:p>
              </table:table-cell>
              <table:table-cell office:value-type="float" office:value="111685">
                <text:p>111685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17505">
                <text:p>17505</text:p>
              </table:table-cell>
              <table:table-cell office:value-type="float" office:value="34814">
                <text:p>34814</text:p>
              </table:table-cell>
              <table:table-cell office:value-type="float" office:value="68662">
                <text:p>68662</text:p>
              </table:table-cell>
              <table:table-cell office:value-type="float" office:value="94798">
                <text:p>94798</text:p>
              </table:table-cell>
              <table:table-cell office:value-type="float" office:value="107515">
                <text:p>107515</text:p>
              </table:table-cell>
              <table:table-cell office:value-type="float" office:value="112823">
                <text:p>112823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17600">
                <text:p>17600</text:p>
              </table:table-cell>
              <table:table-cell office:value-type="float" office:value="36507">
                <text:p>36507</text:p>
              </table:table-cell>
              <table:table-cell office:value-type="float" office:value="70175">
                <text:p>70175</text:p>
              </table:table-cell>
              <table:table-cell office:value-type="float" office:value="98399">
                <text:p>98399</text:p>
              </table:table-cell>
              <table:table-cell office:value-type="float" office:value="108495">
                <text:p>108495</text:p>
              </table:table-cell>
              <table:table-cell office:value-type="float" office:value="113520">
                <text:p>113520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17796">
                <text:p>17796</text:p>
              </table:table-cell>
              <table:table-cell office:value-type="float" office:value="36124">
                <text:p>36124</text:p>
              </table:table-cell>
              <table:table-cell office:value-type="float" office:value="77972">
                <text:p>77972</text:p>
              </table:table-cell>
              <table:table-cell office:value-type="float" office:value="101521">
                <text:p>101521</text:p>
              </table:table-cell>
              <table:table-cell office:value-type="float" office:value="108173">
                <text:p>108173</text:p>
              </table:table-cell>
              <table:table-cell office:value-type="float" office:value="112638">
                <text:p>112638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17806">
                <text:p>17806</text:p>
              </table:table-cell>
              <table:table-cell office:value-type="float" office:value="34325">
                <text:p>34325</text:p>
              </table:table-cell>
              <table:table-cell office:value-type="float" office:value="88279">
                <text:p>88279</text:p>
              </table:table-cell>
              <table:table-cell office:value-type="float" office:value="104718">
                <text:p>104718</text:p>
              </table:table-cell>
              <table:table-cell office:value-type="float" office:value="109710">
                <text:p>109710</text:p>
              </table:table-cell>
              <table:table-cell office:value-type="float" office:value="113352">
                <text:p>113352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17944">
                <text:p>17944</text:p>
              </table:table-cell>
              <table:table-cell office:value-type="float" office:value="35893">
                <text:p>35893</text:p>
              </table:table-cell>
              <table:table-cell office:value-type="float" office:value="72644">
                <text:p>72644</text:p>
              </table:table-cell>
              <table:table-cell office:value-type="float" office:value="102587">
                <text:p>102587</text:p>
              </table:table-cell>
              <table:table-cell office:value-type="float" office:value="110301">
                <text:p>110301</text:p>
              </table:table-cell>
              <table:table-cell office:value-type="float" office:value="115000">
                <text:p>115000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18573">
                <text:p>18573</text:p>
              </table:table-cell>
              <table:table-cell office:value-type="float" office:value="35930">
                <text:p>35930</text:p>
              </table:table-cell>
              <table:table-cell office:value-type="float" office:value="79434">
                <text:p>79434</text:p>
              </table:table-cell>
              <table:table-cell office:value-type="float" office:value="97474">
                <text:p>97474</text:p>
              </table:table-cell>
              <table:table-cell office:value-type="float" office:value="111508">
                <text:p>111508</text:p>
              </table:table-cell>
              <table:table-cell office:value-type="float" office:value="115563">
                <text:p>115563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18304">
                <text:p>18304</text:p>
              </table:table-cell>
              <table:table-cell office:value-type="float" office:value="35292">
                <text:p>35292</text:p>
              </table:table-cell>
              <table:table-cell office:value-type="float" office:value="65624">
                <text:p>65624</text:p>
              </table:table-cell>
              <table:table-cell office:value-type="float" office:value="107399">
                <text:p>107399</text:p>
              </table:table-cell>
              <table:table-cell office:value-type="float" office:value="111976">
                <text:p>111976</text:p>
              </table:table-cell>
              <table:table-cell office:value-type="float" office:value="115815">
                <text:p>115815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18758">
                <text:p>18758</text:p>
              </table:table-cell>
              <table:table-cell office:value-type="float" office:value="35372">
                <text:p>35372</text:p>
              </table:table-cell>
              <table:table-cell office:value-type="float" office:value="71157">
                <text:p>71157</text:p>
              </table:table-cell>
              <table:table-cell office:value-type="float" office:value="106408">
                <text:p>106408</text:p>
              </table:table-cell>
              <table:table-cell office:value-type="float" office:value="113117">
                <text:p>113117</text:p>
              </table:table-cell>
              <table:table-cell office:value-type="float" office:value="116166">
                <text:p>116166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18412">
                <text:p>18412</text:p>
              </table:table-cell>
              <table:table-cell office:value-type="float" office:value="38003">
                <text:p>38003</text:p>
              </table:table-cell>
              <table:table-cell office:value-type="float" office:value="77092">
                <text:p>77092</text:p>
              </table:table-cell>
              <table:table-cell office:value-type="float" office:value="109821">
                <text:p>109821</text:p>
              </table:table-cell>
              <table:table-cell office:value-type="float" office:value="113980">
                <text:p>113980</text:p>
              </table:table-cell>
              <table:table-cell office:value-type="float" office:value="117614">
                <text:p>117614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18969">
                <text:p>18969</text:p>
              </table:table-cell>
              <table:table-cell office:value-type="float" office:value="37462">
                <text:p>37462</text:p>
              </table:table-cell>
              <table:table-cell office:value-type="float" office:value="69239">
                <text:p>69239</text:p>
              </table:table-cell>
              <table:table-cell office:value-type="float" office:value="109386">
                <text:p>109386</text:p>
              </table:table-cell>
              <table:table-cell office:value-type="float" office:value="114946">
                <text:p>114946</text:p>
              </table:table-cell>
              <table:table-cell office:value-type="float" office:value="119359">
                <text:p>119359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20730">
                <text:p>20730</text:p>
              </table:table-cell>
              <table:table-cell office:value-type="float" office:value="38018">
                <text:p>38018</text:p>
              </table:table-cell>
              <table:table-cell office:value-type="float" office:value="75074">
                <text:p>75074</text:p>
              </table:table-cell>
              <table:table-cell office:value-type="float" office:value="109123">
                <text:p>109123</text:p>
              </table:table-cell>
              <table:table-cell office:value-type="float" office:value="115254">
                <text:p>115254</text:p>
              </table:table-cell>
              <table:table-cell office:value-type="float" office:value="119667">
                <text:p>119667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19849">
                <text:p>19849</text:p>
              </table:table-cell>
              <table:table-cell office:value-type="float" office:value="36872">
                <text:p>36872</text:p>
              </table:table-cell>
              <table:table-cell office:value-type="float" office:value="90463">
                <text:p>90463</text:p>
              </table:table-cell>
              <table:table-cell office:value-type="float" office:value="111168">
                <text:p>111168</text:p>
              </table:table-cell>
              <table:table-cell office:value-type="float" office:value="116041">
                <text:p>116041</text:p>
              </table:table-cell>
              <table:table-cell office:value-type="float" office:value="118663">
                <text:p>118663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18758">
                <text:p>18758</text:p>
              </table:table-cell>
              <table:table-cell office:value-type="float" office:value="36791">
                <text:p>36791</text:p>
              </table:table-cell>
              <table:table-cell office:value-type="float" office:value="76176">
                <text:p>76176</text:p>
              </table:table-cell>
              <table:table-cell office:value-type="float" office:value="111469">
                <text:p>111469</text:p>
              </table:table-cell>
              <table:table-cell office:value-type="float" office:value="116563">
                <text:p>116563</text:p>
              </table:table-cell>
              <table:table-cell office:value-type="float" office:value="119462">
                <text:p>119462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19708">
                <text:p>19708</text:p>
              </table:table-cell>
              <table:table-cell office:value-type="float" office:value="36656">
                <text:p>36656</text:p>
              </table:table-cell>
              <table:table-cell office:value-type="float" office:value="74171">
                <text:p>74171</text:p>
              </table:table-cell>
              <table:table-cell office:value-type="float" office:value="92847">
                <text:p>92847</text:p>
              </table:table-cell>
              <table:table-cell office:value-type="float" office:value="113721">
                <text:p>113721</text:p>
              </table:table-cell>
              <table:table-cell office:value-type="float" office:value="119674">
                <text:p>119674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18965">
                <text:p>18965</text:p>
              </table:table-cell>
              <table:table-cell office:value-type="float" office:value="38887">
                <text:p>38887</text:p>
              </table:table-cell>
              <table:table-cell office:value-type="float" office:value="106933">
                <text:p>106933</text:p>
              </table:table-cell>
              <table:table-cell office:value-type="float" office:value="61481">
                <text:p>61481</text:p>
              </table:table-cell>
              <table:table-cell office:value-type="float" office:value="100822">
                <text:p>100822</text:p>
              </table:table-cell>
              <table:table-cell office:value-type="float" office:value="120184">
                <text:p>120184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19875">
                <text:p>19875</text:p>
              </table:table-cell>
              <table:table-cell office:value-type="float" office:value="39273">
                <text:p>39273</text:p>
              </table:table-cell>
              <table:table-cell office:value-type="float" office:value="82936">
                <text:p>82936</text:p>
              </table:table-cell>
              <table:table-cell office:value-type="float" office:value="102830">
                <text:p>102830</text:p>
              </table:table-cell>
              <table:table-cell office:value-type="float" office:value="116723">
                <text:p>116723</text:p>
              </table:table-cell>
              <table:table-cell office:value-type="float" office:value="122270">
                <text:p>122270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19272">
                <text:p>19272</text:p>
              </table:table-cell>
              <table:table-cell office:value-type="float" office:value="38635">
                <text:p>38635</text:p>
              </table:table-cell>
              <table:table-cell office:value-type="float" office:value="102552">
                <text:p>102552</text:p>
              </table:table-cell>
              <table:table-cell office:value-type="float" office:value="105002">
                <text:p>105002</text:p>
              </table:table-cell>
              <table:table-cell office:value-type="float" office:value="117371">
                <text:p>117371</text:p>
              </table:table-cell>
              <table:table-cell office:value-type="float" office:value="121992">
                <text:p>121992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19769">
                <text:p>19769</text:p>
              </table:table-cell>
              <table:table-cell office:value-type="float" office:value="39256">
                <text:p>39256</text:p>
              </table:table-cell>
              <table:table-cell office:value-type="float" office:value="78090">
                <text:p>78090</text:p>
              </table:table-cell>
              <table:table-cell office:value-type="float" office:value="104277">
                <text:p>104277</text:p>
              </table:table-cell>
              <table:table-cell office:value-type="float" office:value="116304">
                <text:p>116304</text:p>
              </table:table-cell>
              <table:table-cell office:value-type="float" office:value="122893">
                <text:p>122893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19320">
                <text:p>19320</text:p>
              </table:table-cell>
              <table:table-cell office:value-type="float" office:value="38624">
                <text:p>38624</text:p>
              </table:table-cell>
              <table:table-cell office:value-type="float" office:value="75399">
                <text:p>75399</text:p>
              </table:table-cell>
              <table:table-cell office:value-type="float" office:value="107312">
                <text:p>107312</text:p>
              </table:table-cell>
              <table:table-cell office:value-type="float" office:value="118928">
                <text:p>118928</text:p>
              </table:table-cell>
              <table:table-cell office:value-type="float" office:value="122733">
                <text:p>122733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20193">
                <text:p>20193</text:p>
              </table:table-cell>
              <table:table-cell office:value-type="float" office:value="42061">
                <text:p>42061</text:p>
              </table:table-cell>
              <table:table-cell office:value-type="float" office:value="104225">
                <text:p>104225</text:p>
              </table:table-cell>
              <table:table-cell office:value-type="float" office:value="63950">
                <text:p>63950</text:p>
              </table:table-cell>
              <table:table-cell office:value-type="float" office:value="99996">
                <text:p>99996</text:p>
              </table:table-cell>
              <table:table-cell office:value-type="float" office:value="122358">
                <text:p>122358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19653">
                <text:p>19653</text:p>
              </table:table-cell>
              <table:table-cell office:value-type="float" office:value="39598">
                <text:p>39598</text:p>
              </table:table-cell>
              <table:table-cell office:value-type="float" office:value="93012">
                <text:p>93012</text:p>
              </table:table-cell>
              <table:table-cell office:value-type="float" office:value="63696">
                <text:p>63696</text:p>
              </table:table-cell>
              <table:table-cell office:value-type="float" office:value="106157">
                <text:p>106157</text:p>
              </table:table-cell>
              <table:table-cell office:value-type="float" office:value="123554">
                <text:p>123554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19840">
                <text:p>19840</text:p>
              </table:table-cell>
              <table:table-cell office:value-type="float" office:value="36837">
                <text:p>36837</text:p>
              </table:table-cell>
              <table:table-cell office:value-type="float" office:value="75192">
                <text:p>75192</text:p>
              </table:table-cell>
              <table:table-cell office:value-type="float" office:value="100967">
                <text:p>100967</text:p>
              </table:table-cell>
              <table:table-cell office:value-type="float" office:value="117061">
                <text:p>117061</text:p>
              </table:table-cell>
              <table:table-cell office:value-type="float" office:value="125048">
                <text:p>125048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19968">
                <text:p>19968</text:p>
              </table:table-cell>
              <table:table-cell office:value-type="float" office:value="40599">
                <text:p>40599</text:p>
              </table:table-cell>
              <table:table-cell office:value-type="float" office:value="81763">
                <text:p>81763</text:p>
              </table:table-cell>
              <table:table-cell office:value-type="float" office:value="112031">
                <text:p>112031</text:p>
              </table:table-cell>
              <table:table-cell office:value-type="float" office:value="119643">
                <text:p>119643</text:p>
              </table:table-cell>
              <table:table-cell office:value-type="float" office:value="125324">
                <text:p>125324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19985">
                <text:p>19985</text:p>
              </table:table-cell>
              <table:table-cell office:value-type="float" office:value="42075">
                <text:p>42075</text:p>
              </table:table-cell>
              <table:table-cell office:value-type="float" office:value="92800">
                <text:p>92800</text:p>
              </table:table-cell>
              <table:table-cell office:value-type="float" office:value="109839">
                <text:p>109839</text:p>
              </table:table-cell>
              <table:table-cell office:value-type="float" office:value="120331">
                <text:p>120331</text:p>
              </table:table-cell>
              <table:table-cell office:value-type="float" office:value="124744">
                <text:p>124744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19900">
                <text:p>19900</text:p>
              </table:table-cell>
              <table:table-cell office:value-type="float" office:value="40923">
                <text:p>40923</text:p>
              </table:table-cell>
              <table:table-cell office:value-type="float" office:value="90728">
                <text:p>90728</text:p>
              </table:table-cell>
              <table:table-cell office:value-type="float" office:value="113583">
                <text:p>113583</text:p>
              </table:table-cell>
              <table:table-cell office:value-type="float" office:value="121491">
                <text:p>121491</text:p>
              </table:table-cell>
              <table:table-cell office:value-type="float" office:value="126816">
                <text:p>126816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20012">
                <text:p>20012</text:p>
              </table:table-cell>
              <table:table-cell office:value-type="float" office:value="38485">
                <text:p>38485</text:p>
              </table:table-cell>
              <table:table-cell office:value-type="float" office:value="82090">
                <text:p>82090</text:p>
              </table:table-cell>
              <table:table-cell office:value-type="float" office:value="115594">
                <text:p>115594</text:p>
              </table:table-cell>
              <table:table-cell office:value-type="float" office:value="122988">
                <text:p>122988</text:p>
              </table:table-cell>
              <table:table-cell office:value-type="float" office:value="127685">
                <text:p>127685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20144">
                <text:p>20144</text:p>
              </table:table-cell>
              <table:table-cell office:value-type="float" office:value="39607">
                <text:p>39607</text:p>
              </table:table-cell>
              <table:table-cell office:value-type="float" office:value="77755">
                <text:p>77755</text:p>
              </table:table-cell>
              <table:table-cell office:value-type="float" office:value="117095">
                <text:p>117095</text:p>
              </table:table-cell>
              <table:table-cell office:value-type="float" office:value="124482">
                <text:p>124482</text:p>
              </table:table-cell>
              <table:table-cell office:value-type="float" office:value="128011">
                <text:p>128011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20246">
                <text:p>20246</text:p>
              </table:table-cell>
              <table:table-cell office:value-type="float" office:value="38548">
                <text:p>38548</text:p>
              </table:table-cell>
              <table:table-cell office:value-type="float" office:value="83230">
                <text:p>83230</text:p>
              </table:table-cell>
              <table:table-cell office:value-type="float" office:value="117710">
                <text:p>117710</text:p>
              </table:table-cell>
              <table:table-cell office:value-type="float" office:value="124412">
                <text:p>124412</text:p>
              </table:table-cell>
              <table:table-cell office:value-type="float" office:value="128456">
                <text:p>128456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20406">
                <text:p>20406</text:p>
              </table:table-cell>
              <table:table-cell office:value-type="float" office:value="40454">
                <text:p>40454</text:p>
              </table:table-cell>
              <table:table-cell office:value-type="float" office:value="79331">
                <text:p>79331</text:p>
              </table:table-cell>
              <table:table-cell office:value-type="float" office:value="120993">
                <text:p>120993</text:p>
              </table:table-cell>
              <table:table-cell office:value-type="float" office:value="125370">
                <text:p>125370</text:p>
              </table:table-cell>
              <table:table-cell office:value-type="float" office:value="128996">
                <text:p>128996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20638">
                <text:p>20638</text:p>
              </table:table-cell>
              <table:table-cell office:value-type="float" office:value="38667">
                <text:p>38667</text:p>
              </table:table-cell>
              <table:table-cell office:value-type="float" office:value="80401">
                <text:p>80401</text:p>
              </table:table-cell>
              <table:table-cell office:value-type="float" office:value="120917">
                <text:p>120917</text:p>
              </table:table-cell>
              <table:table-cell office:value-type="float" office:value="125904">
                <text:p>125904</text:p>
              </table:table-cell>
              <table:table-cell office:value-type="float" office:value="129223">
                <text:p>129223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21158">
                <text:p>21158</text:p>
              </table:table-cell>
              <table:table-cell office:value-type="float" office:value="44512">
                <text:p>44512</text:p>
              </table:table-cell>
              <table:table-cell office:value-type="float" office:value="77490">
                <text:p>77490</text:p>
              </table:table-cell>
              <table:table-cell office:value-type="float" office:value="119519">
                <text:p>119519</text:p>
              </table:table-cell>
              <table:table-cell office:value-type="float" office:value="126845">
                <text:p>126845</text:p>
              </table:table-cell>
              <table:table-cell office:value-type="float" office:value="131180">
                <text:p>131180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21181">
                <text:p>21181</text:p>
              </table:table-cell>
              <table:table-cell office:value-type="float" office:value="43863">
                <text:p>43863</text:p>
              </table:table-cell>
              <table:table-cell office:value-type="float" office:value="92578">
                <text:p>92578</text:p>
              </table:table-cell>
              <table:table-cell office:value-type="float" office:value="122619">
                <text:p>122619</text:p>
              </table:table-cell>
              <table:table-cell office:value-type="float" office:value="127430">
                <text:p>127430</text:p>
              </table:table-cell>
              <table:table-cell office:value-type="float" office:value="131746">
                <text:p>131746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20730">
                <text:p>20730</text:p>
              </table:table-cell>
              <table:table-cell office:value-type="float" office:value="42473">
                <text:p>42473</text:p>
              </table:table-cell>
              <table:table-cell office:value-type="float" office:value="109037">
                <text:p>109037</text:p>
              </table:table-cell>
              <table:table-cell office:value-type="float" office:value="117637">
                <text:p>117637</text:p>
              </table:table-cell>
              <table:table-cell office:value-type="float" office:value="126840">
                <text:p>126840</text:p>
              </table:table-cell>
              <table:table-cell office:value-type="float" office:value="130909">
                <text:p>130909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20850">
                <text:p>20850</text:p>
              </table:table-cell>
              <table:table-cell office:value-type="float" office:value="40427">
                <text:p>40427</text:p>
              </table:table-cell>
              <table:table-cell office:value-type="float" office:value="89557">
                <text:p>89557</text:p>
              </table:table-cell>
              <table:table-cell office:value-type="float" office:value="123418">
                <text:p>123418</text:p>
              </table:table-cell>
              <table:table-cell office:value-type="float" office:value="128050">
                <text:p>128050</text:p>
              </table:table-cell>
              <table:table-cell office:value-type="float" office:value="132323">
                <text:p>132323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21193">
                <text:p>21193</text:p>
              </table:table-cell>
              <table:table-cell office:value-type="float" office:value="42567">
                <text:p>42567</text:p>
              </table:table-cell>
              <table:table-cell office:value-type="float" office:value="81282">
                <text:p>81282</text:p>
              </table:table-cell>
              <table:table-cell office:value-type="float" office:value="122725">
                <text:p>122725</text:p>
              </table:table-cell>
              <table:table-cell office:value-type="float" office:value="128635">
                <text:p>128635</text:p>
              </table:table-cell>
              <table:table-cell office:value-type="float" office:value="132454">
                <text:p>132454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21263">
                <text:p>21263</text:p>
              </table:table-cell>
              <table:table-cell office:value-type="float" office:value="41242">
                <text:p>41242</text:p>
              </table:table-cell>
              <table:table-cell office:value-type="float" office:value="96139">
                <text:p>96139</text:p>
              </table:table-cell>
              <table:table-cell office:value-type="float" office:value="120011">
                <text:p>120011</text:p>
              </table:table-cell>
              <table:table-cell office:value-type="float" office:value="128530">
                <text:p>128530</text:p>
              </table:table-cell>
              <table:table-cell office:value-type="float" office:value="133249">
                <text:p>133249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21362">
                <text:p>21362</text:p>
              </table:table-cell>
              <table:table-cell office:value-type="float" office:value="43198">
                <text:p>43198</text:p>
              </table:table-cell>
              <table:table-cell office:value-type="float" office:value="98492">
                <text:p>98492</text:p>
              </table:table-cell>
              <table:table-cell office:value-type="float" office:value="121384">
                <text:p>121384</text:p>
              </table:table-cell>
              <table:table-cell office:value-type="float" office:value="129274">
                <text:p>129274</text:p>
              </table:table-cell>
              <table:table-cell office:value-type="float" office:value="133810">
                <text:p>133810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21667">
                <text:p>21667</text:p>
              </table:table-cell>
              <table:table-cell office:value-type="float" office:value="43456">
                <text:p>43456</text:p>
              </table:table-cell>
              <table:table-cell office:value-type="float" office:value="99337">
                <text:p>99337</text:p>
              </table:table-cell>
              <table:table-cell office:value-type="float" office:value="124934">
                <text:p>124934</text:p>
              </table:table-cell>
              <table:table-cell office:value-type="float" office:value="130535">
                <text:p>130535</text:p>
              </table:table-cell>
              <table:table-cell office:value-type="float" office:value="134010">
                <text:p>134010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21319">
                <text:p>21319</text:p>
              </table:table-cell>
              <table:table-cell office:value-type="float" office:value="42874">
                <text:p>42874</text:p>
              </table:table-cell>
              <table:table-cell office:value-type="float" office:value="93398">
                <text:p>93398</text:p>
              </table:table-cell>
              <table:table-cell office:value-type="float" office:value="127490">
                <text:p>127490</text:p>
              </table:table-cell>
              <table:table-cell office:value-type="float" office:value="131731">
                <text:p>131731</text:p>
              </table:table-cell>
              <table:table-cell office:value-type="float" office:value="135392">
                <text:p>135392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21798">
                <text:p>21798</text:p>
              </table:table-cell>
              <table:table-cell office:value-type="float" office:value="43691">
                <text:p>43691</text:p>
              </table:table-cell>
              <table:table-cell office:value-type="float" office:value="98057">
                <text:p>98057</text:p>
              </table:table-cell>
              <table:table-cell office:value-type="float" office:value="127709">
                <text:p>127709</text:p>
              </table:table-cell>
              <table:table-cell office:value-type="float" office:value="132101">
                <text:p>132101</text:p>
              </table:table-cell>
              <table:table-cell office:value-type="float" office:value="136716">
                <text:p>136716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21500">
                <text:p>21500</text:p>
              </table:table-cell>
              <table:table-cell office:value-type="float" office:value="45293">
                <text:p>45293</text:p>
              </table:table-cell>
              <table:table-cell office:value-type="float" office:value="94392">
                <text:p>94392</text:p>
              </table:table-cell>
              <table:table-cell office:value-type="float" office:value="128524">
                <text:p>128524</text:p>
              </table:table-cell>
              <table:table-cell office:value-type="float" office:value="133502">
                <text:p>133502</text:p>
              </table:table-cell>
              <table:table-cell office:value-type="float" office:value="138387">
                <text:p>138387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22096">
                <text:p>22096</text:p>
              </table:table-cell>
              <table:table-cell office:value-type="float" office:value="46407">
                <text:p>46407</text:p>
              </table:table-cell>
              <table:table-cell office:value-type="float" office:value="101230">
                <text:p>101230</text:p>
              </table:table-cell>
              <table:table-cell office:value-type="float" office:value="129739">
                <text:p>129739</text:p>
              </table:table-cell>
              <table:table-cell office:value-type="float" office:value="133985">
                <text:p>133985</text:p>
              </table:table-cell>
              <table:table-cell office:value-type="float" office:value="137012">
                <text:p>137012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23186">
                <text:p>23186</text:p>
              </table:table-cell>
              <table:table-cell office:value-type="float" office:value="43976">
                <text:p>43976</text:p>
              </table:table-cell>
              <table:table-cell office:value-type="float" office:value="93289">
                <text:p>93289</text:p>
              </table:table-cell>
              <table:table-cell office:value-type="float" office:value="129506">
                <text:p>129506</text:p>
              </table:table-cell>
              <table:table-cell office:value-type="float" office:value="134188">
                <text:p>134188</text:p>
              </table:table-cell>
              <table:table-cell office:value-type="float" office:value="137849">
                <text:p>137849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22906">
                <text:p>22906</text:p>
              </table:table-cell>
              <table:table-cell office:value-type="float" office:value="44927">
                <text:p>44927</text:p>
              </table:table-cell>
              <table:table-cell office:value-type="float" office:value="94121">
                <text:p>94121</text:p>
              </table:table-cell>
              <table:table-cell office:value-type="float" office:value="130091">
                <text:p>130091</text:p>
              </table:table-cell>
              <table:table-cell office:value-type="float" office:value="135148">
                <text:p>135148</text:p>
              </table:table-cell>
              <table:table-cell office:value-type="float" office:value="139282">
                <text:p>139282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22661">
                <text:p>22661</text:p>
              </table:table-cell>
              <table:table-cell office:value-type="float" office:value="43670">
                <text:p>43670</text:p>
              </table:table-cell>
              <table:table-cell office:value-type="float" office:value="130897">
                <text:p>130897</text:p>
              </table:table-cell>
              <table:table-cell office:value-type="float" office:value="131461">
                <text:p>131461</text:p>
              </table:table-cell>
              <table:table-cell office:value-type="float" office:value="136413">
                <text:p>136413</text:p>
              </table:table-cell>
              <table:table-cell office:value-type="float" office:value="140060">
                <text:p>140060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22989">
                <text:p>22989</text:p>
              </table:table-cell>
              <table:table-cell office:value-type="float" office:value="44893">
                <text:p>44893</text:p>
              </table:table-cell>
              <table:table-cell office:value-type="float" office:value="131065">
                <text:p>131065</text:p>
              </table:table-cell>
              <table:table-cell office:value-type="float" office:value="132321">
                <text:p>132321</text:p>
              </table:table-cell>
              <table:table-cell office:value-type="float" office:value="136588">
                <text:p>136588</text:p>
              </table:table-cell>
              <table:table-cell office:value-type="float" office:value="140172">
                <text:p>140172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22901">
                <text:p>22901</text:p>
              </table:table-cell>
              <table:table-cell office:value-type="float" office:value="44164">
                <text:p>44164</text:p>
              </table:table-cell>
              <table:table-cell office:value-type="float" office:value="97692">
                <text:p>97692</text:p>
              </table:table-cell>
              <table:table-cell office:value-type="float" office:value="133441">
                <text:p>133441</text:p>
              </table:table-cell>
              <table:table-cell office:value-type="float" office:value="137573">
                <text:p>137573</text:p>
              </table:table-cell>
              <table:table-cell office:value-type="float" office:value="141018">
                <text:p>141018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22488">
                <text:p>22488</text:p>
              </table:table-cell>
              <table:table-cell office:value-type="float" office:value="41405">
                <text:p>41405</text:p>
              </table:table-cell>
              <table:table-cell office:value-type="float" office:value="81369">
                <text:p>81369</text:p>
              </table:table-cell>
              <table:table-cell office:value-type="float" office:value="132693">
                <text:p>132693</text:p>
              </table:table-cell>
              <table:table-cell office:value-type="float" office:value="138312">
                <text:p>138312</text:p>
              </table:table-cell>
              <table:table-cell office:value-type="float" office:value="142344">
                <text:p>142344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23708">
                <text:p>23708</text:p>
              </table:table-cell>
              <table:table-cell office:value-type="float" office:value="45467">
                <text:p>45467</text:p>
              </table:table-cell>
              <table:table-cell office:value-type="float" office:value="91090">
                <text:p>91090</text:p>
              </table:table-cell>
              <table:table-cell office:value-type="float" office:value="133054">
                <text:p>133054</text:p>
              </table:table-cell>
              <table:table-cell office:value-type="float" office:value="138920">
                <text:p>138920</text:p>
              </table:table-cell>
              <table:table-cell office:value-type="float" office:value="142598">
                <text:p>142598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22400">
                <text:p>22400</text:p>
              </table:table-cell>
              <table:table-cell office:value-type="float" office:value="45466">
                <text:p>45466</text:p>
              </table:table-cell>
              <table:table-cell office:value-type="float" office:value="103686">
                <text:p>103686</text:p>
              </table:table-cell>
              <table:table-cell office:value-type="float" office:value="135285">
                <text:p>135285</text:p>
              </table:table-cell>
              <table:table-cell office:value-type="float" office:value="139474">
                <text:p>139474</text:p>
              </table:table-cell>
              <table:table-cell office:value-type="float" office:value="142975">
                <text:p>142975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22586">
                <text:p>22586</text:p>
              </table:table-cell>
              <table:table-cell office:value-type="float" office:value="45498">
                <text:p>45498</text:p>
              </table:table-cell>
              <table:table-cell office:value-type="float" office:value="109917">
                <text:p>109917</text:p>
              </table:table-cell>
              <table:table-cell office:value-type="float" office:value="136149">
                <text:p>136149</text:p>
              </table:table-cell>
              <table:table-cell office:value-type="float" office:value="140284">
                <text:p>140284</text:p>
              </table:table-cell>
              <table:table-cell office:value-type="float" office:value="143719">
                <text:p>143719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23291">
                <text:p>23291</text:p>
              </table:table-cell>
              <table:table-cell office:value-type="float" office:value="45282">
                <text:p>45282</text:p>
              </table:table-cell>
              <table:table-cell office:value-type="float" office:value="97590">
                <text:p>97590</text:p>
              </table:table-cell>
              <table:table-cell office:value-type="float" office:value="134669">
                <text:p>134669</text:p>
              </table:table-cell>
              <table:table-cell office:value-type="float" office:value="140679">
                <text:p>140679</text:p>
              </table:table-cell>
              <table:table-cell office:value-type="float" office:value="143662">
                <text:p>143662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23078">
                <text:p>23078</text:p>
              </table:table-cell>
              <table:table-cell office:value-type="float" office:value="46423">
                <text:p>46423</text:p>
              </table:table-cell>
              <table:table-cell office:value-type="float" office:value="106595">
                <text:p>106595</text:p>
              </table:table-cell>
              <table:table-cell office:value-type="float" office:value="136344">
                <text:p>136344</text:p>
              </table:table-cell>
              <table:table-cell office:value-type="float" office:value="141248">
                <text:p>141248</text:p>
              </table:table-cell>
              <table:table-cell office:value-type="float" office:value="145953">
                <text:p>145953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23764">
                <text:p>23764</text:p>
              </table:table-cell>
              <table:table-cell office:value-type="float" office:value="45215">
                <text:p>45215</text:p>
              </table:table-cell>
              <table:table-cell office:value-type="float" office:value="88594">
                <text:p>88594</text:p>
              </table:table-cell>
              <table:table-cell office:value-type="float" office:value="138385">
                <text:p>138385</text:p>
              </table:table-cell>
              <table:table-cell office:value-type="float" office:value="142405">
                <text:p>142405</text:p>
              </table:table-cell>
              <table:table-cell office:value-type="float" office:value="145833">
                <text:p>145833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23262">
                <text:p>23262</text:p>
              </table:table-cell>
              <table:table-cell office:value-type="float" office:value="44488">
                <text:p>44488</text:p>
              </table:table-cell>
              <table:table-cell office:value-type="float" office:value="83612">
                <text:p>83612</text:p>
              </table:table-cell>
              <table:table-cell office:value-type="float" office:value="136558">
                <text:p>136558</text:p>
              </table:table-cell>
              <table:table-cell office:value-type="float" office:value="141940">
                <text:p>141940</text:p>
              </table:table-cell>
              <table:table-cell office:value-type="float" office:value="146106">
                <text:p>146106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23308">
                <text:p>23308</text:p>
              </table:table-cell>
              <table:table-cell office:value-type="float" office:value="44979">
                <text:p>44979</text:p>
              </table:table-cell>
              <table:table-cell office:value-type="float" office:value="102901">
                <text:p>102901</text:p>
              </table:table-cell>
              <table:table-cell office:value-type="float" office:value="140399">
                <text:p>140399</text:p>
              </table:table-cell>
              <table:table-cell office:value-type="float" office:value="143449">
                <text:p>143449</text:p>
              </table:table-cell>
              <table:table-cell office:value-type="float" office:value="147774">
                <text:p>147774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23641">
                <text:p>23641</text:p>
              </table:table-cell>
              <table:table-cell office:value-type="float" office:value="47270">
                <text:p>47270</text:p>
              </table:table-cell>
              <table:table-cell office:value-type="float" office:value="108840">
                <text:p>108840</text:p>
              </table:table-cell>
              <table:table-cell office:value-type="float" office:value="140443">
                <text:p>140443</text:p>
              </table:table-cell>
              <table:table-cell office:value-type="float" office:value="144087">
                <text:p>144087</text:p>
              </table:table-cell>
              <table:table-cell office:value-type="float" office:value="149008">
                <text:p>149008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23272">
                <text:p>23272</text:p>
              </table:table-cell>
              <table:table-cell office:value-type="float" office:value="44838">
                <text:p>44838</text:p>
              </table:table-cell>
              <table:table-cell office:value-type="float" office:value="90765">
                <text:p>90765</text:p>
              </table:table-cell>
              <table:table-cell office:value-type="float" office:value="139998">
                <text:p>139998</text:p>
              </table:table-cell>
              <table:table-cell office:value-type="float" office:value="144515">
                <text:p>144515</text:p>
              </table:table-cell>
              <table:table-cell office:value-type="float" office:value="149442">
                <text:p>149442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24201">
                <text:p>24201</text:p>
              </table:table-cell>
              <table:table-cell office:value-type="float" office:value="45383">
                <text:p>45383</text:p>
              </table:table-cell>
              <table:table-cell office:value-type="float" office:value="99148">
                <text:p>99148</text:p>
              </table:table-cell>
              <table:table-cell office:value-type="float" office:value="140550">
                <text:p>140550</text:p>
              </table:table-cell>
              <table:table-cell office:value-type="float" office:value="145498">
                <text:p>145498</text:p>
              </table:table-cell>
              <table:table-cell office:value-type="float" office:value="149454">
                <text:p>149454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23462">
                <text:p>23462</text:p>
              </table:table-cell>
              <table:table-cell office:value-type="float" office:value="47633">
                <text:p>47633</text:p>
              </table:table-cell>
              <table:table-cell office:value-type="float" office:value="86899">
                <text:p>86899</text:p>
              </table:table-cell>
              <table:table-cell office:value-type="float" office:value="141739">
                <text:p>141739</text:p>
              </table:table-cell>
              <table:table-cell office:value-type="float" office:value="145973">
                <text:p>145973</text:p>
              </table:table-cell>
              <table:table-cell office:value-type="float" office:value="149316">
                <text:p>149316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23513">
                <text:p>23513</text:p>
              </table:table-cell>
              <table:table-cell office:value-type="float" office:value="43952">
                <text:p>43952</text:p>
              </table:table-cell>
              <table:table-cell office:value-type="float" office:value="115246">
                <text:p>115246</text:p>
              </table:table-cell>
              <table:table-cell office:value-type="float" office:value="139916">
                <text:p>139916</text:p>
              </table:table-cell>
              <table:table-cell office:value-type="float" office:value="146765">
                <text:p>146765</text:p>
              </table:table-cell>
              <table:table-cell office:value-type="float" office:value="151616">
                <text:p>151616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24280">
                <text:p>24280</text:p>
              </table:table-cell>
              <table:table-cell office:value-type="float" office:value="48474">
                <text:p>48474</text:p>
              </table:table-cell>
              <table:table-cell office:value-type="float" office:value="90631">
                <text:p>90631</text:p>
              </table:table-cell>
              <table:table-cell office:value-type="float" office:value="140575">
                <text:p>140575</text:p>
              </table:table-cell>
              <table:table-cell office:value-type="float" office:value="147431">
                <text:p>147431</text:p>
              </table:table-cell>
              <table:table-cell office:value-type="float" office:value="151024">
                <text:p>151024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23937">
                <text:p>23937</text:p>
              </table:table-cell>
              <table:table-cell office:value-type="float" office:value="44291">
                <text:p>44291</text:p>
              </table:table-cell>
              <table:table-cell office:value-type="float" office:value="111922">
                <text:p>111922</text:p>
              </table:table-cell>
              <table:table-cell office:value-type="float" office:value="144629">
                <text:p>144629</text:p>
              </table:table-cell>
              <table:table-cell office:value-type="float" office:value="148266">
                <text:p>148266</text:p>
              </table:table-cell>
              <table:table-cell office:value-type="float" office:value="151352">
                <text:p>151352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24238">
                <text:p>24238</text:p>
              </table:table-cell>
              <table:table-cell office:value-type="float" office:value="47136">
                <text:p>47136</text:p>
              </table:table-cell>
              <table:table-cell office:value-type="float" office:value="111354">
                <text:p>111354</text:p>
              </table:table-cell>
              <table:table-cell office:value-type="float" office:value="143894">
                <text:p>143894</text:p>
              </table:table-cell>
              <table:table-cell office:value-type="float" office:value="148480">
                <text:p>148480</text:p>
              </table:table-cell>
              <table:table-cell office:value-type="float" office:value="153110">
                <text:p>153110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24578">
                <text:p>24578</text:p>
              </table:table-cell>
              <table:table-cell office:value-type="float" office:value="49164">
                <text:p>49164</text:p>
              </table:table-cell>
              <table:table-cell office:value-type="float" office:value="141986">
                <text:p>141986</text:p>
              </table:table-cell>
              <table:table-cell office:value-type="float" office:value="144742">
                <text:p>144742</text:p>
              </table:table-cell>
              <table:table-cell office:value-type="float" office:value="149251">
                <text:p>149251</text:p>
              </table:table-cell>
              <table:table-cell office:value-type="float" office:value="153329">
                <text:p>153329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24350">
                <text:p>24350</text:p>
              </table:table-cell>
              <table:table-cell office:value-type="float" office:value="44534">
                <text:p>44534</text:p>
              </table:table-cell>
              <table:table-cell office:value-type="float" office:value="94753">
                <text:p>94753</text:p>
              </table:table-cell>
              <table:table-cell office:value-type="float" office:value="145677">
                <text:p>145677</text:p>
              </table:table-cell>
              <table:table-cell office:value-type="float" office:value="149827">
                <text:p>149827</text:p>
              </table:table-cell>
              <table:table-cell office:value-type="float" office:value="153748">
                <text:p>153748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24323">
                <text:p>24323</text:p>
              </table:table-cell>
              <table:table-cell office:value-type="float" office:value="49257">
                <text:p>49257</text:p>
              </table:table-cell>
              <table:table-cell office:value-type="float" office:value="105319">
                <text:p>105319</text:p>
              </table:table-cell>
              <table:table-cell office:value-type="float" office:value="145325">
                <text:p>145325</text:p>
              </table:table-cell>
              <table:table-cell office:value-type="float" office:value="150448">
                <text:p>150448</text:p>
              </table:table-cell>
              <table:table-cell office:value-type="float" office:value="154019">
                <text:p>154019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24274">
                <text:p>24274</text:p>
              </table:table-cell>
              <table:table-cell office:value-type="float" office:value="48769">
                <text:p>48769</text:p>
              </table:table-cell>
              <table:table-cell office:value-type="float" office:value="101565">
                <text:p>101565</text:p>
              </table:table-cell>
              <table:table-cell office:value-type="float" office:value="145372">
                <text:p>145372</text:p>
              </table:table-cell>
              <table:table-cell office:value-type="float" office:value="151103">
                <text:p>151103</text:p>
              </table:table-cell>
              <table:table-cell office:value-type="float" office:value="155259">
                <text:p>155259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24462">
                <text:p>24462</text:p>
              </table:table-cell>
              <table:table-cell office:value-type="float" office:value="48931">
                <text:p>48931</text:p>
              </table:table-cell>
              <table:table-cell office:value-type="float" office:value="99803">
                <text:p>99803</text:p>
              </table:table-cell>
              <table:table-cell office:value-type="float" office:value="147513">
                <text:p>147513</text:p>
              </table:table-cell>
              <table:table-cell office:value-type="float" office:value="151929">
                <text:p>151929</text:p>
              </table:table-cell>
              <table:table-cell office:value-type="float" office:value="155409">
                <text:p>155409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24853">
                <text:p>24853</text:p>
              </table:table-cell>
              <table:table-cell office:value-type="float" office:value="49878">
                <text:p>49878</text:p>
              </table:table-cell>
              <table:table-cell office:value-type="float" office:value="114836">
                <text:p>114836</text:p>
              </table:table-cell>
              <table:table-cell office:value-type="float" office:value="148547">
                <text:p>148547</text:p>
              </table:table-cell>
              <table:table-cell office:value-type="float" office:value="152363">
                <text:p>152363</text:p>
              </table:table-cell>
              <table:table-cell office:value-type="float" office:value="156645">
                <text:p>156645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25674">
                <text:p>25674</text:p>
              </table:table-cell>
              <table:table-cell office:value-type="float" office:value="49514">
                <text:p>49514</text:p>
              </table:table-cell>
              <table:table-cell office:value-type="float" office:value="102851">
                <text:p>102851</text:p>
              </table:table-cell>
              <table:table-cell office:value-type="float" office:value="147837">
                <text:p>147837</text:p>
              </table:table-cell>
              <table:table-cell office:value-type="float" office:value="153131">
                <text:p>153131</text:p>
              </table:table-cell>
              <table:table-cell office:value-type="float" office:value="156826">
                <text:p>156826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24852">
                <text:p>24852</text:p>
              </table:table-cell>
              <table:table-cell office:value-type="float" office:value="49097">
                <text:p>49097</text:p>
              </table:table-cell>
              <table:table-cell office:value-type="float" office:value="105072">
                <text:p>105072</text:p>
              </table:table-cell>
              <table:table-cell office:value-type="float" office:value="149229">
                <text:p>149229</text:p>
              </table:table-cell>
              <table:table-cell office:value-type="float" office:value="154099">
                <text:p>154099</text:p>
              </table:table-cell>
              <table:table-cell office:value-type="float" office:value="157465">
                <text:p>157465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25555">
                <text:p>25555</text:p>
              </table:table-cell>
              <table:table-cell office:value-type="float" office:value="47332">
                <text:p>47332</text:p>
              </table:table-cell>
              <table:table-cell office:value-type="float" office:value="93703">
                <text:p>93703</text:p>
              </table:table-cell>
              <table:table-cell office:value-type="float" office:value="150772">
                <text:p>150772</text:p>
              </table:table-cell>
              <table:table-cell office:value-type="float" office:value="154566">
                <text:p>154566</text:p>
              </table:table-cell>
              <table:table-cell office:value-type="float" office:value="158587">
                <text:p>158587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25592">
                <text:p>25592</text:p>
              </table:table-cell>
              <table:table-cell office:value-type="float" office:value="47731">
                <text:p>47731</text:p>
              </table:table-cell>
              <table:table-cell office:value-type="float" office:value="109900">
                <text:p>109900</text:p>
              </table:table-cell>
              <table:table-cell office:value-type="float" office:value="149309">
                <text:p>149309</text:p>
              </table:table-cell>
              <table:table-cell office:value-type="float" office:value="154929">
                <text:p>154929</text:p>
              </table:table-cell>
              <table:table-cell office:value-type="float" office:value="158894">
                <text:p>158894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25144">
                <text:p>25144</text:p>
              </table:table-cell>
              <table:table-cell office:value-type="float" office:value="50709">
                <text:p>50709</text:p>
              </table:table-cell>
              <table:table-cell office:value-type="float" office:value="103452">
                <text:p>103452</text:p>
              </table:table-cell>
              <table:table-cell office:value-type="float" office:value="150962">
                <text:p>150962</text:p>
              </table:table-cell>
              <table:table-cell office:value-type="float" office:value="155608">
                <text:p>155608</text:p>
              </table:table-cell>
              <table:table-cell office:value-type="float" office:value="159605">
                <text:p>159605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25158">
                <text:p>25158</text:p>
              </table:table-cell>
              <table:table-cell office:value-type="float" office:value="49039">
                <text:p>49039</text:p>
              </table:table-cell>
              <table:table-cell office:value-type="float" office:value="110436">
                <text:p>110436</text:p>
              </table:table-cell>
              <table:table-cell office:value-type="float" office:value="148643">
                <text:p>148643</text:p>
              </table:table-cell>
              <table:table-cell office:value-type="float" office:value="155428">
                <text:p>155428</text:p>
              </table:table-cell>
              <table:table-cell office:value-type="float" office:value="160188">
                <text:p>160188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26269">
                <text:p>26269</text:p>
              </table:table-cell>
              <table:table-cell office:value-type="float" office:value="50144">
                <text:p>50144</text:p>
              </table:table-cell>
              <table:table-cell office:value-type="float" office:value="99939">
                <text:p>99939</text:p>
              </table:table-cell>
              <table:table-cell office:value-type="float" office:value="151390">
                <text:p>151390</text:p>
              </table:table-cell>
              <table:table-cell office:value-type="float" office:value="156807">
                <text:p>156807</text:p>
              </table:table-cell>
              <table:table-cell office:value-type="float" office:value="161332">
                <text:p>161332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25436">
                <text:p>25436</text:p>
              </table:table-cell>
              <table:table-cell office:value-type="float" office:value="48594">
                <text:p>48594</text:p>
              </table:table-cell>
              <table:table-cell office:value-type="float" office:value="92032">
                <text:p>92032</text:p>
              </table:table-cell>
              <table:table-cell office:value-type="float" office:value="149584">
                <text:p>149584</text:p>
              </table:table-cell>
              <table:table-cell office:value-type="float" office:value="156588">
                <text:p>156588</text:p>
              </table:table-cell>
              <table:table-cell office:value-type="float" office:value="159987">
                <text:p>159987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25769">
                <text:p>25769</text:p>
              </table:table-cell>
              <table:table-cell office:value-type="float" office:value="51669">
                <text:p>51669</text:p>
              </table:table-cell>
              <table:table-cell office:value-type="float" office:value="106784">
                <text:p>106784</text:p>
              </table:table-cell>
              <table:table-cell office:value-type="float" office:value="152108">
                <text:p>152108</text:p>
              </table:table-cell>
              <table:table-cell office:value-type="float" office:value="157688">
                <text:p>157688</text:p>
              </table:table-cell>
              <table:table-cell office:value-type="float" office:value="161410">
                <text:p>161410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25426">
                <text:p>25426</text:p>
              </table:table-cell>
              <table:table-cell office:value-type="float" office:value="50951">
                <text:p>50951</text:p>
              </table:table-cell>
              <table:table-cell office:value-type="float" office:value="125864">
                <text:p>125864</text:p>
              </table:table-cell>
              <table:table-cell office:value-type="float" office:value="152810">
                <text:p>152810</text:p>
              </table:table-cell>
              <table:table-cell office:value-type="float" office:value="157951">
                <text:p>157951</text:p>
              </table:table-cell>
              <table:table-cell office:value-type="float" office:value="162840">
                <text:p>162840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25533">
                <text:p>25533</text:p>
              </table:table-cell>
              <table:table-cell office:value-type="float" office:value="55617">
                <text:p>55617</text:p>
              </table:table-cell>
              <table:table-cell office:value-type="float" office:value="110618">
                <text:p>110618</text:p>
              </table:table-cell>
              <table:table-cell office:value-type="float" office:value="153360">
                <text:p>153360</text:p>
              </table:table-cell>
              <table:table-cell office:value-type="float" office:value="158797">
                <text:p>158797</text:p>
              </table:table-cell>
              <table:table-cell office:value-type="float" office:value="162877">
                <text:p>162877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25890">
                <text:p>25890</text:p>
              </table:table-cell>
              <table:table-cell office:value-type="float" office:value="49683">
                <text:p>49683</text:p>
              </table:table-cell>
              <table:table-cell office:value-type="float" office:value="120624">
                <text:p>120624</text:p>
              </table:table-cell>
              <table:table-cell office:value-type="float" office:value="156408">
                <text:p>156408</text:p>
              </table:table-cell>
              <table:table-cell office:value-type="float" office:value="159756">
                <text:p>159756</text:p>
              </table:table-cell>
              <table:table-cell office:value-type="float" office:value="164079">
                <text:p>164079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26054">
                <text:p>26054</text:p>
              </table:table-cell>
              <table:table-cell office:value-type="float" office:value="51208">
                <text:p>51208</text:p>
              </table:table-cell>
              <table:table-cell office:value-type="float" office:value="109572">
                <text:p>109572</text:p>
              </table:table-cell>
              <table:table-cell office:value-type="float" office:value="152522">
                <text:p>152522</text:p>
              </table:table-cell>
              <table:table-cell office:value-type="float" office:value="159756">
                <text:p>159756</text:p>
              </table:table-cell>
              <table:table-cell office:value-type="float" office:value="164105">
                <text:p>164105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25993">
                <text:p>25993</text:p>
              </table:table-cell>
              <table:table-cell office:value-type="float" office:value="56109">
                <text:p>56109</text:p>
              </table:table-cell>
              <table:table-cell office:value-type="float" office:value="115567">
                <text:p>115567</text:p>
              </table:table-cell>
              <table:table-cell office:value-type="float" office:value="151040">
                <text:p>151040</text:p>
              </table:table-cell>
              <table:table-cell office:value-type="float" office:value="160278">
                <text:p>160278</text:p>
              </table:table-cell>
              <table:table-cell office:value-type="float" office:value="164228">
                <text:p>164228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26447">
                <text:p>26447</text:p>
              </table:table-cell>
              <table:table-cell office:value-type="float" office:value="53276">
                <text:p>53276</text:p>
              </table:table-cell>
              <table:table-cell office:value-type="float" office:value="104887">
                <text:p>104887</text:p>
              </table:table-cell>
              <table:table-cell office:value-type="float" office:value="154501">
                <text:p>154501</text:p>
              </table:table-cell>
              <table:table-cell office:value-type="float" office:value="160961">
                <text:p>160961</text:p>
              </table:table-cell>
              <table:table-cell office:value-type="float" office:value="164177">
                <text:p>164177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26091">
                <text:p>26091</text:p>
              </table:table-cell>
              <table:table-cell office:value-type="float" office:value="51388">
                <text:p>51388</text:p>
              </table:table-cell>
              <table:table-cell office:value-type="float" office:value="97201">
                <text:p>97201</text:p>
              </table:table-cell>
              <table:table-cell office:value-type="float" office:value="155727">
                <text:p>155727</text:p>
              </table:table-cell>
              <table:table-cell office:value-type="float" office:value="161398">
                <text:p>161398</text:p>
              </table:table-cell>
              <table:table-cell office:value-type="float" office:value="166395">
                <text:p>166395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26245">
                <text:p>26245</text:p>
              </table:table-cell>
              <table:table-cell office:value-type="float" office:value="51550">
                <text:p>51550</text:p>
              </table:table-cell>
              <table:table-cell office:value-type="float" office:value="117079">
                <text:p>117079</text:p>
              </table:table-cell>
              <table:table-cell office:value-type="float" office:value="156451">
                <text:p>156451</text:p>
              </table:table-cell>
              <table:table-cell office:value-type="float" office:value="162401">
                <text:p>162401</text:p>
              </table:table-cell>
              <table:table-cell office:value-type="float" office:value="166231">
                <text:p>166231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26989">
                <text:p>26989</text:p>
              </table:table-cell>
              <table:table-cell office:value-type="float" office:value="53021">
                <text:p>53021</text:p>
              </table:table-cell>
              <table:table-cell office:value-type="float" office:value="112922">
                <text:p>112922</text:p>
              </table:table-cell>
              <table:table-cell office:value-type="float" office:value="156877">
                <text:p>156877</text:p>
              </table:table-cell>
              <table:table-cell office:value-type="float" office:value="162683">
                <text:p>162683</text:p>
              </table:table-cell>
              <table:table-cell office:value-type="float" office:value="166159">
                <text:p>166159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27776">
                <text:p>27776</text:p>
              </table:table-cell>
              <table:table-cell office:value-type="float" office:value="51889">
                <text:p>51889</text:p>
              </table:table-cell>
              <table:table-cell office:value-type="float" office:value="95786">
                <text:p>95786</text:p>
              </table:table-cell>
              <table:table-cell office:value-type="float" office:value="156148">
                <text:p>156148</text:p>
              </table:table-cell>
              <table:table-cell office:value-type="float" office:value="163744">
                <text:p>163744</text:p>
              </table:table-cell>
              <table:table-cell office:value-type="float" office:value="168903">
                <text:p>168903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26486">
                <text:p>26486</text:p>
              </table:table-cell>
              <table:table-cell office:value-type="float" office:value="53196">
                <text:p>53196</text:p>
              </table:table-cell>
              <table:table-cell office:value-type="float" office:value="94677">
                <text:p>94677</text:p>
              </table:table-cell>
              <table:table-cell office:value-type="float" office:value="157765">
                <text:p>157765</text:p>
              </table:table-cell>
              <table:table-cell office:value-type="float" office:value="164304">
                <text:p>164304</text:p>
              </table:table-cell>
              <table:table-cell office:value-type="float" office:value="168849">
                <text:p>168849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27739">
                <text:p>27739</text:p>
              </table:table-cell>
              <table:table-cell office:value-type="float" office:value="52826">
                <text:p>52826</text:p>
              </table:table-cell>
              <table:table-cell office:value-type="float" office:value="102220">
                <text:p>102220</text:p>
              </table:table-cell>
              <table:table-cell office:value-type="float" office:value="158706">
                <text:p>158706</text:p>
              </table:table-cell>
              <table:table-cell office:value-type="float" office:value="164890">
                <text:p>164890</text:p>
              </table:table-cell>
              <table:table-cell office:value-type="float" office:value="168667">
                <text:p>168667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26655">
                <text:p>26655</text:p>
              </table:table-cell>
              <table:table-cell office:value-type="float" office:value="55283">
                <text:p>55283</text:p>
              </table:table-cell>
              <table:table-cell office:value-type="float" office:value="112298">
                <text:p>112298</text:p>
              </table:table-cell>
              <table:table-cell office:value-type="float" office:value="159420">
                <text:p>159420</text:p>
              </table:table-cell>
              <table:table-cell office:value-type="float" office:value="165760">
                <text:p>165760</text:p>
              </table:table-cell>
              <table:table-cell office:value-type="float" office:value="171550">
                <text:p>171550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27712">
                <text:p>27712</text:p>
              </table:table-cell>
              <table:table-cell office:value-type="float" office:value="56507">
                <text:p>56507</text:p>
              </table:table-cell>
              <table:table-cell office:value-type="float" office:value="114745">
                <text:p>114745</text:p>
              </table:table-cell>
              <table:table-cell office:value-type="float" office:value="161722">
                <text:p>161722</text:p>
              </table:table-cell>
              <table:table-cell office:value-type="float" office:value="166121">
                <text:p>166121</text:p>
              </table:table-cell>
              <table:table-cell office:value-type="float" office:value="169918">
                <text:p>169918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27075">
                <text:p>27075</text:p>
              </table:table-cell>
              <table:table-cell office:value-type="float" office:value="54033">
                <text:p>54033</text:p>
              </table:table-cell>
              <table:table-cell office:value-type="float" office:value="148407">
                <text:p>148407</text:p>
              </table:table-cell>
              <table:table-cell office:value-type="float" office:value="159896">
                <text:p>159896</text:p>
              </table:table-cell>
              <table:table-cell office:value-type="float" office:value="167196">
                <text:p>167196</text:p>
              </table:table-cell>
              <table:table-cell office:value-type="float" office:value="171755">
                <text:p>171755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26900">
                <text:p>26900</text:p>
              </table:table-cell>
              <table:table-cell office:value-type="float" office:value="52171">
                <text:p>52171</text:p>
              </table:table-cell>
              <table:table-cell office:value-type="float" office:value="103999">
                <text:p>103999</text:p>
              </table:table-cell>
              <table:table-cell office:value-type="float" office:value="158173">
                <text:p>158173</text:p>
              </table:table-cell>
              <table:table-cell office:value-type="float" office:value="166795">
                <text:p>166795</text:p>
              </table:table-cell>
              <table:table-cell office:value-type="float" office:value="172297">
                <text:p>172297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27175">
                <text:p>27175</text:p>
              </table:table-cell>
              <table:table-cell office:value-type="float" office:value="50237">
                <text:p>50237</text:p>
              </table:table-cell>
              <table:table-cell office:value-type="float" office:value="96981">
                <text:p>96981</text:p>
              </table:table-cell>
              <table:table-cell office:value-type="float" office:value="158252">
                <text:p>158252</text:p>
              </table:table-cell>
              <table:table-cell office:value-type="float" office:value="167787">
                <text:p>167787</text:p>
              </table:table-cell>
              <table:table-cell office:value-type="float" office:value="172908">
                <text:p>172908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27273">
                <text:p>27273</text:p>
              </table:table-cell>
              <table:table-cell office:value-type="float" office:value="52501">
                <text:p>52501</text:p>
              </table:table-cell>
              <table:table-cell office:value-type="float" office:value="106225">
                <text:p>106225</text:p>
              </table:table-cell>
              <table:table-cell office:value-type="float" office:value="161516">
                <text:p>161516</text:p>
              </table:table-cell>
              <table:table-cell office:value-type="float" office:value="168513">
                <text:p>168513</text:p>
              </table:table-cell>
              <table:table-cell office:value-type="float" office:value="172564">
                <text:p>172564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28168">
                <text:p>28168</text:p>
              </table:table-cell>
              <table:table-cell office:value-type="float" office:value="56311">
                <text:p>56311</text:p>
              </table:table-cell>
              <table:table-cell office:value-type="float" office:value="119939">
                <text:p>119939</text:p>
              </table:table-cell>
              <table:table-cell office:value-type="float" office:value="162145">
                <text:p>162145</text:p>
              </table:table-cell>
              <table:table-cell office:value-type="float" office:value="169025">
                <text:p>169025</text:p>
              </table:table-cell>
              <table:table-cell office:value-type="float" office:value="175126">
                <text:p>175126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27323">
                <text:p>27323</text:p>
              </table:table-cell>
              <table:table-cell office:value-type="float" office:value="52565">
                <text:p>52565</text:p>
              </table:table-cell>
              <table:table-cell office:value-type="float" office:value="94489">
                <text:p>94489</text:p>
              </table:table-cell>
              <table:table-cell office:value-type="float" office:value="164182">
                <text:p>164182</text:p>
              </table:table-cell>
              <table:table-cell office:value-type="float" office:value="169580">
                <text:p>169580</text:p>
              </table:table-cell>
              <table:table-cell office:value-type="float" office:value="175836">
                <text:p>175836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28269">
                <text:p>28269</text:p>
              </table:table-cell>
              <table:table-cell office:value-type="float" office:value="55567">
                <text:p>55567</text:p>
              </table:table-cell>
              <table:table-cell office:value-type="float" office:value="96389">
                <text:p>96389</text:p>
              </table:table-cell>
              <table:table-cell office:value-type="float" office:value="158813">
                <text:p>158813</text:p>
              </table:table-cell>
              <table:table-cell office:value-type="float" office:value="170620">
                <text:p>170620</text:p>
              </table:table-cell>
              <table:table-cell office:value-type="float" office:value="174474">
                <text:p>174474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29380">
                <text:p>29380</text:p>
              </table:table-cell>
              <table:table-cell office:value-type="float" office:value="56487">
                <text:p>56487</text:p>
              </table:table-cell>
              <table:table-cell office:value-type="float" office:value="101061">
                <text:p>101061</text:p>
              </table:table-cell>
              <table:table-cell office:value-type="float" office:value="161216">
                <text:p>161216</text:p>
              </table:table-cell>
              <table:table-cell office:value-type="float" office:value="170797">
                <text:p>170797</text:p>
              </table:table-cell>
              <table:table-cell office:value-type="float" office:value="175077">
                <text:p>175077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28009">
                <text:p>28009</text:p>
              </table:table-cell>
              <table:table-cell office:value-type="float" office:value="55837">
                <text:p>55837</text:p>
              </table:table-cell>
              <table:table-cell office:value-type="float" office:value="164314">
                <text:p>164314</text:p>
              </table:table-cell>
              <table:table-cell office:value-type="float" office:value="163321">
                <text:p>163321</text:p>
              </table:table-cell>
              <table:table-cell office:value-type="float" office:value="172524">
                <text:p>172524</text:p>
              </table:table-cell>
              <table:table-cell office:value-type="float" office:value="176410">
                <text:p>176410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28238">
                <text:p>28238</text:p>
              </table:table-cell>
              <table:table-cell office:value-type="float" office:value="58669">
                <text:p>58669</text:p>
              </table:table-cell>
              <table:table-cell office:value-type="float" office:value="100903">
                <text:p>100903</text:p>
              </table:table-cell>
              <table:table-cell office:value-type="float" office:value="165540">
                <text:p>165540</text:p>
              </table:table-cell>
              <table:table-cell office:value-type="float" office:value="172100">
                <text:p>172100</text:p>
              </table:table-cell>
              <table:table-cell office:value-type="float" office:value="176127">
                <text:p>176127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28328">
                <text:p>28328</text:p>
              </table:table-cell>
              <table:table-cell office:value-type="float" office:value="55570">
                <text:p>55570</text:p>
              </table:table-cell>
              <table:table-cell office:value-type="float" office:value="115635">
                <text:p>115635</text:p>
              </table:table-cell>
              <table:table-cell office:value-type="float" office:value="166366">
                <text:p>166366</text:p>
              </table:table-cell>
              <table:table-cell office:value-type="float" office:value="173380">
                <text:p>173380</text:p>
              </table:table-cell>
              <table:table-cell office:value-type="float" office:value="178756">
                <text:p>178756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27959">
                <text:p>27959</text:p>
              </table:table-cell>
              <table:table-cell office:value-type="float" office:value="57150">
                <text:p>57150</text:p>
              </table:table-cell>
              <table:table-cell office:value-type="float" office:value="122501">
                <text:p>122501</text:p>
              </table:table-cell>
              <table:table-cell office:value-type="float" office:value="166982">
                <text:p>166982</text:p>
              </table:table-cell>
              <table:table-cell office:value-type="float" office:value="174308">
                <text:p>174308</text:p>
              </table:table-cell>
              <table:table-cell office:value-type="float" office:value="179192">
                <text:p>179192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28534">
                <text:p>28534</text:p>
              </table:table-cell>
              <table:table-cell office:value-type="float" office:value="57209">
                <text:p>57209</text:p>
              </table:table-cell>
              <table:table-cell office:value-type="float" office:value="114298">
                <text:p>114298</text:p>
              </table:table-cell>
              <table:table-cell office:value-type="float" office:value="166849">
                <text:p>166849</text:p>
              </table:table-cell>
              <table:table-cell office:value-type="float" office:value="174721">
                <text:p>174721</text:p>
              </table:table-cell>
              <table:table-cell office:value-type="float" office:value="178672">
                <text:p>178672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28158">
                <text:p>28158</text:p>
              </table:table-cell>
              <table:table-cell office:value-type="float" office:value="57430">
                <text:p>57430</text:p>
              </table:table-cell>
              <table:table-cell office:value-type="float" office:value="125167">
                <text:p>125167</text:p>
              </table:table-cell>
              <table:table-cell office:value-type="float" office:value="169277">
                <text:p>169277</text:p>
              </table:table-cell>
              <table:table-cell office:value-type="float" office:value="175147">
                <text:p>175147</text:p>
              </table:table-cell>
              <table:table-cell office:value-type="float" office:value="180541">
                <text:p>180541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28537">
                <text:p>28537</text:p>
              </table:table-cell>
              <table:table-cell office:value-type="float" office:value="59167">
                <text:p>59167</text:p>
              </table:table-cell>
              <table:table-cell office:value-type="float" office:value="116067">
                <text:p>116067</text:p>
              </table:table-cell>
              <table:table-cell office:value-type="float" office:value="169655">
                <text:p>169655</text:p>
              </table:table-cell>
              <table:table-cell office:value-type="float" office:value="176258">
                <text:p>176258</text:p>
              </table:table-cell>
              <table:table-cell office:value-type="float" office:value="181489">
                <text:p>181489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28391">
                <text:p>28391</text:p>
              </table:table-cell>
              <table:table-cell office:value-type="float" office:value="58133">
                <text:p>58133</text:p>
              </table:table-cell>
              <table:table-cell office:value-type="float" office:value="116889">
                <text:p>116889</text:p>
              </table:table-cell>
              <table:table-cell office:value-type="float" office:value="169198">
                <text:p>169198</text:p>
              </table:table-cell>
              <table:table-cell office:value-type="float" office:value="176953">
                <text:p>176953</text:p>
              </table:table-cell>
              <table:table-cell office:value-type="float" office:value="181767">
                <text:p>181767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28437">
                <text:p>28437</text:p>
              </table:table-cell>
              <table:table-cell office:value-type="float" office:value="60098">
                <text:p>60098</text:p>
              </table:table-cell>
              <table:table-cell office:value-type="float" office:value="134281">
                <text:p>134281</text:p>
              </table:table-cell>
              <table:table-cell office:value-type="float" office:value="173783">
                <text:p>173783</text:p>
              </table:table-cell>
              <table:table-cell office:value-type="float" office:value="178065">
                <text:p>178065</text:p>
              </table:table-cell>
              <table:table-cell office:value-type="float" office:value="181919">
                <text:p>181919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28655">
                <text:p>28655</text:p>
              </table:table-cell>
              <table:table-cell office:value-type="float" office:value="54189">
                <text:p>54189</text:p>
              </table:table-cell>
              <table:table-cell office:value-type="float" office:value="111916">
                <text:p>111916</text:p>
              </table:table-cell>
              <table:table-cell office:value-type="float" office:value="168342">
                <text:p>168342</text:p>
              </table:table-cell>
              <table:table-cell office:value-type="float" office:value="178164">
                <text:p>178164</text:p>
              </table:table-cell>
              <table:table-cell office:value-type="float" office:value="182406">
                <text:p>182406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28721">
                <text:p>28721</text:p>
              </table:table-cell>
              <table:table-cell office:value-type="float" office:value="55335">
                <text:p>55335</text:p>
              </table:table-cell>
              <table:table-cell office:value-type="float" office:value="114502">
                <text:p>114502</text:p>
              </table:table-cell>
              <table:table-cell office:value-type="float" office:value="169837">
                <text:p>169837</text:p>
              </table:table-cell>
              <table:table-cell office:value-type="float" office:value="179147">
                <text:p>179147</text:p>
              </table:table-cell>
              <table:table-cell office:value-type="float" office:value="183598">
                <text:p>183598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28835">
                <text:p>28835</text:p>
              </table:table-cell>
              <table:table-cell office:value-type="float" office:value="57946">
                <text:p>57946</text:p>
              </table:table-cell>
              <table:table-cell office:value-type="float" office:value="107566">
                <text:p>107566</text:p>
              </table:table-cell>
              <table:table-cell office:value-type="float" office:value="174419">
                <text:p>174419</text:p>
              </table:table-cell>
              <table:table-cell office:value-type="float" office:value="179780">
                <text:p>179780</text:p>
              </table:table-cell>
              <table:table-cell office:value-type="float" office:value="183317">
                <text:p>183317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29094">
                <text:p>29094</text:p>
              </table:table-cell>
              <table:table-cell office:value-type="float" office:value="54489">
                <text:p>54489</text:p>
              </table:table-cell>
              <table:table-cell office:value-type="float" office:value="97533">
                <text:p>97533</text:p>
              </table:table-cell>
              <table:table-cell office:value-type="float" office:value="175387">
                <text:p>175387</text:p>
              </table:table-cell>
              <table:table-cell office:value-type="float" office:value="180398">
                <text:p>180398</text:p>
              </table:table-cell>
              <table:table-cell office:value-type="float" office:value="184761">
                <text:p>184761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28900">
                <text:p>28900</text:p>
              </table:table-cell>
              <table:table-cell office:value-type="float" office:value="54174">
                <text:p>54174</text:p>
              </table:table-cell>
              <table:table-cell office:value-type="float" office:value="119263">
                <text:p>119263</text:p>
              </table:table-cell>
              <table:table-cell office:value-type="float" office:value="173929">
                <text:p>173929</text:p>
              </table:table-cell>
              <table:table-cell office:value-type="float" office:value="180677">
                <text:p>180677</text:p>
              </table:table-cell>
              <table:table-cell office:value-type="float" office:value="184381">
                <text:p>184381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29020">
                <text:p>29020</text:p>
              </table:table-cell>
              <table:table-cell office:value-type="float" office:value="55748">
                <text:p>55748</text:p>
              </table:table-cell>
              <table:table-cell office:value-type="float" office:value="121734">
                <text:p>121734</text:p>
              </table:table-cell>
              <table:table-cell office:value-type="float" office:value="175911">
                <text:p>175911</text:p>
              </table:table-cell>
              <table:table-cell office:value-type="float" office:value="181326">
                <text:p>181326</text:p>
              </table:table-cell>
              <table:table-cell office:value-type="float" office:value="184465">
                <text:p>184465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29221">
                <text:p>29221</text:p>
              </table:table-cell>
              <table:table-cell office:value-type="float" office:value="58643">
                <text:p>58643</text:p>
              </table:table-cell>
              <table:table-cell office:value-type="float" office:value="129305">
                <text:p>129305</text:p>
              </table:table-cell>
              <table:table-cell office:value-type="float" office:value="176497">
                <text:p>176497</text:p>
              </table:table-cell>
              <table:table-cell office:value-type="float" office:value="182008">
                <text:p>182008</text:p>
              </table:table-cell>
              <table:table-cell office:value-type="float" office:value="187417">
                <text:p>187417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29395">
                <text:p>29395</text:p>
              </table:table-cell>
              <table:table-cell office:value-type="float" office:value="56422">
                <text:p>56422</text:p>
              </table:table-cell>
              <table:table-cell office:value-type="float" office:value="108599">
                <text:p>108599</text:p>
              </table:table-cell>
              <table:table-cell office:value-type="float" office:value="175359">
                <text:p>175359</text:p>
              </table:table-cell>
              <table:table-cell office:value-type="float" office:value="182980">
                <text:p>182980</text:p>
              </table:table-cell>
              <table:table-cell office:value-type="float" office:value="186475">
                <text:p>186475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29950">
                <text:p>29950</text:p>
              </table:table-cell>
              <table:table-cell office:value-type="float" office:value="55849">
                <text:p>55849</text:p>
              </table:table-cell>
              <table:table-cell office:value-type="float" office:value="108116">
                <text:p>108116</text:p>
              </table:table-cell>
              <table:table-cell office:value-type="float" office:value="175393">
                <text:p>175393</text:p>
              </table:table-cell>
              <table:table-cell office:value-type="float" office:value="183248">
                <text:p>183248</text:p>
              </table:table-cell>
              <table:table-cell office:value-type="float" office:value="187213">
                <text:p>187213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30942">
                <text:p>30942</text:p>
              </table:table-cell>
              <table:table-cell office:value-type="float" office:value="58932">
                <text:p>58932</text:p>
              </table:table-cell>
              <table:table-cell office:value-type="float" office:value="145676">
                <text:p>145676</text:p>
              </table:table-cell>
              <table:table-cell office:value-type="float" office:value="174525">
                <text:p>174525</text:p>
              </table:table-cell>
              <table:table-cell office:value-type="float" office:value="184286">
                <text:p>184286</text:p>
              </table:table-cell>
              <table:table-cell office:value-type="float" office:value="188273">
                <text:p>188273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29763">
                <text:p>29763</text:p>
              </table:table-cell>
              <table:table-cell office:value-type="float" office:value="59602">
                <text:p>59602</text:p>
              </table:table-cell>
              <table:table-cell office:value-type="float" office:value="114065">
                <text:p>114065</text:p>
              </table:table-cell>
              <table:table-cell office:value-type="float" office:value="180613">
                <text:p>180613</text:p>
              </table:table-cell>
              <table:table-cell office:value-type="float" office:value="184828">
                <text:p>184828</text:p>
              </table:table-cell>
              <table:table-cell office:value-type="float" office:value="188843">
                <text:p>188843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29839">
                <text:p>29839</text:p>
              </table:table-cell>
              <table:table-cell office:value-type="float" office:value="60036">
                <text:p>60036</text:p>
              </table:table-cell>
              <table:table-cell office:value-type="float" office:value="131957">
                <text:p>131957</text:p>
              </table:table-cell>
              <table:table-cell office:value-type="float" office:value="179464">
                <text:p>179464</text:p>
              </table:table-cell>
              <table:table-cell office:value-type="float" office:value="185159">
                <text:p>185159</text:p>
              </table:table-cell>
              <table:table-cell office:value-type="float" office:value="190147">
                <text:p>190147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29761">
                <text:p>29761</text:p>
              </table:table-cell>
              <table:table-cell office:value-type="float" office:value="56228">
                <text:p>56228</text:p>
              </table:table-cell>
              <table:table-cell office:value-type="float" office:value="126165">
                <text:p>126165</text:p>
              </table:table-cell>
              <table:table-cell office:value-type="float" office:value="178374">
                <text:p>178374</text:p>
              </table:table-cell>
              <table:table-cell office:value-type="float" office:value="186056">
                <text:p>186056</text:p>
              </table:table-cell>
              <table:table-cell office:value-type="float" office:value="189538">
                <text:p>189538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30029">
                <text:p>30029</text:p>
              </table:table-cell>
              <table:table-cell office:value-type="float" office:value="58919">
                <text:p>58919</text:p>
              </table:table-cell>
              <table:table-cell office:value-type="float" office:value="120109">
                <text:p>120109</text:p>
              </table:table-cell>
              <table:table-cell office:value-type="float" office:value="183416">
                <text:p>183416</text:p>
              </table:table-cell>
              <table:table-cell office:value-type="float" office:value="186726">
                <text:p>186726</text:p>
              </table:table-cell>
              <table:table-cell office:value-type="float" office:value="193031">
                <text:p>193031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30198">
                <text:p>30198</text:p>
              </table:table-cell>
              <table:table-cell office:value-type="float" office:value="60955">
                <text:p>60955</text:p>
              </table:table-cell>
              <table:table-cell office:value-type="float" office:value="133846">
                <text:p>133846</text:p>
              </table:table-cell>
              <table:table-cell office:value-type="float" office:value="182410">
                <text:p>182410</text:p>
              </table:table-cell>
              <table:table-cell office:value-type="float" office:value="187344">
                <text:p>187344</text:p>
              </table:table-cell>
              <table:table-cell office:value-type="float" office:value="192833">
                <text:p>192833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30157">
                <text:p>30157</text:p>
              </table:table-cell>
              <table:table-cell office:value-type="float" office:value="62013">
                <text:p>62013</text:p>
              </table:table-cell>
              <table:table-cell office:value-type="float" office:value="126322">
                <text:p>126322</text:p>
              </table:table-cell>
              <table:table-cell office:value-type="float" office:value="181246">
                <text:p>181246</text:p>
              </table:table-cell>
              <table:table-cell office:value-type="float" office:value="187829">
                <text:p>187829</text:p>
              </table:table-cell>
              <table:table-cell office:value-type="float" office:value="191686">
                <text:p>191686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30783">
                <text:p>30783</text:p>
              </table:table-cell>
              <table:table-cell office:value-type="float" office:value="56831">
                <text:p>56831</text:p>
              </table:table-cell>
              <table:table-cell office:value-type="float" office:value="138948">
                <text:p>138948</text:p>
              </table:table-cell>
              <table:table-cell office:value-type="float" office:value="184351">
                <text:p>184351</text:p>
              </table:table-cell>
              <table:table-cell office:value-type="float" office:value="188674">
                <text:p>188674</text:p>
              </table:table-cell>
              <table:table-cell office:value-type="float" office:value="193477">
                <text:p>193477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30213">
                <text:p>30213</text:p>
              </table:table-cell>
              <table:table-cell office:value-type="float" office:value="63231">
                <text:p>63231</text:p>
              </table:table-cell>
              <table:table-cell office:value-type="float" office:value="143099">
                <text:p>143099</text:p>
              </table:table-cell>
              <table:table-cell office:value-type="float" office:value="183674">
                <text:p>183674</text:p>
              </table:table-cell>
              <table:table-cell office:value-type="float" office:value="188662">
                <text:p>188662</text:p>
              </table:table-cell>
              <table:table-cell office:value-type="float" office:value="192421">
                <text:p>192421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30493">
                <text:p>30493</text:p>
              </table:table-cell>
              <table:table-cell office:value-type="float" office:value="61812">
                <text:p>61812</text:p>
              </table:table-cell>
              <table:table-cell office:value-type="float" office:value="153359">
                <text:p>153359</text:p>
              </table:table-cell>
              <table:table-cell office:value-type="float" office:value="181898">
                <text:p>181898</text:p>
              </table:table-cell>
              <table:table-cell office:value-type="float" office:value="189330">
                <text:p>189330</text:p>
              </table:table-cell>
              <table:table-cell office:value-type="float" office:value="196003">
                <text:p>196003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31151">
                <text:p>31151</text:p>
              </table:table-cell>
              <table:table-cell office:value-type="float" office:value="60402">
                <text:p>60402</text:p>
              </table:table-cell>
              <table:table-cell office:value-type="float" office:value="134978">
                <text:p>134978</text:p>
              </table:table-cell>
              <table:table-cell office:value-type="float" office:value="185796">
                <text:p>185796</text:p>
              </table:table-cell>
              <table:table-cell office:value-type="float" office:value="190227">
                <text:p>190227</text:p>
              </table:table-cell>
              <table:table-cell office:value-type="float" office:value="194477">
                <text:p>194477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32644">
                <text:p>32644</text:p>
              </table:table-cell>
              <table:table-cell office:value-type="float" office:value="62792">
                <text:p>62792</text:p>
              </table:table-cell>
              <table:table-cell office:value-type="float" office:value="139185">
                <text:p>139185</text:p>
              </table:table-cell>
              <table:table-cell office:value-type="float" office:value="181728">
                <text:p>181728</text:p>
              </table:table-cell>
              <table:table-cell office:value-type="float" office:value="190739">
                <text:p>190739</text:p>
              </table:table-cell>
              <table:table-cell office:value-type="float" office:value="194978">
                <text:p>194978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30847">
                <text:p>30847</text:p>
              </table:table-cell>
              <table:table-cell office:value-type="float" office:value="61310">
                <text:p>61310</text:p>
              </table:table-cell>
              <table:table-cell office:value-type="float" office:value="141010">
                <text:p>141010</text:p>
              </table:table-cell>
              <table:table-cell office:value-type="float" office:value="176395">
                <text:p>176395</text:p>
              </table:table-cell>
              <table:table-cell office:value-type="float" office:value="191258">
                <text:p>191258</text:p>
              </table:table-cell>
              <table:table-cell office:value-type="float" office:value="196074">
                <text:p>196074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30849">
                <text:p>30849</text:p>
              </table:table-cell>
              <table:table-cell office:value-type="float" office:value="59980">
                <text:p>59980</text:p>
              </table:table-cell>
              <table:table-cell office:value-type="float" office:value="134220">
                <text:p>134220</text:p>
              </table:table-cell>
              <table:table-cell office:value-type="float" office:value="185266">
                <text:p>185266</text:p>
              </table:table-cell>
              <table:table-cell office:value-type="float" office:value="192254">
                <text:p>192254</text:p>
              </table:table-cell>
              <table:table-cell office:value-type="float" office:value="196059">
                <text:p>196059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31053">
                <text:p>31053</text:p>
              </table:table-cell>
              <table:table-cell office:value-type="float" office:value="56811">
                <text:p>56811</text:p>
              </table:table-cell>
              <table:table-cell office:value-type="float" office:value="129723">
                <text:p>129723</text:p>
              </table:table-cell>
              <table:table-cell office:value-type="float" office:value="187188">
                <text:p>187188</text:p>
              </table:table-cell>
              <table:table-cell office:value-type="float" office:value="192837">
                <text:p>192837</text:p>
              </table:table-cell>
              <table:table-cell office:value-type="float" office:value="197611">
                <text:p>197611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31287">
                <text:p>31287</text:p>
              </table:table-cell>
              <table:table-cell office:value-type="float" office:value="60032">
                <text:p>60032</text:p>
              </table:table-cell>
              <table:table-cell office:value-type="float" office:value="144263">
                <text:p>144263</text:p>
              </table:table-cell>
              <table:table-cell office:value-type="float" office:value="181047">
                <text:p>181047</text:p>
              </table:table-cell>
              <table:table-cell office:value-type="float" office:value="192845">
                <text:p>192845</text:p>
              </table:table-cell>
              <table:table-cell office:value-type="float" office:value="199240">
                <text:p>199240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31128">
                <text:p>31128</text:p>
              </table:table-cell>
              <table:table-cell office:value-type="float" office:value="60672">
                <text:p>60672</text:p>
              </table:table-cell>
              <table:table-cell office:value-type="float" office:value="135039">
                <text:p>135039</text:p>
              </table:table-cell>
              <table:table-cell office:value-type="float" office:value="188642">
                <text:p>188642</text:p>
              </table:table-cell>
              <table:table-cell office:value-type="float" office:value="194302">
                <text:p>194302</text:p>
              </table:table-cell>
              <table:table-cell office:value-type="float" office:value="198041">
                <text:p>198041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31292">
                <text:p>31292</text:p>
              </table:table-cell>
              <table:table-cell office:value-type="float" office:value="61054">
                <text:p>61054</text:p>
              </table:table-cell>
              <table:table-cell office:value-type="float" office:value="159434">
                <text:p>159434</text:p>
              </table:table-cell>
              <table:table-cell office:value-type="float" office:value="165027">
                <text:p>165027</text:p>
              </table:table-cell>
              <table:table-cell office:value-type="float" office:value="193408">
                <text:p>193408</text:p>
              </table:table-cell>
              <table:table-cell office:value-type="float" office:value="198741">
                <text:p>198741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31218">
                <text:p>31218</text:p>
              </table:table-cell>
              <table:table-cell office:value-type="float" office:value="60426">
                <text:p>60426</text:p>
              </table:table-cell>
              <table:table-cell office:value-type="float" office:value="135606">
                <text:p>135606</text:p>
              </table:table-cell>
              <table:table-cell office:value-type="float" office:value="167909">
                <text:p>167909</text:p>
              </table:table-cell>
              <table:table-cell office:value-type="float" office:value="193906">
                <text:p>193906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32342">
                <text:p>32342</text:p>
              </table:table-cell>
              <table:table-cell office:value-type="float" office:value="61868">
                <text:p>61868</text:p>
              </table:table-cell>
              <table:table-cell office:value-type="float" office:value="119160">
                <text:p>119160</text:p>
              </table:table-cell>
              <table:table-cell office:value-type="float" office:value="170762">
                <text:p>170762</text:p>
              </table:table-cell>
              <table:table-cell office:value-type="float" office:value="193853">
                <text:p>193853</text:p>
              </table:table-cell>
              <table:table-cell office:value-type="float" office:value="201158">
                <text:p>201158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31824">
                <text:p>31824</text:p>
              </table:table-cell>
              <table:table-cell office:value-type="float" office:value="61869">
                <text:p>61869</text:p>
              </table:table-cell>
              <table:table-cell office:value-type="float" office:value="127289">
                <text:p>127289</text:p>
              </table:table-cell>
              <table:table-cell office:value-type="float" office:value="174405">
                <text:p>174405</text:p>
              </table:table-cell>
              <table:table-cell office:value-type="float" office:value="194770">
                <text:p>194770</text:p>
              </table:table-cell>
              <table:table-cell office:value-type="float" office:value="201309">
                <text:p>201309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31898">
                <text:p>31898</text:p>
              </table:table-cell>
              <table:table-cell office:value-type="float" office:value="64278">
                <text:p>64278</text:p>
              </table:table-cell>
              <table:table-cell office:value-type="float" office:value="122091">
                <text:p>122091</text:p>
              </table:table-cell>
              <table:table-cell office:value-type="float" office:value="176770">
                <text:p>176770</text:p>
              </table:table-cell>
              <table:table-cell office:value-type="float" office:value="194983">
                <text:p>194983</text:p>
              </table:table-cell>
              <table:table-cell office:value-type="float" office:value="202451">
                <text:p>202451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31802">
                <text:p>31802</text:p>
              </table:table-cell>
              <table:table-cell office:value-type="float" office:value="68361">
                <text:p>68361</text:p>
              </table:table-cell>
              <table:table-cell office:value-type="float" office:value="161311">
                <text:p>161311</text:p>
              </table:table-cell>
              <table:table-cell office:value-type="float" office:value="179553">
                <text:p>179553</text:p>
              </table:table-cell>
              <table:table-cell office:value-type="float" office:value="194653">
                <text:p>194653</text:p>
              </table:table-cell>
              <table:table-cell office:value-type="float" office:value="203371">
                <text:p>203371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31980">
                <text:p>31980</text:p>
              </table:table-cell>
              <table:table-cell office:value-type="float" office:value="65222">
                <text:p>65222</text:p>
              </table:table-cell>
              <table:table-cell office:value-type="float" office:value="133727">
                <text:p>133727</text:p>
              </table:table-cell>
              <table:table-cell office:value-type="float" office:value="163739">
                <text:p>163739</text:p>
              </table:table-cell>
              <table:table-cell office:value-type="float" office:value="194992">
                <text:p>194992</text:p>
              </table:table-cell>
              <table:table-cell office:value-type="float" office:value="202996">
                <text:p>202996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32071">
                <text:p>32071</text:p>
              </table:table-cell>
              <table:table-cell office:value-type="float" office:value="59820">
                <text:p>59820</text:p>
              </table:table-cell>
              <table:table-cell office:value-type="float" office:value="152163">
                <text:p>152163</text:p>
              </table:table-cell>
              <table:table-cell office:value-type="float" office:value="175723">
                <text:p>175723</text:p>
              </table:table-cell>
              <table:table-cell office:value-type="float" office:value="196623">
                <text:p>196623</text:p>
              </table:table-cell>
              <table:table-cell office:value-type="float" office:value="204925">
                <text:p>204925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32289">
                <text:p>32289</text:p>
              </table:table-cell>
              <table:table-cell office:value-type="float" office:value="65934">
                <text:p>65934</text:p>
              </table:table-cell>
              <table:table-cell office:value-type="float" office:value="215565">
                <text:p>215565</text:p>
              </table:table-cell>
              <table:table-cell office:value-type="float" office:value="169076">
                <text:p>169076</text:p>
              </table:table-cell>
              <table:table-cell office:value-type="float" office:value="197085">
                <text:p>197085</text:p>
              </table:table-cell>
              <table:table-cell office:value-type="float" office:value="203026">
                <text:p>203026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32201">
                <text:p>32201</text:p>
              </table:table-cell>
              <table:table-cell office:value-type="float" office:value="62448">
                <text:p>62448</text:p>
              </table:table-cell>
              <table:table-cell office:value-type="float" office:value="135074">
                <text:p>135074</text:p>
              </table:table-cell>
              <table:table-cell office:value-type="float" office:value="178504">
                <text:p>178504</text:p>
              </table:table-cell>
              <table:table-cell office:value-type="float" office:value="197375">
                <text:p>197375</text:p>
              </table:table-cell>
              <table:table-cell office:value-type="float" office:value="204884">
                <text:p>204884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33374">
                <text:p>33374</text:p>
              </table:table-cell>
              <table:table-cell office:value-type="float" office:value="66733">
                <text:p>66733</text:p>
              </table:table-cell>
              <table:table-cell office:value-type="float" office:value="149733">
                <text:p>149733</text:p>
              </table:table-cell>
              <table:table-cell office:value-type="float" office:value="173921">
                <text:p>173921</text:p>
              </table:table-cell>
              <table:table-cell office:value-type="float" office:value="197564">
                <text:p>197564</text:p>
              </table:table-cell>
              <table:table-cell office:value-type="float" office:value="204512">
                <text:p>204512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32554">
                <text:p>32554</text:p>
              </table:table-cell>
              <table:table-cell office:value-type="float" office:value="65594">
                <text:p>65594</text:p>
              </table:table-cell>
              <table:table-cell office:value-type="float" office:value="124864">
                <text:p>124864</text:p>
              </table:table-cell>
              <table:table-cell office:value-type="float" office:value="169841">
                <text:p>169841</text:p>
              </table:table-cell>
              <table:table-cell office:value-type="float" office:value="198010">
                <text:p>198010</text:p>
              </table:table-cell>
              <table:table-cell office:value-type="float" office:value="206023">
                <text:p>206023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32670">
                <text:p>32670</text:p>
              </table:table-cell>
              <table:table-cell office:value-type="float" office:value="64197">
                <text:p>64197</text:p>
              </table:table-cell>
              <table:table-cell office:value-type="float" office:value="151044">
                <text:p>151044</text:p>
              </table:table-cell>
              <table:table-cell office:value-type="float" office:value="172718">
                <text:p>172718</text:p>
              </table:table-cell>
              <table:table-cell office:value-type="float" office:value="199312">
                <text:p>199312</text:p>
              </table:table-cell>
              <table:table-cell office:value-type="float" office:value="206088">
                <text:p>206088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33137">
                <text:p>33137</text:p>
              </table:table-cell>
              <table:table-cell office:value-type="float" office:value="67430">
                <text:p>67430</text:p>
              </table:table-cell>
              <table:table-cell office:value-type="float" office:value="131189">
                <text:p>131189</text:p>
              </table:table-cell>
              <table:table-cell office:value-type="float" office:value="173958">
                <text:p>173958</text:p>
              </table:table-cell>
              <table:table-cell office:value-type="float" office:value="198598">
                <text:p>198598</text:p>
              </table:table-cell>
              <table:table-cell office:value-type="float" office:value="206549">
                <text:p>206549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34088">
                <text:p>34088</text:p>
              </table:table-cell>
              <table:table-cell office:value-type="float" office:value="65865">
                <text:p>65865</text:p>
              </table:table-cell>
              <table:table-cell office:value-type="float" office:value="127390">
                <text:p>127390</text:p>
              </table:table-cell>
              <table:table-cell office:value-type="float" office:value="163341">
                <text:p>163341</text:p>
              </table:table-cell>
              <table:table-cell office:value-type="float" office:value="200731">
                <text:p>200731</text:p>
              </table:table-cell>
              <table:table-cell office:value-type="float" office:value="210664">
                <text:p>210664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32840">
                <text:p>32840</text:p>
              </table:table-cell>
              <table:table-cell office:value-type="float" office:value="68457">
                <text:p>68457</text:p>
              </table:table-cell>
              <table:table-cell office:value-type="float" office:value="151108">
                <text:p>151108</text:p>
              </table:table-cell>
              <table:table-cell office:value-type="float" office:value="176507">
                <text:p>176507</text:p>
              </table:table-cell>
              <table:table-cell office:value-type="float" office:value="201629">
                <text:p>201629</text:p>
              </table:table-cell>
              <table:table-cell office:value-type="float" office:value="212533">
                <text:p>212533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33528">
                <text:p>33528</text:p>
              </table:table-cell>
              <table:table-cell office:value-type="float" office:value="71303">
                <text:p>71303</text:p>
              </table:table-cell>
              <table:table-cell office:value-type="float" office:value="140523">
                <text:p>140523</text:p>
              </table:table-cell>
              <table:table-cell office:value-type="float" office:value="171145">
                <text:p>171145</text:p>
              </table:table-cell>
              <table:table-cell office:value-type="float" office:value="200553">
                <text:p>200553</text:p>
              </table:table-cell>
              <table:table-cell office:value-type="float" office:value="209012">
                <text:p>209012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32880">
                <text:p>32880</text:p>
              </table:table-cell>
              <table:table-cell office:value-type="float" office:value="67192">
                <text:p>67192</text:p>
              </table:table-cell>
              <table:table-cell office:value-type="float" office:value="141698">
                <text:p>141698</text:p>
              </table:table-cell>
              <table:table-cell office:value-type="float" office:value="163794">
                <text:p>163794</text:p>
              </table:table-cell>
              <table:table-cell office:value-type="float" office:value="201596">
                <text:p>201596</text:p>
              </table:table-cell>
              <table:table-cell office:value-type="float" office:value="210464">
                <text:p>210464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33147">
                <text:p>33147</text:p>
              </table:table-cell>
              <table:table-cell office:value-type="float" office:value="64913">
                <text:p>64913</text:p>
              </table:table-cell>
              <table:table-cell office:value-type="float" office:value="129332">
                <text:p>129332</text:p>
              </table:table-cell>
              <table:table-cell office:value-type="float" office:value="176676">
                <text:p>176676</text:p>
              </table:table-cell>
              <table:table-cell office:value-type="float" office:value="202136">
                <text:p>202136</text:p>
              </table:table-cell>
              <table:table-cell office:value-type="float" office:value="211026">
                <text:p>211026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33098">
                <text:p>33098</text:p>
              </table:table-cell>
              <table:table-cell office:value-type="float" office:value="66664">
                <text:p>66664</text:p>
              </table:table-cell>
              <table:table-cell office:value-type="float" office:value="129457">
                <text:p>129457</text:p>
              </table:table-cell>
              <table:table-cell office:value-type="float" office:value="181989">
                <text:p>181989</text:p>
              </table:table-cell>
              <table:table-cell office:value-type="float" office:value="203695">
                <text:p>203695</text:p>
              </table:table-cell>
              <table:table-cell office:value-type="float" office:value="213044">
                <text:p>213044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33160">
                <text:p>33160</text:p>
              </table:table-cell>
              <table:table-cell office:value-type="float" office:value="69715">
                <text:p>69715</text:p>
              </table:table-cell>
              <table:table-cell office:value-type="float" office:value="160380">
                <text:p>160380</text:p>
              </table:table-cell>
              <table:table-cell office:value-type="float" office:value="162733">
                <text:p>162733</text:p>
              </table:table-cell>
              <table:table-cell office:value-type="float" office:value="203460">
                <text:p>203460</text:p>
              </table:table-cell>
              <table:table-cell office:value-type="float" office:value="212579">
                <text:p>212579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33985">
                <text:p>33985</text:p>
              </table:table-cell>
              <table:table-cell office:value-type="float" office:value="67317">
                <text:p>67317</text:p>
              </table:table-cell>
              <table:table-cell office:value-type="float" office:value="134998">
                <text:p>134998</text:p>
              </table:table-cell>
              <table:table-cell office:value-type="float" office:value="173254">
                <text:p>173254</text:p>
              </table:table-cell>
              <table:table-cell office:value-type="float" office:value="204158">
                <text:p>204158</text:p>
              </table:table-cell>
              <table:table-cell office:value-type="float" office:value="212186">
                <text:p>212186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33415">
                <text:p>33415</text:p>
              </table:table-cell>
              <table:table-cell office:value-type="float" office:value="66105">
                <text:p>66105</text:p>
              </table:table-cell>
              <table:table-cell office:value-type="float" office:value="130109">
                <text:p>130109</text:p>
              </table:table-cell>
              <table:table-cell office:value-type="float" office:value="176657">
                <text:p>176657</text:p>
              </table:table-cell>
              <table:table-cell office:value-type="float" office:value="204959">
                <text:p>204959</text:p>
              </table:table-cell>
              <table:table-cell office:value-type="float" office:value="213860">
                <text:p>213860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33429">
                <text:p>33429</text:p>
              </table:table-cell>
              <table:table-cell office:value-type="float" office:value="65540">
                <text:p>65540</text:p>
              </table:table-cell>
              <table:table-cell office:value-type="float" office:value="135443">
                <text:p>135443</text:p>
              </table:table-cell>
              <table:table-cell office:value-type="float" office:value="186579">
                <text:p>186579</text:p>
              </table:table-cell>
              <table:table-cell office:value-type="float" office:value="205894">
                <text:p>205894</text:p>
              </table:table-cell>
              <table:table-cell office:value-type="float" office:value="214752">
                <text:p>214752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33568">
                <text:p>33568</text:p>
              </table:table-cell>
              <table:table-cell office:value-type="float" office:value="65448">
                <text:p>65448</text:p>
              </table:table-cell>
              <table:table-cell office:value-type="float" office:value="112477">
                <text:p>112477</text:p>
              </table:table-cell>
              <table:table-cell office:value-type="float" office:value="195637">
                <text:p>195637</text:p>
              </table:table-cell>
              <table:table-cell office:value-type="float" office:value="207464">
                <text:p>207464</text:p>
              </table:table-cell>
              <table:table-cell office:value-type="float" office:value="215298">
                <text:p>215298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34232">
                <text:p>34232</text:p>
              </table:table-cell>
              <table:table-cell office:value-type="float" office:value="70096">
                <text:p>70096</text:p>
              </table:table-cell>
              <table:table-cell office:value-type="float" office:value="132526">
                <text:p>132526</text:p>
              </table:table-cell>
              <table:table-cell office:value-type="float" office:value="195040">
                <text:p>195040</text:p>
              </table:table-cell>
              <table:table-cell office:value-type="float" office:value="209168">
                <text:p>209168</text:p>
              </table:table-cell>
              <table:table-cell office:value-type="float" office:value="214869">
                <text:p>214869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34318">
                <text:p>34318</text:p>
              </table:table-cell>
              <table:table-cell office:value-type="float" office:value="65882">
                <text:p>65882</text:p>
              </table:table-cell>
              <table:table-cell office:value-type="float" office:value="143631">
                <text:p>143631</text:p>
              </table:table-cell>
              <table:table-cell office:value-type="float" office:value="180025">
                <text:p>180025</text:p>
              </table:table-cell>
              <table:table-cell office:value-type="float" office:value="208506">
                <text:p>208506</text:p>
              </table:table-cell>
              <table:table-cell office:value-type="float" office:value="215744">
                <text:p>215744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33828">
                <text:p>33828</text:p>
              </table:table-cell>
              <table:table-cell office:value-type="float" office:value="67785">
                <text:p>67785</text:p>
              </table:table-cell>
              <table:table-cell office:value-type="float" office:value="136266">
                <text:p>136266</text:p>
              </table:table-cell>
              <table:table-cell office:value-type="float" office:value="195840">
                <text:p>195840</text:p>
              </table:table-cell>
              <table:table-cell office:value-type="float" office:value="210521">
                <text:p>210521</text:p>
              </table:table-cell>
              <table:table-cell office:value-type="float" office:value="217615">
                <text:p>217615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34021">
                <text:p>34021</text:p>
              </table:table-cell>
              <table:table-cell office:value-type="float" office:value="65476">
                <text:p>65476</text:p>
              </table:table-cell>
              <table:table-cell office:value-type="float" office:value="139475">
                <text:p>139475</text:p>
              </table:table-cell>
              <table:table-cell office:value-type="float" office:value="191316">
                <text:p>191316</text:p>
              </table:table-cell>
              <table:table-cell office:value-type="float" office:value="211430">
                <text:p>211430</text:p>
              </table:table-cell>
              <table:table-cell office:value-type="float" office:value="218682">
                <text:p>218682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34658">
                <text:p>34658</text:p>
              </table:table-cell>
              <table:table-cell office:value-type="float" office:value="64634">
                <text:p>64634</text:p>
              </table:table-cell>
              <table:table-cell office:value-type="float" office:value="156029">
                <text:p>156029</text:p>
              </table:table-cell>
              <table:table-cell office:value-type="float" office:value="200079">
                <text:p>200079</text:p>
              </table:table-cell>
              <table:table-cell office:value-type="float" office:value="211865">
                <text:p>211865</text:p>
              </table:table-cell>
              <table:table-cell office:value-type="float" office:value="217962">
                <text:p>217962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34280">
                <text:p>34280</text:p>
              </table:table-cell>
              <table:table-cell office:value-type="float" office:value="71763">
                <text:p>71763</text:p>
              </table:table-cell>
              <table:table-cell office:value-type="float" office:value="171974">
                <text:p>171974</text:p>
              </table:table-cell>
              <table:table-cell office:value-type="float" office:value="201342">
                <text:p>201342</text:p>
              </table:table-cell>
              <table:table-cell office:value-type="float" office:value="213342">
                <text:p>213342</text:p>
              </table:table-cell>
              <table:table-cell office:value-type="float" office:value="221700">
                <text:p>221700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35162">
                <text:p>35162</text:p>
              </table:table-cell>
              <table:table-cell office:value-type="float" office:value="70089">
                <text:p>70089</text:p>
              </table:table-cell>
              <table:table-cell office:value-type="float" office:value="119323">
                <text:p>119323</text:p>
              </table:table-cell>
              <table:table-cell office:value-type="float" office:value="204323">
                <text:p>204323</text:p>
              </table:table-cell>
              <table:table-cell office:value-type="float" office:value="214226">
                <text:p>214226</text:p>
              </table:table-cell>
              <table:table-cell office:value-type="float" office:value="219190">
                <text:p>219190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35588">
                <text:p>35588</text:p>
              </table:table-cell>
              <table:table-cell office:value-type="float" office:value="65484">
                <text:p>65484</text:p>
              </table:table-cell>
              <table:table-cell office:value-type="float" office:value="132730">
                <text:p>132730</text:p>
              </table:table-cell>
              <table:table-cell office:value-type="float" office:value="199700">
                <text:p>199700</text:p>
              </table:table-cell>
              <table:table-cell office:value-type="float" office:value="214678">
                <text:p>214678</text:p>
              </table:table-cell>
              <table:table-cell office:value-type="float" office:value="220810">
                <text:p>220810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35325">
                <text:p>35325</text:p>
              </table:table-cell>
              <table:table-cell office:value-type="float" office:value="66392">
                <text:p>66392</text:p>
              </table:table-cell>
              <table:table-cell office:value-type="float" office:value="145603">
                <text:p>145603</text:p>
              </table:table-cell>
              <table:table-cell office:value-type="float" office:value="205295">
                <text:p>205295</text:p>
              </table:table-cell>
              <table:table-cell office:value-type="float" office:value="214351">
                <text:p>214351</text:p>
              </table:table-cell>
              <table:table-cell office:value-type="float" office:value="220590">
                <text:p>220590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35629">
                <text:p>35629</text:p>
              </table:table-cell>
              <table:table-cell office:value-type="float" office:value="69934">
                <text:p>69934</text:p>
              </table:table-cell>
              <table:table-cell office:value-type="float" office:value="126028">
                <text:p>126028</text:p>
              </table:table-cell>
              <table:table-cell office:value-type="float" office:value="203647">
                <text:p>203647</text:p>
              </table:table-cell>
              <table:table-cell office:value-type="float" office:value="215154">
                <text:p>215154</text:p>
              </table:table-cell>
              <table:table-cell office:value-type="float" office:value="220441">
                <text:p>220441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36892">
                <text:p>36892</text:p>
              </table:table-cell>
              <table:table-cell office:value-type="float" office:value="74541">
                <text:p>74541</text:p>
              </table:table-cell>
              <table:table-cell office:value-type="float" office:value="164094">
                <text:p>164094</text:p>
              </table:table-cell>
              <table:table-cell office:value-type="float" office:value="204436">
                <text:p>204436</text:p>
              </table:table-cell>
              <table:table-cell office:value-type="float" office:value="215998">
                <text:p>215998</text:p>
              </table:table-cell>
              <table:table-cell office:value-type="float" office:value="222449">
                <text:p>222449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34988">
                <text:p>34988</text:p>
              </table:table-cell>
              <table:table-cell office:value-type="float" office:value="71002">
                <text:p>71002</text:p>
              </table:table-cell>
              <table:table-cell office:value-type="float" office:value="219404">
                <text:p>219404</text:p>
              </table:table-cell>
              <table:table-cell office:value-type="float" office:value="206770">
                <text:p>206770</text:p>
              </table:table-cell>
              <table:table-cell office:value-type="float" office:value="216485">
                <text:p>216485</text:p>
              </table:table-cell>
              <table:table-cell office:value-type="float" office:value="221479">
                <text:p>221479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35218">
                <text:p>35218</text:p>
              </table:table-cell>
              <table:table-cell office:value-type="float" office:value="68691">
                <text:p>68691</text:p>
              </table:table-cell>
              <table:table-cell office:value-type="float" office:value="128792">
                <text:p>128792</text:p>
              </table:table-cell>
              <table:table-cell office:value-type="float" office:value="207575">
                <text:p>207575</text:p>
              </table:table-cell>
              <table:table-cell office:value-type="float" office:value="217556">
                <text:p>217556</text:p>
              </table:table-cell>
              <table:table-cell office:value-type="float" office:value="223155">
                <text:p>223155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35837">
                <text:p>35837</text:p>
              </table:table-cell>
              <table:table-cell office:value-type="float" office:value="70386">
                <text:p>70386</text:p>
              </table:table-cell>
              <table:table-cell office:value-type="float" office:value="150201">
                <text:p>150201</text:p>
              </table:table-cell>
              <table:table-cell office:value-type="float" office:value="203428">
                <text:p>203428</text:p>
              </table:table-cell>
              <table:table-cell office:value-type="float" office:value="218120">
                <text:p>218120</text:p>
              </table:table-cell>
              <table:table-cell office:value-type="float" office:value="223367">
                <text:p>223367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37204">
                <text:p>37204</text:p>
              </table:table-cell>
              <table:table-cell office:value-type="float" office:value="72389">
                <text:p>72389</text:p>
              </table:table-cell>
              <table:table-cell office:value-type="float" office:value="161705">
                <text:p>161705</text:p>
              </table:table-cell>
              <table:table-cell office:value-type="float" office:value="197039">
                <text:p>197039</text:p>
              </table:table-cell>
              <table:table-cell office:value-type="float" office:value="218233">
                <text:p>218233</text:p>
              </table:table-cell>
              <table:table-cell office:value-type="float" office:value="224583">
                <text:p>224583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35826">
                <text:p>35826</text:p>
              </table:table-cell>
              <table:table-cell office:value-type="float" office:value="73176">
                <text:p>73176</text:p>
              </table:table-cell>
              <table:table-cell office:value-type="float" office:value="175475">
                <text:p>175475</text:p>
              </table:table-cell>
              <table:table-cell office:value-type="float" office:value="206329">
                <text:p>206329</text:p>
              </table:table-cell>
              <table:table-cell office:value-type="float" office:value="219020">
                <text:p>219020</text:p>
              </table:table-cell>
              <table:table-cell office:value-type="float" office:value="223981">
                <text:p>223981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35227">
                <text:p>35227</text:p>
              </table:table-cell>
              <table:table-cell office:value-type="float" office:value="69696">
                <text:p>69696</text:p>
              </table:table-cell>
              <table:table-cell office:value-type="float" office:value="139833">
                <text:p>139833</text:p>
              </table:table-cell>
              <table:table-cell office:value-type="float" office:value="211005">
                <text:p>211005</text:p>
              </table:table-cell>
              <table:table-cell office:value-type="float" office:value="219314">
                <text:p>219314</text:p>
              </table:table-cell>
              <table:table-cell office:value-type="float" office:value="225491">
                <text:p>225491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35927">
                <text:p>35927</text:p>
              </table:table-cell>
              <table:table-cell office:value-type="float" office:value="73471">
                <text:p>73471</text:p>
              </table:table-cell>
              <table:table-cell office:value-type="float" office:value="157502">
                <text:p>157502</text:p>
              </table:table-cell>
              <table:table-cell office:value-type="float" office:value="211917">
                <text:p>211917</text:p>
              </table:table-cell>
              <table:table-cell office:value-type="float" office:value="220254">
                <text:p>220254</text:p>
              </table:table-cell>
              <table:table-cell office:value-type="float" office:value="226043">
                <text:p>226043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35927">
                <text:p>35927</text:p>
              </table:table-cell>
              <table:table-cell office:value-type="float" office:value="69705">
                <text:p>69705</text:p>
              </table:table-cell>
              <table:table-cell office:value-type="float" office:value="138122">
                <text:p>138122</text:p>
              </table:table-cell>
              <table:table-cell office:value-type="float" office:value="212356">
                <text:p>212356</text:p>
              </table:table-cell>
              <table:table-cell office:value-type="float" office:value="220638">
                <text:p>220638</text:p>
              </table:table-cell>
              <table:table-cell office:value-type="float" office:value="226785">
                <text:p>226785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35805">
                <text:p>35805</text:p>
              </table:table-cell>
              <table:table-cell office:value-type="float" office:value="72987">
                <text:p>72987</text:p>
              </table:table-cell>
              <table:table-cell office:value-type="float" office:value="167883">
                <text:p>167883</text:p>
              </table:table-cell>
              <table:table-cell office:value-type="float" office:value="214045">
                <text:p>214045</text:p>
              </table:table-cell>
              <table:table-cell office:value-type="float" office:value="221221">
                <text:p>221221</text:p>
              </table:table-cell>
              <table:table-cell office:value-type="float" office:value="226328">
                <text:p>226328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36210">
                <text:p>36210</text:p>
              </table:table-cell>
              <table:table-cell office:value-type="float" office:value="72807">
                <text:p>72807</text:p>
              </table:table-cell>
              <table:table-cell office:value-type="float" office:value="130130">
                <text:p>130130</text:p>
              </table:table-cell>
              <table:table-cell office:value-type="float" office:value="216212">
                <text:p>216212</text:p>
              </table:table-cell>
              <table:table-cell office:value-type="float" office:value="221945">
                <text:p>221945</text:p>
              </table:table-cell>
              <table:table-cell office:value-type="float" office:value="228029">
                <text:p>228029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35937">
                <text:p>35937</text:p>
              </table:table-cell>
              <table:table-cell office:value-type="float" office:value="72568">
                <text:p>72568</text:p>
              </table:table-cell>
              <table:table-cell office:value-type="float" office:value="156921">
                <text:p>156921</text:p>
              </table:table-cell>
              <table:table-cell office:value-type="float" office:value="215124">
                <text:p>215124</text:p>
              </table:table-cell>
              <table:table-cell office:value-type="float" office:value="222462">
                <text:p>222462</text:p>
              </table:table-cell>
              <table:table-cell office:value-type="float" office:value="227840">
                <text:p>227840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36040">
                <text:p>36040</text:p>
              </table:table-cell>
              <table:table-cell office:value-type="float" office:value="73421">
                <text:p>73421</text:p>
              </table:table-cell>
              <table:table-cell office:value-type="float" office:value="175125">
                <text:p>175125</text:p>
              </table:table-cell>
              <table:table-cell office:value-type="float" office:value="209574">
                <text:p>209574</text:p>
              </table:table-cell>
              <table:table-cell office:value-type="float" office:value="223451">
                <text:p>223451</text:p>
              </table:table-cell>
              <table:table-cell office:value-type="float" office:value="229329">
                <text:p>229329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36378">
                <text:p>36378</text:p>
              </table:table-cell>
              <table:table-cell office:value-type="float" office:value="70795">
                <text:p>70795</text:p>
              </table:table-cell>
              <table:table-cell office:value-type="float" office:value="143825">
                <text:p>143825</text:p>
              </table:table-cell>
              <table:table-cell office:value-type="float" office:value="215626">
                <text:p>215626</text:p>
              </table:table-cell>
              <table:table-cell office:value-type="float" office:value="224179">
                <text:p>224179</text:p>
              </table:table-cell>
              <table:table-cell office:value-type="float" office:value="231178">
                <text:p>231178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36134">
                <text:p>36134</text:p>
              </table:table-cell>
              <table:table-cell office:value-type="float" office:value="73185">
                <text:p>73185</text:p>
              </table:table-cell>
              <table:table-cell office:value-type="float" office:value="181525">
                <text:p>181525</text:p>
              </table:table-cell>
              <table:table-cell office:value-type="float" office:value="216596">
                <text:p>216596</text:p>
              </table:table-cell>
              <table:table-cell office:value-type="float" office:value="225008">
                <text:p>225008</text:p>
              </table:table-cell>
              <table:table-cell office:value-type="float" office:value="231223">
                <text:p>231223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37881">
                <text:p>37881</text:p>
              </table:table-cell>
              <table:table-cell office:value-type="float" office:value="72520">
                <text:p>72520</text:p>
              </table:table-cell>
              <table:table-cell office:value-type="float" office:value="189627">
                <text:p>189627</text:p>
              </table:table-cell>
              <table:table-cell office:value-type="float" office:value="217404">
                <text:p>217404</text:p>
              </table:table-cell>
              <table:table-cell office:value-type="float" office:value="225925">
                <text:p>225925</text:p>
              </table:table-cell>
              <table:table-cell office:value-type="float" office:value="232010">
                <text:p>232010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37089">
                <text:p>37089</text:p>
              </table:table-cell>
              <table:table-cell office:value-type="float" office:value="74735">
                <text:p>74735</text:p>
              </table:table-cell>
              <table:table-cell office:value-type="float" office:value="153900">
                <text:p>153900</text:p>
              </table:table-cell>
              <table:table-cell office:value-type="float" office:value="217766">
                <text:p>217766</text:p>
              </table:table-cell>
              <table:table-cell office:value-type="float" office:value="226357">
                <text:p>226357</text:p>
              </table:table-cell>
              <table:table-cell office:value-type="float" office:value="232116">
                <text:p>232116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36567">
                <text:p>36567</text:p>
              </table:table-cell>
              <table:table-cell office:value-type="float" office:value="70756">
                <text:p>70756</text:p>
              </table:table-cell>
              <table:table-cell office:value-type="float" office:value="154629">
                <text:p>154629</text:p>
              </table:table-cell>
              <table:table-cell office:value-type="float" office:value="220954">
                <text:p>220954</text:p>
              </table:table-cell>
              <table:table-cell office:value-type="float" office:value="226826">
                <text:p>226826</text:p>
              </table:table-cell>
              <table:table-cell office:value-type="float" office:value="231457">
                <text:p>231457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36464">
                <text:p>36464</text:p>
              </table:table-cell>
              <table:table-cell office:value-type="float" office:value="69451">
                <text:p>69451</text:p>
              </table:table-cell>
              <table:table-cell office:value-type="float" office:value="126949">
                <text:p>126949</text:p>
              </table:table-cell>
              <table:table-cell office:value-type="float" office:value="221132">
                <text:p>221132</text:p>
              </table:table-cell>
              <table:table-cell office:value-type="float" office:value="227955">
                <text:p>227955</text:p>
              </table:table-cell>
              <table:table-cell office:value-type="float" office:value="235101">
                <text:p>235101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37854">
                <text:p>37854</text:p>
              </table:table-cell>
              <table:table-cell office:value-type="float" office:value="73511">
                <text:p>73511</text:p>
              </table:table-cell>
              <table:table-cell office:value-type="float" office:value="166343">
                <text:p>166343</text:p>
              </table:table-cell>
              <table:table-cell office:value-type="float" office:value="222717">
                <text:p>222717</text:p>
              </table:table-cell>
              <table:table-cell office:value-type="float" office:value="228577">
                <text:p>228577</text:p>
              </table:table-cell>
              <table:table-cell office:value-type="float" office:value="234787">
                <text:p>234787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37356">
                <text:p>37356</text:p>
              </table:table-cell>
              <table:table-cell office:value-type="float" office:value="76699">
                <text:p>76699</text:p>
              </table:table-cell>
              <table:table-cell office:value-type="float" office:value="148906">
                <text:p>148906</text:p>
              </table:table-cell>
              <table:table-cell office:value-type="float" office:value="219342">
                <text:p>219342</text:p>
              </table:table-cell>
              <table:table-cell office:value-type="float" office:value="229222">
                <text:p>229222</text:p>
              </table:table-cell>
              <table:table-cell office:value-type="float" office:value="234811">
                <text:p>234811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38089">
                <text:p>38089</text:p>
              </table:table-cell>
              <table:table-cell office:value-type="float" office:value="76086">
                <text:p>76086</text:p>
              </table:table-cell>
              <table:table-cell office:value-type="float" office:value="160778">
                <text:p>160778</text:p>
              </table:table-cell>
              <table:table-cell office:value-type="float" office:value="204133">
                <text:p>204133</text:p>
              </table:table-cell>
              <table:table-cell office:value-type="float" office:value="229472">
                <text:p>229472</text:p>
              </table:table-cell>
              <table:table-cell office:value-type="float" office:value="236010">
                <text:p>236010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37874">
                <text:p>37874</text:p>
              </table:table-cell>
              <table:table-cell office:value-type="float" office:value="73350">
                <text:p>73350</text:p>
              </table:table-cell>
              <table:table-cell office:value-type="float" office:value="143974">
                <text:p>143974</text:p>
              </table:table-cell>
              <table:table-cell office:value-type="float" office:value="187655">
                <text:p>187655</text:p>
              </table:table-cell>
              <table:table-cell office:value-type="float" office:value="229861">
                <text:p>229861</text:p>
              </table:table-cell>
              <table:table-cell office:value-type="float" office:value="235943">
                <text:p>235943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37277">
                <text:p>37277</text:p>
              </table:table-cell>
              <table:table-cell office:value-type="float" office:value="75122">
                <text:p>75122</text:p>
              </table:table-cell>
              <table:table-cell office:value-type="float" office:value="165138">
                <text:p>165138</text:p>
              </table:table-cell>
              <table:table-cell office:value-type="float" office:value="223879">
                <text:p>223879</text:p>
              </table:table-cell>
              <table:table-cell office:value-type="float" office:value="231500">
                <text:p>231500</text:p>
              </table:table-cell>
              <table:table-cell office:value-type="float" office:value="237289">
                <text:p>237289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38172">
                <text:p>38172</text:p>
              </table:table-cell>
              <table:table-cell office:value-type="float" office:value="72010">
                <text:p>72010</text:p>
              </table:table-cell>
              <table:table-cell office:value-type="float" office:value="140900">
                <text:p>140900</text:p>
              </table:table-cell>
              <table:table-cell office:value-type="float" office:value="226437">
                <text:p>226437</text:p>
              </table:table-cell>
              <table:table-cell office:value-type="float" office:value="232280">
                <text:p>232280</text:p>
              </table:table-cell>
              <table:table-cell office:value-type="float" office:value="236707">
                <text:p>236707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38357">
                <text:p>38357</text:p>
              </table:table-cell>
              <table:table-cell office:value-type="float" office:value="78538">
                <text:p>78538</text:p>
              </table:table-cell>
              <table:table-cell office:value-type="float" office:value="181292">
                <text:p>181292</text:p>
              </table:table-cell>
              <table:table-cell office:value-type="float" office:value="225656">
                <text:p>225656</text:p>
              </table:table-cell>
              <table:table-cell office:value-type="float" office:value="232869">
                <text:p>232869</text:p>
              </table:table-cell>
              <table:table-cell office:value-type="float" office:value="238357">
                <text:p>238357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37398">
                <text:p>37398</text:p>
              </table:table-cell>
              <table:table-cell office:value-type="float" office:value="73517">
                <text:p>73517</text:p>
              </table:table-cell>
              <table:table-cell office:value-type="float" office:value="143485">
                <text:p>143485</text:p>
              </table:table-cell>
              <table:table-cell office:value-type="float" office:value="212209">
                <text:p>212209</text:p>
              </table:table-cell>
              <table:table-cell office:value-type="float" office:value="232001">
                <text:p>232001</text:p>
              </table:table-cell>
              <table:table-cell office:value-type="float" office:value="237068">
                <text:p>237068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38652">
                <text:p>38652</text:p>
              </table:table-cell>
              <table:table-cell office:value-type="float" office:value="73139">
                <text:p>73139</text:p>
              </table:table-cell>
              <table:table-cell office:value-type="float" office:value="172732">
                <text:p>172732</text:p>
              </table:table-cell>
              <table:table-cell office:value-type="float" office:value="194349">
                <text:p>194349</text:p>
              </table:table-cell>
              <table:table-cell office:value-type="float" office:value="232303">
                <text:p>232303</text:p>
              </table:table-cell>
              <table:table-cell office:value-type="float" office:value="239223">
                <text:p>239223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38162">
                <text:p>38162</text:p>
              </table:table-cell>
              <table:table-cell office:value-type="float" office:value="72063">
                <text:p>72063</text:p>
              </table:table-cell>
              <table:table-cell office:value-type="float" office:value="174761">
                <text:p>174761</text:p>
              </table:table-cell>
              <table:table-cell office:value-type="float" office:value="194658">
                <text:p>194658</text:p>
              </table:table-cell>
              <table:table-cell office:value-type="float" office:value="232090">
                <text:p>232090</text:p>
              </table:table-cell>
              <table:table-cell office:value-type="float" office:value="238646">
                <text:p>238646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37729">
                <text:p>37729</text:p>
              </table:table-cell>
              <table:table-cell office:value-type="float" office:value="74653">
                <text:p>74653</text:p>
              </table:table-cell>
              <table:table-cell office:value-type="float" office:value="152775">
                <text:p>152775</text:p>
              </table:table-cell>
              <table:table-cell office:value-type="float" office:value="205892">
                <text:p>205892</text:p>
              </table:table-cell>
              <table:table-cell office:value-type="float" office:value="233568">
                <text:p>233568</text:p>
              </table:table-cell>
              <table:table-cell office:value-type="float" office:value="240950">
                <text:p>240950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38418">
                <text:p>38418</text:p>
              </table:table-cell>
              <table:table-cell office:value-type="float" office:value="77416">
                <text:p>77416</text:p>
              </table:table-cell>
              <table:table-cell office:value-type="float" office:value="165979">
                <text:p>165979</text:p>
              </table:table-cell>
              <table:table-cell office:value-type="float" office:value="189734">
                <text:p>189734</text:p>
              </table:table-cell>
              <table:table-cell office:value-type="float" office:value="233486">
                <text:p>233486</text:p>
              </table:table-cell>
              <table:table-cell office:value-type="float" office:value="239865">
                <text:p>239865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38039">
                <text:p>38039</text:p>
              </table:table-cell>
              <table:table-cell office:value-type="float" office:value="75195">
                <text:p>75195</text:p>
              </table:table-cell>
              <table:table-cell office:value-type="float" office:value="165093">
                <text:p>165093</text:p>
              </table:table-cell>
              <table:table-cell office:value-type="float" office:value="199250">
                <text:p>199250</text:p>
              </table:table-cell>
              <table:table-cell office:value-type="float" office:value="233459">
                <text:p>233459</text:p>
              </table:table-cell>
              <table:table-cell office:value-type="float" office:value="242130">
                <text:p>242130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38110">
                <text:p>38110</text:p>
              </table:table-cell>
              <table:table-cell office:value-type="float" office:value="70140">
                <text:p>70140</text:p>
              </table:table-cell>
              <table:table-cell office:value-type="float" office:value="124437">
                <text:p>124437</text:p>
              </table:table-cell>
              <table:table-cell office:value-type="float" office:value="211116">
                <text:p>211116</text:p>
              </table:table-cell>
              <table:table-cell office:value-type="float" office:value="234509">
                <text:p>234509</text:p>
              </table:table-cell>
              <table:table-cell office:value-type="float" office:value="242287">
                <text:p>242287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39428">
                <text:p>39428</text:p>
              </table:table-cell>
              <table:table-cell office:value-type="float" office:value="72621">
                <text:p>72621</text:p>
              </table:table-cell>
              <table:table-cell office:value-type="float" office:value="190436">
                <text:p>190436</text:p>
              </table:table-cell>
              <table:table-cell office:value-type="float" office:value="207574">
                <text:p>207574</text:p>
              </table:table-cell>
              <table:table-cell office:value-type="float" office:value="233823">
                <text:p>233823</text:p>
              </table:table-cell>
              <table:table-cell office:value-type="float" office:value="242079">
                <text:p>242079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38311">
                <text:p>38311</text:p>
              </table:table-cell>
              <table:table-cell office:value-type="float" office:value="73287">
                <text:p>73287</text:p>
              </table:table-cell>
              <table:table-cell office:value-type="float" office:value="149429">
                <text:p>149429</text:p>
              </table:table-cell>
              <table:table-cell office:value-type="float" office:value="220585">
                <text:p>220585</text:p>
              </table:table-cell>
              <table:table-cell office:value-type="float" office:value="235810">
                <text:p>235810</text:p>
              </table:table-cell>
              <table:table-cell office:value-type="float" office:value="243448">
                <text:p>243448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39685">
                <text:p>39685</text:p>
              </table:table-cell>
              <table:table-cell office:value-type="float" office:value="81648">
                <text:p>81648</text:p>
              </table:table-cell>
              <table:table-cell office:value-type="float" office:value="160329">
                <text:p>160329</text:p>
              </table:table-cell>
              <table:table-cell office:value-type="float" office:value="203105">
                <text:p>203105</text:p>
              </table:table-cell>
              <table:table-cell office:value-type="float" office:value="235089">
                <text:p>235089</text:p>
              </table:table-cell>
              <table:table-cell office:value-type="float" office:value="243293">
                <text:p>243293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38313">
                <text:p>38313</text:p>
              </table:table-cell>
              <table:table-cell office:value-type="float" office:value="72871">
                <text:p>72871</text:p>
              </table:table-cell>
              <table:table-cell office:value-type="float" office:value="168317">
                <text:p>168317</text:p>
              </table:table-cell>
              <table:table-cell office:value-type="float" office:value="190245">
                <text:p>190245</text:p>
              </table:table-cell>
              <table:table-cell office:value-type="float" office:value="235947">
                <text:p>235947</text:p>
              </table:table-cell>
              <table:table-cell office:value-type="float" office:value="244615">
                <text:p>244615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38301">
                <text:p>38301</text:p>
              </table:table-cell>
              <table:table-cell office:value-type="float" office:value="73463">
                <text:p>73463</text:p>
              </table:table-cell>
              <table:table-cell office:value-type="float" office:value="159995">
                <text:p>159995</text:p>
              </table:table-cell>
              <table:table-cell office:value-type="float" office:value="202459">
                <text:p>202459</text:p>
              </table:table-cell>
              <table:table-cell office:value-type="float" office:value="236157">
                <text:p>236157</text:p>
              </table:table-cell>
              <table:table-cell office:value-type="float" office:value="244469">
                <text:p>244469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40005">
                <text:p>40005</text:p>
              </table:table-cell>
              <table:table-cell office:value-type="float" office:value="75901">
                <text:p>75901</text:p>
              </table:table-cell>
              <table:table-cell office:value-type="float" office:value="153646">
                <text:p>153646</text:p>
              </table:table-cell>
              <table:table-cell office:value-type="float" office:value="190985">
                <text:p>190985</text:p>
              </table:table-cell>
              <table:table-cell office:value-type="float" office:value="237056">
                <text:p>237056</text:p>
              </table:table-cell>
              <table:table-cell office:value-type="float" office:value="245851">
                <text:p>245851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39755">
                <text:p>39755</text:p>
              </table:table-cell>
              <table:table-cell office:value-type="float" office:value="81716">
                <text:p>81716</text:p>
              </table:table-cell>
              <table:table-cell office:value-type="float" office:value="187440">
                <text:p>187440</text:p>
              </table:table-cell>
              <table:table-cell office:value-type="float" office:value="199371">
                <text:p>199371</text:p>
              </table:table-cell>
              <table:table-cell office:value-type="float" office:value="237012">
                <text:p>237012</text:p>
              </table:table-cell>
              <table:table-cell office:value-type="float" office:value="244785">
                <text:p>244785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40421">
                <text:p>40421</text:p>
              </table:table-cell>
              <table:table-cell office:value-type="float" office:value="77201">
                <text:p>77201</text:p>
              </table:table-cell>
              <table:table-cell office:value-type="float" office:value="222547">
                <text:p>222547</text:p>
              </table:table-cell>
              <table:table-cell office:value-type="float" office:value="195953">
                <text:p>195953</text:p>
              </table:table-cell>
              <table:table-cell office:value-type="float" office:value="237523">
                <text:p>237523</text:p>
              </table:table-cell>
              <table:table-cell office:value-type="float" office:value="246107">
                <text:p>246107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39089">
                <text:p>39089</text:p>
              </table:table-cell>
              <table:table-cell office:value-type="float" office:value="79221">
                <text:p>79221</text:p>
              </table:table-cell>
              <table:table-cell office:value-type="float" office:value="161675">
                <text:p>161675</text:p>
              </table:table-cell>
              <table:table-cell office:value-type="float" office:value="212227">
                <text:p>212227</text:p>
              </table:table-cell>
              <table:table-cell office:value-type="float" office:value="239376">
                <text:p>239376</text:p>
              </table:table-cell>
              <table:table-cell office:value-type="float" office:value="246194">
                <text:p>246194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42461">
                <text:p>42461</text:p>
              </table:table-cell>
              <table:table-cell office:value-type="float" office:value="80974">
                <text:p>80974</text:p>
              </table:table-cell>
              <table:table-cell office:value-type="float" office:value="162562">
                <text:p>162562</text:p>
              </table:table-cell>
              <table:table-cell office:value-type="float" office:value="203499">
                <text:p>203499</text:p>
              </table:table-cell>
              <table:table-cell office:value-type="float" office:value="239045">
                <text:p>239045</text:p>
              </table:table-cell>
              <table:table-cell office:value-type="float" office:value="245966">
                <text:p>245966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39927">
                <text:p>39927</text:p>
              </table:table-cell>
              <table:table-cell office:value-type="float" office:value="76465">
                <text:p>76465</text:p>
              </table:table-cell>
              <table:table-cell office:value-type="float" office:value="164917">
                <text:p>164917</text:p>
              </table:table-cell>
              <table:table-cell office:value-type="float" office:value="197700">
                <text:p>197700</text:p>
              </table:table-cell>
              <table:table-cell office:value-type="float" office:value="238712">
                <text:p>238712</text:p>
              </table:table-cell>
              <table:table-cell office:value-type="float" office:value="248303">
                <text:p>248303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39572">
                <text:p>39572</text:p>
              </table:table-cell>
              <table:table-cell office:value-type="float" office:value="80183">
                <text:p>80183</text:p>
              </table:table-cell>
              <table:table-cell office:value-type="float" office:value="141924">
                <text:p>141924</text:p>
              </table:table-cell>
              <table:table-cell office:value-type="float" office:value="190893">
                <text:p>190893</text:p>
              </table:table-cell>
              <table:table-cell office:value-type="float" office:value="240587">
                <text:p>240587</text:p>
              </table:table-cell>
              <table:table-cell office:value-type="float" office:value="251054">
                <text:p>251054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39440">
                <text:p>39440</text:p>
              </table:table-cell>
              <table:table-cell office:value-type="float" office:value="77277">
                <text:p>77277</text:p>
              </table:table-cell>
              <table:table-cell office:value-type="float" office:value="166633">
                <text:p>166633</text:p>
              </table:table-cell>
              <table:table-cell office:value-type="float" office:value="201641">
                <text:p>201641</text:p>
              </table:table-cell>
              <table:table-cell office:value-type="float" office:value="240815">
                <text:p>240815</text:p>
              </table:table-cell>
              <table:table-cell office:value-type="float" office:value="249726">
                <text:p>249726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39495">
                <text:p>39495</text:p>
              </table:table-cell>
              <table:table-cell office:value-type="float" office:value="81357">
                <text:p>81357</text:p>
              </table:table-cell>
              <table:table-cell office:value-type="float" office:value="166568">
                <text:p>166568</text:p>
              </table:table-cell>
              <table:table-cell office:value-type="float" office:value="196545">
                <text:p>196545</text:p>
              </table:table-cell>
              <table:table-cell office:value-type="float" office:value="241195">
                <text:p>241195</text:p>
              </table:table-cell>
              <table:table-cell office:value-type="float" office:value="252007">
                <text:p>252007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39593">
                <text:p>39593</text:p>
              </table:table-cell>
              <table:table-cell office:value-type="float" office:value="73182">
                <text:p>73182</text:p>
              </table:table-cell>
              <table:table-cell office:value-type="float" office:value="135045">
                <text:p>135045</text:p>
              </table:table-cell>
              <table:table-cell office:value-type="float" office:value="196308">
                <text:p>196308</text:p>
              </table:table-cell>
              <table:table-cell office:value-type="float" office:value="242075">
                <text:p>242075</text:p>
              </table:table-cell>
              <table:table-cell office:value-type="float" office:value="251005">
                <text:p>251005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40986">
                <text:p>40986</text:p>
              </table:table-cell>
              <table:table-cell office:value-type="float" office:value="78771">
                <text:p>78771</text:p>
              </table:table-cell>
              <table:table-cell office:value-type="float" office:value="184284">
                <text:p>184284</text:p>
              </table:table-cell>
              <table:table-cell office:value-type="float" office:value="204901">
                <text:p>204901</text:p>
              </table:table-cell>
              <table:table-cell office:value-type="float" office:value="242316">
                <text:p>242316</text:p>
              </table:table-cell>
              <table:table-cell office:value-type="float" office:value="251116">
                <text:p>251116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39866">
                <text:p>39866</text:p>
              </table:table-cell>
              <table:table-cell office:value-type="float" office:value="79420">
                <text:p>79420</text:p>
              </table:table-cell>
              <table:table-cell office:value-type="float" office:value="161294">
                <text:p>161294</text:p>
              </table:table-cell>
              <table:table-cell office:value-type="float" office:value="209191">
                <text:p>209191</text:p>
              </table:table-cell>
              <table:table-cell office:value-type="float" office:value="244493">
                <text:p>244493</text:p>
              </table:table-cell>
              <table:table-cell office:value-type="float" office:value="252847">
                <text:p>252847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39744">
                <text:p>39744</text:p>
              </table:table-cell>
              <table:table-cell office:value-type="float" office:value="77371">
                <text:p>77371</text:p>
              </table:table-cell>
              <table:table-cell office:value-type="float" office:value="148460">
                <text:p>148460</text:p>
              </table:table-cell>
              <table:table-cell office:value-type="float" office:value="202349">
                <text:p>202349</text:p>
              </table:table-cell>
              <table:table-cell office:value-type="float" office:value="244189">
                <text:p>244189</text:p>
              </table:table-cell>
              <table:table-cell office:value-type="float" office:value="255880">
                <text:p>255880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41227">
                <text:p>41227</text:p>
              </table:table-cell>
              <table:table-cell office:value-type="float" office:value="76929">
                <text:p>76929</text:p>
              </table:table-cell>
              <table:table-cell office:value-type="float" office:value="162788">
                <text:p>162788</text:p>
              </table:table-cell>
              <table:table-cell office:value-type="float" office:value="226069">
                <text:p>226069</text:p>
              </table:table-cell>
              <table:table-cell office:value-type="float" office:value="245391">
                <text:p>245391</text:p>
              </table:table-cell>
              <table:table-cell office:value-type="float" office:value="253255">
                <text:p>253255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40263">
                <text:p>40263</text:p>
              </table:table-cell>
              <table:table-cell office:value-type="float" office:value="78705">
                <text:p>78705</text:p>
              </table:table-cell>
              <table:table-cell office:value-type="float" office:value="164333">
                <text:p>164333</text:p>
              </table:table-cell>
              <table:table-cell office:value-type="float" office:value="230097">
                <text:p>230097</text:p>
              </table:table-cell>
              <table:table-cell office:value-type="float" office:value="247345">
                <text:p>247345</text:p>
              </table:table-cell>
              <table:table-cell office:value-type="float" office:value="253429">
                <text:p>253429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40907">
                <text:p>40907</text:p>
              </table:table-cell>
              <table:table-cell office:value-type="float" office:value="86615">
                <text:p>86615</text:p>
              </table:table-cell>
              <table:table-cell office:value-type="float" office:value="169990">
                <text:p>169990</text:p>
              </table:table-cell>
              <table:table-cell office:value-type="float" office:value="233705">
                <text:p>233705</text:p>
              </table:table-cell>
              <table:table-cell office:value-type="float" office:value="248658">
                <text:p>248658</text:p>
              </table:table-cell>
              <table:table-cell office:value-type="float" office:value="254800">
                <text:p>254800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40130">
                <text:p>40130</text:p>
              </table:table-cell>
              <table:table-cell office:value-type="float" office:value="80866">
                <text:p>80866</text:p>
              </table:table-cell>
              <table:table-cell office:value-type="float" office:value="192465">
                <text:p>192465</text:p>
              </table:table-cell>
              <table:table-cell office:value-type="float" office:value="212769">
                <text:p>212769</text:p>
              </table:table-cell>
              <table:table-cell office:value-type="float" office:value="249167">
                <text:p>249167</text:p>
              </table:table-cell>
              <table:table-cell office:value-type="float" office:value="256008">
                <text:p>256008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40228">
                <text:p>40228</text:p>
              </table:table-cell>
              <table:table-cell office:value-type="float" office:value="80979">
                <text:p>80979</text:p>
              </table:table-cell>
              <table:table-cell office:value-type="float" office:value="150247">
                <text:p>150247</text:p>
              </table:table-cell>
              <table:table-cell office:value-type="float" office:value="239078">
                <text:p>239078</text:p>
              </table:table-cell>
              <table:table-cell office:value-type="float" office:value="250115">
                <text:p>250115</text:p>
              </table:table-cell>
              <table:table-cell office:value-type="float" office:value="256486">
                <text:p>256486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40635">
                <text:p>40635</text:p>
              </table:table-cell>
              <table:table-cell office:value-type="float" office:value="78889">
                <text:p>78889</text:p>
              </table:table-cell>
              <table:table-cell office:value-type="float" office:value="159554">
                <text:p>159554</text:p>
              </table:table-cell>
              <table:table-cell office:value-type="float" office:value="222644">
                <text:p>222644</text:p>
              </table:table-cell>
              <table:table-cell office:value-type="float" office:value="250466">
                <text:p>250466</text:p>
              </table:table-cell>
              <table:table-cell office:value-type="float" office:value="256980">
                <text:p>256980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40650">
                <text:p>40650</text:p>
              </table:table-cell>
              <table:table-cell office:value-type="float" office:value="80152">
                <text:p>80152</text:p>
              </table:table-cell>
              <table:table-cell office:value-type="float" office:value="204131">
                <text:p>204131</text:p>
              </table:table-cell>
              <table:table-cell office:value-type="float" office:value="239021">
                <text:p>239021</text:p>
              </table:table-cell>
              <table:table-cell office:value-type="float" office:value="251795">
                <text:p>251795</text:p>
              </table:table-cell>
              <table:table-cell office:value-type="float" office:value="257710">
                <text:p>257710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40578">
                <text:p>40578</text:p>
              </table:table-cell>
              <table:table-cell office:value-type="float" office:value="79136">
                <text:p>79136</text:p>
              </table:table-cell>
              <table:table-cell office:value-type="float" office:value="145749">
                <text:p>145749</text:p>
              </table:table-cell>
              <table:table-cell office:value-type="float" office:value="241796">
                <text:p>241796</text:p>
              </table:table-cell>
              <table:table-cell office:value-type="float" office:value="252690">
                <text:p>252690</text:p>
              </table:table-cell>
              <table:table-cell office:value-type="float" office:value="258455">
                <text:p>258455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40554">
                <text:p>40554</text:p>
              </table:table-cell>
              <table:table-cell office:value-type="float" office:value="80241">
                <text:p>80241</text:p>
              </table:table-cell>
              <table:table-cell office:value-type="float" office:value="151862">
                <text:p>151862</text:p>
              </table:table-cell>
              <table:table-cell office:value-type="float" office:value="243152">
                <text:p>243152</text:p>
              </table:table-cell>
              <table:table-cell office:value-type="float" office:value="253636">
                <text:p>253636</text:p>
              </table:table-cell>
              <table:table-cell office:value-type="float" office:value="259425">
                <text:p>259425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41407">
                <text:p>41407</text:p>
              </table:table-cell>
              <table:table-cell office:value-type="float" office:value="88239">
                <text:p>88239</text:p>
              </table:table-cell>
              <table:table-cell office:value-type="float" office:value="213254">
                <text:p>213254</text:p>
              </table:table-cell>
              <table:table-cell office:value-type="float" office:value="243967">
                <text:p>243967</text:p>
              </table:table-cell>
              <table:table-cell office:value-type="float" office:value="254266">
                <text:p>254266</text:p>
              </table:table-cell>
              <table:table-cell office:value-type="float" office:value="259452">
                <text:p>259452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41798">
                <text:p>41798</text:p>
              </table:table-cell>
              <table:table-cell office:value-type="float" office:value="80358">
                <text:p>80358</text:p>
              </table:table-cell>
              <table:table-cell office:value-type="float" office:value="199659">
                <text:p>199659</text:p>
              </table:table-cell>
              <table:table-cell office:value-type="float" office:value="236697">
                <text:p>236697</text:p>
              </table:table-cell>
              <table:table-cell office:value-type="float" office:value="253885">
                <text:p>253885</text:p>
              </table:table-cell>
              <table:table-cell office:value-type="float" office:value="260751">
                <text:p>260751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41997">
                <text:p>41997</text:p>
              </table:table-cell>
              <table:table-cell office:value-type="float" office:value="83021">
                <text:p>83021</text:p>
              </table:table-cell>
              <table:table-cell office:value-type="float" office:value="165459">
                <text:p>165459</text:p>
              </table:table-cell>
              <table:table-cell office:value-type="float" office:value="246773">
                <text:p>246773</text:p>
              </table:table-cell>
              <table:table-cell office:value-type="float" office:value="254989">
                <text:p>254989</text:p>
              </table:table-cell>
              <table:table-cell office:value-type="float" office:value="259837">
                <text:p>259837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40933">
                <text:p>40933</text:p>
              </table:table-cell>
              <table:table-cell office:value-type="float" office:value="80693">
                <text:p>80693</text:p>
              </table:table-cell>
              <table:table-cell office:value-type="float" office:value="184464">
                <text:p>184464</text:p>
              </table:table-cell>
              <table:table-cell office:value-type="float" office:value="248978">
                <text:p>248978</text:p>
              </table:table-cell>
              <table:table-cell office:value-type="float" office:value="255949">
                <text:p>255949</text:p>
              </table:table-cell>
              <table:table-cell office:value-type="float" office:value="260520">
                <text:p>260520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41584">
                <text:p>41584</text:p>
              </table:table-cell>
              <table:table-cell office:value-type="float" office:value="83069">
                <text:p>83069</text:p>
              </table:table-cell>
              <table:table-cell office:value-type="float" office:value="194129">
                <text:p>194129</text:p>
              </table:table-cell>
              <table:table-cell office:value-type="float" office:value="246513">
                <text:p>246513</text:p>
              </table:table-cell>
              <table:table-cell office:value-type="float" office:value="256218">
                <text:p>256218</text:p>
              </table:table-cell>
              <table:table-cell office:value-type="float" office:value="260484">
                <text:p>260484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41528">
                <text:p>41528</text:p>
              </table:table-cell>
              <table:table-cell office:value-type="float" office:value="84002">
                <text:p>84002</text:p>
              </table:table-cell>
              <table:table-cell office:value-type="float" office:value="164490">
                <text:p>164490</text:p>
              </table:table-cell>
              <table:table-cell office:value-type="float" office:value="244137">
                <text:p>244137</text:p>
              </table:table-cell>
              <table:table-cell office:value-type="float" office:value="256488">
                <text:p>256488</text:p>
              </table:table-cell>
              <table:table-cell office:value-type="float" office:value="263334">
                <text:p>263334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41363">
                <text:p>41363</text:p>
              </table:table-cell>
              <table:table-cell office:value-type="float" office:value="85637">
                <text:p>85637</text:p>
              </table:table-cell>
              <table:table-cell office:value-type="float" office:value="171172">
                <text:p>171172</text:p>
              </table:table-cell>
              <table:table-cell office:value-type="float" office:value="252060">
                <text:p>252060</text:p>
              </table:table-cell>
              <table:table-cell office:value-type="float" office:value="257112">
                <text:p>257112</text:p>
              </table:table-cell>
              <table:table-cell office:value-type="float" office:value="261313">
                <text:p>261313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41326">
                <text:p>41326</text:p>
              </table:table-cell>
              <table:table-cell office:value-type="float" office:value="81847">
                <text:p>81847</text:p>
              </table:table-cell>
              <table:table-cell office:value-type="float" office:value="184359">
                <text:p>184359</text:p>
              </table:table-cell>
              <table:table-cell office:value-type="float" office:value="246105">
                <text:p>246105</text:p>
              </table:table-cell>
              <table:table-cell office:value-type="float" office:value="257774">
                <text:p>257774</text:p>
              </table:table-cell>
              <table:table-cell office:value-type="float" office:value="264548">
                <text:p>264548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41974">
                <text:p>41974</text:p>
              </table:table-cell>
              <table:table-cell office:value-type="float" office:value="83338">
                <text:p>83338</text:p>
              </table:table-cell>
              <table:table-cell office:value-type="float" office:value="192640">
                <text:p>192640</text:p>
              </table:table-cell>
              <table:table-cell office:value-type="float" office:value="250912">
                <text:p>250912</text:p>
              </table:table-cell>
              <table:table-cell office:value-type="float" office:value="258309">
                <text:p>258309</text:p>
              </table:table-cell>
              <table:table-cell office:value-type="float" office:value="263448">
                <text:p>263448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41694">
                <text:p>41694</text:p>
              </table:table-cell>
              <table:table-cell office:value-type="float" office:value="87808">
                <text:p>87808</text:p>
              </table:table-cell>
              <table:table-cell office:value-type="float" office:value="191492">
                <text:p>191492</text:p>
              </table:table-cell>
              <table:table-cell office:value-type="float" office:value="250889">
                <text:p>250889</text:p>
              </table:table-cell>
              <table:table-cell office:value-type="float" office:value="258967">
                <text:p>258967</text:p>
              </table:table-cell>
              <table:table-cell office:value-type="float" office:value="264524">
                <text:p>264524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42224">
                <text:p>42224</text:p>
              </table:table-cell>
              <table:table-cell office:value-type="float" office:value="85370">
                <text:p>85370</text:p>
              </table:table-cell>
              <table:table-cell office:value-type="float" office:value="173496">
                <text:p>173496</text:p>
              </table:table-cell>
              <table:table-cell office:value-type="float" office:value="254463">
                <text:p>254463</text:p>
              </table:table-cell>
              <table:table-cell office:value-type="float" office:value="259769">
                <text:p>259769</text:p>
              </table:table-cell>
              <table:table-cell office:value-type="float" office:value="265402">
                <text:p>265402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42732">
                <text:p>42732</text:p>
              </table:table-cell>
              <table:table-cell office:value-type="float" office:value="85887">
                <text:p>85887</text:p>
              </table:table-cell>
              <table:table-cell office:value-type="float" office:value="167371">
                <text:p>167371</text:p>
              </table:table-cell>
              <table:table-cell office:value-type="float" office:value="252736">
                <text:p>252736</text:p>
              </table:table-cell>
              <table:table-cell office:value-type="float" office:value="260081">
                <text:p>260081</text:p>
              </table:table-cell>
              <table:table-cell office:value-type="float" office:value="266778">
                <text:p>266778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43086">
                <text:p>43086</text:p>
              </table:table-cell>
              <table:table-cell office:value-type="float" office:value="80234">
                <text:p>80234</text:p>
              </table:table-cell>
              <table:table-cell office:value-type="float" office:value="147911">
                <text:p>147911</text:p>
              </table:table-cell>
              <table:table-cell office:value-type="float" office:value="243817">
                <text:p>243817</text:p>
              </table:table-cell>
              <table:table-cell office:value-type="float" office:value="260978">
                <text:p>260978</text:p>
              </table:table-cell>
              <table:table-cell office:value-type="float" office:value="267465">
                <text:p>267465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42050">
                <text:p>42050</text:p>
              </table:table-cell>
              <table:table-cell office:value-type="float" office:value="83914">
                <text:p>83914</text:p>
              </table:table-cell>
              <table:table-cell office:value-type="float" office:value="175036">
                <text:p>175036</text:p>
              </table:table-cell>
              <table:table-cell office:value-type="float" office:value="254033">
                <text:p>254033</text:p>
              </table:table-cell>
              <table:table-cell office:value-type="float" office:value="261836">
                <text:p>261836</text:p>
              </table:table-cell>
              <table:table-cell office:value-type="float" office:value="268845">
                <text:p>268845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2608">
                <text:p>42608</text:p>
              </table:table-cell>
              <table:table-cell office:value-type="float" office:value="83963">
                <text:p>83963</text:p>
              </table:table-cell>
              <table:table-cell office:value-type="float" office:value="189066">
                <text:p>189066</text:p>
              </table:table-cell>
              <table:table-cell office:value-type="float" office:value="255155">
                <text:p>255155</text:p>
              </table:table-cell>
              <table:table-cell office:value-type="float" office:value="261955">
                <text:p>261955</text:p>
              </table:table-cell>
              <table:table-cell office:value-type="float" office:value="268703">
                <text:p>268703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42962">
                <text:p>42962</text:p>
              </table:table-cell>
              <table:table-cell office:value-type="float" office:value="76816">
                <text:p>76816</text:p>
              </table:table-cell>
              <table:table-cell office:value-type="float" office:value="156302">
                <text:p>156302</text:p>
              </table:table-cell>
              <table:table-cell office:value-type="float" office:value="256757">
                <text:p>256757</text:p>
              </table:table-cell>
              <table:table-cell office:value-type="float" office:value="263555">
                <text:p>263555</text:p>
              </table:table-cell>
              <table:table-cell office:value-type="float" office:value="269483">
                <text:p>269483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42732">
                <text:p>42732</text:p>
              </table:table-cell>
              <table:table-cell office:value-type="float" office:value="83335">
                <text:p>83335</text:p>
              </table:table-cell>
              <table:table-cell office:value-type="float" office:value="207863">
                <text:p>207863</text:p>
              </table:table-cell>
              <table:table-cell office:value-type="float" office:value="256465">
                <text:p>256465</text:p>
              </table:table-cell>
              <table:table-cell office:value-type="float" office:value="263530">
                <text:p>263530</text:p>
              </table:table-cell>
              <table:table-cell office:value-type="float" office:value="269278">
                <text:p>269278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3861">
                <text:p>43861</text:p>
              </table:table-cell>
              <table:table-cell office:value-type="float" office:value="84490">
                <text:p>84490</text:p>
              </table:table-cell>
              <table:table-cell office:value-type="float" office:value="203928">
                <text:p>203928</text:p>
              </table:table-cell>
              <table:table-cell office:value-type="float" office:value="259022">
                <text:p>259022</text:p>
              </table:table-cell>
              <table:table-cell office:value-type="float" office:value="264208">
                <text:p>264208</text:p>
              </table:table-cell>
              <table:table-cell office:value-type="float" office:value="270687">
                <text:p>27068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2569">
                <text:p>42569</text:p>
              </table:table-cell>
              <table:table-cell office:value-type="float" office:value="88033">
                <text:p>88033</text:p>
              </table:table-cell>
              <table:table-cell office:value-type="float" office:value="236859">
                <text:p>236859</text:p>
              </table:table-cell>
              <table:table-cell office:value-type="float" office:value="257723">
                <text:p>257723</text:p>
              </table:table-cell>
              <table:table-cell office:value-type="float" office:value="265171">
                <text:p>265171</text:p>
              </table:table-cell>
              <table:table-cell office:value-type="float" office:value="270990">
                <text:p>27099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2705">
                <text:p>42705</text:p>
              </table:table-cell>
              <table:table-cell office:value-type="float" office:value="87513">
                <text:p>87513</text:p>
              </table:table-cell>
              <table:table-cell office:value-type="float" office:value="207379">
                <text:p>207379</text:p>
              </table:table-cell>
              <table:table-cell office:value-type="float" office:value="259667">
                <text:p>259667</text:p>
              </table:table-cell>
              <table:table-cell office:value-type="float" office:value="265344">
                <text:p>265344</text:p>
              </table:table-cell>
              <table:table-cell office:value-type="float" office:value="272444">
                <text:p>272444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43365">
                <text:p>43365</text:p>
              </table:table-cell>
              <table:table-cell office:value-type="float" office:value="81564">
                <text:p>81564</text:p>
              </table:table-cell>
              <table:table-cell office:value-type="float" office:value="163503">
                <text:p>163503</text:p>
              </table:table-cell>
              <table:table-cell office:value-type="float" office:value="260869">
                <text:p>260869</text:p>
              </table:table-cell>
              <table:table-cell office:value-type="float" office:value="266299">
                <text:p>266299</text:p>
              </table:table-cell>
              <table:table-cell office:value-type="float" office:value="272686">
                <text:p>272686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42820">
                <text:p>42820</text:p>
              </table:table-cell>
              <table:table-cell office:value-type="float" office:value="81340">
                <text:p>81340</text:p>
              </table:table-cell>
              <table:table-cell office:value-type="float" office:value="174752">
                <text:p>174752</text:p>
              </table:table-cell>
              <table:table-cell office:value-type="float" office:value="257472">
                <text:p>257472</text:p>
              </table:table-cell>
              <table:table-cell office:value-type="float" office:value="266795">
                <text:p>266795</text:p>
              </table:table-cell>
              <table:table-cell office:value-type="float" office:value="274008">
                <text:p>274008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5315">
                <text:p>45315</text:p>
              </table:table-cell>
              <table:table-cell office:value-type="float" office:value="87180">
                <text:p>87180</text:p>
              </table:table-cell>
              <table:table-cell office:value-type="float" office:value="237707">
                <text:p>237707</text:p>
              </table:table-cell>
              <table:table-cell office:value-type="float" office:value="259041">
                <text:p>259041</text:p>
              </table:table-cell>
              <table:table-cell office:value-type="float" office:value="267449">
                <text:p>267449</text:p>
              </table:table-cell>
              <table:table-cell office:value-type="float" office:value="273787">
                <text:p>273787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43065">
                <text:p>43065</text:p>
              </table:table-cell>
              <table:table-cell office:value-type="float" office:value="88638">
                <text:p>88638</text:p>
              </table:table-cell>
              <table:table-cell office:value-type="float" office:value="156520">
                <text:p>156520</text:p>
              </table:table-cell>
              <table:table-cell office:value-type="float" office:value="258416">
                <text:p>258416</text:p>
              </table:table-cell>
              <table:table-cell office:value-type="float" office:value="268702">
                <text:p>268702</text:p>
              </table:table-cell>
              <table:table-cell office:value-type="float" office:value="276107">
                <text:p>276107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3113">
                <text:p>43113</text:p>
              </table:table-cell>
              <table:table-cell office:value-type="float" office:value="80026">
                <text:p>80026</text:p>
              </table:table-cell>
              <table:table-cell office:value-type="float" office:value="170712">
                <text:p>170712</text:p>
              </table:table-cell>
              <table:table-cell office:value-type="float" office:value="260263">
                <text:p>260263</text:p>
              </table:table-cell>
              <table:table-cell office:value-type="float" office:value="268636">
                <text:p>268636</text:p>
              </table:table-cell>
              <table:table-cell office:value-type="float" office:value="273389">
                <text:p>273389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4021">
                <text:p>44021</text:p>
              </table:table-cell>
              <table:table-cell office:value-type="float" office:value="82420">
                <text:p>82420</text:p>
              </table:table-cell>
              <table:table-cell office:value-type="float" office:value="174840">
                <text:p>174840</text:p>
              </table:table-cell>
              <table:table-cell office:value-type="float" office:value="262852">
                <text:p>262852</text:p>
              </table:table-cell>
              <table:table-cell office:value-type="float" office:value="269444">
                <text:p>269444</text:p>
              </table:table-cell>
              <table:table-cell office:value-type="float" office:value="275132">
                <text:p>275132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43755">
                <text:p>43755</text:p>
              </table:table-cell>
              <table:table-cell office:value-type="float" office:value="87777">
                <text:p>87777</text:p>
              </table:table-cell>
              <table:table-cell office:value-type="float" office:value="181022">
                <text:p>181022</text:p>
              </table:table-cell>
              <table:table-cell office:value-type="float" office:value="264477">
                <text:p>264477</text:p>
              </table:table-cell>
              <table:table-cell office:value-type="float" office:value="270723">
                <text:p>270723</text:p>
              </table:table-cell>
              <table:table-cell office:value-type="float" office:value="279295">
                <text:p>279295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4582">
                <text:p>44582</text:p>
              </table:table-cell>
              <table:table-cell office:value-type="float" office:value="84284">
                <text:p>84284</text:p>
              </table:table-cell>
              <table:table-cell office:value-type="float" office:value="186972">
                <text:p>186972</text:p>
              </table:table-cell>
              <table:table-cell office:value-type="float" office:value="260640">
                <text:p>260640</text:p>
              </table:table-cell>
              <table:table-cell office:value-type="float" office:value="271157">
                <text:p>271157</text:p>
              </table:table-cell>
              <table:table-cell office:value-type="float" office:value="277062">
                <text:p>277062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43532">
                <text:p>43532</text:p>
              </table:table-cell>
              <table:table-cell office:value-type="float" office:value="86007">
                <text:p>86007</text:p>
              </table:table-cell>
              <table:table-cell office:value-type="float" office:value="218653">
                <text:p>218653</text:p>
              </table:table-cell>
              <table:table-cell office:value-type="float" office:value="264041">
                <text:p>264041</text:p>
              </table:table-cell>
              <table:table-cell office:value-type="float" office:value="271995">
                <text:p>271995</text:p>
              </table:table-cell>
              <table:table-cell office:value-type="float" office:value="278088">
                <text:p>278088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43630">
                <text:p>43630</text:p>
              </table:table-cell>
              <table:table-cell office:value-type="float" office:value="91653">
                <text:p>91653</text:p>
              </table:table-cell>
              <table:table-cell office:value-type="float" office:value="168477">
                <text:p>168477</text:p>
              </table:table-cell>
              <table:table-cell office:value-type="float" office:value="265727">
                <text:p>265727</text:p>
              </table:table-cell>
              <table:table-cell office:value-type="float" office:value="272494">
                <text:p>272494</text:p>
              </table:table-cell>
              <table:table-cell office:value-type="float" office:value="279224">
                <text:p>279224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45410">
                <text:p>45410</text:p>
              </table:table-cell>
              <table:table-cell office:value-type="float" office:value="83789">
                <text:p>83789</text:p>
              </table:table-cell>
              <table:table-cell office:value-type="float" office:value="167769">
                <text:p>167769</text:p>
              </table:table-cell>
              <table:table-cell office:value-type="float" office:value="267761">
                <text:p>267761</text:p>
              </table:table-cell>
              <table:table-cell office:value-type="float" office:value="273540">
                <text:p>273540</text:p>
              </table:table-cell>
              <table:table-cell office:value-type="float" office:value="280014">
                <text:p>28001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3725">
                <text:p>43725</text:p>
              </table:table-cell>
              <table:table-cell office:value-type="float" office:value="82530">
                <text:p>82530</text:p>
              </table:table-cell>
              <table:table-cell office:value-type="float" office:value="193793">
                <text:p>193793</text:p>
              </table:table-cell>
              <table:table-cell office:value-type="float" office:value="268057">
                <text:p>268057</text:p>
              </table:table-cell>
              <table:table-cell office:value-type="float" office:value="274580">
                <text:p>274580</text:p>
              </table:table-cell>
              <table:table-cell office:value-type="float" office:value="280489">
                <text:p>280489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3808">
                <text:p>43808</text:p>
              </table:table-cell>
              <table:table-cell office:value-type="float" office:value="86031">
                <text:p>86031</text:p>
              </table:table-cell>
              <table:table-cell office:value-type="float" office:value="157314">
                <text:p>157314</text:p>
              </table:table-cell>
              <table:table-cell office:value-type="float" office:value="270064">
                <text:p>270064</text:p>
              </table:table-cell>
              <table:table-cell office:value-type="float" office:value="275412">
                <text:p>275412</text:p>
              </table:table-cell>
              <table:table-cell office:value-type="float" office:value="280211">
                <text:p>28021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4446">
                <text:p>44446</text:p>
              </table:table-cell>
              <table:table-cell office:value-type="float" office:value="86476">
                <text:p>86476</text:p>
              </table:table-cell>
              <table:table-cell office:value-type="float" office:value="170704">
                <text:p>170704</text:p>
              </table:table-cell>
              <table:table-cell office:value-type="float" office:value="266909">
                <text:p>266909</text:p>
              </table:table-cell>
              <table:table-cell office:value-type="float" office:value="275676">
                <text:p>275676</text:p>
              </table:table-cell>
              <table:table-cell office:value-type="float" office:value="282072">
                <text:p>28207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667">
                <text:p>44667</text:p>
              </table:table-cell>
              <table:table-cell office:value-type="float" office:value="87424">
                <text:p>87424</text:p>
              </table:table-cell>
              <table:table-cell office:value-type="float" office:value="240352">
                <text:p>240352</text:p>
              </table:table-cell>
              <table:table-cell office:value-type="float" office:value="271351">
                <text:p>271351</text:p>
              </table:table-cell>
              <table:table-cell office:value-type="float" office:value="276426">
                <text:p>276426</text:p>
              </table:table-cell>
              <table:table-cell office:value-type="float" office:value="282513">
                <text:p>28251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5375">
                <text:p>45375</text:p>
              </table:table-cell>
              <table:table-cell office:value-type="float" office:value="88424">
                <text:p>88424</text:p>
              </table:table-cell>
              <table:table-cell office:value-type="float" office:value="224860">
                <text:p>224860</text:p>
              </table:table-cell>
              <table:table-cell office:value-type="float" office:value="270330">
                <text:p>270330</text:p>
              </table:table-cell>
              <table:table-cell office:value-type="float" office:value="277343">
                <text:p>277343</text:p>
              </table:table-cell>
              <table:table-cell office:value-type="float" office:value="282756">
                <text:p>28275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4227">
                <text:p>44227</text:p>
              </table:table-cell>
              <table:table-cell office:value-type="float" office:value="89719">
                <text:p>89719</text:p>
              </table:table-cell>
              <table:table-cell office:value-type="float" office:value="182943">
                <text:p>182943</text:p>
              </table:table-cell>
              <table:table-cell office:value-type="float" office:value="270553">
                <text:p>270553</text:p>
              </table:table-cell>
              <table:table-cell office:value-type="float" office:value="277829">
                <text:p>277829</text:p>
              </table:table-cell>
              <table:table-cell office:value-type="float" office:value="283866">
                <text:p>283866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5334">
                <text:p>45334</text:p>
              </table:table-cell>
              <table:table-cell office:value-type="float" office:value="85213">
                <text:p>85213</text:p>
              </table:table-cell>
              <table:table-cell office:value-type="float" office:value="163210">
                <text:p>163210</text:p>
              </table:table-cell>
              <table:table-cell office:value-type="float" office:value="272564">
                <text:p>272564</text:p>
              </table:table-cell>
              <table:table-cell office:value-type="float" office:value="278643">
                <text:p>278643</text:p>
              </table:table-cell>
              <table:table-cell office:value-type="float" office:value="284706">
                <text:p>284706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45608">
                <text:p>45608</text:p>
              </table:table-cell>
              <table:table-cell office:value-type="float" office:value="87607">
                <text:p>87607</text:p>
              </table:table-cell>
              <table:table-cell office:value-type="float" office:value="191259">
                <text:p>191259</text:p>
              </table:table-cell>
              <table:table-cell office:value-type="float" office:value="272736">
                <text:p>272736</text:p>
              </table:table-cell>
              <table:table-cell office:value-type="float" office:value="278785">
                <text:p>278785</text:p>
              </table:table-cell>
              <table:table-cell office:value-type="float" office:value="284093">
                <text:p>284093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45148">
                <text:p>45148</text:p>
              </table:table-cell>
              <table:table-cell office:value-type="float" office:value="86430">
                <text:p>86430</text:p>
              </table:table-cell>
              <table:table-cell office:value-type="float" office:value="165002">
                <text:p>165002</text:p>
              </table:table-cell>
              <table:table-cell office:value-type="float" office:value="272973">
                <text:p>272973</text:p>
              </table:table-cell>
              <table:table-cell office:value-type="float" office:value="279703">
                <text:p>279703</text:p>
              </table:table-cell>
              <table:table-cell office:value-type="float" office:value="285369">
                <text:p>285369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5722">
                <text:p>45722</text:p>
              </table:table-cell>
              <table:table-cell office:value-type="float" office:value="89130">
                <text:p>89130</text:p>
              </table:table-cell>
              <table:table-cell office:value-type="float" office:value="192095">
                <text:p>192095</text:p>
              </table:table-cell>
              <table:table-cell office:value-type="float" office:value="274925">
                <text:p>274925</text:p>
              </table:table-cell>
              <table:table-cell office:value-type="float" office:value="280695">
                <text:p>280695</text:p>
              </table:table-cell>
              <table:table-cell office:value-type="float" office:value="286466">
                <text:p>286466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46014">
                <text:p>46014</text:p>
              </table:table-cell>
              <table:table-cell office:value-type="float" office:value="87643">
                <text:p>87643</text:p>
              </table:table-cell>
              <table:table-cell office:value-type="float" office:value="202344">
                <text:p>202344</text:p>
              </table:table-cell>
              <table:table-cell office:value-type="float" office:value="275502">
                <text:p>275502</text:p>
              </table:table-cell>
              <table:table-cell office:value-type="float" office:value="280726">
                <text:p>280726</text:p>
              </table:table-cell>
              <table:table-cell office:value-type="float" office:value="286432">
                <text:p>286432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44993">
                <text:p>44993</text:p>
              </table:table-cell>
              <table:table-cell office:value-type="float" office:value="94181">
                <text:p>94181</text:p>
              </table:table-cell>
              <table:table-cell office:value-type="float" office:value="180845">
                <text:p>180845</text:p>
              </table:table-cell>
              <table:table-cell office:value-type="float" office:value="275079">
                <text:p>275079</text:p>
              </table:table-cell>
              <table:table-cell office:value-type="float" office:value="281897">
                <text:p>281897</text:p>
              </table:table-cell>
              <table:table-cell office:value-type="float" office:value="288112">
                <text:p>288112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45058">
                <text:p>45058</text:p>
              </table:table-cell>
              <table:table-cell office:value-type="float" office:value="85089">
                <text:p>85089</text:p>
              </table:table-cell>
              <table:table-cell office:value-type="float" office:value="217539">
                <text:p>217539</text:p>
              </table:table-cell>
              <table:table-cell office:value-type="float" office:value="276180">
                <text:p>276180</text:p>
              </table:table-cell>
              <table:table-cell office:value-type="float" office:value="282257">
                <text:p>282257</text:p>
              </table:table-cell>
              <table:table-cell office:value-type="float" office:value="288482">
                <text:p>288482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45716">
                <text:p>45716</text:p>
              </table:table-cell>
              <table:table-cell office:value-type="float" office:value="87152">
                <text:p>87152</text:p>
              </table:table-cell>
              <table:table-cell office:value-type="float" office:value="171762">
                <text:p>171762</text:p>
              </table:table-cell>
              <table:table-cell office:value-type="float" office:value="277190">
                <text:p>277190</text:p>
              </table:table-cell>
              <table:table-cell office:value-type="float" office:value="282833">
                <text:p>282833</text:p>
              </table:table-cell>
              <table:table-cell office:value-type="float" office:value="287203">
                <text:p>287203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46516">
                <text:p>46516</text:p>
              </table:table-cell>
              <table:table-cell office:value-type="float" office:value="90403">
                <text:p>90403</text:p>
              </table:table-cell>
              <table:table-cell office:value-type="float" office:value="225818">
                <text:p>225818</text:p>
              </table:table-cell>
              <table:table-cell office:value-type="float" office:value="277649">
                <text:p>277649</text:p>
              </table:table-cell>
              <table:table-cell office:value-type="float" office:value="283861">
                <text:p>283861</text:p>
              </table:table-cell>
              <table:table-cell office:value-type="float" office:value="291802">
                <text:p>291802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47518">
                <text:p>47518</text:p>
              </table:table-cell>
              <table:table-cell office:value-type="float" office:value="91113">
                <text:p>91113</text:p>
              </table:table-cell>
              <table:table-cell office:value-type="float" office:value="164156">
                <text:p>164156</text:p>
              </table:table-cell>
              <table:table-cell office:value-type="float" office:value="276094">
                <text:p>276094</text:p>
              </table:table-cell>
              <table:table-cell office:value-type="float" office:value="284633">
                <text:p>284633</text:p>
              </table:table-cell>
              <table:table-cell office:value-type="float" office:value="290614">
                <text:p>290614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45964">
                <text:p>45964</text:p>
              </table:table-cell>
              <table:table-cell office:value-type="float" office:value="93960">
                <text:p>93960</text:p>
              </table:table-cell>
              <table:table-cell office:value-type="float" office:value="226216">
                <text:p>226216</text:p>
              </table:table-cell>
              <table:table-cell office:value-type="float" office:value="279083">
                <text:p>279083</text:p>
              </table:table-cell>
              <table:table-cell office:value-type="float" office:value="285140">
                <text:p>285140</text:p>
              </table:table-cell>
              <table:table-cell office:value-type="float" office:value="292571">
                <text:p>292571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45948">
                <text:p>45948</text:p>
              </table:table-cell>
              <table:table-cell office:value-type="float" office:value="89524">
                <text:p>89524</text:p>
              </table:table-cell>
              <table:table-cell office:value-type="float" office:value="170953">
                <text:p>170953</text:p>
              </table:table-cell>
              <table:table-cell office:value-type="float" office:value="279822">
                <text:p>279822</text:p>
              </table:table-cell>
              <table:table-cell office:value-type="float" office:value="285867">
                <text:p>285867</text:p>
              </table:table-cell>
              <table:table-cell office:value-type="float" office:value="291545">
                <text:p>291545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45902">
                <text:p>45902</text:p>
              </table:table-cell>
              <table:table-cell office:value-type="float" office:value="95441">
                <text:p>95441</text:p>
              </table:table-cell>
              <table:table-cell office:value-type="float" office:value="210463">
                <text:p>210463</text:p>
              </table:table-cell>
              <table:table-cell office:value-type="float" office:value="279793">
                <text:p>279793</text:p>
              </table:table-cell>
              <table:table-cell office:value-type="float" office:value="286253">
                <text:p>286253</text:p>
              </table:table-cell>
              <table:table-cell office:value-type="float" office:value="293719">
                <text:p>293719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45997">
                <text:p>45997</text:p>
              </table:table-cell>
              <table:table-cell office:value-type="float" office:value="88489">
                <text:p>88489</text:p>
              </table:table-cell>
              <table:table-cell office:value-type="float" office:value="232268">
                <text:p>232268</text:p>
              </table:table-cell>
              <table:table-cell office:value-type="float" office:value="282238">
                <text:p>282238</text:p>
              </table:table-cell>
              <table:table-cell office:value-type="float" office:value="286938">
                <text:p>286938</text:p>
              </table:table-cell>
              <table:table-cell office:value-type="float" office:value="292284">
                <text:p>292284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46384">
                <text:p>46384</text:p>
              </table:table-cell>
              <table:table-cell office:value-type="float" office:value="93725">
                <text:p>93725</text:p>
              </table:table-cell>
              <table:table-cell office:value-type="float" office:value="200306">
                <text:p>200306</text:p>
              </table:table-cell>
              <table:table-cell office:value-type="float" office:value="281816">
                <text:p>281816</text:p>
              </table:table-cell>
              <table:table-cell office:value-type="float" office:value="287345">
                <text:p>287345</text:p>
              </table:table-cell>
              <table:table-cell office:value-type="float" office:value="294235">
                <text:p>294235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47172">
                <text:p>47172</text:p>
              </table:table-cell>
              <table:table-cell office:value-type="float" office:value="92866">
                <text:p>92866</text:p>
              </table:table-cell>
              <table:table-cell office:value-type="float" office:value="185117">
                <text:p>185117</text:p>
              </table:table-cell>
              <table:table-cell office:value-type="float" office:value="280393">
                <text:p>280393</text:p>
              </table:table-cell>
              <table:table-cell office:value-type="float" office:value="287281">
                <text:p>287281</text:p>
              </table:table-cell>
              <table:table-cell office:value-type="float" office:value="292993">
                <text:p>292993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46441">
                <text:p>46441</text:p>
              </table:table-cell>
              <table:table-cell office:value-type="float" office:value="92480">
                <text:p>92480</text:p>
              </table:table-cell>
              <table:table-cell office:value-type="float" office:value="175198">
                <text:p>175198</text:p>
              </table:table-cell>
              <table:table-cell office:value-type="float" office:value="283094">
                <text:p>283094</text:p>
              </table:table-cell>
              <table:table-cell office:value-type="float" office:value="288808">
                <text:p>288808</text:p>
              </table:table-cell>
              <table:table-cell office:value-type="float" office:value="293649">
                <text:p>293649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48175">
                <text:p>48175</text:p>
              </table:table-cell>
              <table:table-cell office:value-type="float" office:value="84625">
                <text:p>84625</text:p>
              </table:table-cell>
              <table:table-cell office:value-type="float" office:value="156514">
                <text:p>156514</text:p>
              </table:table-cell>
              <table:table-cell office:value-type="float" office:value="283505">
                <text:p>283505</text:p>
              </table:table-cell>
              <table:table-cell office:value-type="float" office:value="289284">
                <text:p>289284</text:p>
              </table:table-cell>
              <table:table-cell office:value-type="float" office:value="295283">
                <text:p>295283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46442">
                <text:p>46442</text:p>
              </table:table-cell>
              <table:table-cell office:value-type="float" office:value="88175">
                <text:p>88175</text:p>
              </table:table-cell>
              <table:table-cell office:value-type="float" office:value="184484">
                <text:p>184484</text:p>
              </table:table-cell>
              <table:table-cell office:value-type="float" office:value="282864">
                <text:p>282864</text:p>
              </table:table-cell>
              <table:table-cell office:value-type="float" office:value="289652">
                <text:p>289652</text:p>
              </table:table-cell>
              <table:table-cell office:value-type="float" office:value="295366">
                <text:p>295366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46523">
                <text:p>46523</text:p>
              </table:table-cell>
              <table:table-cell office:value-type="float" office:value="90542">
                <text:p>90542</text:p>
              </table:table-cell>
              <table:table-cell office:value-type="float" office:value="162365">
                <text:p>162365</text:p>
              </table:table-cell>
              <table:table-cell office:value-type="float" office:value="283837">
                <text:p>283837</text:p>
              </table:table-cell>
              <table:table-cell office:value-type="float" office:value="291033">
                <text:p>291033</text:p>
              </table:table-cell>
              <table:table-cell office:value-type="float" office:value="296439">
                <text:p>296439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46322">
                <text:p>46322</text:p>
              </table:table-cell>
              <table:table-cell office:value-type="float" office:value="91788">
                <text:p>91788</text:p>
              </table:table-cell>
              <table:table-cell office:value-type="float" office:value="189209">
                <text:p>189209</text:p>
              </table:table-cell>
              <table:table-cell office:value-type="float" office:value="285416">
                <text:p>285416</text:p>
              </table:table-cell>
              <table:table-cell office:value-type="float" office:value="291525">
                <text:p>291525</text:p>
              </table:table-cell>
              <table:table-cell office:value-type="float" office:value="296309">
                <text:p>296309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46531">
                <text:p>46531</text:p>
              </table:table-cell>
              <table:table-cell office:value-type="float" office:value="91244">
                <text:p>91244</text:p>
              </table:table-cell>
              <table:table-cell office:value-type="float" office:value="182742">
                <text:p>182742</text:p>
              </table:table-cell>
              <table:table-cell office:value-type="float" office:value="286451">
                <text:p>286451</text:p>
              </table:table-cell>
              <table:table-cell office:value-type="float" office:value="292546">
                <text:p>292546</text:p>
              </table:table-cell>
              <table:table-cell office:value-type="float" office:value="298876">
                <text:p>298876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46577">
                <text:p>46577</text:p>
              </table:table-cell>
              <table:table-cell office:value-type="float" office:value="92405">
                <text:p>92405</text:p>
              </table:table-cell>
              <table:table-cell office:value-type="float" office:value="202868">
                <text:p>202868</text:p>
              </table:table-cell>
              <table:table-cell office:value-type="float" office:value="286690">
                <text:p>286690</text:p>
              </table:table-cell>
              <table:table-cell office:value-type="float" office:value="293191">
                <text:p>293191</text:p>
              </table:table-cell>
              <table:table-cell office:value-type="float" office:value="298269">
                <text:p>298269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46608">
                <text:p>46608</text:p>
              </table:table-cell>
              <table:table-cell office:value-type="float" office:value="90694">
                <text:p>90694</text:p>
              </table:table-cell>
              <table:table-cell office:value-type="float" office:value="205177">
                <text:p>205177</text:p>
              </table:table-cell>
              <table:table-cell office:value-type="float" office:value="287778">
                <text:p>287778</text:p>
              </table:table-cell>
              <table:table-cell office:value-type="float" office:value="293808">
                <text:p>293808</text:p>
              </table:table-cell>
              <table:table-cell office:value-type="float" office:value="300955">
                <text:p>300955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48623">
                <text:p>48623</text:p>
              </table:table-cell>
              <table:table-cell office:value-type="float" office:value="93956">
                <text:p>93956</text:p>
              </table:table-cell>
              <table:table-cell office:value-type="float" office:value="182844">
                <text:p>182844</text:p>
              </table:table-cell>
              <table:table-cell office:value-type="float" office:value="286079">
                <text:p>286079</text:p>
              </table:table-cell>
              <table:table-cell office:value-type="float" office:value="293990">
                <text:p>293990</text:p>
              </table:table-cell>
              <table:table-cell office:value-type="float" office:value="302155">
                <text:p>302155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47115">
                <text:p>47115</text:p>
              </table:table-cell>
              <table:table-cell office:value-type="float" office:value="94228">
                <text:p>94228</text:p>
              </table:table-cell>
              <table:table-cell office:value-type="float" office:value="214293">
                <text:p>214293</text:p>
              </table:table-cell>
              <table:table-cell office:value-type="float" office:value="284702">
                <text:p>284702</text:p>
              </table:table-cell>
              <table:table-cell office:value-type="float" office:value="294624">
                <text:p>294624</text:p>
              </table:table-cell>
              <table:table-cell office:value-type="float" office:value="300814">
                <text:p>300814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47418">
                <text:p>47418</text:p>
              </table:table-cell>
              <table:table-cell office:value-type="float" office:value="88840">
                <text:p>88840</text:p>
              </table:table-cell>
              <table:table-cell office:value-type="float" office:value="202565">
                <text:p>202565</text:p>
              </table:table-cell>
              <table:table-cell office:value-type="float" office:value="288078">
                <text:p>288078</text:p>
              </table:table-cell>
              <table:table-cell office:value-type="float" office:value="293697">
                <text:p>293697</text:p>
              </table:table-cell>
              <table:table-cell office:value-type="float" office:value="298971">
                <text:p>298971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48374">
                <text:p>48374</text:p>
              </table:table-cell>
              <table:table-cell office:value-type="float" office:value="95886">
                <text:p>95886</text:p>
              </table:table-cell>
              <table:table-cell office:value-type="float" office:value="186460">
                <text:p>186460</text:p>
              </table:table-cell>
              <table:table-cell office:value-type="float" office:value="287065">
                <text:p>287065</text:p>
              </table:table-cell>
              <table:table-cell office:value-type="float" office:value="293971">
                <text:p>293971</text:p>
              </table:table-cell>
              <table:table-cell office:value-type="float" office:value="300319">
                <text:p>300319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47352">
                <text:p>47352</text:p>
              </table:table-cell>
              <table:table-cell office:value-type="float" office:value="92168">
                <text:p>92168</text:p>
              </table:table-cell>
              <table:table-cell office:value-type="float" office:value="241148">
                <text:p>241148</text:p>
              </table:table-cell>
              <table:table-cell office:value-type="float" office:value="289569">
                <text:p>289569</text:p>
              </table:table-cell>
              <table:table-cell office:value-type="float" office:value="294869">
                <text:p>294869</text:p>
              </table:table-cell>
              <table:table-cell office:value-type="float" office:value="301279">
                <text:p>301279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49172">
                <text:p>49172</text:p>
              </table:table-cell>
              <table:table-cell office:value-type="float" office:value="95485">
                <text:p>95485</text:p>
              </table:table-cell>
              <table:table-cell office:value-type="float" office:value="194899">
                <text:p>194899</text:p>
              </table:table-cell>
              <table:table-cell office:value-type="float" office:value="289676">
                <text:p>289676</text:p>
              </table:table-cell>
              <table:table-cell office:value-type="float" office:value="295832">
                <text:p>295832</text:p>
              </table:table-cell>
              <table:table-cell office:value-type="float" office:value="301359">
                <text:p>301359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48096">
                <text:p>48096</text:p>
              </table:table-cell>
              <table:table-cell office:value-type="float" office:value="89699">
                <text:p>89699</text:p>
              </table:table-cell>
              <table:table-cell office:value-type="float" office:value="168434">
                <text:p>168434</text:p>
              </table:table-cell>
              <table:table-cell office:value-type="float" office:value="291282">
                <text:p>291282</text:p>
              </table:table-cell>
              <table:table-cell office:value-type="float" office:value="296632">
                <text:p>296632</text:p>
              </table:table-cell>
              <table:table-cell office:value-type="float" office:value="302430">
                <text:p>302430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47472">
                <text:p>47472</text:p>
              </table:table-cell>
              <table:table-cell office:value-type="float" office:value="92053">
                <text:p>92053</text:p>
              </table:table-cell>
              <table:table-cell office:value-type="float" office:value="173404">
                <text:p>173404</text:p>
              </table:table-cell>
              <table:table-cell office:value-type="float" office:value="289745">
                <text:p>289745</text:p>
              </table:table-cell>
              <table:table-cell office:value-type="float" office:value="297452">
                <text:p>297452</text:p>
              </table:table-cell>
              <table:table-cell office:value-type="float" office:value="304239">
                <text:p>304239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47504">
                <text:p>47504</text:p>
              </table:table-cell>
              <table:table-cell office:value-type="float" office:value="92500">
                <text:p>92500</text:p>
              </table:table-cell>
              <table:table-cell office:value-type="float" office:value="214231">
                <text:p>214231</text:p>
              </table:table-cell>
              <table:table-cell office:value-type="float" office:value="291846">
                <text:p>291846</text:p>
              </table:table-cell>
              <table:table-cell office:value-type="float" office:value="297527">
                <text:p>297527</text:p>
              </table:table-cell>
              <table:table-cell office:value-type="float" office:value="302811">
                <text:p>302811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47884">
                <text:p>47884</text:p>
              </table:table-cell>
              <table:table-cell office:value-type="float" office:value="95847">
                <text:p>95847</text:p>
              </table:table-cell>
              <table:table-cell office:value-type="float" office:value="268698">
                <text:p>268698</text:p>
              </table:table-cell>
              <table:table-cell office:value-type="float" office:value="289254">
                <text:p>289254</text:p>
              </table:table-cell>
              <table:table-cell office:value-type="float" office:value="298118">
                <text:p>298118</text:p>
              </table:table-cell>
              <table:table-cell office:value-type="float" office:value="304150">
                <text:p>304150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51621">
                <text:p>51621</text:p>
              </table:table-cell>
              <table:table-cell office:value-type="float" office:value="97045">
                <text:p>97045</text:p>
              </table:table-cell>
              <table:table-cell office:value-type="float" office:value="240691">
                <text:p>240691</text:p>
              </table:table-cell>
              <table:table-cell office:value-type="float" office:value="293489">
                <text:p>293489</text:p>
              </table:table-cell>
              <table:table-cell office:value-type="float" office:value="298560">
                <text:p>298560</text:p>
              </table:table-cell>
              <table:table-cell office:value-type="float" office:value="304789">
                <text:p>304789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48312">
                <text:p>48312</text:p>
              </table:table-cell>
              <table:table-cell office:value-type="float" office:value="100051">
                <text:p>100051</text:p>
              </table:table-cell>
              <table:table-cell office:value-type="float" office:value="221196">
                <text:p>221196</text:p>
              </table:table-cell>
              <table:table-cell office:value-type="float" office:value="294910">
                <text:p>294910</text:p>
              </table:table-cell>
              <table:table-cell office:value-type="float" office:value="299734">
                <text:p>299734</text:p>
              </table:table-cell>
              <table:table-cell office:value-type="float" office:value="305026">
                <text:p>305026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47988">
                <text:p>47988</text:p>
              </table:table-cell>
              <table:table-cell office:value-type="float" office:value="95159">
                <text:p>95159</text:p>
              </table:table-cell>
              <table:table-cell office:value-type="float" office:value="219680">
                <text:p>219680</text:p>
              </table:table-cell>
              <table:table-cell office:value-type="float" office:value="291943">
                <text:p>291943</text:p>
              </table:table-cell>
              <table:table-cell office:value-type="float" office:value="299557">
                <text:p>299557</text:p>
              </table:table-cell>
              <table:table-cell office:value-type="float" office:value="305800">
                <text:p>305800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50020">
                <text:p>50020</text:p>
              </table:table-cell>
              <table:table-cell office:value-type="float" office:value="100366">
                <text:p>100366</text:p>
              </table:table-cell>
              <table:table-cell office:value-type="float" office:value="239486">
                <text:p>239486</text:p>
              </table:table-cell>
              <table:table-cell office:value-type="float" office:value="295278">
                <text:p>295278</text:p>
              </table:table-cell>
              <table:table-cell office:value-type="float" office:value="300721">
                <text:p>300721</text:p>
              </table:table-cell>
              <table:table-cell office:value-type="float" office:value="307422">
                <text:p>307422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49539">
                <text:p>49539</text:p>
              </table:table-cell>
              <table:table-cell office:value-type="float" office:value="96895">
                <text:p>96895</text:p>
              </table:table-cell>
              <table:table-cell office:value-type="float" office:value="214989">
                <text:p>214989</text:p>
              </table:table-cell>
              <table:table-cell office:value-type="float" office:value="295795">
                <text:p>295795</text:p>
              </table:table-cell>
              <table:table-cell office:value-type="float" office:value="301318">
                <text:p>301318</text:p>
              </table:table-cell>
              <table:table-cell office:value-type="float" office:value="308199">
                <text:p>308199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48641">
                <text:p>48641</text:p>
              </table:table-cell>
              <table:table-cell office:value-type="float" office:value="100587">
                <text:p>100587</text:p>
              </table:table-cell>
              <table:table-cell office:value-type="float" office:value="203055">
                <text:p>203055</text:p>
              </table:table-cell>
              <table:table-cell office:value-type="float" office:value="295244">
                <text:p>295244</text:p>
              </table:table-cell>
              <table:table-cell office:value-type="float" office:value="302225">
                <text:p>302225</text:p>
              </table:table-cell>
              <table:table-cell office:value-type="float" office:value="308339">
                <text:p>308339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48710">
                <text:p>48710</text:p>
              </table:table-cell>
              <table:table-cell office:value-type="float" office:value="94985">
                <text:p>94985</text:p>
              </table:table-cell>
              <table:table-cell office:value-type="float" office:value="190431">
                <text:p>190431</text:p>
              </table:table-cell>
              <table:table-cell office:value-type="float" office:value="291199">
                <text:p>291199</text:p>
              </table:table-cell>
              <table:table-cell office:value-type="float" office:value="303126">
                <text:p>303126</text:p>
              </table:table-cell>
              <table:table-cell office:value-type="float" office:value="309719">
                <text:p>309719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49508">
                <text:p>49508</text:p>
              </table:table-cell>
              <table:table-cell office:value-type="float" office:value="98567">
                <text:p>98567</text:p>
              </table:table-cell>
              <table:table-cell office:value-type="float" office:value="196428">
                <text:p>196428</text:p>
              </table:table-cell>
              <table:table-cell office:value-type="float" office:value="298852">
                <text:p>298852</text:p>
              </table:table-cell>
              <table:table-cell office:value-type="float" office:value="303722">
                <text:p>303722</text:p>
              </table:table-cell>
              <table:table-cell office:value-type="float" office:value="310458">
                <text:p>310458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48776">
                <text:p>48776</text:p>
              </table:table-cell>
              <table:table-cell office:value-type="float" office:value="91825">
                <text:p>91825</text:p>
              </table:table-cell>
              <table:table-cell office:value-type="float" office:value="164975">
                <text:p>164975</text:p>
              </table:table-cell>
              <table:table-cell office:value-type="float" office:value="298683">
                <text:p>298683</text:p>
              </table:table-cell>
              <table:table-cell office:value-type="float" office:value="304765">
                <text:p>304765</text:p>
              </table:table-cell>
              <table:table-cell office:value-type="float" office:value="310351">
                <text:p>310351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49802">
                <text:p>49802</text:p>
              </table:table-cell>
              <table:table-cell office:value-type="float" office:value="99331">
                <text:p>99331</text:p>
              </table:table-cell>
              <table:table-cell office:value-type="float" office:value="232182">
                <text:p>232182</text:p>
              </table:table-cell>
              <table:table-cell office:value-type="float" office:value="299674">
                <text:p>299674</text:p>
              </table:table-cell>
              <table:table-cell office:value-type="float" office:value="305338">
                <text:p>305338</text:p>
              </table:table-cell>
              <table:table-cell office:value-type="float" office:value="311088">
                <text:p>311088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49428">
                <text:p>49428</text:p>
              </table:table-cell>
              <table:table-cell office:value-type="float" office:value="96811">
                <text:p>96811</text:p>
              </table:table-cell>
              <table:table-cell office:value-type="float" office:value="214017">
                <text:p>214017</text:p>
              </table:table-cell>
              <table:table-cell office:value-type="float" office:value="300280">
                <text:p>300280</text:p>
              </table:table-cell>
              <table:table-cell office:value-type="float" office:value="305623">
                <text:p>305623</text:p>
              </table:table-cell>
              <table:table-cell office:value-type="float" office:value="313728">
                <text:p>313728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48958">
                <text:p>48958</text:p>
              </table:table-cell>
              <table:table-cell office:value-type="float" office:value="96498">
                <text:p>96498</text:p>
              </table:table-cell>
              <table:table-cell office:value-type="float" office:value="258487">
                <text:p>258487</text:p>
              </table:table-cell>
              <table:table-cell office:value-type="float" office:value="298395">
                <text:p>298395</text:p>
              </table:table-cell>
              <table:table-cell office:value-type="float" office:value="305765">
                <text:p>305765</text:p>
              </table:table-cell>
              <table:table-cell office:value-type="float" office:value="313263">
                <text:p>313263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49202">
                <text:p>49202</text:p>
              </table:table-cell>
              <table:table-cell office:value-type="float" office:value="92524">
                <text:p>92524</text:p>
              </table:table-cell>
              <table:table-cell office:value-type="float" office:value="203343">
                <text:p>203343</text:p>
              </table:table-cell>
              <table:table-cell office:value-type="float" office:value="299988">
                <text:p>299988</text:p>
              </table:table-cell>
              <table:table-cell office:value-type="float" office:value="306062">
                <text:p>306062</text:p>
              </table:table-cell>
              <table:table-cell office:value-type="float" office:value="311570">
                <text:p>311570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49506">
                <text:p>49506</text:p>
              </table:table-cell>
              <table:table-cell office:value-type="float" office:value="93881">
                <text:p>93881</text:p>
              </table:table-cell>
              <table:table-cell office:value-type="float" office:value="174936">
                <text:p>174936</text:p>
              </table:table-cell>
              <table:table-cell office:value-type="float" office:value="301030">
                <text:p>301030</text:p>
              </table:table-cell>
              <table:table-cell office:value-type="float" office:value="307399">
                <text:p>307399</text:p>
              </table:table-cell>
              <table:table-cell office:value-type="float" office:value="312863">
                <text:p>312863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51852">
                <text:p>51852</text:p>
              </table:table-cell>
              <table:table-cell office:value-type="float" office:value="96837">
                <text:p>96837</text:p>
              </table:table-cell>
              <table:table-cell office:value-type="float" office:value="204962">
                <text:p>204962</text:p>
              </table:table-cell>
              <table:table-cell office:value-type="float" office:value="300956">
                <text:p>300956</text:p>
              </table:table-cell>
              <table:table-cell office:value-type="float" office:value="308276">
                <text:p>308276</text:p>
              </table:table-cell>
              <table:table-cell office:value-type="float" office:value="316781">
                <text:p>316781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49490">
                <text:p>49490</text:p>
              </table:table-cell>
              <table:table-cell office:value-type="float" office:value="95826">
                <text:p>95826</text:p>
              </table:table-cell>
              <table:table-cell office:value-type="float" office:value="190009">
                <text:p>190009</text:p>
              </table:table-cell>
              <table:table-cell office:value-type="float" office:value="300608">
                <text:p>300608</text:p>
              </table:table-cell>
              <table:table-cell office:value-type="float" office:value="308049">
                <text:p>308049</text:p>
              </table:table-cell>
              <table:table-cell office:value-type="float" office:value="313157">
                <text:p>313157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51728">
                <text:p>51728</text:p>
              </table:table-cell>
              <table:table-cell office:value-type="float" office:value="100506">
                <text:p>100506</text:p>
              </table:table-cell>
              <table:table-cell office:value-type="float" office:value="213154">
                <text:p>213154</text:p>
              </table:table-cell>
              <table:table-cell office:value-type="float" office:value="302069">
                <text:p>302069</text:p>
              </table:table-cell>
              <table:table-cell office:value-type="float" office:value="309191">
                <text:p>309191</text:p>
              </table:table-cell>
              <table:table-cell office:value-type="float" office:value="316378">
                <text:p>316378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49568">
                <text:p>49568</text:p>
              </table:table-cell>
              <table:table-cell office:value-type="float" office:value="94556">
                <text:p>94556</text:p>
              </table:table-cell>
              <table:table-cell office:value-type="float" office:value="185354">
                <text:p>185354</text:p>
              </table:table-cell>
              <table:table-cell office:value-type="float" office:value="303689">
                <text:p>303689</text:p>
              </table:table-cell>
              <table:table-cell office:value-type="float" office:value="310517">
                <text:p>310517</text:p>
              </table:table-cell>
              <table:table-cell office:value-type="float" office:value="315766">
                <text:p>315766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49991">
                <text:p>49991</text:p>
              </table:table-cell>
              <table:table-cell office:value-type="float" office:value="98937">
                <text:p>98937</text:p>
              </table:table-cell>
              <table:table-cell office:value-type="float" office:value="345597">
                <text:p>345597</text:p>
              </table:table-cell>
              <table:table-cell office:value-type="float" office:value="303241">
                <text:p>303241</text:p>
              </table:table-cell>
              <table:table-cell office:value-type="float" office:value="310977">
                <text:p>310977</text:p>
              </table:table-cell>
              <table:table-cell office:value-type="float" office:value="316299">
                <text:p>316299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49601">
                <text:p>49601</text:p>
              </table:table-cell>
              <table:table-cell office:value-type="float" office:value="91152">
                <text:p>91152</text:p>
              </table:table-cell>
              <table:table-cell office:value-type="float" office:value="208101">
                <text:p>208101</text:p>
              </table:table-cell>
              <table:table-cell office:value-type="float" office:value="305069">
                <text:p>305069</text:p>
              </table:table-cell>
              <table:table-cell office:value-type="float" office:value="311513">
                <text:p>311513</text:p>
              </table:table-cell>
              <table:table-cell office:value-type="float" office:value="317607">
                <text:p>317607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49758">
                <text:p>49758</text:p>
              </table:table-cell>
              <table:table-cell office:value-type="float" office:value="100868">
                <text:p>100868</text:p>
              </table:table-cell>
              <table:table-cell office:value-type="float" office:value="233825">
                <text:p>233825</text:p>
              </table:table-cell>
              <table:table-cell office:value-type="float" office:value="307741">
                <text:p>307741</text:p>
              </table:table-cell>
              <table:table-cell office:value-type="float" office:value="312355">
                <text:p>312355</text:p>
              </table:table-cell>
              <table:table-cell office:value-type="float" office:value="318818">
                <text:p>318818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50223">
                <text:p>50223</text:p>
              </table:table-cell>
              <table:table-cell office:value-type="float" office:value="101895">
                <text:p>101895</text:p>
              </table:table-cell>
              <table:table-cell office:value-type="float" office:value="234266">
                <text:p>234266</text:p>
              </table:table-cell>
              <table:table-cell office:value-type="float" office:value="305401">
                <text:p>305401</text:p>
              </table:table-cell>
              <table:table-cell office:value-type="float" office:value="312605">
                <text:p>312605</text:p>
              </table:table-cell>
              <table:table-cell office:value-type="float" office:value="318685">
                <text:p>318685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50190">
                <text:p>50190</text:p>
              </table:table-cell>
              <table:table-cell office:value-type="float" office:value="94529">
                <text:p>94529</text:p>
              </table:table-cell>
              <table:table-cell office:value-type="float" office:value="193082">
                <text:p>193082</text:p>
              </table:table-cell>
              <table:table-cell office:value-type="float" office:value="308241">
                <text:p>308241</text:p>
              </table:table-cell>
              <table:table-cell office:value-type="float" office:value="313470">
                <text:p>313470</text:p>
              </table:table-cell>
              <table:table-cell office:value-type="float" office:value="318799">
                <text:p>318799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50232">
                <text:p>50232</text:p>
              </table:table-cell>
              <table:table-cell office:value-type="float" office:value="98497">
                <text:p>98497</text:p>
              </table:table-cell>
              <table:table-cell office:value-type="float" office:value="225578">
                <text:p>225578</text:p>
              </table:table-cell>
              <table:table-cell office:value-type="float" office:value="306193">
                <text:p>306193</text:p>
              </table:table-cell>
              <table:table-cell office:value-type="float" office:value="313268">
                <text:p>313268</text:p>
              </table:table-cell>
              <table:table-cell office:value-type="float" office:value="320492">
                <text:p>320492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50518">
                <text:p>50518</text:p>
              </table:table-cell>
              <table:table-cell office:value-type="float" office:value="101094">
                <text:p>101094</text:p>
              </table:table-cell>
              <table:table-cell office:value-type="float" office:value="205473">
                <text:p>205473</text:p>
              </table:table-cell>
              <table:table-cell office:value-type="float" office:value="308277">
                <text:p>308277</text:p>
              </table:table-cell>
              <table:table-cell office:value-type="float" office:value="314566">
                <text:p>314566</text:p>
              </table:table-cell>
              <table:table-cell office:value-type="float" office:value="322524">
                <text:p>322524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50231">
                <text:p>50231</text:p>
              </table:table-cell>
              <table:table-cell office:value-type="float" office:value="98418">
                <text:p>98418</text:p>
              </table:table-cell>
              <table:table-cell office:value-type="float" office:value="215555">
                <text:p>215555</text:p>
              </table:table-cell>
              <table:table-cell office:value-type="float" office:value="307219">
                <text:p>307219</text:p>
              </table:table-cell>
              <table:table-cell office:value-type="float" office:value="314223">
                <text:p>314223</text:p>
              </table:table-cell>
              <table:table-cell office:value-type="float" office:value="321277">
                <text:p>321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